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emf" manifest:media-type=""/>
  <manifest:file-entry manifest:full-path="media/image18.png" manifest:media-type="image/png"/>
  <manifest:file-entry manifest:full-path="media/image19.png" manifest:media-type="image/png"/>
  <manifest:file-entry manifest:full-path="media/image20.emf" manifest:media-type=""/>
  <manifest:file-entry manifest:full-path="media/image21.png" manifest:media-type="image/png"/>
  <manifest:file-entry manifest:full-path="media/image22.png" manifest:media-type="image/png"/>
  <manifest:file-entry manifest:full-path="media/image23.png" manifest:media-type="image/png"/>
  <manifest:file-entry manifest:full-path="settings.xml" manifest:media-type="text/xml"/>
  <manifest:file-entry manifest:full-path="styles.xml" manifest:media-type="text/xml"/>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478">
      <style:graphic-properties fo:wrap-option="wrap" fo:padding-top="0.05in" fo:padding-bottom="0.05in" fo:padding-left="0.1in" fo:padding-right="0.1in" draw:textarea-vertical-align="middle" draw:textarea-horizontal-align="center" draw:fill="solid" draw:fill-color="#e64823" draw:opacity="100%" draw:stroke="solid" svg:stroke-width="0.01736in" svg:stroke-color="#ec7016"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10">
      <style:graphic-properties fo:wrap-option="wrap" fo:padding-top="0.01889in" fo:padding-bottom="0.01889in" fo:padding-left="0.34714in" fo:padding-right="0.34714in" draw:textarea-vertical-align="middle" draw:textarea-horizontal-align="center" draw:fill="none" draw:stroke="solid" svg:stroke-width="0.01736in" svg:stroke-color="#cba105" svg:stroke-opacity="100%" svg:stroke-linecap="butt"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1522in" fo:padding-bottom="0.01522in" fo:padding-left="0.01522in" fo:padding-right="0.01522in" draw:textarea-vertical-align="middle" draw:textarea-horizontal-align="center" draw:fill="solid" draw:fill-color="#ffca08" draw:opacity="100%" draw:stroke="solid" svg:stroke-width="0.01736in" svg:stroke-color="#ffffff" svg:stroke-opacity="100%" svg:stroke-linecap="butt" draw:auto-grow-width="false" draw:auto-grow-height="false"/>
      <style:paragraph-properties style:font-independent-line-spacing="true" style:writing-mode="lr-tb"/>
    </style:style>
    <style:style style:family="graphic" style:name="a17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06944in" style:font-size-asian="0.06944in" style:font-size-complex="0.069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2302in" fo:padding-bottom="0.02302in" fo:padding-left="0.26864in" fo:padding-right="0.26863in" draw:textarea-vertical-align="middle" draw:textarea-horizontal-align="center" draw:fill="none" draw:stroke="solid" svg:stroke-width="0.01736in" svg:stroke-color="#cba105" svg:stroke-opacity="100%" svg:stroke-linecap="butt" draw:auto-grow-width="false" draw:auto-grow-height="false"/>
      <style:paragraph-properties style:font-independent-line-spacing="true" style:writing-mode="lr-tb"/>
    </style:style>
    <style:style style:family="graphic" style:name="a17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1751in" fo:padding-bottom="0.01751in" fo:padding-left="0.01751in" fo:padding-right="0.01751in" draw:textarea-vertical-align="middle" draw:textarea-horizontal-align="center" draw:fill="solid" draw:fill-color="#ffca08" draw:opacity="100%" draw:stroke="solid" svg:stroke-width="0.01736in" svg:stroke-color="#ffffff" svg:stroke-opacity="100%" svg:stroke-linecap="butt" draw:auto-grow-width="false" draw:auto-grow-height="false"/>
      <style:paragraph-properties style:font-independent-line-spacing="true" style:writing-mode="lr-tb"/>
    </style:style>
    <style:style style:family="paragraph" style:name="a148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no-wrap" fo:padding-top="0.05in" fo:padding-bottom="0.05in" fo:padding-left="0.1in" fo:padding-right="0.1in" draw:textarea-vertical-align="top" draw:textarea-horizontal-align="left" draw:fill="solid" draw:fill-color="#00b0f0" draw:opacity="100%" draw:stroke="none" draw:auto-grow-width="true" draw:auto-grow-height="true"/>
      <style:paragraph-properties style:font-independent-line-spacing="true" style:writing-mode="lr-tb"/>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06944in" style:font-size-asian="0.06944in" style:font-size-complex="0.069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22">
      <style:graphic-properties fo:wrap-option="wrap" fo:padding-top="0.02085in" fo:padding-bottom="0.02085in" fo:padding-left="0.30984in" fo:padding-right="0.30984in" draw:textarea-vertical-align="middle" draw:textarea-horizontal-align="center" draw:fill="none" draw:stroke="solid" svg:stroke-width="0.01736in" svg:stroke-color="#cba105" svg:stroke-opacity="100%" svg:stroke-linecap="butt" draw:auto-grow-width="false" draw:auto-grow-height="false"/>
      <style:paragraph-properties style:font-independent-line-spacing="true" style:writing-mode="lr-tb"/>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33333in" style:font-size-asian="0.33333in" style:font-size-complex="0.3333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33333in" style:font-size-asian="0.33333in" style:font-size-complex="0.3333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24">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1751in" fo:padding-bottom="0.01751in" fo:padding-left="0.01751in" fo:padding-right="0.01751in" draw:textarea-vertical-align="middle" draw:textarea-horizontal-align="center" draw:fill="solid" draw:fill-color="#ffca08" draw:opacity="100%" draw:stroke="solid" svg:stroke-width="0.01736in" svg:stroke-color="#ffffff" svg:stroke-opacity="100%" svg:stroke-linecap="butt" draw:auto-grow-width="false" draw:auto-grow-height="false"/>
      <style:paragraph-properties style:font-independent-line-spacing="true" style:writing-mode="lr-tb"/>
    </style:style>
    <style:style style:family="graphic" style:name="a17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06944in" style:font-size-asian="0.06944in" style:font-size-complex="0.069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9">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1364in" fo:padding-bottom="0.01363in" fo:padding-left="0.44697in" fo:padding-right="0.44697in" draw:textarea-vertical-align="middle" draw:textarea-horizontal-align="center" draw:fill="none" draw:stroke="solid" svg:stroke-width="0.01736in" svg:stroke-color="#cba105" svg:stroke-opacity="100%" svg:stroke-linecap="butt"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draw:fill="none" draw:stroke="solid" svg:stroke-width="0.01389in" svg:stroke-color="#000000" svg:stroke-opacity="100%"/>
    </style:style>
    <style:style style:family="presentation" style:name="a1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91">
      <style:graphic-properties fo:wrap-option="wrap" fo:padding-top="0.05in" fo:padding-bottom="0.05in" fo:padding-left="0.1in" fo:padding-right="0.1in" draw:textarea-vertical-align="middle" draw:textarea-horizontal-align="center" draw:fill="none" draw:stroke="solid" svg:stroke-width="0.04167in" svg:stroke-color="#00b0f0" svg:stroke-opacity="100%" svg:stroke-linecap="butt" draw:auto-grow-width="false" draw:auto-grow-height="false"/>
      <style:paragraph-properties style:font-independent-line-spacing="true" style:writing-mode="lr-tb"/>
    </style:style>
    <style:style style:family="drawing-page" style:name="a1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no-wrap" fo:padding-top="0.05in" fo:padding-bottom="0.05in" fo:padding-left="0.1in" fo:padding-right="0.1in" draw:textarea-vertical-align="top" draw:textarea-horizontal-align="left" draw:fill="solid" draw:fill-color="#00b050" draw:opacity="100%" draw:stroke="none" draw:auto-grow-width="true" draw:auto-grow-height="true"/>
      <style:paragraph-properties style:font-independent-line-spacing="true" style:writing-mode="lr-tb"/>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5in" fo:padding-bottom="0.05in" fo:padding-left="0.1in" fo:padding-right="0.1in" draw:textarea-vertical-align="middle" draw:textarea-horizontal-align="center" draw:fill="none" draw:stroke="solid" svg:stroke-width="0.04167in" svg:stroke-color="#00b050" svg:stroke-opacity="100%" svg:stroke-linecap="butt" draw:auto-grow-width="false" draw:auto-grow-height="false"/>
      <style:paragraph-properties style:font-independent-line-spacing="true" style:writing-mode="lr-tb"/>
    </style:style>
    <style:style style:family="graphic" style:name="a1770">
      <style:graphic-properties fo:wrap-option="wrap" fo:padding-top="0.05in" fo:padding-bottom="0.05in" fo:padding-left="0.1in" fo:padding-right="0.1in" draw:textarea-vertical-align="top" draw:textarea-horizontal-align="left" draw:fill="solid" draw:fill-color="#ebe1e1" draw:opacity="100%" draw:stroke="solid" svg:stroke-width="0.03125in" svg:stroke-color="#ff0000" svg:stroke-opacity="100%" draw:stroke-linejoin="round" svg:stroke-linecap="butt" draw:auto-grow-width="false" draw:auto-grow-height="fals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1751in" fo:padding-bottom="0.01751in" fo:padding-left="0.01751in" fo:padding-right="0.01751in" draw:textarea-vertical-align="middle" draw:textarea-horizontal-align="center" draw:fill="solid" draw:fill-color="#ffca08" draw:opacity="100%" draw:stroke="solid" svg:stroke-width="0.01736in" svg:stroke-color="#ffffff" svg:stroke-opacity="100%" svg:stroke-linecap="butt" draw:auto-grow-width="false" draw:auto-grow-height="false"/>
      <style:paragraph-properties style:font-independent-line-spacing="true" style:writing-mode="lr-tb"/>
    </style:style>
    <style:style style:family="graphic" style:name="a177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32">
      <style:graphic-properties/>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6">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graphic" style:name="a12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510">
      <style:graphic-properties fo:wrap-option="wrap" fo:padding-top="0.05in" fo:padding-bottom="0.05in" fo:padding-left="0.1in" fo:padding-right="0.1in" draw:textarea-vertical-align="middle" draw:textarea-horizontal-align="center" draw:fill="solid" draw:fill-color="#fff4ce"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05in" fo:padding-bottom="0.05in" fo:padding-left="0.1in" fo:padding-right="0.1in" draw:textarea-vertical-align="middle" draw:textarea-horizontal-align="center" draw:fill="solid" draw:fill-color="#fff4ce"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in" fo:padding-bottom="0.05in" fo:padding-left="0.1in" fo:padding-right="0.1in" draw:textarea-vertical-align="middle" draw:textarea-horizontal-align="center" draw:fill="solid" draw:fill-color="#fff4ce"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517">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55556in" style:font-size-asian="0.55556in" style:font-size-complex="0.55556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55556in" style:font-size-asian="0.55556in" style:font-size-complex="0.55556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55556in" style:font-size-asian="0.55556in" style:font-size-complex="0.55556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0">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781">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783">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paragraph" style:name="a1241">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2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85">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88">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55556in" style:font-size-asian="0.55556in" style:font-size-complex="0.55556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55556in" style:font-size-asian="0.55556in" style:font-size-complex="0.55556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55556in" style:font-size-asian="0.55556in" style:font-size-complex="0.55556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80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7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0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9">
      <style:paragraph-properties fo:line-height="70%" fo:text-align="left" style:tab-stop-distance="1.05in" fo:margin-left="0.5in" fo:margin-right="0in" fo:text-indent="-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79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8">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paragraph" style:name="a1256">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wrap" fo:padding-top="0.05in" fo:padding-bottom="0.05in" fo:padding-left="0.1in" fo:padding-right="0.1in" draw:textarea-vertical-align="top" draw:textarea-horizontal-align="left" draw:fill="solid" draw:fill-color="#ebe1e1" draw:opacity="100%" draw:stroke="solid" svg:stroke-width="0.03125in" svg:stroke-color="#ff0000" svg:stroke-opacity="100%" draw:stroke-linejoin="round" svg:stroke-linecap="butt" draw:auto-grow-width="false" draw:auto-grow-height="false"/>
      <style:paragraph-properties style:font-independent-line-spacing="tru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05in" fo:padding-bottom="0.05in" fo:padding-left="0.1in" fo:padding-right="0.1in" draw:textarea-vertical-align="top" draw:textarea-horizontal-align="left" draw:fill="solid" draw:fill-color="#ebe1e1" draw:opacity="100%"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5in" fo:padding-bottom="0.05in" fo:padding-left="0.1in" fo:padding-right="0.1in" draw:textarea-vertical-align="top" draw:textarea-horizontal-align="left" draw:fill="solid" draw:fill-color="#ebe1e1" draw:opacity="100%" draw:stroke="solid" svg:stroke-width="0.03125in" svg:stroke-color="#ff0000" svg:stroke-opacity="100%" draw:stroke-linejoin="round" svg:stroke-linecap="butt" draw:auto-grow-width="false" draw:auto-grow-height="fals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70%" fo:text-align="left" style:tab-stop-distance="1.05in" fo:margin-left="0.5in" fo:margin-right="0in" fo:text-indent="-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818">
      <style:paragraph-properties fo:line-height="70%" fo:text-align="left" style:tab-stop-distance="1.05in" fo:margin-left="0.5in" fo:margin-right="0in" fo:text-indent="-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0">
      <style:graphic-properties fo:wrap-option="wrap" fo:padding-top="0.05in" fo:padding-bottom="0.05in" fo:padding-left="0.1in" fo:padding-right="0.1in" draw:textarea-vertical-align="top" draw:textarea-horizontal-align="left" draw:fill="solid" draw:fill-color="#ebe1e1" draw:opacity="100%" draw:stroke="solid" svg:stroke-width="0.03125in" svg:stroke-color="#ff0000" svg:stroke-opacity="100%" draw:stroke-linejoin="round" svg:stroke-linecap="butt"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05in" fo:padding-bottom="0.05in" fo:padding-left="0.1in" fo:padding-right="0.1in" draw:textarea-vertical-align="top" draw:textarea-horizontal-align="left" draw:fill="solid" draw:fill-color="#ebe1e1" draw:opacity="100%" draw:stroke="solid" svg:stroke-width="0.03125in" svg:stroke-color="#ff0000" svg:stroke-opacity="100%" draw:stroke-linejoin="round" svg:stroke-linecap="butt" draw:auto-grow-width="false" draw:auto-grow-height="false"/>
      <style:paragraph-properties style:font-independent-line-spacing="true" style:writing-mode="lr-tb"/>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70%" fo:text-align="left" style:tab-stop-distance="1.05in" fo:margin-left="0.5in" fo:margin-right="0in" fo:text-indent="-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2" style:parent-style-name="Graphics">
      <style:graphic-properties draw:fill="none" fo:clip="rect(0in, 0in, 0in, 0in)" draw:stroke="none"/>
    </style:style>
    <style:style style:family="paragraph" style:name="a182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middle" draw:textarea-horizontal-align="center" draw:fill="solid" draw:fill-color="#fadad3"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middle" draw:textarea-horizontal-align="center" draw:fill="solid" draw:fill-color="#fff4ce"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graphic" style:name="a18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81">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838">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parent-style-name="Graphics">
      <style:graphic-properties draw:fill="none" draw:stroke="none"/>
    </style:style>
    <style:style style:family="graphic" style:name="a156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41">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8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graphic-properties fo:wrap-option="wrap" fo:padding-top="0.05in" fo:padding-bottom="0.05in" fo:padding-left="0.1in" fo:padding-right="0.1in" draw:textarea-vertical-align="middle" draw:textarea-horizontal-align="center" draw:fill="solid" draw:fill-color="#fff4ce"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8">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e64823"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49">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paragraph" style:name="a1292">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05in" fo:padding-bottom="0.05in" fo:padding-left="0.1in" fo:padding-right="0.1in" draw:textarea-vertical-align="middle" draw:textarea-horizontal-align="center" draw:fill="solid" draw:fill-color="#fadad3" draw:opacity="100%" draw:stroke="solid" svg:stroke-width="0.01736in" svg:stroke-color="#e64823" svg:stroke-opacity="100%" svg:stroke-linecap="butt" draw:auto-grow-width="false" draw:auto-grow-height="false"/>
      <style:paragraph-properties style:font-independent-line-spacing="true" style:writing-mode="lr-tb"/>
    </style:style>
    <style:style style:family="graphic" style:name="a1309">
      <style:graphic-properties fo:wrap-option="wrap" fo:padding-top="0.05in" fo:padding-bottom="0.05in" fo:padding-left="0.1in" fo:padding-right="0.1in" draw:textarea-vertical-align="middle" draw:textarea-horizontal-align="center" draw:fill="solid" draw:fill-color="#ff0000" draw:opacity="100%" draw:stroke="solid" svg:stroke-width="0.01736in" svg:stroke-color="#ff0000"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2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98" style:parent-style-name="Graphics">
      <style:graphic-properties draw:fill="none" draw:stroke="none"/>
    </style:style>
    <style:style style:family="text" style:name="a1299">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66667in" style:font-size-asian="0.66667in" style:font-size-complex="0.6666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1">
      <style:graphic-properties draw:fill="none" draw:stroke="solid" svg:stroke-width="0.02083in" svg:stroke-color="#000000" draw:marker-end="a1570" svg:stroke-opacity="100%" svg:stroke-linecap="butt"/>
    </style:style>
    <style:style style:family="graphic" style:name="a10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73">
      <style:graphic-properties draw:fill="none" draw:stroke="solid" svg:stroke-width="0.02083in" svg:stroke-color="#000000" draw:marker-end="a1572" svg:stroke-opacity="100%" svg:stroke-linecap="butt"/>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55556in" style:font-size-asian="0.55556in" style:font-size-complex="0.55556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draw:fill="none" draw:stroke="solid" svg:stroke-width="0.02083in" svg:stroke-color="#000000" draw:marker-end="a1574" svg:stroke-opacity="100%" svg:stroke-linecap="butt"/>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5in" style:font-size-asian="0.5in" style:font-size-complex="0.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7">
      <style:graphic-properties draw:fill="none" draw:stroke="solid" svg:stroke-width="0.02083in" svg:stroke-color="#000000" draw:marker-end="a1576" svg:stroke-opacity="100%" svg:stroke-linecap="butt"/>
    </style:style>
    <style:style style:family="text" style:name="a1035">
      <style:text-properties fo:font-variant="normal" fo:text-transform="none" fo:color="#ff0000" style:text-line-through-type="none" style:text-line-through-style="none" style:text-line-through-width="auto" style:text-line-through-color="font-color" style:text-position="0% 100%" fo:font-family="みかちゃん" style:font-family-asian="みかちゃん" style:font-pitch="fixed" style:font-pitch-asian="fixed" fo:font-size="0.29167in" style:font-size-asian="0.29167in" style:font-size-complex="0.291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center" style:tab-stop-distance="1.05in" fo:margin-left="0in" fo:margin-right="0in" fo:text-indent="0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draw:fill="none" draw:stroke="solid" svg:stroke-width="0.02083in" svg:stroke-color="#000000" draw:marker-end="a1578" svg:stroke-opacity="100%" svg:stroke-linecap="butt"/>
    </style:style>
    <style:style style:family="presentation" style:name="a1038">
      <style:graphic-properties fo:wrap-option="wrap" fo:padding-top="0.05in" fo:padding-bottom="0.05in" fo:padding-left="0in" fo:padding-right="0in" draw:textarea-vertical-align="middle" draw:textarea-horizontal-align="center" draw:fill="solid" draw:fill-color="#ffc000" draw:opacity="100%" draw:stroke="none" draw:shadow="visible" draw:shadow-offset-x="0.01964in" draw:shadow-offset-y="0.01964in" draw:shadow-color="#000000" draw:shadow-opacity="60%" draw:auto-grow-width="false" draw:auto-grow-height="false"/>
      <style:paragraph-properties style:font-independent-line-spacing="true" style:writing-mode="lr-tb"/>
    </style:style>
    <style:style style:family="graphic" style:name="a1039" style:parent-style-name="Graphics">
      <style:graphic-properties draw:fill="none" fo:clip="rect(0in, 0in, 0in, 0in)" draw:stroke="none"/>
    </style:style>
    <style:style style:family="text" style:name="a1850">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2">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13">
      <style:graphic-properties fo:wrap-option="wrap" fo:padding-top="0.05in" fo:padding-bottom="0.05in" fo:padding-left="0.1in" fo:padding-right="0.1in" draw:textarea-vertical-align="middle" draw:textarea-horizontal-align="center" draw:fill="solid" draw:fill-color="#ff0000" draw:opacity="100%" draw:stroke="solid" svg:stroke-width="0.01736in" svg:stroke-color="#ff0000"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855">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ff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16">
      <style:text-properties fo:font-variant="normal" fo:text-transform="none" fo:color="#ff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8" style:parent-style-name="Graphics">
      <style:graphic-properties draw:fill="none" draw:stroke="non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no-wrap" fo:padding-top="0.05in" fo:padding-bottom="0.05in" fo:padding-left="0.1in" fo:padding-right="0.1in" draw:textarea-vertical-align="top" draw:textarea-horizontal-align="center" draw:fill="solid" draw:fill-color="#ffffff" draw:opacity="100%" draw:stroke="solid" svg:stroke-width="0.03125in" svg:stroke-color="#ff0000" svg:stroke-opacity="100%" draw:shadow="visible" draw:shadow-offset-x="0.02946in" draw:shadow-offset-y="0.02946in" draw:shadow-color="#000000" draw:shadow-opacity="40%" draw:auto-grow-width="true" draw:auto-grow-height="tru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1111in" style:font-size-asian="0.11111in" style:font-size-complex="0.1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40" style:parent-style-name="Graphics">
      <style:graphic-properties draw:fill="none" fo:clip="rect(0in, 0in, 0in, 0in)" draw:stroke="none" style:mirror="horizontal"/>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1" style:parent-style-name="Graphics">
      <style:graphic-properties draw:fill="none" fo:clip="rect(0in, 0in, 0in, 0in)" draw:stroke="none" style:mirror="horizontal"/>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parent-style-name="Graphics">
      <style:graphic-properties draw:fill="none" fo:clip="rect(0in, 0in, 0in, 0in)" draw:stroke="none"/>
    </style:style>
    <style:style style:family="paragraph" style:name="a158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parent-style-name="Graphics">
      <style:graphic-properties draw:fill="none" fo:clip="rect(0in, 0in, 0in, 0in)" draw:stroke="none"/>
    </style:style>
    <style:style style:family="graphic" style:name="a15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8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60">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1">
      <style:graphic-properties fo:wrap-option="wrap" fo:padding-top="0.05in" fo:padding-bottom="0.05in" fo:padding-left="0.1in" fo:padding-right="0.1in" draw:textarea-vertical-align="middle" draw:textarea-horizontal-align="center" draw:fill="none" draw:stroke="solid" svg:stroke-width="0.03125in" svg:stroke-color="#ff0000" svg:stroke-opacity="100%" svg:stroke-linecap="butt" draw:auto-grow-width="false" draw:auto-grow-height="false"/>
      <style:paragraph-properties style:font-independent-line-spacing="true" style:writing-mode="lr-tb"/>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3">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middle" draw:textarea-horizontal-align="center" draw:fill="solid" draw:fill-color="#ff0000" draw:opacity="100%" draw:stroke="solid" svg:stroke-width="0.01736in" svg:stroke-color="#ff0000"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1864">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7">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paragraph" style:name="a132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69">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6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7">
      <style:paragraph-properties fo:line-height="100%" fo:text-align="center"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09">
      <style:graphic-properties fo:wrap-option="wrap" fo:padding-top="0.05in" fo:padding-bottom="0.05in" fo:padding-left="0.1in" fo:padding-right="0.1in" draw:textarea-vertical-align="middle" draw:textarea-horizontal-align="center" draw:fill="gradient" draw:fill-gradient-name="a1608" draw:stroke="solid" svg:stroke-width="0.01389in" svg:stroke-color="#9c6a6a" svg:stroke-opacity="100%" svg:stroke-linecap="butt" draw:auto-grow-width="false" draw:auto-grow-height="fals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0">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drawing-page" style:name="a18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1">
      <style:graphic-properties fo:wrap-option="wrap" fo:padding-top="0.05in" fo:padding-bottom="0.05in" fo:padding-left="0.1in" fo:padding-right="0.1in" draw:textarea-vertical-align="middle" draw:textarea-horizontal-align="center" draw:fill="none" draw:stroke="dash" draw:stroke-dash="a1330" svg:stroke-width="0.03125in" svg:stroke-color="#ff0000" svg:stroke-opacity="100%" svg:stroke-linecap="butt" draw:auto-grow-width="false" draw:auto-grow-height="false"/>
      <style:paragraph-properties style:font-independent-line-spacing="true" style:writing-mode="lr-tb"/>
    </style:style>
    <style:style style:family="paragraph" style:name="a1873">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4">
      <style:graphic-properties fo:wrap-option="wrap" fo:padding-top="0.05in" fo:padding-bottom="0.05in" fo:padding-left="0.1in" fo:padding-right="0.1in" draw:textarea-vertical-align="middle" draw:textarea-horizontal-align="center" draw:fill="solid" draw:fill-color="#ffffff" draw:opacity="100%" draw:stroke="solid" svg:stroke-width="0.0625in" svg:stroke-color="#ffca08" svg:stroke-opacity="100%" svg:stroke-linecap="butt" draw:auto-grow-width="false" draw:auto-grow-height="false"/>
      <style:paragraph-properties style:font-independent-line-spacing="true" style:writing-mode="lr-tb"/>
    </style:style>
    <style:style style:family="paragraph" style:name="a1333">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05in" fo:padding-bottom="0.05in" fo:padding-left="0.1in" fo:padding-right="0.1in" draw:textarea-vertical-align="middle" draw:textarea-horizontal-align="center" draw:fill="none" draw:stroke="dash" draw:stroke-dash="a1334" svg:stroke-width="0.03125in" svg:stroke-color="#ff0000" svg:stroke-opacity="100%" svg:stroke-linecap="butt" draw:auto-grow-width="false" draw:auto-grow-height="false"/>
      <style:paragraph-properties style:font-independent-line-spacing="true" style:writing-mode="lr-tb"/>
    </style:style>
    <style:style style:family="graphic" style:name="a1877">
      <style:graphic-properties fo:wrap-option="wrap" fo:padding-top="0.05in" fo:padding-bottom="0.05in" fo:padding-left="0.1in" fo:padding-right="0.1in" draw:textarea-vertical-align="middle" draw:textarea-horizontal-align="center" draw:fill="solid" draw:fill-color="#ffffff" draw:opacity="100%" draw:stroke="solid" svg:stroke-width="0.0625in" svg:stroke-color="#ffca08" svg:stroke-opacity="100%" svg:stroke-linecap="butt" draw:auto-grow-width="false" draw:auto-grow-height="false"/>
      <style:paragraph-properties style:font-independent-line-spacing="true" style:writing-mode="lr-tb"/>
    </style:style>
    <style:style style:family="drawing-page" style:name="a1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center"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05in" fo:padding-bottom="0.05in" fo:padding-left="0.1in" fo:padding-right="0.1in" draw:textarea-vertical-align="middle" draw:textarea-horizontal-align="center" draw:fill="solid" draw:fill-color="#ffdf6b" draw:opacity="100%"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center"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8">
      <style:graphic-properties fo:wrap-option="wrap" fo:padding-top="0.05in" fo:padding-bottom="0.05in" fo:padding-left="0.1in" fo:padding-right="0.1in" draw:textarea-vertical-align="middle" draw:textarea-horizontal-align="center" draw:fill="gradient" draw:fill-gradient-name="a1617" draw:stroke="solid" svg:stroke-width="0.01389in" svg:stroke-color="#9c6a6a" svg:stroke-opacity="100%" svg:stroke-linecap="butt" draw:auto-grow-width="false" draw:auto-grow-height="false"/>
      <style:paragraph-properties style:font-independent-line-spacing="true" style:writing-mode="lr-tb"/>
    </style:style>
    <style:style style:family="paragraph" style:name="a1061">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middle" draw:textarea-horizontal-align="center" draw:fill="solid" draw:fill-color="#fff4ce" draw:opacity="5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5in" style:font-size-asian="0.75in" style:font-size-complex="0.75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80">
      <style:graphic-properties fo:wrap-option="wrap" fo:padding-top="0.05in" fo:padding-bottom="0.05in" fo:padding-left="0.1in" fo:padding-right="0.1in" draw:textarea-vertical-align="middle" draw:textarea-horizontal-align="center" draw:fill="solid" draw:fill-color="#ffffff" draw:opacity="100%" draw:stroke="solid" svg:stroke-width="0.0625in" svg:stroke-color="#ffca08" svg:stroke-opacity="100%" svg:stroke-linecap="butt" draw:auto-grow-width="false" draw:auto-grow-height="false"/>
      <style:paragraph-properties style:font-independent-line-spacing="true" style:writing-mode="lr-tb"/>
    </style:style>
    <style:style style:family="text" style:name="a1881">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2">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66667in" style:font-size-asian="0.66667in" style:font-size-complex="0.6666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2">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66667in" style:font-size-asian="0.66667in" style:font-size-complex="0.6666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66667in" style:font-size-asian="0.66667in" style:font-size-complex="0.6666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6">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6">
      <style:text-properties fo:font-variant="normal" fo:text-transform="none" fo:color="#ff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ff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ff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0">
      <style:graphic-properties draw:fill="solid" draw:fill-color="#ffca08" draw:opacity="100%" draw:stroke="solid" svg:stroke-width="0.03125in" svg:stroke-color="#000000" draw:marker-end="a1619" svg:stroke-opacity="100%" draw:stroke-linejoin="round" svg:stroke-linecap="butt"/>
    </style:style>
    <style:style style:family="graphic" style:name="a1622">
      <style:graphic-properties draw:fill="solid" draw:fill-color="#ffca08" draw:opacity="100%" draw:stroke="solid" svg:stroke-width="0.03125in" svg:stroke-color="#000000" draw:marker-end="a1621" svg:stroke-opacity="100%" draw:stroke-linejoin="round" svg:stroke-linecap="butt"/>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center"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7">
      <style:graphic-properties fo:wrap-option="wrap" fo:padding-top="0.05in" fo:padding-bottom="0.05in" fo:padding-left="0.1in" fo:padding-right="0.1in" draw:textarea-vertical-align="middle" draw:textarea-horizontal-align="center" draw:fill="gradient" draw:fill-gradient-name="a1626" draw:stroke="solid" svg:stroke-width="0.01389in" svg:stroke-color="#9c6a6a" svg:stroke-opacity="100%" svg:stroke-linecap="butt"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5" style:parent-style-name="Graphics">
      <style:graphic-properties draw:fill="none" draw:stroke="non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38889in" style:font-size-asian="0.38889in" style:font-size-complex="0.38889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900">
      <style:graphic-properties fo:wrap-option="wrap" fo:padding-top="0.05in" fo:padding-bottom="0.05in" fo:padding-left="0.1in" fo:padding-right="0.1in" draw:textarea-vertical-align="middle" draw:textarea-horizontal-align="center" draw:fill="solid" draw:fill-color="#fff4ce" draw:opacity="100%" draw:stroke="solid" svg:stroke-width="0.01736in" svg:stroke-color="#fff4ce"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107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1" style:parent-style-name="Graphics">
      <style:graphic-properties draw:fill="none" draw:stroke="none"/>
    </style:style>
    <style:style style:family="graphic" style:name="a10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902" style:parent-style-name="Graphics">
      <style:graphic-properties draw:fill="none" draw:stroke="none"/>
    </style:style>
    <style:style style:family="drawing-page" style:name="a1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03" style:parent-style-name="Graphics">
      <style:graphic-properties draw:fill="none" draw:stroke="none"/>
    </style:style>
    <style:style style:family="graphic" style:name="a1904" style:parent-style-name="Graphics">
      <style:graphic-properties draw:fill="none" draw:stroke="none"/>
    </style:style>
    <style:style style:family="graphic" style:name="a18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06">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7">
      <style:graphic-properties fo:wrap-option="wrap" fo:padding-top="0.05in" fo:padding-bottom="0.05in" fo:padding-left="0.1in" fo:padding-right="0.1in" draw:textarea-vertical-align="middle" draw:textarea-horizontal-align="center" draw:fill="solid" draw:fill-color="#fbe2d0" draw:opacity="100%" draw:stroke="solid" svg:stroke-width="0.01736in" svg:stroke-color="#fadad3" svg:stroke-opacity="100%" svg:stroke-linecap="butt" draw:auto-grow-width="false" draw:auto-grow-height="false"/>
      <style:paragraph-properties style:font-independent-line-spacing="true" style:writing-mode="lr-tb"/>
    </style:style>
    <style:style style:family="paragraph" style:name="a189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no-wrap" fo:padding-top="0.05in" fo:padding-bottom="0.05in" fo:padding-left="0.1in" fo:padding-right="0.1in" draw:textarea-vertical-align="top" draw:textarea-horizontal-align="center" draw:fill="solid" draw:fill-color="#ffffff" draw:opacity="100%" draw:stroke="solid" svg:stroke-width="0.03125in" svg:stroke-color="#ff0000" svg:stroke-opacity="100%" draw:shadow="visible" draw:shadow-offset-x="0.02946in" draw:shadow-offset-y="0.02946in" draw:shadow-color="#000000" draw:shadow-opacity="40%" draw:auto-grow-width="true" draw:auto-grow-height="true"/>
      <style:paragraph-properties style:font-independent-line-spacing="true" style:writing-mode="lr-tb"/>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52" style:parent-style-name="Graphics">
      <style:graphic-properties draw:fill="none" draw:stroke="none"/>
    </style:style>
    <style:style style:family="paragraph" style:name="a190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354">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5in" fo:padding-bottom="0.05in" fo:padding-left="0.1in" fo:padding-right="0.1in" draw:textarea-vertical-align="middle" draw:textarea-horizontal-align="center" draw:fill="solid" draw:fill-color="#ff0000" draw:opacity="100%" draw:stroke="solid" svg:stroke-width="0.01736in" svg:stroke-color="#ff0000"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18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center"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wrap" fo:padding-top="0.05in" fo:padding-bottom="0.05in" fo:padding-left="0.1in" fo:padding-right="0.1in" draw:textarea-vertical-align="middle" draw:textarea-horizontal-align="center" draw:fill="gradient" draw:fill-gradient-name="a1631" draw:stroke="solid" svg:stroke-width="0.01389in" svg:stroke-color="#9c6a6a" svg:stroke-opacity="100%" svg:stroke-linecap="butt" draw:auto-grow-width="false" draw:auto-grow-height="false"/>
      <style:paragraph-properties style:font-independent-line-spacing="true" style:writing-mode="lr-tb"/>
    </style:style>
    <style:style style:family="graphic" style:name="a1634">
      <style:graphic-properties draw:fill="solid" draw:fill-color="#ffca08" draw:opacity="100%" draw:stroke="solid" svg:stroke-width="0.03125in" svg:stroke-color="#000000" draw:marker-end="a1633" svg:stroke-opacity="100%" draw:stroke-linejoin="round" svg:stroke-linecap="butt"/>
    </style:style>
    <style:style style:family="graphic" style:name="a1636">
      <style:graphic-properties draw:fill="solid" draw:fill-color="#ffca08" draw:opacity="100%" draw:stroke="solid" svg:stroke-width="0.03125in" svg:stroke-color="#000000" draw:marker-end="a1635" svg:stroke-opacity="100%" draw:stroke-linejoin="round" svg:stroke-linecap="butt"/>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625in" style:font-size-asian="0.625in" style:font-size-complex="0.625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8">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639">
      <style:graphic-properties fo:wrap-option="wrap" fo:padding-top="0.05in" fo:padding-bottom="0.05in" fo:padding-left="0.1in" fo:padding-right="0.1in" draw:textarea-vertical-align="top" draw:textarea-horizontal-align="left" draw:fill="solid" draw:fill-color="#ebe1e1" draw:opacity="100%"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1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44444in" style:font-size-asian="0.44444in" style:font-size-complex="0.44444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9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b3540f" style:text-line-through-type="none" style:text-line-through-style="none" style:text-line-through-width="auto" style:text-line-through-color="font-color" style:text-position="0% 100%" fo:font-family="Calibri" style:font-family-asian="みかちゃん" fo:font-size="0.22222in" style:font-size-asian="0.22222in" style:font-size-complex="0.22222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6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0">
      <style:graphic-properties draw:fill="solid" draw:fill-color="#ffca08" draw:opacity="100%" draw:stroke="solid" svg:stroke-width="0.03125in" svg:stroke-color="#000000" svg:stroke-opacity="100%" draw:stroke-linejoin="round" svg:stroke-linecap="butt"/>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3">
      <style:graphic-properties fo:wrap-option="wrap" fo:padding-top="0.05in" fo:padding-bottom="0.05in" fo:padding-left="0.1in" fo:padding-right="0.1in" draw:textarea-vertical-align="top" draw:textarea-horizontal-align="left" draw:fill="solid" draw:fill-color="#ebe1e1" draw:opacity="100%"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paragraph" style:name="a110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6">
      <style:graphic-properties fo:wrap-option="wrap" fo:padding-top="0.05in" fo:padding-bottom="0.05in" fo:padding-left="0.1in" fo:padding-right="0.1in" draw:textarea-vertical-align="top" draw:textarea-horizontal-align="left" draw:fill="solid" draw:fill-color="#ebe1e1" draw:opacity="100%"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7">
      <style:graphic-properties draw:fill="solid" draw:fill-color="#ffca08" draw:opacity="100%" draw:stroke="solid" svg:stroke-width="0.03125in" svg:stroke-color="#000000" svg:stroke-opacity="100%" draw:stroke-linejoin="round" svg:stroke-linecap="butt"/>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8">
      <style:graphic-properties draw:fill="solid" draw:fill-color="#ffca08" draw:opacity="100%" draw:stroke="solid" svg:stroke-width="0.03125in" svg:stroke-color="#000000" svg:stroke-opacity="100%" draw:stroke-linejoin="round" svg:stroke-linecap="butt"/>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05in" fo:margin-left="0in" fo:margin-right="0in" fo:text-indent="0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9" style:parent-style-name="Graphics">
      <style:graphic-properties draw:fill="none" draw:stroke="none"/>
    </style:style>
    <style:style style:family="paragraph" style:name="a1095">
      <style:paragraph-properties fo:line-height="90%" fo:text-align="right" style:tab-stop-distance="1.05in" fo:margin-left="0in" fo:margin-right="0in" fo:text-indent="0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2">
      <style:graphic-properties fo:wrap-option="wrap" fo:padding-top="0.05in" fo:padding-bottom="0.05in" fo:padding-left="0.1in" fo:padding-right="0.1in" draw:textarea-vertical-align="middle" draw:textarea-horizontal-align="center" draw:fill="solid" draw:fill-color="#ebe1e1" draw:opacity="100%" draw:stroke="solid" svg:stroke-width="0.01736in" svg:stroke-color="#ebe1e1"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5">
      <style:graphic-properties fo:wrap-option="wrap" fo:padding-top="0.05in" fo:padding-bottom="0.05in" fo:padding-left="0.1in" fo:padding-right="0.1in" draw:textarea-vertical-align="middle" draw:textarea-horizontal-align="center" draw:fill="solid" draw:fill-color="#ebe1e1" draw:opacity="100%" draw:stroke="solid" svg:stroke-width="0.01736in" svg:stroke-color="#ebe1e1"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8">
      <style:graphic-properties fo:wrap-option="wrap" fo:padding-top="0.05in" fo:padding-bottom="0.05in" fo:padding-left="0.1in" fo:padding-right="0.1in" draw:textarea-vertical-align="middle" draw:textarea-horizontal-align="center" draw:fill="solid" draw:fill-color="#ebe1e1" draw:opacity="100%" draw:stroke="solid" svg:stroke-width="0.01736in" svg:stroke-color="#ebe1e1"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1">
      <style:graphic-properties fo:wrap-option="wrap" fo:padding-top="0.05in" fo:padding-bottom="0.05in" fo:padding-left="0.1in" fo:padding-right="0.1in" draw:textarea-vertical-align="top" draw:textarea-horizontal-align="left" draw:fill="solid" draw:fill-color="#ebe1e1" draw:opacity="100%"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44444in" style:font-size-asian="0.44444in" style:font-size-complex="0.44444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53">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4">
      <style:graphic-properties fo:wrap-option="wrap" fo:padding-top="0.05in" fo:padding-bottom="0.05in" fo:padding-left="0.1in" fo:padding-right="0.1in" draw:textarea-vertical-align="top" draw:textarea-horizontal-align="left" draw:fill="solid" draw:fill-color="#ebe1e1" draw:opacity="100%" draw:stroke="solid" svg:stroke-width="0.03125in" svg:stroke-color="#ff0000" svg:stroke-opacity="100%" draw:stroke-linejoin="round" svg:stroke-linecap="butt" draw:auto-grow-width="false" draw:auto-grow-height="false"/>
      <style:paragraph-properties style:font-independent-line-spacing="true" style:writing-mode="lr-tb"/>
    </style:style>
    <style:style style:family="graphic" style:name="a11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7">
      <style:graphic-properties fo:wrap-option="wrap" fo:padding-top="0.05in" fo:padding-bottom="0.05in" fo:padding-left="0.1in" fo:padding-right="0.1in" draw:textarea-vertical-align="top" draw:textarea-horizontal-align="left" draw:fill="solid" draw:fill-color="#ebe1e1" draw:opacity="100%" draw:stroke="solid" svg:stroke-width="0.03125in" svg:stroke-color="#ff0000" svg:stroke-opacity="100%" draw:stroke-linejoin="round" svg:stroke-linecap="butt" draw:auto-grow-width="false" draw:auto-grow-height="false"/>
      <style:paragraph-properties style:font-independent-line-spacing="true" style:writing-mode="lr-tb"/>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1.05in" fo:margin-left="0.546in" fo:margin-right="0in" fo:text-indent="0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9">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1">
      <style:graphic-properties fo:wrap-option="wrap" fo:padding-top="0.05in" fo:padding-bottom="0.05in" fo:padding-left="0.1in" fo:padding-right="0.1in" draw:textarea-vertical-align="middle" draw:textarea-horizontal-align="center" draw:fill="solid" draw:fill-color="#fff4ce" draw:opacity="100%" draw:stroke="solid" svg:stroke-width="0.01736in" svg:stroke-color="#fff4ce"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138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top" draw:textarea-horizontal-align="left" draw:fill="solid" draw:fill-color="#ffffff" draw:opacity="100%" draw:stroke="solid" svg:stroke-width="0.03125in" svg:stroke-color="#e64823" svg:stroke-opacity="100%" draw:auto-grow-width="false" draw:auto-grow-height="true"/>
      <style:paragraph-properties style:font-independent-line-spacing="true" style:writing-mode="lr-tb"/>
    </style:style>
    <style:style style:family="graphic" style:name="a1384" style:parent-style-name="Graphics">
      <style:graphic-properties draw:fill="none" draw:stroke="none"/>
    </style:style>
    <style:style style:family="graphic" style:name="a1385" style:parent-style-name="Graphics">
      <style:graphic-properties draw:fill="none" draw:stroke="none"/>
    </style:style>
    <style:style style:family="graphic" style:name="a1386" style:parent-style-name="Graphics">
      <style:graphic-properties draw:fill="none" draw:stroke="none"/>
    </style:style>
    <style:style style:family="graphic" style:name="a1387" style:parent-style-name="Graphics">
      <style:graphic-properties draw:fill="none" draw:stroke="non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0">
      <style:graphic-properties fo:wrap-option="wrap" fo:padding-top="0.05in" fo:padding-bottom="0.05in" fo:padding-left="0.1in" fo:padding-right="0.1in" draw:textarea-vertical-align="top" draw:textarea-horizontal-align="left" draw:fill="solid" draw:fill-color="#ebe1e1" draw:opacity="100%"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661">
      <style:graphic-properties draw:fill="solid" draw:fill-color="#ffca08" draw:opacity="100%" draw:stroke="solid" svg:stroke-width="0.03125in" svg:stroke-color="#000000" svg:stroke-opacity="100%" draw:stroke-linejoin="round" svg:stroke-linecap="butt"/>
    </style:style>
    <style:style style:family="graphic" style:name="a1662">
      <style:graphic-properties draw:fill="solid" draw:fill-color="#ffca08" draw:opacity="100%" draw:stroke="solid" svg:stroke-width="0.03125in" svg:stroke-color="#000000" svg:stroke-opacity="100%" draw:stroke-linejoin="round" svg:stroke-linecap="butt"/>
    </style:style>
    <style:style style:family="paragraph" style:name="a1120">
      <style:paragraph-properties fo:line-height="90%" fo:text-align="left" style:tab-stop-distance="1.05in" fo:margin-left="1.046in" fo:margin-right="0in" fo:text-indent="-0.5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3">
      <style:graphic-properties draw:fill="solid" draw:fill-color="#ffca08" draw:opacity="100%" draw:stroke="solid" svg:stroke-width="0.03125in" svg:stroke-color="#000000" svg:stroke-opacity="100%" draw:stroke-linejoin="round" svg:stroke-linecap="butt"/>
    </style:style>
    <style:style style:family="graphic" style:name="a1664">
      <style:graphic-properties draw:fill="solid" draw:fill-color="#ffca08" draw:opacity="100%" draw:stroke="solid" svg:stroke-width="0.03125in" svg:stroke-color="#000000" svg:stroke-opacity="100%" draw:stroke-linejoin="round" svg:stroke-linecap="butt"/>
    </style:style>
    <style:style style:family="text" style:name="a112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05in" fo:margin-left="1.046in" fo:margin-right="0in" fo:text-indent="-0.5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7">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12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left" style:tab-stop-distance="1.05in" fo:margin-left="1.046in" fo:margin-right="0in" fo:text-indent="-0.5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graphic" style:name="a1130">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0.668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05in" fo:padding-bottom="0.05in" fo:padding-left="0.1in" fo:padding-right="0.1in" draw:textarea-vertical-align="top" draw:textarea-horizontal-align="left" draw:fill="solid" draw:fill-color="#ebe1e1" draw:opacity="100%" draw:stroke="solid" svg:stroke-width="0.03125in" svg:stroke-color="#ff0000" svg:stroke-opacity="100%" draw:stroke-linejoin="round" svg:stroke-linecap="butt"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78">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draw:fill="none" draw:stroke="solid" svg:stroke-width="0.01389in" svg:stroke-color="#000000" svg:stroke-opacity="100%"/>
    </style:style>
    <style:style style:family="graphic" style:name="a1679">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19" style:parent-style-name="Graphics">
      <style:graphic-properties draw:fill="none" draw:stroke="none"/>
    </style:style>
    <style:style style:family="graphic" style:name="a1681">
      <style:graphic-properties draw:fill="solid" draw:fill-color="#ffca08" draw:opacity="100%" draw:stroke="solid" svg:stroke-width="0.03125in" svg:stroke-color="#000000" draw:marker-end="a1680" svg:stroke-opacity="100%" draw:stroke-linejoin="round" svg:stroke-linecap="butt"/>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5">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9">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420">
      <style:table-properties style:writing-mode="lr-tb"/>
    </style:style>
    <style:style style:family="table-column" style:name="a1421">
      <style:table-column-properties style:column-width="1.52791in"/>
    </style:style>
    <style:style style:family="table-column" style:name="a1422">
      <style:table-column-properties style:column-width="4.23406in"/>
    </style:style>
    <style:style style:family="table-row" style:name="a1423">
      <style:table-row-properties style:row-height="0.28273in"/>
    </style:style>
    <style:style style:family="text" style:name="a1424">
      <style:text-properties fo:font-size="0.14583in" style:font-size-asian="0.14583in" style:font-size-complex="0.14583in" fo:language="en" style:language-asian="ja" fo:country="US" style:country-asian="JP"/>
    </style:style>
    <style:style style:family="paragraph" style:name="a1425">
      <style:paragraph-properties/>
    </style:style>
    <style:style style:family="table-cell" style:name="a1427">
      <style:table-cell-properties style:vertical-align="top" fo:padding-top="0.05in" fo:padding-bottom="0.05in" fo:padding-left="0.1in" fo:padding-right="0.1in"/>
      <style:paragraph-properties style:writing-mode="lr-tb"/>
    </style:style>
    <style:style style:family="text" style:name="a1428">
      <style:text-properties fo:font-size="0.14583in" style:font-size-asian="0.14583in" style:font-size-complex="0.14583in" fo:language="en" style:language-asian="ja" fo:country="US" style:country-asian="JP"/>
    </style:style>
    <style:style style:family="paragraph" style:name="a1429">
      <style:paragraph-properties/>
    </style:style>
    <style:style style:family="paragraph" style:name="a1700">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graphic" style:name="a1703">
      <style:graphic-properties draw:fill="none" draw:stroke="solid" svg:stroke-width="0.04167in" svg:stroke-color="#ff0000" draw:marker-end="a1702" svg:stroke-opacity="100%" svg:stroke-linecap="butt"/>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5">
      <style:graphic-properties draw:fill="none" draw:stroke="solid" svg:stroke-width="0.04167in" svg:stroke-color="#ff0000" draw:marker-end="a1704" svg:stroke-opacity="100%" svg:stroke-linecap="butt"/>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3">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graphic-properties fo:wrap-option="wrap" fo:padding-top="0.05in" fo:padding-bottom="0.05in" fo:padding-left="0.1in" fo:padding-right="0.1in" draw:textarea-vertical-align="middle" draw:textarea-horizontal-align="center" draw:fill="solid" draw:fill-color="#ffca08" draw:opacity="100%" draw:stroke="solid" svg:stroke-width="0.01736in" svg:stroke-color="#bc9404" svg:stroke-opacity="100%" svg:stroke-linecap="butt" draw:auto-grow-width="false" draw:auto-grow-height="false"/>
      <style:paragraph-properties style:font-independent-line-spacing="true" style:writing-mode="lr-tb"/>
    </style:style>
    <style:style style:family="paragraph" style:name="a115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31">
      <style:table-cell-properties style:vertical-align="top" fo:padding-top="0.05in" fo:padding-bottom="0.05in" fo:padding-left="0.1in" fo:padding-right="0.1in"/>
      <style:paragraph-properties style:writing-mode="lr-tb"/>
    </style:style>
    <style:style style:family="table-row" style:name="a1432">
      <style:table-row-properties style:row-height="0.64862in"/>
    </style:style>
    <style:style style:family="text" style:name="a1433">
      <style:text-properties fo:font-size="0.14583in" style:font-size-asian="0.14583in" style:font-size-complex="0.14583in" fo:language="en" style:language-asian="ja" fo:country="US" style:country-asian="JP"/>
    </style:style>
    <style:style style:family="paragraph" style:name="a1434">
      <style:paragraph-properties/>
    </style:style>
    <style:style style:family="table-cell" style:name="a1436">
      <style:table-cell-properties style:vertical-align="top" fo:padding-top="0.05in" fo:padding-bottom="0.05in" fo:padding-left="0.1in" fo:padding-right="0.1in"/>
      <style:paragraph-properties style:writing-mode="lr-tb"/>
    </style:style>
    <style:style style:family="text" style:name="a1437">
      <style:text-properties fo:color="#000000" style:text-line-through-type="none" style:text-line-through-style="none" style:text-line-through-width="auto" style:text-line-through-color="font-color" fo:font-family="Calibri" style:font-family-asian="みかちゃん" fo:font-size="0.14583in" style:font-size-asian="0.14583in" style:font-size-complex="0.14583in" fo:language="en" style:language-asian="ja" fo:country="US" style:country-asian="JP"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38">
      <style:paragraph-properties fo:line-height="100%" fo:text-align="left" style:tab-stop-distance="1.05in" fo:margin-left="0in" fo:margin-right="0in" fo:text-indent="0in" fo:margin-top="0in" fo:margin-bottom="0in" style:punctuation-wrap="hanging" style:vertical-align="auto" style:writing-mode="lr-tb">
        <style:tab-stops/>
      </style:paragraph-properties>
      <style:text-properties/>
    </style:style>
    <style:style style:family="table-cell" style:name="a1439">
      <style:table-cell-properties style:vertical-align="top" fo:padding-top="0.05in" fo:padding-bottom="0.05in" fo:padding-left="0.1in" fo:padding-right="0.1in"/>
      <style:paragraph-properties style:writing-mode="lr-tb"/>
    </style:style>
    <style:style style:family="paragraph" style:name="a171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12">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717">
      <style:graphic-properties draw:fill="none" draw:stroke="solid" svg:stroke-width="0.04167in" svg:stroke-color="#ff0000" draw:marker-end="a1716" svg:stroke-opacity="100%" svg:stroke-linecap="butt"/>
    </style:style>
    <style:style style:family="graphic" style:name="a11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9">
      <style:graphic-properties draw:fill="none" draw:stroke="solid" svg:stroke-width="0.04167in" svg:stroke-color="#ff0000" draw:marker-end="a1718" svg:stroke-opacity="100%" svg:stroke-linecap="butt"/>
    </style:style>
    <style:style style:family="drawing-page" style:name="a1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middle" draw:textarea-horizontal-align="center" draw:fill="solid" draw:fill-color="#ffffff" draw:opacity="100%" draw:stroke="solid" svg:stroke-width="0.0625in" svg:stroke-color="#ffca08" svg:stroke-opacity="100%" svg:stroke-linecap="butt" draw:auto-grow-width="false" draw:auto-grow-height="false"/>
      <style:paragraph-properties style:font-independent-line-spacing="true" style:writing-mode="lr-tb"/>
    </style:style>
    <style:style style:family="text" style:name="a116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05in" fo:padding-bottom="0.05in" fo:padding-left="0.1in" fo:padding-right="0.1in" draw:textarea-vertical-align="middle" draw:textarea-horizontal-align="center" draw:fill="solid" draw:fill-color="#ffffff" draw:opacity="100%" draw:stroke="solid" svg:stroke-width="0.0625in" svg:stroke-color="#ffca08" svg:stroke-opacity="100%" svg:stroke-linecap="butt"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66667in" style:font-size-asian="0.66667in" style:font-size-complex="0.6666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40">
      <style:table-row-properties style:row-height="0.46568in"/>
    </style:style>
    <style:style style:family="text" style:name="a1441">
      <style:text-properties fo:font-size="0.14583in" style:font-size-asian="0.14583in" style:font-size-complex="0.14583in" fo:language="en" style:language-asian="ja" fo:country="US" style:country-asian="JP"/>
    </style:style>
    <style:style style:family="paragraph" style:name="a1442">
      <style:paragraph-properties/>
    </style:style>
    <style:style style:family="table-cell" style:name="a1444">
      <style:table-cell-properties style:vertical-align="top" fo:padding-top="0.05in" fo:padding-bottom="0.05in" fo:padding-left="0.1in" fo:padding-right="0.1in"/>
      <style:paragraph-properties style:writing-mode="lr-tb"/>
    </style:style>
    <style:style style:family="text" style:name="a1445">
      <style:text-properties fo:color="#000000" style:text-line-through-type="none" style:text-line-through-style="none" style:text-line-through-width="auto" style:text-line-through-color="font-color" fo:font-family="Calibri" style:font-family-asian="みかちゃん" fo:font-size="0.14583in" style:font-size-asian="0.14583in" style:font-size-complex="0.14583in" fo:language="en" style:language-asian="ja" fo:country="US" style:country-asian="JP"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46">
      <style:text-properties fo:color="#000000" style:text-line-through-type="none" style:text-line-through-style="none" style:text-line-through-width="auto" style:text-line-through-color="font-color" fo:font-family="Calibri" style:font-family-asian="みかちゃん" fo:font-size="0.14583in" style:font-size-asian="0.14583in" style:font-size-complex="0.14583in" fo:language="en" style:language-asian="ja" fo:country="US" style:country-asian="JP"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47">
      <style:text-properties fo:color="#000000" style:text-line-through-type="none" style:text-line-through-style="none" style:text-line-through-width="auto" style:text-line-through-color="font-color" fo:font-family="Calibri" style:font-family-asian="みかちゃん" fo:font-size="0.14583in" style:font-size-asian="0.14583in" style:font-size-complex="0.14583in" fo:language="en" style:language-asian="ja" fo:country="US" style:country-asian="JP"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48">
      <style:text-properties fo:color="#000000" style:text-line-through-type="none" style:text-line-through-style="none" style:text-line-through-width="auto" style:text-line-through-color="font-color" fo:font-family="Calibri" style:font-family-asian="みかちゃん" fo:font-size="0.14583in" style:font-size-asian="0.14583in" style:font-size-complex="0.14583in" fo:language="en" style:language-asian="ja" fo:country="US" style:country-asian="JP"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49">
      <style:text-properties fo:color="#000000" style:text-line-through-type="none" style:text-line-through-style="none" style:text-line-through-width="auto" style:text-line-through-color="font-color" fo:font-family="Calibri" style:font-family-asian="みかちゃん" fo:font-size="0.14583in" style:font-size-asian="0.14583in" style:font-size-complex="0.14583in" fo:language="en" style:language-asian="ja" fo:country="US" style:country-asian="JP"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20">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24">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ff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70">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5in" fo:padding-bottom="0.05in" fo:padding-left="0.1in" fo:padding-right="0.1in" draw:textarea-vertical-align="middle" draw:textarea-horizontal-align="center" draw:fill="solid" draw:fill-color="#ffffff" draw:opacity="100%" draw:stroke="solid" svg:stroke-width="0.0625in" svg:stroke-color="#ffca08" svg:stroke-opacity="100%" svg:stroke-linecap="butt" draw:auto-grow-width="false" draw:auto-grow-height="fals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color="#000000" style:text-line-through-type="none" style:text-line-through-style="none" style:text-line-through-width="auto" style:text-line-through-color="font-color" fo:font-family="Calibri" style:font-family-asian="みかちゃん" fo:font-size="0.14583in" style:font-size-asian="0.14583in" style:font-size-complex="0.14583in" fo:language="en" style:language-asian="ja" fo:country="US" style:country-asian="JP"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51">
      <style:text-properties fo:color="#000000" style:text-line-through-type="none" style:text-line-through-style="none" style:text-line-through-width="auto" style:text-line-through-color="font-color" fo:font-family="Calibri" style:font-family-asian="みかちゃん" fo:font-size="0.14583in" style:font-size-asian="0.14583in" style:font-size-complex="0.14583in" fo:language="en" style:language-asian="ja" fo:country="US" style:country-asian="JP"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52">
      <style:paragraph-properties fo:line-height="100%" fo:text-align="left" style:tab-stop-distance="1.05in" fo:margin-left="0in" fo:margin-right="0in" fo:text-indent="0in" fo:margin-top="0in" fo:margin-bottom="0in" style:punctuation-wrap="hanging" style:vertical-align="auto" style:writing-mode="lr-tb">
        <style:tab-stops/>
      </style:paragraph-properties>
      <style:text-properties/>
    </style:style>
    <style:style style:family="table-cell" style:name="a1453">
      <style:table-cell-properties style:vertical-align="top" fo:padding-top="0.05in" fo:padding-bottom="0.05in" fo:padding-left="0.1in" fo:padding-right="0.1in"/>
      <style:paragraph-properties style:writing-mode="lr-tb"/>
    </style:style>
    <style:style style:family="table-row" style:name="a1454">
      <style:table-row-properties style:row-height="0.46568in"/>
    </style:style>
    <style:style style:family="text" style:name="a1455">
      <style:text-properties fo:font-size="0.14583in" style:font-size-asian="0.14583in" style:font-size-complex="0.14583in" fo:language="en" style:language-asian="ja" fo:country="US" style:country-asian="JP"/>
    </style:style>
    <style:style style:family="paragraph" style:name="a1456">
      <style:paragraph-properties/>
    </style:style>
    <style:style style:family="table-cell" style:name="a1458">
      <style:table-cell-properties style:vertical-align="top" fo:padding-top="0.05in" fo:padding-bottom="0.05in" fo:padding-left="0.1in" fo:padding-right="0.1in"/>
      <style:paragraph-properties style:writing-mode="lr-tb"/>
    </style:style>
    <style:style style:family="text" style:name="a1459">
      <style:text-properties fo:color="#000000" style:text-line-through-type="none" style:text-line-through-style="none" style:text-line-through-width="auto" style:text-line-through-color="font-color" fo:font-family="Calibri" style:font-family-asian="みかちゃん" fo:font-size="0.14583in" style:font-size-asian="0.14583in" style:font-size-complex="0.14583in" fo:language="en" style:language-asian="ja" fo:country="US" style:country-asian="JP"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3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81">
      <style:graphic-properties fo:wrap-option="wrap" fo:padding-top="0.05in" fo:padding-bottom="0.05in" fo:padding-left="0.1in" fo:padding-right="0.1in" draw:textarea-vertical-align="middle" draw:textarea-horizontal-align="center" draw:fill="solid" draw:fill-color="#fff4ce" draw:opacity="100%" draw:stroke="solid" svg:stroke-width="0.01736in" svg:stroke-color="#fff4ce"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middle" draw:textarea-horizontal-align="center" draw:fill="solid" draw:fill-color="#fff4ce" draw:opacity="100%" draw:stroke="solid" svg:stroke-width="0.01736in" svg:stroke-color="#fff4ce"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1in" fo:padding-right="0.1in" draw:textarea-vertical-align="middle" draw:textarea-horizontal-align="center" draw:fill="solid" draw:fill-color="#ffffff" draw:opacity="100%" draw:stroke="solid" svg:stroke-width="0.0625in" svg:stroke-color="#ffca08" svg:stroke-opacity="100%" svg:stroke-linecap="butt" draw:auto-grow-width="false" draw:auto-grow-height="false"/>
      <style:paragraph-properties style:font-independent-line-spacing="true" style:writing-mode="lr-tb"/>
    </style:style>
    <style:style style:family="graphic" style:name="a1188" style:parent-style-name="Graphics">
      <style:graphic-properties draw:fill="none" draw:stroke="non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left" style:tab-stop-distance="1.05in" fo:margin-left="0in" fo:margin-right="0in" fo:text-indent="0in" fo:margin-top="0in" fo:margin-bottom="0in" style:punctuation-wrap="hanging" style:vertical-align="auto" style:writing-mode="lr-tb">
        <style:tab-stops/>
      </style:paragraph-properties>
      <style:text-properties/>
    </style:style>
    <style:style style:family="table-cell" style:name="a1461">
      <style:table-cell-properties style:vertical-align="top" fo:padding-top="0.05in" fo:padding-bottom="0.05in" fo:padding-left="0.1in" fo:padding-right="0.1in"/>
      <style:paragraph-properties style:writing-mode="lr-tb"/>
    </style:style>
    <style:style style:family="graphic" style:name="a1462" style:parent-style-name="Graphics">
      <style:graphic-properties draw:fill="none" draw:stroke="non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5278in" style:font-size-asian="0.15278in" style:font-size-complex="0.15278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200">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fo:wrap-option="wrap" fo:padding-top="0.02799in" fo:padding-bottom="0.02799in" fo:padding-left="0.02799in" fo:padding-right="0.02799in" draw:textarea-vertical-align="middle" draw:textarea-horizontal-align="center" draw:fill="solid" draw:fill-color="#ffca08" draw:opacity="100%" draw:stroke="solid" svg:stroke-width="0.01736in" svg:stroke-color="#ffffff" svg:stroke-opacity="100%" svg:stroke-linecap="butt" draw:auto-grow-width="false" draw:auto-grow-height="false"/>
      <style:paragraph-properties style:font-independent-line-spacing="true" style:writing-mode="lr-tb"/>
    </style:style>
    <style:style style:family="paragraph" style:name="a174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06944in" style:font-size-asian="0.06944in" style:font-size-complex="0.069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20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01252in" fo:padding-bottom="0.01252in" fo:padding-left="0.4681in" fo:padding-right="0.4681in" draw:textarea-vertical-align="middle" draw:textarea-horizontal-align="center" draw:fill="none" draw:stroke="solid" svg:stroke-width="0.01736in" svg:stroke-color="#cba105" svg:stroke-opacity="100%" svg:stroke-linecap="butt" draw:auto-grow-width="false" draw:auto-grow-height="false"/>
      <style:paragraph-properties style:font-independent-line-spacing="true" style:writing-mode="lr-tb"/>
    </style:style>
    <style:style style:family="paragraph" style:name="a174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1">
      <style:graphic-properties fo:wrap-option="wrap" fo:padding-top="0.05in" fo:padding-bottom="0.05in" fo:padding-left="0.1in" fo:padding-right="0.1in" draw:textarea-vertical-align="middle" draw:textarea-horizontal-align="center" draw:fill="solid" draw:fill-color="#fff4ce" draw:opacity="100%" draw:stroke="solid" svg:stroke-width="0.01736in" svg:stroke-color="#fff4ce"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7">
      <style:graphic-properties fo:wrap-option="wrap" fo:padding-top="0.01522in" fo:padding-bottom="0.01522in" fo:padding-left="0.01522in" fo:padding-right="0.01522in" draw:textarea-vertical-align="middle" draw:textarea-horizontal-align="center" draw:fill="solid" draw:fill-color="#ffca08" draw:opacity="100%" draw:stroke="solid" svg:stroke-width="0.01736in" svg:stroke-color="#ffffff" svg:stroke-opacity="100%" svg:stroke-linecap="butt" draw:auto-grow-width="false" draw:auto-grow-height="false"/>
      <style:paragraph-properties style:font-independent-line-spacing="true" style:writing-mode="lr-tb"/>
    </style:style>
    <style:style style:family="paragraph" style:name="a1193">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06944in" style:font-size-asian="0.06944in" style:font-size-complex="0.069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4">
      <style:graphic-properties fo:wrap-option="wrap" fo:padding-top="0.05in" fo:padding-bottom="0.05in" fo:padding-left="0.1in" fo:padding-right="0.1in" draw:textarea-vertical-align="middle" draw:textarea-horizontal-align="center" draw:fill="solid" draw:fill-color="#fff4ce" draw:opacity="100%" draw:stroke="solid" svg:stroke-width="0.01736in" svg:stroke-color="#fff4ce"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paragraph" style:name="a120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parent-style-name="Graphics">
      <style:graphic-properties draw:fill="none" draw:stroke="non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05in" fo:padding-bottom="0.05in" fo:padding-left="0.1in" fo:padding-right="0.1in" draw:textarea-vertical-align="middle" draw:textarea-horizontal-align="center" draw:fill="solid" draw:fill-color="#fff4ce" draw:opacity="100%" draw:stroke="solid" svg:stroke-width="0.01736in" svg:stroke-color="#fff4ce" svg:stroke-opacity="100%"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05in" fo:padding-bottom="0.05in" fo:padding-left="0.1in" fo:padding-right="0.1in" draw:textarea-vertical-align="middle" draw:textarea-horizontal-align="center" draw:fill="none" draw:stroke="solid" svg:stroke-width="0.01736in" svg:stroke-color="#e64823" svg:stroke-opacity="100%" svg:stroke-linecap="butt" draw:auto-grow-width="false" draw:auto-grow-height="false"/>
      <style:paragraph-properties style:font-independent-line-spacing="true" style:writing-mode="lr-tb"/>
    </style:style>
    <style:style style:family="graphic" style:name="a1475" style:parent-style-name="Graphics">
      <style:graphic-properties draw:fill="none" draw:stroke="non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21">
      <text:list-level-style-bullet text:level="1" text:bullet-char="◦">
        <style:list-level-properties text:space-before="0in" text:min-label-width="0.5in"/>
        <style:text-properties fo:color="#ffca08" fo:font-family="Calibri" style:font-family-generic="swiss" style:font-pitch="variable" fo:font-size="100%"/>
      </text:list-level-style-bullet>
      <text:list-level-style-bullet text:level="2" text:bullet-char="◦">
        <style:list-level-properties text:space-before="0.336in" text:min-label-width="0.5in"/>
        <style:text-properties fo:color="#ffca08" fo:font-family="Calibri" style:font-family-generic="swiss" style:font-pitch="variable" fo:font-size="100%"/>
      </text:list-level-style-bullet>
      <text:list-level-style-bullet text:level="3" text:bullet-char="◦">
        <style:list-level-properties text:space-before="0.546in" text:min-label-width="0.5in"/>
        <style:text-properties fo:color="#ffca08" fo:font-family="Calibri" style:font-family-generic="swiss" style:font-pitch="variable" fo:font-size="100%"/>
      </text:list-level-style-bullet>
      <text:list-level-style-bullet text:level="4" text:bullet-char="◦">
        <style:list-level-properties text:space-before="0.756in" text:min-label-width="0.5in"/>
        <style:text-properties fo:color="#ffca08" fo:font-family="Calibri" style:font-family-generic="swiss" style:font-pitch="variable" fo:font-size="100%"/>
      </text:list-level-style-bullet>
      <text:list-level-style-bullet text:level="5" text:bullet-char="◦">
        <style:list-level-properties text:space-before="0.966in" text:min-label-width="0.5in"/>
        <style:text-properties fo:color="#ffca08" fo:font-family="Calibri" style:font-family-generic="swiss" style:font-pitch="variable" fo:font-size="100%"/>
      </text:list-level-style-bullet>
      <text:list-level-style-bullet text:level="6" text:bullet-char="◦">
        <style:list-level-properties text:space-before="1.15812in" text:min-label-width="0.5in"/>
        <style:text-properties fo:color="#ffca08" fo:font-family="Calibri" style:font-family-generic="swiss" style:font-pitch="variable" fo:font-size="100%"/>
      </text:list-level-style-bullet>
      <text:list-level-style-bullet text:level="7" text:bullet-char="◦">
        <style:list-level-properties text:space-before="1.38778in" text:min-label-width="0.5in"/>
        <style:text-properties fo:color="#ffca08" fo:font-family="Calibri" style:font-family-generic="swiss" style:font-pitch="variable" fo:font-size="100%"/>
      </text:list-level-style-bullet>
      <text:list-level-style-bullet text:level="8" text:bullet-char="◦">
        <style:list-level-properties text:space-before="1.61744in" text:min-label-width="0.5in"/>
        <style:text-properties fo:color="#ffca08" fo:font-family="Calibri" style:font-family-generic="swiss" style:font-pitch="variable" fo:font-size="100%"/>
      </text:list-level-style-bullet>
      <text:list-level-style-bullet text:level="9" text:bullet-char="◦">
        <style:list-level-properties text:space-before="1.8471in" text:min-label-width="0.5in"/>
        <style:text-properties fo:color="#ffca08" fo:font-family="Calibri" style:font-family-generic="swiss" style:font-pitch="variable" fo:font-size="100%"/>
      </text:list-level-style-bullet>
    </text:list-style>
    <text:list-style style:name="a1819">
      <text:list-level-style-number text:level="1" style:num-format="1" style:num-suffix=".">
        <style:list-level-properties text:space-before="0in" text:min-label-width="0.5in"/>
        <style:text-properties fo:color="#ffca08" fo:font-family="Calibri Light" fo:font-size="100%"/>
      </text:list-level-style-number>
      <text:list-level-style-number text:level="2" style:num-format="1" style:num-suffix=".">
        <style:list-level-properties text:space-before="0.336in" text:min-label-width="0.5in"/>
        <style:text-properties fo:color="#ffca08" fo:font-family="Calibri Light" fo:font-size="100%"/>
      </text:list-level-style-number>
      <text:list-level-style-number text:level="3" style:num-format="1" style:num-suffix=".">
        <style:list-level-properties text:space-before="0.546in" text:min-label-width="0.5in"/>
        <style:text-properties fo:color="#ffca08" fo:font-family="Calibri Light" fo:font-size="100%"/>
      </text:list-level-style-number>
      <text:list-level-style-number text:level="4" style:num-format="1" style:num-suffix=".">
        <style:list-level-properties text:space-before="0.756in" text:min-label-width="0.5in"/>
        <style:text-properties fo:color="#ffca08" fo:font-family="Calibri Light" fo:font-size="100%"/>
      </text:list-level-style-number>
      <text:list-level-style-number text:level="5" style:num-format="1" style:num-suffix=".">
        <style:list-level-properties text:space-before="0.966in" text:min-label-width="0.5in"/>
        <style:text-properties fo:color="#ffca08" fo:font-family="Calibri Light" fo:font-size="100%"/>
      </text:list-level-style-number>
      <text:list-level-style-number text:level="6" style:num-format="1" style:num-suffix=".">
        <style:list-level-properties text:space-before="1.15812in" text:min-label-width="0.5in"/>
        <style:text-properties fo:color="#ffca08" fo:font-family="Calibri Light" fo:font-size="100%"/>
      </text:list-level-style-number>
      <text:list-level-style-number text:level="7" style:num-format="1" style:num-suffix=".">
        <style:list-level-properties text:space-before="1.38778in" text:min-label-width="0.5in"/>
        <style:text-properties fo:color="#ffca08" fo:font-family="Calibri Light" fo:font-size="100%"/>
      </text:list-level-style-number>
      <text:list-level-style-number text:level="8" style:num-format="1" style:num-suffix=".">
        <style:list-level-properties text:space-before="1.61744in" text:min-label-width="0.5in"/>
        <style:text-properties fo:color="#ffca08" fo:font-family="Calibri Light" fo:font-size="100%"/>
      </text:list-level-style-number>
      <text:list-level-style-number text:level="9" style:num-format="1" style:num-suffix=".">
        <style:list-level-properties text:space-before="1.8471in" text:min-label-width="0.5in"/>
        <style:text-properties fo:color="#ffca08" fo:font-family="Calibri Light" fo:font-size="100%"/>
      </text:list-level-style-number>
    </text:list-style>
    <text:list-style style:name="a1443"/>
    <text:list-style style:name="a1826">
      <text:list-level-style-number text:level="1" style:num-format="1" style:num-suffix=".">
        <style:list-level-properties text:space-before="0in" text:min-label-width="0.5in"/>
        <style:text-properties fo:color="#ffca08" fo:font-family="Calibri Light" fo:font-size="100%"/>
      </text:list-level-style-number>
      <text:list-level-style-number text:level="2" style:num-format="1" style:num-suffix=".">
        <style:list-level-properties text:space-before="0.336in" text:min-label-width="0.5in"/>
        <style:text-properties fo:color="#ffca08" fo:font-family="Calibri Light" fo:font-size="100%"/>
      </text:list-level-style-number>
      <text:list-level-style-number text:level="3" style:num-format="1" style:num-suffix=".">
        <style:list-level-properties text:space-before="0.546in" text:min-label-width="0.5in"/>
        <style:text-properties fo:color="#ffca08" fo:font-family="Calibri Light" fo:font-size="100%"/>
      </text:list-level-style-number>
      <text:list-level-style-number text:level="4" style:num-format="1" style:num-suffix=".">
        <style:list-level-properties text:space-before="0.756in" text:min-label-width="0.5in"/>
        <style:text-properties fo:color="#ffca08" fo:font-family="Calibri Light" fo:font-size="100%"/>
      </text:list-level-style-number>
      <text:list-level-style-number text:level="5" style:num-format="1" style:num-suffix=".">
        <style:list-level-properties text:space-before="0.966in" text:min-label-width="0.5in"/>
        <style:text-properties fo:color="#ffca08" fo:font-family="Calibri Light" fo:font-size="100%"/>
      </text:list-level-style-number>
      <text:list-level-style-number text:level="6" style:num-format="1" style:num-suffix=".">
        <style:list-level-properties text:space-before="1.15812in" text:min-label-width="0.5in"/>
        <style:text-properties fo:color="#ffca08" fo:font-family="Calibri Light" fo:font-size="100%"/>
      </text:list-level-style-number>
      <text:list-level-style-number text:level="7" style:num-format="1" style:num-suffix=".">
        <style:list-level-properties text:space-before="1.38778in" text:min-label-width="0.5in"/>
        <style:text-properties fo:color="#ffca08" fo:font-family="Calibri Light" fo:font-size="100%"/>
      </text:list-level-style-number>
      <text:list-level-style-number text:level="8" style:num-format="1" style:num-suffix=".">
        <style:list-level-properties text:space-before="1.61744in" text:min-label-width="0.5in"/>
        <style:text-properties fo:color="#ffca08" fo:font-family="Calibri Light" fo:font-size="100%"/>
      </text:list-level-style-number>
      <text:list-level-style-number text:level="9" style:num-format="1" style:num-suffix=".">
        <style:list-level-properties text:space-before="1.8471in" text:min-label-width="0.5in"/>
        <style:text-properties fo:color="#ffca08" fo:font-family="Calibri Light" fo:font-size="100%"/>
      </text:list-level-style-number>
    </text:list-style>
    <text:list-style style:name="a1117">
      <text:list-level-style-number text:level="1" style:num-format="">
        <style:list-level-properties text:space-before="0in"/>
      </text:list-level-style-number>
      <text:list-level-style-number text:level="2" style:num-format="">
        <style:list-level-properties text:space-before="0.336in"/>
      </text:list-level-style-number>
      <text:list-level-style-number text:level="3" style:num-format="">
        <style:list-level-properties text:space-before="0.546in"/>
      </text:list-level-style-number>
      <text:list-level-style-number text:level="4" style:num-format="">
        <style:list-level-properties text:space-before="0.756in"/>
      </text:list-level-style-number>
      <text:list-level-style-number text:level="5" style:num-format="">
        <style:list-level-properties text:space-before="0.966in"/>
      </text:list-level-style-number>
      <text:list-level-style-number text:level="6" style:num-format="">
        <style:list-level-properties text:space-before="1.15812in"/>
      </text:list-level-style-number>
      <text:list-level-style-number text:level="7" style:num-format="">
        <style:list-level-properties text:space-before="1.38778in"/>
      </text:list-level-style-number>
      <text:list-level-style-number text:level="8" style:num-format="">
        <style:list-level-properties text:space-before="1.61744in"/>
      </text:list-level-style-number>
      <text:list-level-style-number text:level="9" style:num-format="">
        <style:list-level-properties text:space-before="1.8471in"/>
      </text:list-level-style-number>
    </text:list-style>
    <text:list-style style:name="a1125">
      <text:list-level-style-bullet text:level="1" text:bullet-char="◦">
        <style:list-level-properties text:space-before="0in" text:min-label-width="0.5in"/>
        <style:text-properties fo:color="#ffca08" fo:font-family="Calibri" style:font-family-generic="swiss" style:font-pitch="variable" fo:font-size="100%"/>
      </text:list-level-style-bullet>
      <text:list-level-style-bullet text:level="2" text:bullet-char="◦">
        <style:list-level-properties text:space-before="0.336in" text:min-label-width="0.5in"/>
        <style:text-properties fo:color="#ffca08" fo:font-family="Calibri" style:font-family-generic="swiss" style:font-pitch="variable" fo:font-size="100%"/>
      </text:list-level-style-bullet>
      <text:list-level-style-bullet text:level="3" text:bullet-char="◦">
        <style:list-level-properties text:space-before="0.546in" text:min-label-width="0.5in"/>
        <style:text-properties fo:color="#ffca08" fo:font-family="Calibri" style:font-family-generic="swiss" style:font-pitch="variable" fo:font-size="100%"/>
      </text:list-level-style-bullet>
      <text:list-level-style-bullet text:level="4" text:bullet-char="◦">
        <style:list-level-properties text:space-before="0.756in" text:min-label-width="0.5in"/>
        <style:text-properties fo:color="#ffca08" fo:font-family="Calibri" style:font-family-generic="swiss" style:font-pitch="variable" fo:font-size="100%"/>
      </text:list-level-style-bullet>
      <text:list-level-style-bullet text:level="5" text:bullet-char="◦">
        <style:list-level-properties text:space-before="0.966in" text:min-label-width="0.5in"/>
        <style:text-properties fo:color="#ffca08" fo:font-family="Calibri" style:font-family-generic="swiss" style:font-pitch="variable" fo:font-size="100%"/>
      </text:list-level-style-bullet>
      <text:list-level-style-bullet text:level="6" text:bullet-char="◦">
        <style:list-level-properties text:space-before="1.15812in" text:min-label-width="0.5in"/>
        <style:text-properties fo:color="#ffca08" fo:font-family="Calibri" style:font-family-generic="swiss" style:font-pitch="variable" fo:font-size="100%"/>
      </text:list-level-style-bullet>
      <text:list-level-style-bullet text:level="7" text:bullet-char="◦">
        <style:list-level-properties text:space-before="1.38778in" text:min-label-width="0.5in"/>
        <style:text-properties fo:color="#ffca08" fo:font-family="Calibri" style:font-family-generic="swiss" style:font-pitch="variable" fo:font-size="100%"/>
      </text:list-level-style-bullet>
      <text:list-level-style-bullet text:level="8" text:bullet-char="◦">
        <style:list-level-properties text:space-before="1.61744in" text:min-label-width="0.5in"/>
        <style:text-properties fo:color="#ffca08" fo:font-family="Calibri" style:font-family-generic="swiss" style:font-pitch="variable" fo:font-size="100%"/>
      </text:list-level-style-bullet>
      <text:list-level-style-bullet text:level="9" text:bullet-char="◦">
        <style:list-level-properties text:space-before="1.8471in" text:min-label-width="0.5in"/>
        <style:text-properties fo:color="#ffca08" fo:font-family="Calibri" style:font-family-generic="swiss" style:font-pitch="variable" fo:font-size="100%"/>
      </text:list-level-style-bullet>
    </text:list-style>
    <text:list-style style:name="a1457"/>
    <text:list-style style:name="a1129">
      <text:list-level-style-bullet text:level="1" text:bullet-char="◦">
        <style:list-level-properties text:space-before="0in" text:min-label-width="0.5in"/>
        <style:text-properties fo:color="#ffca08" fo:font-family="Calibri" style:font-family-generic="swiss" style:font-pitch="variable" fo:font-size="100%"/>
      </text:list-level-style-bullet>
      <text:list-level-style-bullet text:level="2" text:bullet-char="◦">
        <style:list-level-properties text:space-before="0.336in" text:min-label-width="0.5in"/>
        <style:text-properties fo:color="#ffca08" fo:font-family="Calibri" style:font-family-generic="swiss" style:font-pitch="variable" fo:font-size="100%"/>
      </text:list-level-style-bullet>
      <text:list-level-style-bullet text:level="3" text:bullet-char="◦">
        <style:list-level-properties text:space-before="0.546in" text:min-label-width="0.5in"/>
        <style:text-properties fo:color="#ffca08" fo:font-family="Calibri" style:font-family-generic="swiss" style:font-pitch="variable" fo:font-size="100%"/>
      </text:list-level-style-bullet>
      <text:list-level-style-bullet text:level="4" text:bullet-char="◦">
        <style:list-level-properties text:space-before="0.756in" text:min-label-width="0.5in"/>
        <style:text-properties fo:color="#ffca08" fo:font-family="Calibri" style:font-family-generic="swiss" style:font-pitch="variable" fo:font-size="100%"/>
      </text:list-level-style-bullet>
      <text:list-level-style-bullet text:level="5" text:bullet-char="◦">
        <style:list-level-properties text:space-before="0.966in" text:min-label-width="0.5in"/>
        <style:text-properties fo:color="#ffca08" fo:font-family="Calibri" style:font-family-generic="swiss" style:font-pitch="variable" fo:font-size="100%"/>
      </text:list-level-style-bullet>
      <text:list-level-style-bullet text:level="6" text:bullet-char="◦">
        <style:list-level-properties text:space-before="1.15812in" text:min-label-width="0.5in"/>
        <style:text-properties fo:color="#ffca08" fo:font-family="Calibri" style:font-family-generic="swiss" style:font-pitch="variable" fo:font-size="100%"/>
      </text:list-level-style-bullet>
      <text:list-level-style-bullet text:level="7" text:bullet-char="◦">
        <style:list-level-properties text:space-before="1.38778in" text:min-label-width="0.5in"/>
        <style:text-properties fo:color="#ffca08" fo:font-family="Calibri" style:font-family-generic="swiss" style:font-pitch="variable" fo:font-size="100%"/>
      </text:list-level-style-bullet>
      <text:list-level-style-bullet text:level="8" text:bullet-char="◦">
        <style:list-level-properties text:space-before="1.61744in" text:min-label-width="0.5in"/>
        <style:text-properties fo:color="#ffca08" fo:font-family="Calibri" style:font-family-generic="swiss" style:font-pitch="variable" fo:font-size="100%"/>
      </text:list-level-style-bullet>
      <text:list-level-style-bullet text:level="9" text:bullet-char="◦">
        <style:list-level-properties text:space-before="1.8471in" text:min-label-width="0.5in"/>
        <style:text-properties fo:color="#ffca08" fo:font-family="Calibri" style:font-family-generic="swiss" style:font-pitch="variable" fo:font-size="100%"/>
      </text:list-level-style-bullet>
    </text:list-style>
    <text:list-style style:name="a1810">
      <text:list-level-style-number text:level="1" style:num-format="1" style:num-suffix=".">
        <style:list-level-properties text:space-before="0in" text:min-label-width="0.5in"/>
        <style:text-properties fo:color="#ffca08" fo:font-family="Calibri Light" fo:font-size="100%"/>
      </text:list-level-style-number>
      <text:list-level-style-number text:level="2" style:num-format="1" style:num-suffix=".">
        <style:list-level-properties text:space-before="0.336in" text:min-label-width="0.5in"/>
        <style:text-properties fo:color="#ffca08" fo:font-family="Calibri Light" fo:font-size="100%"/>
      </text:list-level-style-number>
      <text:list-level-style-number text:level="3" style:num-format="1" style:num-suffix=".">
        <style:list-level-properties text:space-before="0.546in" text:min-label-width="0.5in"/>
        <style:text-properties fo:color="#ffca08" fo:font-family="Calibri Light" fo:font-size="100%"/>
      </text:list-level-style-number>
      <text:list-level-style-number text:level="4" style:num-format="1" style:num-suffix=".">
        <style:list-level-properties text:space-before="0.756in" text:min-label-width="0.5in"/>
        <style:text-properties fo:color="#ffca08" fo:font-family="Calibri Light" fo:font-size="100%"/>
      </text:list-level-style-number>
      <text:list-level-style-number text:level="5" style:num-format="1" style:num-suffix=".">
        <style:list-level-properties text:space-before="0.966in" text:min-label-width="0.5in"/>
        <style:text-properties fo:color="#ffca08" fo:font-family="Calibri Light" fo:font-size="100%"/>
      </text:list-level-style-number>
      <text:list-level-style-number text:level="6" style:num-format="1" style:num-suffix=".">
        <style:list-level-properties text:space-before="1.15812in" text:min-label-width="0.5in"/>
        <style:text-properties fo:color="#ffca08" fo:font-family="Calibri Light" fo:font-size="100%"/>
      </text:list-level-style-number>
      <text:list-level-style-number text:level="7" style:num-format="1" style:num-suffix=".">
        <style:list-level-properties text:space-before="1.38778in" text:min-label-width="0.5in"/>
        <style:text-properties fo:color="#ffca08" fo:font-family="Calibri Light" fo:font-size="100%"/>
      </text:list-level-style-number>
      <text:list-level-style-number text:level="8" style:num-format="1" style:num-suffix=".">
        <style:list-level-properties text:space-before="1.61744in" text:min-label-width="0.5in"/>
        <style:text-properties fo:color="#ffca08" fo:font-family="Calibri Light" fo:font-size="100%"/>
      </text:list-level-style-number>
      <text:list-level-style-number text:level="9" style:num-format="1" style:num-suffix=".">
        <style:list-level-properties text:space-before="1.8471in" text:min-label-width="0.5in"/>
        <style:text-properties fo:color="#ffca08" fo:font-family="Calibri Light" fo:font-size="100%"/>
      </text:list-level-style-number>
    </text:list-style>
    <text:list-style style:name="a1430"/>
    <text:list-style style:name="a1037">
      <text:list-level-style-number text:level="1" style:num-format="">
        <style:list-level-properties text:space-before="0in"/>
      </text:list-level-style-number>
      <text:list-level-style-number text:level="2" style:num-format="">
        <style:list-level-properties text:space-before="0.336in"/>
      </text:list-level-style-number>
      <text:list-level-style-number text:level="3" style:num-format="">
        <style:list-level-properties text:space-before="0.546in"/>
      </text:list-level-style-number>
      <text:list-level-style-number text:level="4" style:num-format="">
        <style:list-level-properties text:space-before="0.756in"/>
      </text:list-level-style-number>
      <text:list-level-style-number text:level="5" style:num-format="">
        <style:list-level-properties text:space-before="0.966in"/>
      </text:list-level-style-number>
      <text:list-level-style-number text:level="6" style:num-format="">
        <style:list-level-properties text:space-before="1.15812in"/>
      </text:list-level-style-number>
      <text:list-level-style-number text:level="7" style:num-format="">
        <style:list-level-properties text:space-before="1.38778in"/>
      </text:list-level-style-number>
      <text:list-level-style-number text:level="8" style:num-format="">
        <style:list-level-properties text:space-before="1.61744in"/>
      </text:list-level-style-number>
      <text:list-level-style-number text:level="9" style:num-format="">
        <style:list-level-properties text:space-before="1.8471in"/>
      </text:list-level-style-number>
    </text:list-style>
    <text:list-style style:name="a1426"/>
    <text:list-style style:name="a1815">
      <text:list-level-style-number text:level="1" style:num-format="1" style:num-suffix=".">
        <style:list-level-properties text:space-before="0in" text:min-label-width="0.5in"/>
        <style:text-properties fo:color="#ffca08" fo:font-family="Calibri Light" fo:font-size="100%"/>
      </text:list-level-style-number>
      <text:list-level-style-number text:level="2" style:num-format="1" style:num-suffix=".">
        <style:list-level-properties text:space-before="0.336in" text:min-label-width="0.5in"/>
        <style:text-properties fo:color="#ffca08" fo:font-family="Calibri Light" fo:font-size="100%"/>
      </text:list-level-style-number>
      <text:list-level-style-number text:level="3" style:num-format="1" style:num-suffix=".">
        <style:list-level-properties text:space-before="0.546in" text:min-label-width="0.5in"/>
        <style:text-properties fo:color="#ffca08" fo:font-family="Calibri Light" fo:font-size="100%"/>
      </text:list-level-style-number>
      <text:list-level-style-number text:level="4" style:num-format="1" style:num-suffix=".">
        <style:list-level-properties text:space-before="0.756in" text:min-label-width="0.5in"/>
        <style:text-properties fo:color="#ffca08" fo:font-family="Calibri Light" fo:font-size="100%"/>
      </text:list-level-style-number>
      <text:list-level-style-number text:level="5" style:num-format="1" style:num-suffix=".">
        <style:list-level-properties text:space-before="0.966in" text:min-label-width="0.5in"/>
        <style:text-properties fo:color="#ffca08" fo:font-family="Calibri Light" fo:font-size="100%"/>
      </text:list-level-style-number>
      <text:list-level-style-number text:level="6" style:num-format="1" style:num-suffix=".">
        <style:list-level-properties text:space-before="1.15812in" text:min-label-width="0.5in"/>
        <style:text-properties fo:color="#ffca08" fo:font-family="Calibri Light" fo:font-size="100%"/>
      </text:list-level-style-number>
      <text:list-level-style-number text:level="7" style:num-format="1" style:num-suffix=".">
        <style:list-level-properties text:space-before="1.38778in" text:min-label-width="0.5in"/>
        <style:text-properties fo:color="#ffca08" fo:font-family="Calibri Light" fo:font-size="100%"/>
      </text:list-level-style-number>
      <text:list-level-style-number text:level="8" style:num-format="1" style:num-suffix=".">
        <style:list-level-properties text:space-before="1.61744in" text:min-label-width="0.5in"/>
        <style:text-properties fo:color="#ffca08" fo:font-family="Calibri Light" fo:font-size="100%"/>
      </text:list-level-style-number>
      <text:list-level-style-number text:level="9" style:num-format="1" style:num-suffix=".">
        <style:list-level-properties text:space-before="1.8471in" text:min-label-width="0.5in"/>
        <style:text-properties fo:color="#ffca08" fo:font-family="Calibri Light" fo:font-size="100%"/>
      </text:list-level-style-number>
    </text:list-style>
    <text:list-style style:name="a1435"/>
  </office:automatic-styles>
  <office:body>
    <office:presentation>
      <draw:page draw:name="Slide3" draw:style-name="a1022" draw:master-page-name="Master1-Layout4-titleOnly-タイトルのみ" presentation:presentation-page-layout-name="Master1-PPL4" draw:id="Slide-258">
        <draw:frame draw:id="id121" draw:style-name="a1023" draw:name="図 16" svg:x="2.90999in" svg:y="1.84482in" svg:width="8.25002in" svg:height="3.80987in" style:rel-width="scale" style:rel-height="scale">
          <draw:image xlink:href="media/image1.png" xlink:type="simple" xlink:show="embed" xlink:actuate="onLoad"/>
          <svg:title/>
          <svg:desc/>
        </draw:frame>
        <draw:frame draw:id="id122" presentation:style-name="a1026" draw:name="タイトル 1" svg:x="1.26in" svg:y="0.21412in" svg:width="11.55in" svg:height="1.30118in" presentation:class="title" presentation:placeholder="false">
          <draw:text-box>
            <text:p text:style-name="a1025" text:class-names="" text:cond-style-name=""><text:span text:style-name="a1024" text:class-names="">チーム紹介</text:span></text:p>
          </draw:text-box>
          <svg:title/>
          <svg:desc/>
        </draw:frame>
        <draw:frame draw:id="id123" draw:style-name="a1030" draw:name="スライド番号プレースホルダー 3" svg:x="10.8708in" svg:y="9.89031in" svg:width="2.07976in" svg:height="0.55903in">
          <draw:text-box>
            <text:p text:style-name="a1029" text:class-names="" text:cond-style-name=""><text:span text:style-name="a1027" text:class-names=""><text:page-number style:num-format="1" text:fixed="false">1</text:page-number></text:span><text:span text:style-name="a1028" text:class-names=""/></text:p>
          </draw:text-box>
          <svg:title/>
          <svg:desc/>
        </draw:frame>
        <draw:frame draw:id="id124" presentation:style-name="a1038" draw:name="コンテンツ プレースホルダー 5" svg:x="0.78924in" svg:y="8.83485in" svg:width="12.85069in" svg:height="0.76389in" presentation:class="outline" presentation:placeholder="false">
          <draw:text-box>
            <text:list text:style-name="a1037">
              <text:list-item>
                <text:p text:style-name="a1036" text:class-names="" text:cond-style-name=""><text:span text:style-name="a1031" text:class-names="">東海</text:span><text:span text:style-name="a1032" text:class-names="">/</text:span><text:span text:style-name="a1033" text:class-names="">関西</text:span><text:span text:style-name="a1034" text:class-names="">のテスト設計の有志。</text:span><text:span text:style-name="a1035" text:class-names=""/></text:p>
              </text:list-item>
            </text:list>
          </draw:text-box>
          <svg:title/>
          <svg:desc/>
        </draw:frame>
        <draw:frame draw:id="id125" draw:style-name="a1039" draw:name="Picture 16" svg:x="8.72529in" svg:y="5.93829in" svg:width="1.90274in" svg:height="2.57999in" style:rel-width="scale" style:rel-height="scale">
          <draw:image xlink:href="media/image2.png" xlink:type="simple" xlink:show="embed" xlink:actuate="onLoad"/>
          <svg:title/>
          <svg:desc>ソマリのイラスト（猫）</svg:desc>
        </draw:frame>
        <draw:frame draw:id="id126" draw:style-name="a1040" draw:name="Picture 18" svg:x="11.14616in" svg:y="6.17182in" svg:width="1.73995in" svg:height="2.34336in" style:rel-width="scale" style:rel-height="scale">
          <draw:image xlink:href="media/image3.png" xlink:type="simple" xlink:show="embed" xlink:actuate="onLoad"/>
          <svg:title/>
          <svg:desc>ロシアン・ブルーのイラスト（猫）</svg:desc>
        </draw:frame>
        <draw:frame draw:id="id127" draw:style-name="a1041" draw:name="Picture 20" svg:x="0.78924in" svg:y="6.25179in" svg:width="1.9335in" svg:height="2.28142in" style:rel-width="scale" style:rel-height="scale">
          <draw:image xlink:href="media/image4.png" xlink:type="simple" xlink:show="embed" xlink:actuate="onLoad"/>
          <svg:title/>
          <svg:desc>座っている猫のイラスト</svg:desc>
        </draw:frame>
        <draw:frame draw:id="id128" draw:style-name="a1042" draw:name="Picture 12" svg:x="5.43342in" svg:y="5.418in" svg:width="2.99316in" svg:height="3.14242in" style:rel-width="scale" style:rel-height="scale">
          <draw:image xlink:href="media/image5.png" xlink:type="simple" xlink:show="embed" xlink:actuate="onLoad"/>
          <svg:title/>
          <svg:desc>ノルウェージャン・フォレスト・キャットのイラスト（猫）</svg:desc>
        </draw:frame>
        <draw:frame draw:id="id129" draw:style-name="a1043" draw:name="Picture 4" svg:x="3.00648in" svg:y="5.88642in" svg:width="2.19939in" svg:height="2.67404in" style:rel-width="scale" style:rel-height="scale">
          <draw:image xlink:href="media/image6.png" xlink:type="simple" xlink:show="embed" xlink:actuate="onLoad"/>
          <svg:title/>
          <svg:desc>スフィンクスのイラスト（猫）</svg:desc>
        </draw:frame>
        <draw:frame draw:id="id130" draw:style-name="a1046" draw:name="テキスト ボックス 22" svg:x="6.57425in" svg:y="4.98051in" svg:width="1.17937in" svg:height="0.36719in">
          <draw:text-box>
            <text:p text:style-name="a1045" text:class-names="" text:cond-style-name=""><text:span text:style-name="a1044" text:class-names="">いわた</text:span></text:p>
          </draw:text-box>
          <svg:title/>
          <svg:desc/>
        </draw:frame>
        <draw:frame draw:id="id131" draw:style-name="a1049" draw:name="テキスト ボックス 23" svg:x="9.06382in" svg:y="5.59848in" svg:width="1.26438in" svg:height="0.36719in">
          <draw:text-box>
            <text:p text:style-name="a1048" text:class-names="" text:cond-style-name=""><text:span text:style-name="a1047" text:class-names="">すはら</text:span></text:p>
          </draw:text-box>
          <svg:title/>
          <svg:desc/>
        </draw:frame>
        <draw:frame draw:id="id132" draw:style-name="a1052" draw:name="テキスト ボックス 24" svg:x="3.72099in" svg:y="5.59848in" svg:width="1.57326in" svg:height="0.36719in">
          <draw:text-box>
            <text:p text:style-name="a1051" text:class-names="" text:cond-style-name=""><text:span text:style-name="a1050" text:class-names="">なかはら</text:span></text:p>
          </draw:text-box>
          <svg:title/>
          <svg:desc/>
        </draw:frame>
        <draw:frame draw:id="id133" draw:style-name="a1055" draw:name="テキスト ボックス 25" svg:x="11.33701in" svg:y="5.59848in" svg:width="1.14944in" svg:height="0.36719in">
          <draw:text-box>
            <text:p text:style-name="a1054" text:class-names="" text:cond-style-name=""><text:span text:style-name="a1053" text:class-names="">えのき</text:span></text:p>
          </draw:text-box>
          <svg:title/>
          <svg:desc/>
        </draw:frame>
        <draw:frame draw:id="id134" draw:style-name="a1058" draw:name="テキスト ボックス 26" svg:x="1.00442in" svg:y="5.59848in" svg:width="1.57773in" svg:height="0.36719in">
          <draw:text-box>
            <text:p text:style-name="a1057" text:class-names="" text:cond-style-name=""><text:span text:style-name="a1056" text:class-names="">おーだん</text:span></text:p>
          </draw:text-box>
          <svg:title/>
          <svg:desc/>
        </draw:frame>
      </draw:page>
      <draw:page draw:name="Slide24" draw:style-name="a1059" draw:master-page-name="Master1-Layout4-titleOnly-タイトルのみ" presentation:presentation-page-layout-name="Master1-PPL4" draw:id="Slide-279">
        <draw:custom-shape svg:x="0.50777in" svg:y="3.2078in" svg:width="13.00484in" svg:height="6.10312in" draw:id="id135" draw:style-name="a1062" draw:name="角丸四角形 15">
          <svg:title/>
          <svg:desc/>
          <text:p text:style-name="a1061" text:class-names="" text:cond-style-name=""><text:span text:style-name="a10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36" presentation:style-name="a1065" draw:name="タイトル 1" svg:x="1.26in" svg:y="0.21412in" svg:width="11.55in" svg:height="1.30118in" presentation:class="title" presentation:placeholder="false">
          <draw:text-box>
            <text:p text:style-name="a1064" text:class-names="" text:cond-style-name=""><text:span text:style-name="a1063" text:class-names="">前提条件</text:span></text:p>
          </draw:text-box>
          <svg:title/>
          <svg:desc/>
        </draw:frame>
        <draw:frame draw:id="id137" draw:style-name="a1069" draw:name="スライド番号プレースホルダー 3" svg:x="10.8708in" svg:y="9.89031in" svg:width="2.07976in" svg:height="0.55903in">
          <draw:text-box>
            <text:p text:style-name="a1068" text:class-names="" text:cond-style-name=""><text:span text:style-name="a1066" text:class-names=""><text:page-number style:num-format="1" text:fixed="false">2</text:page-number></text:span><text:span text:style-name="a1067" text:class-names=""/></text:p>
          </draw:text-box>
          <svg:title/>
          <svg:desc/>
        </draw:frame>
        <draw:custom-shape svg:x="1.26in" svg:y="1.87128in" svg:width="12.09938in" svg:height="1.16986in" draw:id="id138" draw:style-name="a1074" draw:name="正方形/長方形 6">
          <svg:title/>
          <svg:desc/>
          <text:p text:style-name="a1073" text:class-names="" text:cond-style-name=""><text:span text:style-name="a1070" text:class-names="">私たちは、オープンソースソフトウェア開発コミュニティの</text:span><text:span text:style-name="a1071" text:class-names="">QA</text:span><text:span text:style-name="a1072" text:class-names="">チームとして、個人の限られた期間を利用して、プロダクトのリリースを止めるバグを減らすために、どう取り組むべきか、テストでどのように対処すべきかを検討しています。</text:span></text:p>
          <draw:enhanced-geometry xmlns:dr3d="urn:oasis:names:tc:opendocument:xmlns:dr3d:1.0" draw:type="non-primitive" svg:viewBox="0 0 21600 21600" draw:enhanced-path="M 0 0 L 21600 0 21600 21600 0 21600 Z N"/>
        </draw:custom-shape>
        <draw:frame draw:id="id139" draw:style-name="a1075" draw:name="図 9" svg:x="0.91531in" svg:y="4.02477in" svg:width="12.16938in" svg:height="4.84786in" style:rel-width="scale" style:rel-height="scale">
          <draw:image xlink:href="media/image7.png" xlink:type="simple" xlink:show="embed" xlink:actuate="onLoad"/>
          <svg:title/>
          <svg:desc/>
        </draw:frame>
        <draw:frame draw:id="id140" draw:style-name="a1078" draw:name="テキスト ボックス 14" svg:x="0.94314in" svg:y="3.33019in" svg:width="4.91419in" svg:height="0.5722in">
          <draw:text-box>
            <text:p text:style-name="a1077" text:class-names="" text:cond-style-name=""><text:span text:style-name="a1076" text:class-names="">問題・課題とそのつながり</text:span></text:p>
          </draw:text-box>
          <svg:title/>
          <svg:desc/>
        </draw:frame>
      </draw:page>
      <draw:page draw:name="Slide21" draw:style-name="a1079" draw:master-page-name="Master1-Layout4-titleOnly-タイトルのみ" presentation:presentation-page-layout-name="Master1-PPL4" draw:id="Slide-276">
        <draw:frame draw:id="id141" presentation:style-name="a1082" draw:name="タイトル 1" svg:x="1.26in" svg:y="0.21412in" svg:width="11.55in" svg:height="1.30118in" presentation:class="title" presentation:placeholder="false">
          <draw:text-box>
            <text:p text:style-name="a1081" text:class-names="" text:cond-style-name=""><text:span text:style-name="a1080" text:class-names="">テスト開発コンセプトとリリース基準</text:span></text:p>
          </draw:text-box>
          <svg:title/>
          <svg:desc/>
        </draw:frame>
        <draw:frame draw:id="id142" draw:style-name="a1086" draw:name="スライド番号プレースホルダー 2" svg:x="10.8708in" svg:y="9.89031in" svg:width="2.07976in" svg:height="0.55903in">
          <draw:text-box>
            <text:p text:style-name="a1085" text:class-names="" text:cond-style-name=""><text:span text:style-name="a1083" text:class-names=""><text:page-number style:num-format="1" text:fixed="false">3</text:page-number></text:span><text:span text:style-name="a1084" text:class-names=""/></text:p>
          </draw:text-box>
          <svg:title/>
          <svg:desc/>
        </draw:frame>
        <draw:custom-shape svg:x="0.56894in" svg:y="2.01504in" svg:width="4.6898in" svg:height="0.63952in" draw:id="id143" draw:style-name="a1089" draw:name="正方形/長方形 5">
          <svg:title/>
          <svg:desc/>
          <text:p text:style-name="a1088" text:class-names="" text:cond-style-name=""><text:span text:style-name="a1087" text:class-names="">テスト開発コンセプト</text:span></text:p>
          <draw:enhanced-geometry xmlns:dr3d="urn:oasis:names:tc:opendocument:xmlns:dr3d:1.0" draw:type="non-primitive" svg:viewBox="0 0 21600 21600" draw:enhanced-path="M 0 0 L 21600 0 21600 21600 0 21600 Z N"/>
        </draw:custom-shape>
        <draw:frame draw:id="id144" draw:style-name="a1096" draw:name="コンテンツ プレースホルダー 1" svg:x="0.77903in" svg:y="2.87456in" svg:width="8.16344in" svg:height="1.56103in">
          <draw:text-box>
            <text:p text:style-name="a1092" text:class-names="" text:cond-style-name=""><text:span text:style-name="a1090" text:class-names="">「プロダクトのリリースを止めるバグ</text:span><text:span text:style-name="a1091" text:class-names=""/></text:p>
            <text:p text:style-name="a1095" text:class-names="" text:cond-style-name=""><text:span text:style-name="a1093" text:class-names="">を許容範囲まで減らす！」</text:span><text:span text:style-name="a1094" text:class-names=""/></text:p>
          </draw:text-box>
          <svg:title/>
          <svg:desc/>
        </draw:frame>
        <draw:frame draw:id="id145" draw:style-name="a1108" draw:name="テキスト ボックス 7" svg:x="1.13554in" svg:y="4.54153in" svg:width="12.26782in" svg:height="0.90879in">
          <draw:text-box>
            <text:p text:style-name="a1102" text:class-names="" text:cond-style-name=""><text:span text:style-name="a1097" text:class-names="">【</text:span><text:span text:style-name="a1098" text:class-names="">メリット</text:span><text:span text:style-name="a1099" text:class-names="">】<text:tab/></text:span><text:span text:style-name="a1100" text:class-names="">：プロダクトのリリースを止める事象に注力して対処できる。</text:span><text:span text:style-name="a1101" text:class-names=""/></text:p>
            <text:p text:style-name="a1107" text:class-names="" text:cond-style-name=""><text:span text:style-name="a1103" text:class-names="">【</text:span><text:span text:style-name="a1104" text:class-names="">デメリット</text:span><text:span text:style-name="a1105" text:class-names="">】<text:tab/></text:span><text:span text:style-name="a1106" text:class-names="">：リスク分析の質に依存する。</text:span></text:p>
          </draw:text-box>
          <svg:title/>
          <svg:desc/>
        </draw:frame>
        <draw:frame draw:id="id146" draw:style-name="a1109" draw:name="図 13" svg:x="10.62917in" svg:y="2.26028in" svg:width="2.19435in" svg:height="2.14544in" style:rel-width="scale" style:rel-height="scale">
          <draw:image xlink:href="media/image8.png" xlink:type="simple" xlink:show="embed" xlink:actuate="onLoad"/>
          <svg:title/>
          <svg:desc/>
        </draw:frame>
        <draw:custom-shape svg:x="0.56894in" svg:y="5.99358in" svg:width="2.89466in" svg:height="0.63952in" draw:id="id147" draw:style-name="a1112" draw:name="正方形/長方形 14">
          <svg:title/>
          <svg:desc/>
          <text:p text:style-name="a1111" text:class-names="" text:cond-style-name=""><text:span text:style-name="a1110" text:class-names="">リリース基準</text:span></text:p>
          <draw:enhanced-geometry xmlns:dr3d="urn:oasis:names:tc:opendocument:xmlns:dr3d:1.0" draw:type="non-primitive" svg:viewBox="0 0 21600 21600" draw:enhanced-path="M 0 0 L 21600 0 21600 21600 0 21600 Z N"/>
        </draw:custom-shape>
        <draw:frame draw:id="id148" draw:style-name="a1130" draw:name="コンテンツ プレースホルダー 1" svg:x="0.63617in" svg:y="6.69554in" svg:width="13.59072in" svg:height="1.88939in">
          <draw:text-box>
            <text:list text:style-name="a1117">
              <text:list-item>
                <text:list text:style-name="a1117">
                  <text:list-item>
                    <text:list text:style-name="a1117">
                      <text:list-item>
                        <text:p text:style-name="a1116" text:class-names="" text:cond-style-name=""><text:span text:style-name="a1113" text:class-names="">【</text:span><text:span text:style-name="a1114" text:class-names="">項目</text:span><text:span text:style-name="a1115" text:class-names="">】</text:span></text:p>
                      </text:list-item>
                    </text:list>
                  </text:list-item>
                </text:list>
              </text:list-item>
            </text:list>
            <text:list text:style-name="a1121">
              <text:list-item>
                <text:list text:style-name="a1121">
                  <text:list-item>
                    <text:list text:style-name="a1121">
                      <text:list-item>
                        <text:p text:style-name="a1120" text:class-names="" text:cond-style-name=""><text:span text:style-name="a1118" text:class-names="">ユーザーがリスクを受容できる</text:span><text:span text:style-name="a1119" text:class-names=""/></text:p>
                      </text:list-item>
                    </text:list>
                  </text:list-item>
                </text:list>
              </text:list-item>
            </text:list>
            <text:list text:style-name="a1125">
              <text:list-item>
                <text:list text:style-name="a1125">
                  <text:list-item>
                    <text:list text:style-name="a1125">
                      <text:list-item>
                        <text:p text:style-name="a1124" text:class-names="" text:cond-style-name=""><text:span text:style-name="a1122" text:class-names="">身体への障害を及ぼさない</text:span><text:span text:style-name="a1123" text:class-names=""/></text:p>
                      </text:list-item>
                    </text:list>
                  </text:list-item>
                </text:list>
              </text:list-item>
            </text:list>
            <text:list text:style-name="a1129">
              <text:list-item>
                <text:list text:style-name="a1129">
                  <text:list-item>
                    <text:list text:style-name="a1129">
                      <text:list-item>
                        <text:p text:style-name="a1128" text:class-names="" text:cond-style-name=""><text:span text:style-name="a1126" text:class-names="">外部要請：法律など、どの程度要請を満たさない</text:span><text:span text:style-name="a1127" text:class-names=""/></text:p>
                      </text:list-item>
                    </text:list>
                  </text:list-item>
                </text:list>
              </text:list-item>
            </text:list>
          </draw:text-box>
          <svg:title/>
          <svg:desc/>
        </draw:frame>
        <draw:custom-shape svg:x="1.73218in" svg:y="8.72142in" svg:width="11.94009in" svg:height="0.81356in" draw:id="id149" draw:style-name="a1135" draw:name="正方形/長方形 17">
          <svg:title/>
          <svg:desc/>
          <text:p text:style-name="a1132" text:class-names="" text:cond-style-name=""><text:span text:style-name="a1131" text:class-names="">多くのユーザにとって、ソフトウェアの価値が根本的に損なわれる問題がある</text:span></text:p>
          <text:p text:style-name="a1134" text:class-names="" text:cond-style-name=""><text:span text:style-name="a1133" text:class-names="">例：起動しない。音楽が流れない。</text:span></text:p>
          <draw:enhanced-geometry xmlns:dr3d="urn:oasis:names:tc:opendocument:xmlns:dr3d:1.0" draw:type="non-primitive" svg:viewBox="0 0 21600 21600" draw:enhanced-path="M 0 0 L 21600 0 21600 21600 0 21600 Z N"/>
        </draw:custom-shape>
        <presentation:notes draw:style-name="a1161">
          <draw:page-thumbnail draw:page-number="3" svg:x="1.5in" svg:y="1.25in" svg:width="4.5in" svg:height="3.375in" presentation:class="page" draw:id="id150" presentation:style-name="a1136" draw:name="スライド イメージ プレースホルダー 1">
            <svg:title/>
            <svg:desc/>
          </draw:page-thumbnail>
          <draw:frame draw:id="id151" presentation:style-name="a1156" draw:name="ノート プレースホルダー 2" svg:x="0.75in" svg:y="4.8125in" svg:width="6in" svg:height="3.9375in" presentation:class="notes" presentation:placeholder="false">
            <draw:text-box>
              <text:p text:style-name="a1155" text:class-names="" text:cond-style-name=""><text:span text:style-name="a1137" text:class-names="">#<text:s text:c="1"/></text:span><text:span text:style-name="a1138" text:class-names="">参考文献*<text:s text:c="1"/></text:span><text:span text:style-name="a1139" text:class-names="">Linux<text:s text:c="1"/></text:span><text:span text:style-name="a1140" text:class-names="">カーネルを分析</text:span><text:span text:style-name="a1141" text:class-names="">http://www.ojphi.org/ojs/index.php/fm/article/view/1136/1056Release Management Within Open Source Projectshttp://citeseerx.ist.psu.edu/viewdoc/download?doi=10.1.1.438.7896&amp;rep=rep1&amp;type=pdf</text:span><text:span text:style-name="a1142" text:class-names="">「</text:span><text:span text:style-name="a1143" text:class-names="">Linux<text:s text:c="1"/></text:span><text:span text:style-name="a1144" text:class-names="">ディストリビューションの比較」八田さんによる</text:span><text:span text:style-name="a1145" text:class-names="">Debian</text:span><text:span text:style-name="a1146" text:class-names="">と</text:span><text:span text:style-name="a1147" text:class-names="">Ubuntuhttp://www.gbrc.jp/journal/amr/open/dlranklog.cgi?dl=AMR8-1-1.pdfMozilla</text:span><text:span text:style-name="a1148" text:class-names="">のバグステータス</text:span><text:span text:style-name="a1149" text:class-names="">https://developer.mozilla.org/ja/docs/Bugzilla-jp/Guide/About/BugDetailsblocker</text:span><text:span text:style-name="a1150" text:class-names="">、</text:span><text:span text:style-name="a1151" text:class-names="">critical</text:span><text:span text:style-name="a1152" text:class-names="">などに分ける</text:span><text:span text:style-name="a1153" text:class-names="">blocker:</text:span><text:span text:style-name="a1154" text:class-names="">最も重大なバグであることを意味します。例えば、プロダクトをビルドできない、起動時にクラッシュする、日本語入力が全くできない等、テストのための利用すら困難なバグが該当します。</text:span></text:p>
            </draw:text-box>
            <svg:title/>
            <svg:desc/>
          </draw:frame>
          <draw:frame draw:id="id152" draw:style-name="a1160" draw:name="スライド番号プレースホルダー 3" svg:x="4.24826in" svg:y="9.49826in" svg:width="3.25in" svg:height="0.50174in">
            <draw:text-box>
              <text:p text:style-name="a1159" text:class-names="" text:cond-style-name=""><text:span text:style-name="a1157" text:class-names=""><text:page-number style:num-format="1" text:fixed="false">3</text:page-number></text:span><text:span text:style-name="a1158" text:class-names=""/></text:p>
            </draw:text-box>
            <svg:title/>
            <svg:desc/>
          </draw:frame>
        </presentation:notes>
      </draw:page>
      <draw:page draw:name="Slide23" draw:style-name="a1162" draw:master-page-name="Master1-Layout4-titleOnly-タイトルのみ" presentation:presentation-page-layout-name="Master1-PPL4" draw:id="Slide-278">
        <draw:custom-shape svg:x="7.10185in" svg:y="1.7229in" svg:width="6.59079in" svg:height="3.94995in" draw:id="id153" draw:style-name="a1165" draw:name="角丸四角形 4">
          <svg:title/>
          <svg:desc/>
          <text:p text:style-name="a1164" text:class-names="" text:cond-style-name=""><text:span text:style-name="a116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795in" svg:y="1.73072in" svg:width="6.59079in" svg:height="3.94995in" draw:id="id154" draw:style-name="a1168" draw:name="角丸四角形 4">
          <svg:title/>
          <svg:desc/>
          <text:p text:style-name="a1167" text:class-names="" text:cond-style-name=""><text:span text:style-name="a116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55" presentation:style-name="a1171" draw:name="タイトル 1" svg:x="1.26in" svg:y="0.21412in" svg:width="11.55in" svg:height="1.30118in" presentation:class="title" presentation:placeholder="false">
          <draw:text-box>
            <text:p text:style-name="a1170" text:class-names="" text:cond-style-name=""><text:span text:style-name="a1169" text:class-names="">対処する品質と本テスト設計の関係</text:span></text:p>
          </draw:text-box>
          <svg:title/>
          <svg:desc/>
        </draw:frame>
        <draw:frame draw:id="id156" draw:style-name="a1175" draw:name="スライド番号プレースホルダー 2" svg:x="10.8708in" svg:y="9.89031in" svg:width="2.07976in" svg:height="0.55903in">
          <draw:text-box>
            <text:p text:style-name="a1174" text:class-names="" text:cond-style-name=""><text:span text:style-name="a1172" text:class-names=""><text:page-number style:num-format="1" text:fixed="false">4</text:page-number></text:span><text:span text:style-name="a1173" text:class-names=""/></text:p>
          </draw:text-box>
          <svg:title/>
          <svg:desc/>
        </draw:frame>
        <draw:custom-shape svg:x="0.25795in" svg:y="5.83332in" svg:width="6.59079in" svg:height="3.94995in" draw:id="id157" draw:style-name="a1178" draw:name="角丸四角形 4">
          <svg:title/>
          <svg:desc/>
          <text:p text:style-name="a1177" text:class-names="" text:cond-style-name=""><text:span text:style-name="a117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68836in" svg:y="3.60598in" svg:width="0.69328in" svg:height="0.47435in" draw:id="id158" draw:style-name="a1181" draw:name="矢印: 右 18">
          <svg:title/>
          <svg:desc/>
          <text:p text:style-name="a1180" text:class-names="" text:cond-style-name=""><text:span text:style-name="a117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421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width="0.7626in" svg:height="0.57396in" draw:id="id159" draw:style-name="a1184" draw:transform="translate(-0.3813in -0.28698in) rotate(-1.5708) translate(3.55334in 5.67867in)" draw:name="矢印: 右 19">
          <svg:title/>
          <svg:desc/>
          <text:p text:style-name="a1183" text:class-names="" text:cond-style-name=""><text:span text:style-name="a1182"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47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7.10185in" svg:y="5.84568in" svg:width="6.59079in" svg:height="3.94995in" draw:id="id160" draw:style-name="a1187" draw:name="角丸四角形 4">
          <svg:title/>
          <svg:desc/>
          <text:p text:style-name="a1186" text:class-names="" text:cond-style-name=""><text:span text:style-name="a118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1" draw:style-name="a1188" draw:name="図 21" svg:x="0.35721in" svg:y="6.00016in" svg:width="6.15382in" svg:height="3.54648in" style:rel-width="scale" style:rel-height="scale">
          <draw:image xlink:href="media/image9.png" xlink:type="simple" xlink:show="embed" xlink:actuate="onLoad"/>
          <svg:title/>
          <svg:desc/>
        </draw:frame>
        <draw:custom-shape svg:width="0.7626in" svg:height="0.57396in" draw:id="id162" draw:style-name="a1191" draw:transform="translate(-0.3813in -0.28698in) rotate(-1.5708) translate(10.44666in 5.84172in)" draw:name="矢印: 右 22">
          <svg:title/>
          <svg:desc/>
          <text:p text:style-name="a1190" text:class-names="" text:cond-style-name=""><text:span text:style-name="a118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47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6.59735in" svg:y="7.5538in" svg:width="0.7626in" svg:height="0.57396in" draw:id="id163" draw:style-name="a1194" draw:name="矢印: 右 24">
          <svg:title/>
          <svg:desc/>
          <text:p text:style-name="a1193" text:class-names="" text:cond-style-name=""><text:span text:style-name="a1192"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47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164" draw:style-name="a1195" draw:name="図 26" svg:x="7.45595in" svg:y="6.27463in" svg:width="5.94326in" svg:height="2.94342in" style:rel-width="scale" style:rel-height="scale">
          <draw:image xlink:href="media/image10.png" xlink:type="simple" xlink:show="embed" xlink:actuate="onLoad"/>
          <svg:title/>
          <svg:desc/>
        </draw:frame>
        <draw:custom-shape svg:width="1.30462in" svg:height="0.53045in" draw:id="id165" draw:style-name="a1198" draw:transform="translate(-0.65231in -0.26523in) rotate(-2.50031) translate(6.95977in 5.80742in)" draw:name="矢印: 右 28">
          <svg:title/>
          <svg:desc/>
          <text:p text:style-name="a1197" text:class-names="" text:cond-style-name=""><text:span text:style-name="a119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209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図表 29" draw:id="id177" draw:style-name="a1232">
          <svg:title/>
          <svg:desc/>
          <draw:custom-shape svg:x="7.6528in" svg:y="3.70835in" svg:width="1.34252in" svg:height="0.67126in" draw:id="id166" draw:style-name="a1201">
            <svg:title/>
            <svg:desc/>
            <text:p text:style-name="a1200" text:class-names="" text:cond-style-name=""><text:span text:style-name="a1199" text:class-names="">リスク</text:span></text:p>
            <draw:enhanced-geometry xmlns:dr3d="urn:oasis:names:tc:opendocument:xmlns:dr3d:1.0" draw:type="non-primitive" svg:viewBox="0 0 1227600 613800" draw:enhanced-path="M 0 61380 C 0 27481 27481 0 61380 0 L 1166220 0 C 1200119 0 1227600 27481 1227600 61380 L 1227600 552420 C 1227600 586319 1200119 613800 1166220 613800 L 61380 613800 C 27481 613800 0 586319 0 552420 L 0 6138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7600"/>
              <draw:equation draw:name="f7" draw:formula="?f4 / 613800"/>
              <draw:equation draw:name="f8" draw:formula="0 * ?f5 / 1227600"/>
              <draw:equation draw:name="f9" draw:formula="61380 * ?f4 / 613800"/>
              <draw:equation draw:name="f10" draw:formula="61380 * ?f5 / 1227600"/>
              <draw:equation draw:name="f11" draw:formula="0 * ?f4 / 613800"/>
              <draw:equation draw:name="f12" draw:formula="1166220 * ?f5 / 1227600"/>
              <draw:equation draw:name="f13" draw:formula="1227600 * ?f5 / 1227600"/>
              <draw:equation draw:name="f14" draw:formula="552420 * ?f4 / 613800"/>
              <draw:equation draw:name="f15" draw:formula="613800 * ?f4 / 613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0.95624in" svg:height="0.07286in" draw:id="id167" draw:style-name="a1204" draw:transform="translate(-0.47812in -0.03643in) rotate(-5.29918) translate(9.26005in 3.64583in)">
            <svg:title/>
            <svg:desc/>
            <text:p text:style-name="a1203" text:class-names="" text:cond-style-name=""><text:span text:style-name="a1202" text:class-names=""/></text:p>
            <draw:enhanced-geometry xmlns:dr3d="urn:oasis:names:tc:opendocument:xmlns:dr3d:1.0" draw:type="non-primitive" svg:viewBox="0 0 874389 66621" draw:enhanced-path="M 0 33310 L 874389 3331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74389"/>
              <draw:equation draw:name="f7" draw:formula="?f4 / 66621"/>
              <draw:equation draw:name="f8" draw:formula="0 * ?f5 / 874389"/>
              <draw:equation draw:name="f9" draw:formula="33310 * ?f4 / 66621"/>
              <draw:equation draw:name="f10" draw:formula="874389 * ?f5 / 874389"/>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9.52478in" svg:y="3.13005in" svg:width="2.36057in" svg:height="0.23528in" draw:id="id168" draw:style-name="a1207">
            <svg:title/>
            <svg:desc/>
            <text:p text:style-name="a1206" text:class-names="" text:cond-style-name=""><text:span text:style-name="a1205" text:class-names="">身体（の健康・安全）</text:span></text:p>
            <draw:enhanced-geometry xmlns:dr3d="urn:oasis:names:tc:opendocument:xmlns:dr3d:1.0" draw:type="non-primitive" svg:viewBox="0 0 2158501 215136" draw:enhanced-path="M 0 21514 C 0 9632 9632 0 21514 0 L 2136987 0 C 2148869 0 2158501 9632 2158501 21514 L 2158501 193622 C 2158501 205504 2148869 215136 2136987 215136 L 21514 215136 C 9632 215136 0 205504 0 193622 L 0 2151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58501"/>
              <draw:equation draw:name="f7" draw:formula="?f4 / 215136"/>
              <draw:equation draw:name="f8" draw:formula="0 * ?f5 / 2158501"/>
              <draw:equation draw:name="f9" draw:formula="21514 * ?f4 / 215136"/>
              <draw:equation draw:name="f10" draw:formula="21514 * ?f5 / 2158501"/>
              <draw:equation draw:name="f11" draw:formula="0 * ?f4 / 215136"/>
              <draw:equation draw:name="f12" draw:formula="2136987 * ?f5 / 2158501"/>
              <draw:equation draw:name="f13" draw:formula="2158501 * ?f5 / 2158501"/>
              <draw:equation draw:name="f14" draw:formula="193622 * ?f4 / 215136"/>
              <draw:equation draw:name="f15" draw:formula="215136 * ?f4 / 21513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0.70159in" svg:height="0.07286in" draw:id="id169" draw:style-name="a1210" draw:transform="translate(-0.35079in -0.03643in) rotate(-5.56753) translate(9.26005in 3.81381in)">
            <svg:title/>
            <svg:desc/>
            <text:p text:style-name="a1209" text:class-names="" text:cond-style-name=""><text:span text:style-name="a1208" text:class-names=""/></text:p>
            <draw:enhanced-geometry xmlns:dr3d="urn:oasis:names:tc:opendocument:xmlns:dr3d:1.0" draw:type="non-primitive" svg:viewBox="0 0 641531 66621" draw:enhanced-path="M 0 33310 L 641531 3331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1531"/>
              <draw:equation draw:name="f7" draw:formula="?f4 / 66621"/>
              <draw:equation draw:name="f8" draw:formula="0 * ?f5 / 641531"/>
              <draw:equation draw:name="f9" draw:formula="33310 * ?f4 / 66621"/>
              <draw:equation draw:name="f10" draw:formula="641531 * ?f5 / 641531"/>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9.52478in" svg:y="3.46602in" svg:width="2.36057in" svg:height="0.23528in" draw:id="id170" draw:style-name="a1213">
            <svg:title/>
            <svg:desc/>
            <text:p text:style-name="a1212" text:class-names="" text:cond-style-name=""><text:span text:style-name="a1211" text:class-names="">うまく使えない</text:span></text:p>
            <draw:enhanced-geometry xmlns:dr3d="urn:oasis:names:tc:opendocument:xmlns:dr3d:1.0" draw:type="non-primitive" svg:viewBox="0 0 2158501 215136" draw:enhanced-path="M 0 21514 C 0 9632 9632 0 21514 0 L 2136987 0 C 2148869 0 2158501 9632 2158501 21514 L 2158501 193622 C 2158501 205504 2148869 215136 2136987 215136 L 21514 215136 C 9632 215136 0 205504 0 193622 L 0 2151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58501"/>
              <draw:equation draw:name="f7" draw:formula="?f4 / 215136"/>
              <draw:equation draw:name="f8" draw:formula="0 * ?f5 / 2158501"/>
              <draw:equation draw:name="f9" draw:formula="21514 * ?f4 / 215136"/>
              <draw:equation draw:name="f10" draw:formula="21514 * ?f5 / 2158501"/>
              <draw:equation draw:name="f11" draw:formula="0 * ?f4 / 215136"/>
              <draw:equation draw:name="f12" draw:formula="2136987 * ?f5 / 2158501"/>
              <draw:equation draw:name="f13" draw:formula="2158501 * ?f5 / 2158501"/>
              <draw:equation draw:name="f14" draw:formula="193622 * ?f4 / 215136"/>
              <draw:equation draw:name="f15" draw:formula="215136 * ?f4 / 21513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0.53631in" svg:height="0.07286in" draw:id="id171" draw:style-name="a1216" draw:transform="translate(-0.26815in -0.03643in) rotate(-6.12323) translate(9.26005in 4.00127in)">
            <svg:title/>
            <svg:desc/>
            <text:p text:style-name="a1215" text:class-names="" text:cond-style-name=""><text:span text:style-name="a1214" text:class-names=""/></text:p>
            <draw:enhanced-geometry xmlns:dr3d="urn:oasis:names:tc:opendocument:xmlns:dr3d:1.0" draw:type="non-primitive" svg:viewBox="0 0 490400 66621" draw:enhanced-path="M 0 33310 L 490400 3331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0400"/>
              <draw:equation draw:name="f7" draw:formula="?f4 / 66621"/>
              <draw:equation draw:name="f8" draw:formula="0 * ?f5 / 490400"/>
              <draw:equation draw:name="f9" draw:formula="33310 * ?f4 / 66621"/>
              <draw:equation draw:name="f10" draw:formula="490400 * ?f5 / 490400"/>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9.52478in" svg:y="3.80198in" svg:width="2.37835in" svg:height="0.31315in" draw:id="id172" draw:style-name="a1219">
            <svg:title/>
            <svg:desc/>
            <text:p text:style-name="a1218" text:class-names="" text:cond-style-name=""><text:span text:style-name="a1217" text:class-names="">金銭</text:span></text:p>
            <draw:enhanced-geometry xmlns:dr3d="urn:oasis:names:tc:opendocument:xmlns:dr3d:1.0" draw:type="non-primitive" svg:viewBox="0 0 2174767 286343" draw:enhanced-path="M 0 28634 C 0 12820 12820 0 28634 0 L 2146133 0 C 2161947 0 2174767 12820 2174767 28634 L 2174767 257709 C 2174767 273523 2161947 286343 2146133 286343 L 28634 286343 C 12820 286343 0 273523 0 257709 L 0 2863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74767"/>
              <draw:equation draw:name="f7" draw:formula="?f4 / 286343"/>
              <draw:equation draw:name="f8" draw:formula="0 * ?f5 / 2174767"/>
              <draw:equation draw:name="f9" draw:formula="28634 * ?f4 / 286343"/>
              <draw:equation draw:name="f10" draw:formula="28634 * ?f5 / 2174767"/>
              <draw:equation draw:name="f11" draw:formula="0 * ?f4 / 286343"/>
              <draw:equation draw:name="f12" draw:formula="2146133 * ?f5 / 2174767"/>
              <draw:equation draw:name="f13" draw:formula="2174767 * ?f5 / 2174767"/>
              <draw:equation draw:name="f14" draw:formula="257709 * ?f4 / 286343"/>
              <draw:equation draw:name="f15" draw:formula="286343 * ?f4 / 28634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0.62305in" svg:height="0.07286in" draw:id="id173" draw:style-name="a1222" draw:transform="translate(-0.31152in -0.03643in) rotate(-0.55521) translate(9.26005in 4.20818in)">
            <svg:title/>
            <svg:desc/>
            <text:p text:style-name="a1221" text:class-names="" text:cond-style-name=""><text:span text:style-name="a1220" text:class-names=""/></text:p>
            <draw:enhanced-geometry xmlns:dr3d="urn:oasis:names:tc:opendocument:xmlns:dr3d:1.0" draw:type="non-primitive" svg:viewBox="0 0 569716 66621" draw:enhanced-path="M 0 33310 L 569716 3331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9716"/>
              <draw:equation draw:name="f7" draw:formula="?f4 / 66621"/>
              <draw:equation draw:name="f8" draw:formula="0 * ?f5 / 569716"/>
              <draw:equation draw:name="f9" draw:formula="33310 * ?f4 / 66621"/>
              <draw:equation draw:name="f10" draw:formula="569716 * ?f5 / 569716"/>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9.52478in" svg:y="4.21582in" svg:width="2.37835in" svg:height="0.31315in" draw:id="id174" draw:style-name="a1225">
            <svg:title/>
            <svg:desc/>
            <text:p text:style-name="a1224" text:class-names="" text:cond-style-name=""><text:span text:style-name="a1223" text:class-names="">社会的要請</text:span></text:p>
            <draw:enhanced-geometry xmlns:dr3d="urn:oasis:names:tc:opendocument:xmlns:dr3d:1.0" draw:type="non-primitive" svg:viewBox="0 0 2174767 286343" draw:enhanced-path="M 0 28634 C 0 12820 12820 0 28634 0 L 2146133 0 C 2161947 0 2174767 12820 2174767 28634 L 2174767 257709 C 2174767 273523 2161947 286343 2146133 286343 L 28634 286343 C 12820 286343 0 273523 0 257709 L 0 2863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74767"/>
              <draw:equation draw:name="f7" draw:formula="?f4 / 286343"/>
              <draw:equation draw:name="f8" draw:formula="0 * ?f5 / 2174767"/>
              <draw:equation draw:name="f9" draw:formula="28634 * ?f4 / 286343"/>
              <draw:equation draw:name="f10" draw:formula="28634 * ?f5 / 2174767"/>
              <draw:equation draw:name="f11" draw:formula="0 * ?f4 / 286343"/>
              <draw:equation draw:name="f12" draw:formula="2146133 * ?f5 / 2174767"/>
              <draw:equation draw:name="f13" draw:formula="2174767 * ?f5 / 2174767"/>
              <draw:equation draw:name="f14" draw:formula="257709 * ?f4 / 286343"/>
              <draw:equation draw:name="f15" draw:formula="286343 * ?f4 / 28634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width="0.91175in" svg:height="0.07286in" draw:id="id175" draw:style-name="a1228" draw:transform="translate(-0.45587in -0.03643in) rotate(-0.95119) translate(9.26005in 4.4151in)">
            <svg:title/>
            <svg:desc/>
            <text:p text:style-name="a1227" text:class-names="" text:cond-style-name=""><text:span text:style-name="a1226" text:class-names=""/></text:p>
            <draw:enhanced-geometry xmlns:dr3d="urn:oasis:names:tc:opendocument:xmlns:dr3d:1.0" draw:type="non-primitive" svg:viewBox="0 0 833700 66621" draw:enhanced-path="M 0 33310 L 833700 33310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3700"/>
              <draw:equation draw:name="f7" draw:formula="?f4 / 66621"/>
              <draw:equation draw:name="f8" draw:formula="0 * ?f5 / 833700"/>
              <draw:equation draw:name="f9" draw:formula="33310 * ?f4 / 66621"/>
              <draw:equation draw:name="f10" draw:formula="833700 * ?f5 / 833700"/>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9.52478in" svg:y="4.62966in" svg:width="2.37835in" svg:height="0.31315in" draw:id="id176" draw:style-name="a1231">
            <svg:title/>
            <svg:desc/>
            <text:p text:style-name="a1230" text:class-names="" text:cond-style-name=""><text:span text:style-name="a1229" text:class-names="">（他・商業資産の）物理破壊</text:span></text:p>
            <draw:enhanced-geometry xmlns:dr3d="urn:oasis:names:tc:opendocument:xmlns:dr3d:1.0" draw:type="non-primitive" svg:viewBox="0 0 2174767 286343" draw:enhanced-path="M 0 28634 C 0 12820 12820 0 28634 0 L 2146133 0 C 2161947 0 2174767 12820 2174767 28634 L 2174767 257709 C 2174767 273523 2161947 286343 2146133 286343 L 28634 286343 C 12820 286343 0 273523 0 257709 L 0 2863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74767"/>
              <draw:equation draw:name="f7" draw:formula="?f4 / 286343"/>
              <draw:equation draw:name="f8" draw:formula="0 * ?f5 / 2174767"/>
              <draw:equation draw:name="f9" draw:formula="28634 * ?f4 / 286343"/>
              <draw:equation draw:name="f10" draw:formula="28634 * ?f5 / 2174767"/>
              <draw:equation draw:name="f11" draw:formula="0 * ?f4 / 286343"/>
              <draw:equation draw:name="f12" draw:formula="2146133 * ?f5 / 2174767"/>
              <draw:equation draw:name="f13" draw:formula="2174767 * ?f5 / 2174767"/>
              <draw:equation draw:name="f14" draw:formula="257709 * ?f4 / 286343"/>
              <draw:equation draw:name="f15" draw:formula="286343 * ?f4 / 28634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7.7338in" svg:y="2.01093in" svg:width="5.56633in" svg:height="0.45727in" draw:id="id178" draw:style-name="a1235" draw:name="正方形/長方形 30">
          <svg:title/>
          <svg:desc/>
          <text:p text:style-name="a1234" text:class-names="" text:cond-style-name=""><text:span text:style-name="a1233" text:class-names="">リスクカテゴリによる抜け漏れチェック</text:span></text:p>
          <draw:enhanced-geometry xmlns:dr3d="urn:oasis:names:tc:opendocument:xmlns:dr3d:1.0" draw:type="non-primitive" svg:viewBox="0 0 21600 21600" draw:enhanced-path="M 0 0 L 21600 0 21600 21600 0 21600 Z N"/>
        </draw:custom-shape>
        <draw:frame draw:id="id179" draw:style-name="a1239" draw:name="テキスト ボックス 31" svg:x="7.71858in" svg:y="5.06968in" svg:width="4.91419in" svg:height="0.33659in">
          <draw:text-box>
            <text:p text:style-name="a1238" text:class-names="" text:cond-style-name=""><text:span text:style-name="a1236" text:class-names="">※</text:span><text:span text:style-name="a1237" text:class-names="">リスクカテゴリ、被害金額は、コミュニティで定義</text:span></text:p>
          </draw:text-box>
          <svg:title/>
          <svg:desc/>
        </draw:frame>
        <draw:frame draw:id="id180" draw:style-name="a1242" draw:name="テキスト ボックス 32" svg:x="10.33815in" svg:y="2.65689in" svg:width="0.79098in" svg:height="0.33659in">
          <draw:text-box>
            <text:p text:style-name="a1241" text:class-names="" text:cond-style-name=""><text:span text:style-name="a1240" text:class-names="">リスク</text:span></text:p>
          </draw:text-box>
          <svg:title/>
          <svg:desc/>
        </draw:frame>
        <draw:frame draw:id="id181" draw:style-name="a1245" draw:name="テキスト ボックス 33" svg:x="12.17873in" svg:y="2.65689in" svg:width="0.98733in" svg:height="0.33659in">
          <draw:text-box>
            <text:p text:style-name="a1244" text:class-names="" text:cond-style-name=""><text:span text:style-name="a1243" text:class-names="">被害金額</text:span></text:p>
          </draw:text-box>
          <svg:title/>
          <svg:desc/>
        </draw:frame>
        <draw:frame draw:id="id182" draw:style-name="a1248" draw:name="テキスト ボックス 34" svg:x="12.09244in" svg:y="3.44353in" svg:width="1.02521in" svg:height="0.30293in">
          <draw:text-box>
            <text:p text:style-name="a1247" text:class-names="" text:cond-style-name=""><text:span text:style-name="a1246" text:class-names="">対象外</text:span></text:p>
          </draw:text-box>
          <svg:title/>
          <svg:desc/>
        </draw:frame>
        <draw:frame draw:id="id183" draw:style-name="a1252" draw:name="テキスト ボックス 35" svg:x="12.12016in" svg:y="4.58948in" svg:width="1.02521in" svg:height="0.30293in">
          <draw:text-box>
            <text:p text:style-name="a1251" text:class-names="" text:cond-style-name=""><text:span text:style-name="a1249" text:class-names="">10</text:span><text:span text:style-name="a1250" text:class-names="">万</text:span></text:p>
          </draw:text-box>
          <svg:title/>
          <svg:desc/>
        </draw:frame>
        <draw:frame draw:id="id184" draw:style-name="a1257" draw:name="テキスト ボックス 36" svg:x="12.12016in" svg:y="4.2075in" svg:width="1.02521in" svg:height="0.30293in">
          <draw:text-box>
            <text:p text:style-name="a1256" text:class-names="" text:cond-style-name=""><text:span text:style-name="a1253" text:class-names="">5</text:span><text:span text:style-name="a1254" text:class-names="">0000</text:span><text:span text:style-name="a1255" text:class-names="">万</text:span></text:p>
          </draw:text-box>
          <svg:title/>
          <svg:desc/>
        </draw:frame>
        <draw:frame draw:id="id185" draw:style-name="a1261" draw:name="テキスト ボックス 37" svg:x="12.14085in" svg:y="3.06155in" svg:width="1.02521in" svg:height="0.30293in">
          <draw:text-box>
            <text:p text:style-name="a1260" text:class-names="" text:cond-style-name=""><text:span text:style-name="a1258" text:class-names="">1000</text:span><text:span text:style-name="a1259" text:class-names="">万</text:span></text:p>
          </draw:text-box>
          <svg:title/>
          <svg:desc/>
        </draw:frame>
        <draw:frame draw:id="id186" draw:style-name="a1266" draw:name="テキスト ボックス 38" svg:x="12.12016in" svg:y="3.82552in" svg:width="1.02521in" svg:height="0.30293in">
          <draw:text-box>
            <text:p text:style-name="a1265" text:class-names="" text:cond-style-name=""><text:span text:style-name="a1262" text:class-names="">5</text:span><text:span text:style-name="a1263" text:class-names="">00</text:span><text:span text:style-name="a1264" text:class-names="">万</text:span></text:p>
          </draw:text-box>
          <svg:title/>
          <svg:desc/>
        </draw:frame>
        <draw:frame draw:id="id187" draw:style-name="a1271" draw:name="テキスト ボックス 39" svg:x="1.26in" svg:y="2.01093in" svg:width="4.59864in" svg:height="0.45727in">
          <draw:text-box>
            <text:p text:style-name="a1270" text:class-names="" text:cond-style-name=""><text:span text:style-name="a1267" text:class-names="">要求＋</text:span><text:span text:style-name="a1268" text:class-names="">HAZOP</text:span><text:span text:style-name="a1269" text:class-names="">によるリスクの導出</text:span></text:p>
          </draw:text-box>
          <svg:title/>
          <svg:desc/>
        </draw:frame>
        <draw:frame draw:id="id188" draw:style-name="a1272" draw:name="Picture 2" svg:x="0.40789in" svg:y="3.18076in" svg:width="0.79998in" svg:height="1.27997in" style:rel-width="scale" style:rel-height="scale">
          <draw:image xlink:href="media/image11.png" xlink:type="simple" xlink:show="embed" xlink:actuate="onLoad"/>
          <svg:title/>
          <svg:desc>UML ユースケース図 アクター</svg:desc>
        </draw:frame>
        <draw:custom-shape svg:x="1.40547in" svg:y="3.18076in" svg:width="1.22843in" svg:height="0.90093in" draw:id="id189" draw:style-name="a1275" draw:name="思考の吹き出し: 雲形 40">
          <svg:title/>
          <svg:desc/>
          <text:p text:style-name="a1274" text:class-names="" text:cond-style-name=""><text:span text:style-name="a1273" text:class-names="">要求</text:span></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4016 10398">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svg:x="2.74066in" svg:y="3.32412in" svg:width="0.47866in" svg:height="0.50855in" draw:id="id190" draw:style-name="a1278" draw:name="加算記号 41">
          <svg:title/>
          <svg:desc/>
          <text:p text:style-name="a1277" text:class-names="" text:cond-style-name=""><text:span text:style-name="a1276" text:class-names=""/></text:p>
          <draw:enhanced-geometry xmlns:dr3d="urn:oasis:names:tc:opendocument:xmlns:dr3d:1.0" draw:path-stretchpoint-x="21600" draw:path-stretchpoint-y="21600" draw:type="non-primitive" svg:viewBox="0 0 21600 21600" draw:enhanced-path="M ?f15 ?f20 L ?f16 ?f20 ?f16 ?f19 ?f17 ?f19 ?f17 ?f20 ?f18 ?f20 ?f18 ?f21 ?f17 ?f21 ?f17 ?f22 ?f16 ?f22 ?f16 ?f21 ?f15 ?f21 Z N" draw:text-areas="?f15 ?f20 ?f18 ?f21" draw:glue-points="?f18 ?f6 ?f9 ?f22 ?f15 ?f6 ?f9 ?f19" draw:glue-point-leaving-directions="-90, -180, -270, -360" draw:modifiers="2352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7 * 73490 / 200000"/>
            <draw:equation draw:name="f13" draw:formula="?f4 * 73490 / 200000"/>
            <draw:equation draw:name="f14" draw:formula="?f10 * ?f11 / 200000"/>
            <draw:equation draw:name="f15" draw:formula="?f9 - ?f12"/>
            <draw:equation draw:name="f16" draw:formula="?f9 - ?f14"/>
            <draw:equation draw:name="f17" draw:formula="?f9 + ?f14"/>
            <draw:equation draw:name="f18" draw:formula="?f9 + ?f12"/>
            <draw:equation draw:name="f19" draw:formula="?f6 - ?f13"/>
            <draw:equation draw:name="f20" draw:formula="?f6 - ?f14"/>
            <draw:equation draw:name="f21" draw:formula="?f6 + ?f14"/>
            <draw:equation draw:name="f22" draw:formula="?f6 + ?f13"/>
          </draw:enhanced-geometry>
        </draw:custom-shape>
        <draw:custom-shape svg:x="3.27987in" svg:y="2.98034in" svg:width="0.99979in" svg:height="1.14286in" draw:id="id191" draw:style-name="a1281" draw:name="稲妻 42">
          <svg:title/>
          <svg:desc/>
          <text:p text:style-name="a1280" text:class-names="" text:cond-style-name=""><text:span text:style-name="a1279" text:class-names=""/></text:p>
          <draw:enhanced-geometry xmlns:dr3d="urn:oasis:names:tc:opendocument:xmlns:dr3d:1.0" draw:type="non-primitive" svg:viewBox="0 0 21600 21600" draw:enhanced-path="M 8472 0 L 12860 6080 11050 6797 16577 12007 14767 12877 21600 21600 10012 14915 12222 13987 5022 9705 7602 8382 0 3890 Z N" draw:text-areas="?f36 ?f38 ?f37 ?f39" draw:glue-points="?f22 ?f23 ?f24 ?f25 ?f26 ?f27 ?f28 ?f29 ?f30 ?f31 ?f32 ?f33 ?f34 ?f35" draw:glue-point-leaving-directions="-360, -360, -27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5 * 5022 / 21600"/>
            <draw:equation draw:name="f9" draw:formula="?f5 * 8472 / 21600"/>
            <draw:equation draw:name="f10" draw:formula="?f5 * 8757 / 21600"/>
            <draw:equation draw:name="f11" draw:formula="?f5 * 10012 / 21600"/>
            <draw:equation draw:name="f12" draw:formula="?f5 * 12860 / 21600"/>
            <draw:equation draw:name="f13" draw:formula="?f5 * 13917 / 21600"/>
            <draw:equation draw:name="f14" draw:formula="?f5 * 16577 / 21600"/>
            <draw:equation draw:name="f15" draw:formula="?f4 * 3890 / 21600"/>
            <draw:equation draw:name="f16" draw:formula="?f4 * 6080 / 21600"/>
            <draw:equation draw:name="f17" draw:formula="?f4 * 7437 / 21600"/>
            <draw:equation draw:name="f18" draw:formula="?f4 * 9705 / 21600"/>
            <draw:equation draw:name="f19" draw:formula="?f4 * 12007 / 21600"/>
            <draw:equation draw:name="f20" draw:formula="?f4 * 14277 / 21600"/>
            <draw:equation draw:name="f21" draw:formula="?f4 * 14915 / 21600"/>
            <draw:equation draw:name="f22" draw:formula="?f9 / ?f6"/>
            <draw:equation draw:name="f23" draw:formula="?f2 / ?f7"/>
            <draw:equation draw:name="f24" draw:formula="?f0 / ?f6"/>
            <draw:equation draw:name="f25" draw:formula="?f15 / ?f7"/>
            <draw:equation draw:name="f26" draw:formula="?f8 / ?f6"/>
            <draw:equation draw:name="f27" draw:formula="?f18 / ?f7"/>
            <draw:equation draw:name="f28" draw:formula="?f11 / ?f6"/>
            <draw:equation draw:name="f29" draw:formula="?f21 / ?f7"/>
            <draw:equation draw:name="f30" draw:formula="?f1 / ?f6"/>
            <draw:equation draw:name="f31" draw:formula="?f3 / ?f7"/>
            <draw:equation draw:name="f32" draw:formula="?f14 / ?f6"/>
            <draw:equation draw:name="f33" draw:formula="?f19 / ?f7"/>
            <draw:equation draw:name="f34" draw:formula="?f12 / ?f6"/>
            <draw:equation draw:name="f35" draw:formula="?f16 / ?f7"/>
            <draw:equation draw:name="f36" draw:formula="?f10 / ?f6"/>
            <draw:equation draw:name="f37" draw:formula="?f13 / ?f6"/>
            <draw:equation draw:name="f38" draw:formula="?f17 / ?f7"/>
            <draw:equation draw:name="f39" draw:formula="?f20 / ?f7"/>
          </draw:enhanced-geometry>
        </draw:custom-shape>
        <draw:frame draw:id="id192" draw:style-name="a1284" draw:name="テキスト ボックス 43" svg:x="3.12366in" svg:y="3.4003in" svg:width="1.54831in" svg:height="0.37025in">
          <draw:text-box>
            <text:p text:style-name="a1283" text:class-names="" text:cond-style-name=""><text:span text:style-name="a1282" text:class-names="">ガイドワード</text:span></text:p>
          </draw:text-box>
          <svg:title/>
          <svg:desc/>
        </draw:frame>
        <draw:frame draw:id="id193" draw:style-name="a1287" draw:name="テキスト ボックス 44" svg:x="0.38487in" svg:y="2.88793in" svg:width="0.87513in" svg:height="0.37025in">
          <draw:text-box>
            <text:p text:style-name="a1286" text:class-names="" text:cond-style-name=""><text:span text:style-name="a1285" text:class-names="">ユーザ</text:span></text:p>
          </draw:text-box>
          <svg:title/>
          <svg:desc/>
        </draw:frame>
        <draw:custom-shape svg:x="4.07701in" svg:y="4.20334in" svg:width="0.59495in" svg:height="0.52101in" draw:id="id194" draw:style-name="a1290" draw:name="次の値と等しい 45">
          <svg:title/>
          <svg:desc/>
          <text:p text:style-name="a1289" text:class-names="" text:cond-style-name=""><text:span text:style-name="a1288" text:class-names=""/></text:p>
          <draw:enhanced-geometry xmlns:dr3d="urn:oasis:names:tc:opendocument:xmlns:dr3d:1.0" draw:path-stretchpoint-x="21600" draw:path-stretchpoint-y="21600" draw:type="non-primitive" svg:viewBox="0 0 21600 21600" draw:enhanced-path="M ?f19 ?f17 L ?f20 ?f17 ?f20 ?f15 ?f19 ?f15 Z M ?f19 ?f16 L ?f20 ?f16 ?f20 ?f18 ?f19 ?f18 Z N" draw:text-areas="?f19 ?f17 ?f20 ?f18" draw:glue-points="?f20 ?f21 ?f20 ?f22 ?f9 ?f18 ?f19 ?f21 ?f19 ?f22 ?f9 ?f17" draw:glue-point-leaving-directions="-90, -90, -180, -270, -270, -360" draw:modifiers="23520 1176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1"/>
            <draw:equation draw:name="f12" draw:formula="?f4 * ?f10 / 100000"/>
            <draw:equation draw:name="f13" draw:formula="?f4 * ?f11 / 200000"/>
            <draw:equation draw:name="f14" draw:formula="?f7 * 73490 / 200000"/>
            <draw:equation draw:name="f15" draw:formula="?f6 - ?f13"/>
            <draw:equation draw:name="f16" draw:formula="?f6 + ?f13"/>
            <draw:equation draw:name="f17" draw:formula="?f15 - ?f12"/>
            <draw:equation draw:name="f18" draw:formula="?f16 + ?f12"/>
            <draw:equation draw:name="f19" draw:formula="?f9 - ?f14"/>
            <draw:equation draw:name="f20" draw:formula="?f9 + ?f14"/>
            <draw:equation draw:name="f21" draw:formula="(?f17 + ?f15) / 2"/>
            <draw:equation draw:name="f22" draw:formula="(?f16 + ?f18) / 2"/>
          </draw:enhanced-geometry>
        </draw:custom-shape>
        <draw:custom-shape svg:x="4.7757in" svg:y="3.96723in" svg:width="1.73532in" svg:height="0.94575in" draw:id="id195" draw:style-name="a1293" draw:name="楕円 46">
          <svg:title/>
          <svg:desc/>
          <text:p text:style-name="a1292" text:class-names="" text:cond-style-name=""><text:span text:style-name="a1291" text:class-names="">リスク</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96" draw:style-name="a1296" draw:name="テキスト ボックス 47" svg:x="4.58409in" svg:y="5.02357in" svg:width="2.16539in" svg:height="0.33659in">
          <draw:text-box>
            <text:p text:style-name="a1295" text:class-names="" text:cond-style-name=""><text:span text:style-name="a1294" text:class-names="">起きてほしくない事象</text:span></text:p>
          </draw:text-box>
          <svg:title/>
          <svg:desc/>
        </draw:frame>
      </draw:page>
      <draw:page draw:name="Slide14" draw:style-name="a1297" draw:master-page-name="Master1-Layout4-titleOnly-タイトルのみ" presentation:presentation-page-layout-name="Master1-PPL4" draw:id="Slide-269">
        <draw:frame draw:id="id197" draw:style-name="a1298" draw:name="図 5" svg:x="0.8273in" svg:y="2.23307in" svg:width="13.03446in" svg:height="6.03386in" style:rel-width="scale" style:rel-height="scale">
          <draw:image xlink:href="media/image12.png" xlink:type="simple" xlink:show="embed" xlink:actuate="onLoad"/>
          <svg:title/>
          <svg:desc/>
        </draw:frame>
        <draw:frame draw:id="id198" presentation:style-name="a1301" draw:name="タイトル 1" svg:x="1.26in" svg:y="0.21412in" svg:width="11.55in" svg:height="1.30118in" presentation:class="title" presentation:placeholder="false">
          <draw:text-box>
            <text:p text:style-name="a1300" text:class-names="" text:cond-style-name=""><text:span text:style-name="a1299" text:class-names="">テストプロセスフロー</text:span></text:p>
          </draw:text-box>
          <svg:title/>
          <svg:desc/>
        </draw:frame>
        <draw:frame draw:id="id199" draw:style-name="a1305" draw:name="スライド番号プレースホルダー 3" svg:x="10.8708in" svg:y="9.89031in" svg:width="2.07976in" svg:height="0.55903in">
          <draw:text-box>
            <text:p text:style-name="a1304" text:class-names="" text:cond-style-name=""><text:span text:style-name="a1302" text:class-names=""><text:page-number style:num-format="1" text:fixed="false">5</text:page-number></text:span><text:span text:style-name="a1303" text:class-names=""/></text:p>
          </draw:text-box>
          <svg:title/>
          <svg:desc/>
        </draw:frame>
        <draw:custom-shape svg:x="10.09908in" svg:y="3.2823in" svg:width="0.4241in" svg:height="0.4241in" draw:id="id200" draw:style-name="a1309" draw:name="十角形 131">
          <svg:title/>
          <svg:desc/>
          <text:p text:style-name="a1308" text:class-names="" text:cond-style-name=""><text:span text:style-name="a1306" text:class-names="">1</text:span><text:span text:style-name="a1307" text:class-names=""/></text:p>
          <draw:enhanced-geometry xmlns:dr3d="urn:oasis:names:tc:opendocument:xmlns:dr3d:1.0" draw:path-stretchpoint-x="21600" draw:path-stretchpoint-y="21600" draw:type="non-primitive" svg:viewBox="0 0 21600 21600" draw:enhanced-path="M ?f2 ?f8 L ?f26 ?f37 ?f27 ?f36 ?f28 ?f36 ?f29 ?f37 ?f3 ?f8 ?f29 ?f38 ?f28 ?f39 ?f27 ?f39 ?f26 ?f38 Z N" draw:text-areas="?f26 ?f37 ?f29 ?f38" draw:glue-points="?f29 ?f37 ?f29 ?f38 ?f28 ?f39 ?f27 ?f39 ?f26 ?f38 ?f26 ?f37 ?f27 ?f36 ?f28 ?f36" draw:glue-point-leaving-directions="-90, -90, -180, -180, -270, -270, -360, -360" draw:modifiers="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7 * ?f40 / 100000"/>
            <draw:equation draw:name="f14" draw:formula="2160000 + ?f1"/>
            <draw:equation draw:name="f15" draw:formula="?f14 * ?f12 / ?f0"/>
            <draw:equation draw:name="f16" draw:formula="0 - ?f15"/>
            <draw:equation draw:name="f17" draw:formula="sin(?f16)"/>
            <draw:equation draw:name="f18" draw:formula="0 - ?f17"/>
            <draw:equation draw:name="f19" draw:formula="?f18 * ?f10"/>
            <draw:equation draw:name="f20" draw:formula="4320000 + ?f1"/>
            <draw:equation draw:name="f21" draw:formula="?f20 * ?f12 / ?f0"/>
            <draw:equation draw:name="f22" draw:formula="0 - ?f21"/>
            <draw:equation draw:name="f23" draw:formula="sin(?f22)"/>
            <draw:equation draw:name="f24" draw:formula="0 - ?f23"/>
            <draw:equation draw:name="f25" draw:formula="?f24 * ?f10"/>
            <draw:equation draw:name="f26" draw:formula="?f11 - ?f19"/>
            <draw:equation draw:name="f27" draw:formula="?f11 - ?f25"/>
            <draw:equation draw:name="f28" draw:formula="?f11 + ?f25"/>
            <draw:equation draw:name="f29" draw:formula="?f11 + ?f19"/>
            <draw:equation draw:name="f30" draw:formula="cos(?f22)"/>
            <draw:equation draw:name="f31" draw:formula="0 - ?f30"/>
            <draw:equation draw:name="f32" draw:formula="?f31 * ?f13"/>
            <draw:equation draw:name="f33" draw:formula="cos(?f16)"/>
            <draw:equation draw:name="f34" draw:formula="0 - ?f33"/>
            <draw:equation draw:name="f35" draw:formula="?f34 * ?f13"/>
            <draw:equation draw:name="f36" draw:formula="?f8 - ?f32"/>
            <draw:equation draw:name="f37" draw:formula="?f8 - ?f35"/>
            <draw:equation draw:name="f38" draw:formula="?f8 + ?f35"/>
            <draw:equation draw:name="f39" draw:formula="?f8 + ?f32"/>
            <draw:equation draw:name="f40" draw:formula="105146"/>
          </draw:enhanced-geometry>
        </draw:custom-shape>
        <draw:custom-shape svg:x="12.7657in" svg:y="4.7974in" svg:width="0.4241in" svg:height="0.4241in" draw:id="id201" draw:style-name="a1313" draw:name="十角形 254">
          <svg:title/>
          <svg:desc/>
          <text:p text:style-name="a1312" text:class-names="" text:cond-style-name=""><text:span text:style-name="a1310" text:class-names="">2</text:span><text:span text:style-name="a1311" text:class-names=""/></text:p>
          <draw:enhanced-geometry xmlns:dr3d="urn:oasis:names:tc:opendocument:xmlns:dr3d:1.0" draw:path-stretchpoint-x="21600" draw:path-stretchpoint-y="21600" draw:type="non-primitive" svg:viewBox="0 0 21600 21600" draw:enhanced-path="M ?f2 ?f8 L ?f26 ?f37 ?f27 ?f36 ?f28 ?f36 ?f29 ?f37 ?f3 ?f8 ?f29 ?f38 ?f28 ?f39 ?f27 ?f39 ?f26 ?f38 Z N" draw:text-areas="?f26 ?f37 ?f29 ?f38" draw:glue-points="?f29 ?f37 ?f29 ?f38 ?f28 ?f39 ?f27 ?f39 ?f26 ?f38 ?f26 ?f37 ?f27 ?f36 ?f28 ?f36" draw:glue-point-leaving-directions="-90, -90, -180, -180, -270, -270, -360, -360" draw:modifiers="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7 * ?f40 / 100000"/>
            <draw:equation draw:name="f14" draw:formula="2160000 + ?f1"/>
            <draw:equation draw:name="f15" draw:formula="?f14 * ?f12 / ?f0"/>
            <draw:equation draw:name="f16" draw:formula="0 - ?f15"/>
            <draw:equation draw:name="f17" draw:formula="sin(?f16)"/>
            <draw:equation draw:name="f18" draw:formula="0 - ?f17"/>
            <draw:equation draw:name="f19" draw:formula="?f18 * ?f10"/>
            <draw:equation draw:name="f20" draw:formula="4320000 + ?f1"/>
            <draw:equation draw:name="f21" draw:formula="?f20 * ?f12 / ?f0"/>
            <draw:equation draw:name="f22" draw:formula="0 - ?f21"/>
            <draw:equation draw:name="f23" draw:formula="sin(?f22)"/>
            <draw:equation draw:name="f24" draw:formula="0 - ?f23"/>
            <draw:equation draw:name="f25" draw:formula="?f24 * ?f10"/>
            <draw:equation draw:name="f26" draw:formula="?f11 - ?f19"/>
            <draw:equation draw:name="f27" draw:formula="?f11 - ?f25"/>
            <draw:equation draw:name="f28" draw:formula="?f11 + ?f25"/>
            <draw:equation draw:name="f29" draw:formula="?f11 + ?f19"/>
            <draw:equation draw:name="f30" draw:formula="cos(?f22)"/>
            <draw:equation draw:name="f31" draw:formula="0 - ?f30"/>
            <draw:equation draw:name="f32" draw:formula="?f31 * ?f13"/>
            <draw:equation draw:name="f33" draw:formula="cos(?f16)"/>
            <draw:equation draw:name="f34" draw:formula="0 - ?f33"/>
            <draw:equation draw:name="f35" draw:formula="?f34 * ?f13"/>
            <draw:equation draw:name="f36" draw:formula="?f8 - ?f32"/>
            <draw:equation draw:name="f37" draw:formula="?f8 - ?f35"/>
            <draw:equation draw:name="f38" draw:formula="?f8 + ?f35"/>
            <draw:equation draw:name="f39" draw:formula="?f8 + ?f32"/>
            <draw:equation draw:name="f40" draw:formula="105146"/>
          </draw:enhanced-geometry>
        </draw:custom-shape>
        <draw:custom-shape svg:x="1.23328in" svg:y="8.53933in" svg:width="6.86886in" svg:height="0.45727in" draw:id="id202" draw:style-name="a1319" draw:name="正方形/長方形 260">
          <svg:title/>
          <svg:desc/>
          <text:p text:style-name="a1318" text:class-names="" text:cond-style-name=""><text:span text:style-name="a1314" text:class-names="">テストアーキテクチャを用いた議論</text:span><text:span text:style-name="a1315" text:class-names="">/</text:span><text:span text:style-name="a1316" text:class-names="">合意ポイント</text:span><text:span text:style-name="a1317" text:class-names=""/></text:p>
          <draw:enhanced-geometry xmlns:dr3d="urn:oasis:names:tc:opendocument:xmlns:dr3d:1.0" draw:type="non-primitive" svg:viewBox="0 0 21600 21600" draw:enhanced-path="M 0 0 L 21600 0 21600 21600 0 21600 Z N"/>
        </draw:custom-shape>
        <draw:custom-shape svg:x="0.59816in" svg:y="8.53933in" svg:width="0.4241in" svg:height="0.4241in" draw:id="id203" draw:style-name="a1322" draw:name="十角形 261">
          <svg:title/>
          <svg:desc/>
          <text:p text:style-name="a1321" text:class-names="" text:cond-style-name=""><text:span text:style-name="a1320" text:class-names=""/></text:p>
          <draw:enhanced-geometry xmlns:dr3d="urn:oasis:names:tc:opendocument:xmlns:dr3d:1.0" draw:path-stretchpoint-x="21600" draw:path-stretchpoint-y="21600" draw:type="non-primitive" svg:viewBox="0 0 21600 21600" draw:enhanced-path="M ?f2 ?f8 L ?f26 ?f37 ?f27 ?f36 ?f28 ?f36 ?f29 ?f37 ?f3 ?f8 ?f29 ?f38 ?f28 ?f39 ?f27 ?f39 ?f26 ?f38 Z N" draw:text-areas="?f26 ?f37 ?f29 ?f38" draw:glue-points="?f29 ?f37 ?f29 ?f38 ?f28 ?f39 ?f27 ?f39 ?f26 ?f38 ?f26 ?f37 ?f27 ?f36 ?f28 ?f36" draw:glue-point-leaving-directions="-90, -90, -180, -180, -270, -270, -360, -360" draw:modifiers="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7 * ?f40 / 100000"/>
            <draw:equation draw:name="f14" draw:formula="2160000 + ?f1"/>
            <draw:equation draw:name="f15" draw:formula="?f14 * ?f12 / ?f0"/>
            <draw:equation draw:name="f16" draw:formula="0 - ?f15"/>
            <draw:equation draw:name="f17" draw:formula="sin(?f16)"/>
            <draw:equation draw:name="f18" draw:formula="0 - ?f17"/>
            <draw:equation draw:name="f19" draw:formula="?f18 * ?f10"/>
            <draw:equation draw:name="f20" draw:formula="4320000 + ?f1"/>
            <draw:equation draw:name="f21" draw:formula="?f20 * ?f12 / ?f0"/>
            <draw:equation draw:name="f22" draw:formula="0 - ?f21"/>
            <draw:equation draw:name="f23" draw:formula="sin(?f22)"/>
            <draw:equation draw:name="f24" draw:formula="0 - ?f23"/>
            <draw:equation draw:name="f25" draw:formula="?f24 * ?f10"/>
            <draw:equation draw:name="f26" draw:formula="?f11 - ?f19"/>
            <draw:equation draw:name="f27" draw:formula="?f11 - ?f25"/>
            <draw:equation draw:name="f28" draw:formula="?f11 + ?f25"/>
            <draw:equation draw:name="f29" draw:formula="?f11 + ?f19"/>
            <draw:equation draw:name="f30" draw:formula="cos(?f22)"/>
            <draw:equation draw:name="f31" draw:formula="0 - ?f30"/>
            <draw:equation draw:name="f32" draw:formula="?f31 * ?f13"/>
            <draw:equation draw:name="f33" draw:formula="cos(?f16)"/>
            <draw:equation draw:name="f34" draw:formula="0 - ?f33"/>
            <draw:equation draw:name="f35" draw:formula="?f34 * ?f13"/>
            <draw:equation draw:name="f36" draw:formula="?f8 - ?f32"/>
            <draw:equation draw:name="f37" draw:formula="?f8 - ?f35"/>
            <draw:equation draw:name="f38" draw:formula="?f8 + ?f35"/>
            <draw:equation draw:name="f39" draw:formula="?f8 + ?f32"/>
            <draw:equation draw:name="f40" draw:formula="105146"/>
          </draw:enhanced-geometry>
        </draw:custom-shape>
        <draw:custom-shape svg:x="2.94118in" svg:y="9.21297in" svg:width="10.80672in" svg:height="0.40391in" draw:id="id204" draw:style-name="a1327" draw:name="正方形/長方形 10">
          <svg:title/>
          <svg:desc/>
          <text:p text:style-name="a1326" text:class-names="" text:cond-style-name=""><text:span text:style-name="a1323" text:class-names="">テストアーキテクチャの定義：ステークホルダーとテストで議論</text:span><text:span text:style-name="a1324" text:class-names="">/</text:span><text:span text:style-name="a1325" text:class-names="">合意したいことを示すもの。</text:span></text:p>
          <draw:enhanced-geometry xmlns:dr3d="urn:oasis:names:tc:opendocument:xmlns:dr3d:1.0" draw:type="non-primitive" svg:viewBox="0 0 21600 21600" draw:enhanced-path="M 0 0 L 21600 0 21600 21600 0 21600 Z N"/>
        </draw:custom-shape>
        <draw:custom-shape svg:x="12.0437in" svg:y="3.24405in" svg:width="1.62689in" svg:height="1.28646in" draw:id="id205" draw:style-name="a1331" draw:name="楕円 4">
          <svg:title/>
          <svg:desc/>
          <text:p text:style-name="a1329" text:class-names="" text:cond-style-name=""><text:span text:style-name="a13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0364in" svg:y="4.69953in" svg:width="1.62689in" svg:height="1.28646in" draw:id="id206" draw:style-name="a1335" draw:name="楕円 11">
          <svg:title/>
          <svg:desc/>
          <text:p text:style-name="a1333" text:class-names="" text:cond-style-name=""><text:span text:style-name="a13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20" draw:style-name="a1336" draw:master-page-name="Master1-Layout4-titleOnly-タイトルのみ" presentation:presentation-page-layout-name="Master1-PPL4" draw:id="Slide-275">
        <draw:frame draw:id="id207" draw:style-name="a1340" draw:name="スライド番号プレースホルダー 3" svg:x="10.8708in" svg:y="9.89031in" svg:width="2.07976in" svg:height="0.55903in">
          <draw:text-box>
            <text:p text:style-name="a1339" text:class-names="" text:cond-style-name=""><text:span text:style-name="a1337" text:class-names=""><text:page-number style:num-format="1" text:fixed="false">6</text:page-number></text:span><text:span text:style-name="a1338" text:class-names=""/></text:p>
          </draw:text-box>
          <svg:title/>
          <svg:desc/>
        </draw:frame>
        <draw:g draw:name="グループ化 42" draw:id="id208">
          <svg:title/>
          <svg:desc/>
          <draw:frame draw:id="id236" draw:style-name="a1496" draw:name="テキスト ボックス 44" svg:x="0.49014in" svg:y="1.8251in" svg:width="2.89466in" svg:height="0.50488in">
            <draw:text-box>
              <text:p text:style-name="a1495" text:class-names="" text:cond-style-name=""><text:span text:style-name="a1492" text:class-names="">フォールト</text:span><text:span text:style-name="a1493" text:class-names="">ビュー</text:span><text:span text:style-name="a1494" text:class-names=""/></text:p>
            </draw:text-box>
            <svg:title/>
            <svg:desc/>
          </draw:frame>
          <draw:custom-shape svg:x="0.49269in" svg:y="1.84307in" svg:width="6.25521in" svg:height="7.63592in" draw:id="id237" draw:style-name="a1499" draw:name="正方形/長方形 43">
            <svg:title/>
            <svg:desc/>
            <text:p text:style-name="a1498" text:class-names="" text:cond-style-name=""><text:span text:style-name="a1497" text:class-names=""/></text:p>
            <draw:enhanced-geometry xmlns:dr3d="urn:oasis:names:tc:opendocument:xmlns:dr3d:1.0" draw:type="non-primitive" svg:viewBox="0 0 21600 21600" draw:enhanced-path="M 0 0 L 21600 0 21600 21600 0 21600 Z N"/>
          </draw:custom-shape>
        </draw:g>
        <draw:frame draw:id="id209" presentation:style-name="a1345" draw:name="タイトル 1" svg:x="1.26in" svg:y="0.21412in" svg:width="11.55in" svg:height="1.30118in" presentation:class="title" presentation:placeholder="false">
          <draw:text-box>
            <text:p text:style-name="a1344" text:class-names="" text:cond-style-name=""><text:span text:style-name="a1341" text:class-names="">　　　　　　　　　　　　　　　　　　　　　　　　　　　　　　　　　　　　　　　　　　　　　　　　　　　　テストアーキ</text:span><text:span text:style-name="a1342" text:class-names="">テ</text:span><text:span text:style-name="a1343" text:class-names="">クチャ</text:span></text:p>
          </draw:text-box>
          <svg:title/>
          <svg:desc/>
        </draw:frame>
        <draw:custom-shape svg:x="9.51024in" svg:y="9.72914in" svg:width="2.72111in" svg:height="0.45727in" draw:id="id210" draw:style-name="a1351" draw:name="正方形/長方形 39">
          <svg:title/>
          <svg:desc/>
          <text:p text:style-name="a1350" text:class-names="" text:cond-style-name=""><text:span text:style-name="a1346" text:class-names="">議論</text:span><text:span text:style-name="a1347" text:class-names="">/</text:span><text:span text:style-name="a1348" text:class-names="">合意ポイント</text:span><text:span text:style-name="a1349" text:class-names=""/></text:p>
          <draw:enhanced-geometry xmlns:dr3d="urn:oasis:names:tc:opendocument:xmlns:dr3d:1.0" draw:type="non-primitive" svg:viewBox="0 0 21600 21600" draw:enhanced-path="M 0 0 L 21600 0 21600 21600 0 21600 Z N"/>
        </draw:custom-shape>
        <draw:frame draw:id="id211" draw:style-name="a1352" draw:name="図 15" svg:x="1.55267in" svg:y="0.14561in" svg:width="3.84869in" svg:height="1.77733in" style:rel-width="scale" style:rel-height="scale">
          <draw:image xlink:href="media/image1.png" xlink:type="simple" xlink:show="embed" xlink:actuate="onLoad"/>
          <svg:title/>
          <svg:desc/>
        </draw:frame>
        <draw:g draw:name="グループ化 16" draw:id="id212">
          <svg:title/>
          <svg:desc/>
          <draw:frame draw:id="id234" draw:style-name="a1488" draw:name="テキスト ボックス 17" svg:x="7.18731in" svg:y="1.80868in" svg:width="3.56784in" svg:height="0.51967in">
            <draw:text-box>
              <text:p text:style-name="a1487" text:class-names="" text:cond-style-name=""><text:span text:style-name="a1485" text:class-names="">テスト設計方針ビュー</text:span><text:span text:style-name="a1486" text:class-names=""/></text:p>
            </draw:text-box>
            <svg:title/>
            <svg:desc/>
          </draw:frame>
          <draw:custom-shape svg:x="7.18986in" svg:y="1.82664in" svg:width="6.25521in" svg:height="7.63592in" draw:id="id235" draw:style-name="a1491" draw:name="正方形/長方形 18">
            <svg:title/>
            <svg:desc/>
            <text:p text:style-name="a1490" text:class-names="" text:cond-style-name=""><text:span text:style-name="a1489" text:class-names=""/></text:p>
            <draw:enhanced-geometry xmlns:dr3d="urn:oasis:names:tc:opendocument:xmlns:dr3d:1.0" draw:type="non-primitive" svg:viewBox="0 0 21600 21600" draw:enhanced-path="M 0 0 L 21600 0 21600 21600 0 21600 Z N"/>
          </draw:custom-shape>
        </draw:g>
        <draw:custom-shape svg:x="8.95334in" svg:y="9.74573in" svg:width="0.4241in" svg:height="0.4241in" draw:id="id213" draw:style-name="a1355" draw:name="十角形 19">
          <svg:title/>
          <svg:desc/>
          <text:p text:style-name="a1354" text:class-names="" text:cond-style-name=""><text:span text:style-name="a1353" text:class-names=""/></text:p>
          <draw:enhanced-geometry xmlns:dr3d="urn:oasis:names:tc:opendocument:xmlns:dr3d:1.0" draw:path-stretchpoint-x="21600" draw:path-stretchpoint-y="21600" draw:type="non-primitive" svg:viewBox="0 0 21600 21600" draw:enhanced-path="M ?f2 ?f8 L ?f26 ?f37 ?f27 ?f36 ?f28 ?f36 ?f29 ?f37 ?f3 ?f8 ?f29 ?f38 ?f28 ?f39 ?f27 ?f39 ?f26 ?f38 Z N" draw:text-areas="?f26 ?f37 ?f29 ?f38" draw:glue-points="?f29 ?f37 ?f29 ?f38 ?f28 ?f39 ?f27 ?f39 ?f26 ?f38 ?f26 ?f37 ?f27 ?f36 ?f28 ?f36" draw:glue-point-leaving-directions="-90, -90, -180, -180, -270, -270, -360, -360" draw:modifiers="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7 * ?f40 / 100000"/>
            <draw:equation draw:name="f14" draw:formula="2160000 + ?f1"/>
            <draw:equation draw:name="f15" draw:formula="?f14 * ?f12 / ?f0"/>
            <draw:equation draw:name="f16" draw:formula="0 - ?f15"/>
            <draw:equation draw:name="f17" draw:formula="sin(?f16)"/>
            <draw:equation draw:name="f18" draw:formula="0 - ?f17"/>
            <draw:equation draw:name="f19" draw:formula="?f18 * ?f10"/>
            <draw:equation draw:name="f20" draw:formula="4320000 + ?f1"/>
            <draw:equation draw:name="f21" draw:formula="?f20 * ?f12 / ?f0"/>
            <draw:equation draw:name="f22" draw:formula="0 - ?f21"/>
            <draw:equation draw:name="f23" draw:formula="sin(?f22)"/>
            <draw:equation draw:name="f24" draw:formula="0 - ?f23"/>
            <draw:equation draw:name="f25" draw:formula="?f24 * ?f10"/>
            <draw:equation draw:name="f26" draw:formula="?f11 - ?f19"/>
            <draw:equation draw:name="f27" draw:formula="?f11 - ?f25"/>
            <draw:equation draw:name="f28" draw:formula="?f11 + ?f25"/>
            <draw:equation draw:name="f29" draw:formula="?f11 + ?f19"/>
            <draw:equation draw:name="f30" draw:formula="cos(?f22)"/>
            <draw:equation draw:name="f31" draw:formula="0 - ?f30"/>
            <draw:equation draw:name="f32" draw:formula="?f31 * ?f13"/>
            <draw:equation draw:name="f33" draw:formula="cos(?f16)"/>
            <draw:equation draw:name="f34" draw:formula="0 - ?f33"/>
            <draw:equation draw:name="f35" draw:formula="?f34 * ?f13"/>
            <draw:equation draw:name="f36" draw:formula="?f8 - ?f32"/>
            <draw:equation draw:name="f37" draw:formula="?f8 - ?f35"/>
            <draw:equation draw:name="f38" draw:formula="?f8 + ?f35"/>
            <draw:equation draw:name="f39" draw:formula="?f8 + ?f32"/>
            <draw:equation draw:name="f40" draw:formula="105146"/>
          </draw:enhanced-geometry>
        </draw:custom-shape>
        <draw:custom-shape svg:x="0.89613in" svg:y="7.57373in" svg:width="12.37143in" svg:height="1.75026in" draw:id="id214" draw:style-name="a1383" draw:name="正方形/長方形 23">
          <svg:title/>
          <svg:desc/>
          <text:p text:style-name="a1361" text:class-names="" text:cond-style-name=""><text:span text:style-name="a1356" text:class-names="">【</text:span><text:span text:style-name="a1357" text:class-names="">議論</text:span><text:span text:style-name="a1358" text:class-names="">/</text:span><text:span text:style-name="a1359" text:class-names="">合意内容</text:span><text:span text:style-name="a1360" text:class-names="">】</text:span></text:p>
          <text:p text:style-name="a1363" text:class-names="" text:cond-style-name=""><text:span text:style-name="a1362" text:class-names="">①事象の被害金額とリスク値</text:span></text:p>
          <text:p text:style-name="a1367" text:class-names="" text:cond-style-name=""><text:span text:style-name="a1364" text:class-names="">②対処</text:span><text:span text:style-name="a1365" text:class-names="">する起こって</text:span><text:span text:style-name="a1366" text:class-names="">ほしくない事象</text:span></text:p>
          <text:p text:style-name="a1369" text:class-names="" text:cond-style-name=""><text:span text:style-name="a1368" text:class-names="">③起こってほしくない事象の対応者</text:span></text:p>
          <text:p text:style-name="a1374" text:class-names="" text:cond-style-name=""><text:span text:style-name="a1370" text:class-names="">④テストの重み</text:span><text:span text:style-name="a1371" text:class-names="">(</text:span><text:span text:style-name="a1372" text:class-names="">カバレッジ</text:span><text:span text:style-name="a1373" text:class-names="">)</text:span></text:p>
          <text:p text:style-name="a1380" text:class-names="" text:cond-style-name=""><text:span text:style-name="a1375" text:class-names="">⑤</text:span><text:span text:style-name="a1376" text:class-names="">テストタイプ</text:span><text:span text:style-name="a1377" text:class-names="">(</text:span><text:span text:style-name="a1378" text:class-names="">対応方法</text:span><text:span text:style-name="a1379" text:class-names="">)</text:span></text:p>
          <text:p text:style-name="a1382" text:class-names="" text:cond-style-name=""><text:span text:style-name="a1381" text:class-names=""/></text:p>
          <draw:enhanced-geometry xmlns:dr3d="urn:oasis:names:tc:opendocument:xmlns:dr3d:1.0" draw:type="non-primitive" svg:viewBox="0 0 21600 21600" draw:enhanced-path="M 0 0 L 21600 0 21600 21600 0 21600 Z N"/>
        </draw:custom-shape>
        <draw:frame draw:id="id215" draw:style-name="a1384" draw:name="図 9" svg:x="5.29798in" svg:y="1.90958in" svg:width="1.24677in" svg:height="0.70006in" style:rel-width="scale" style:rel-height="scale">
          <draw:image xlink:href="media/image13.png" xlink:type="simple" xlink:show="embed" xlink:actuate="onLoad"/>
          <svg:title/>
          <svg:desc/>
        </draw:frame>
        <draw:frame draw:id="id216" draw:style-name="a1385" draw:name="図 10" svg:x="12.06559in" svg:y="1.90958in" svg:width="1.25344in" svg:height="0.66006in" style:rel-width="scale" style:rel-height="scale">
          <draw:image xlink:href="media/image14.png" xlink:type="simple" xlink:show="embed" xlink:actuate="onLoad"/>
          <svg:title/>
          <svg:desc/>
        </draw:frame>
        <draw:frame draw:id="id217" draw:style-name="a1386" draw:name="図 27" svg:x="5.27071in" svg:y="7.955in" svg:width="3.43332in" svg:height="1.3225in" style:rel-width="scale" style:rel-height="scale">
          <draw:image xlink:href="media/image15.png" xlink:type="simple" xlink:show="embed" xlink:actuate="onLoad"/>
          <svg:title/>
          <svg:desc/>
        </draw:frame>
        <draw:frame draw:id="id218" draw:style-name="a1387" draw:name="図 28" svg:x="9.23803in" svg:y="7.70461in" svg:width="2.35516in" svg:height="1.47493in" style:rel-width="scale" style:rel-height="scale">
          <draw:image xlink:href="media/image16.png" xlink:type="simple" xlink:show="embed" xlink:actuate="onLoad"/>
          <svg:title/>
          <svg:desc/>
        </draw:frame>
        <draw:custom-shape svg:x="0.73244in" svg:y="2.60783in" svg:width="5.81231in" svg:height="0.50488in" draw:id="id219" draw:style-name="a1403" draw:name="正方形/長方形 29">
          <svg:title/>
          <svg:desc/>
          <text:p text:style-name="a1402" text:class-names="" text:cond-style-name=""><text:span text:style-name="a1388" text:class-names="">事象の影響度</text:span><text:span text:style-name="a1389" text:class-names="">(</text:span><text:span text:style-name="a1390" text:class-names="">被害金額</text:span><text:span text:style-name="a1391" text:class-names="">)</text:span><text:span text:style-name="a1392" text:class-names="">と発生確率</text:span><text:span text:style-name="a1393" text:class-names="">(</text:span><text:span text:style-name="a1394" text:class-names="">リスク値</text:span><text:span text:style-name="a1395" text:class-names="">)</text:span><text:span text:style-name="a1396" text:class-names="">から対処すべき事象</text:span><text:span text:style-name="a1397" text:class-names="">(</text:span><text:span text:style-name="a1398" text:class-names="">フォールト</text:span><text:span text:style-name="a1399" text:class-names="">)</text:span><text:span text:style-name="a1400" text:class-names="">を特定し、対応者について合意する。</text:span><text:span text:style-name="a1401" text:class-names=""/></text:p>
          <draw:enhanced-geometry xmlns:dr3d="urn:oasis:names:tc:opendocument:xmlns:dr3d:1.0" draw:type="non-primitive" svg:viewBox="0 0 21600 21600" draw:enhanced-path="M 0 0 L 21600 0 21600 21600 0 21600 Z N"/>
        </draw:custom-shape>
        <draw:frame draw:id="id220" draw:style-name="a1408" draw:name="テキスト ボックス 12" svg:x="4.04954in" svg:y="2.06914in" svg:width="1.2573in" svg:height="0.30293in">
          <draw:text-box>
            <text:p text:style-name="a1407" text:class-names="" text:cond-style-name=""><text:span text:style-name="a1404" text:class-names="">対応プロセス</text:span><text:span text:style-name="a1405" text:class-names="">:</text:span><text:span text:style-name="a1406" text:class-names=""/></text:p>
          </draw:text-box>
          <svg:title/>
          <svg:desc/>
        </draw:frame>
        <draw:frame draw:id="id221" draw:style-name="a1413" draw:name="テキスト ボックス 31" svg:x="10.82622in" svg:y="2.10814in" svg:width="1.2573in" svg:height="0.30293in">
          <draw:text-box>
            <text:p text:style-name="a1412" text:class-names="" text:cond-style-name=""><text:span text:style-name="a1409" text:class-names="">対応プロセス</text:span><text:span text:style-name="a1410" text:class-names="">:</text:span><text:span text:style-name="a1411" text:class-names=""/></text:p>
          </draw:text-box>
          <svg:title/>
          <svg:desc/>
        </draw:frame>
        <draw:frame draw:id="id222" draw:style-name="a1418" draw:name="テキスト ボックス 32" svg:x="7.36482in" svg:y="2.58839in" svg:width="5.90274in" svg:height="0.50488in">
          <draw:text-box>
            <text:p text:style-name="a1417" text:class-names="" text:cond-style-name=""><text:span text:style-name="a1414" text:class-names="">テストで対処</text:span><text:span text:style-name="a1415" text:class-names="">する起こって</text:span><text:span text:style-name="a1416" text:class-names="">ほしくない事象のために、テスト設計方針を合意する。</text:span></text:p>
          </draw:text-box>
          <svg:title/>
          <svg:desc/>
        </draw:frame>
        <draw:frame draw:id="id223" draw:style-name="a1419" draw:name="図 34" svg:x="10.6647in" svg:y="5.66506in" svg:width="2.516in" svg:height="1.77282in" style:rel-width="scale" style:rel-height="scale">
          <draw:image xlink:href="media/image17.emf" xlink:type="simple" xlink:show="embed" xlink:actuate="onLoad"/>
          <svg:title/>
          <svg:desc/>
        </draw:frame>
        <draw:frame draw:id="id224" draw:name="表 35" svg:x="7.51925in" svg:y="3.09792in" svg:width="5.76197in" svg:height="2.17341in">
          <table:table table:style-name="a1420" table:template-name="{5C22544A-7EE6-4342-B048-85BDC9FD1C3A}" table:use-banding-columns-styles="false" table:use-banding-rows-styles="true" table:use-first-column-styles="false" table:use-first-row-styles="true" table:use-last-column-styles="false" table:use-last-row-styles="false">
            <table:table-column table:style-name="a1421" table:default-cell-style-name=""/>
            <table:table-column table:style-name="a1422" table:default-cell-style-name=""/>
            <table:table-row table:style-name="a1423" table:default-cell-style-name="">
              <table:table-cell table:style-name="a1427">
                <text:list text:style-name="a1426">
                  <text:list-item>
                    <text:p text:style-name="a1425" text:class-names="" text:cond-style-name=""><text:span text:style-name="a1424" text:class-names="">項目</text:span></text:p>
                  </text:list-item>
                </text:list>
              </table:table-cell>
              <table:table-cell table:style-name="a1431">
                <text:list text:style-name="a1430">
                  <text:list-item>
                    <text:p text:style-name="a1429" text:class-names="" text:cond-style-name=""><text:span text:style-name="a1428" text:class-names="">内容</text:span></text:p>
                  </text:list-item>
                </text:list>
              </table:table-cell>
            </table:table-row>
            <table:table-row table:style-name="a1432" table:default-cell-style-name="">
              <table:table-cell table:style-name="a1436">
                <text:list text:style-name="a1435">
                  <text:list-item>
                    <text:p text:style-name="a1434" text:class-names="" text:cond-style-name=""><text:span text:style-name="a1433" text:class-names="">ユーザーテスト</text:span></text:p>
                  </text:list-item>
                </text:list>
              </table:table-cell>
              <table:table-cell table:style-name="a1439">
                <text:p text:style-name="a1438" text:class-names="" text:cond-style-name=""><text:span text:style-name="a1437" text:class-names="">コミュニティのユーザーが実施する。ユーザーの通常利用に耐えられない事象が発生しないことを確認することが目的。コミュニティのスタンスとしては、実施要否はユーザーに任せる。</text:span></text:p>
              </table:table-cell>
            </table:table-row>
            <table:table-row table:style-name="a1440" table:default-cell-style-name="">
              <table:table-cell table:style-name="a1444">
                <text:list text:style-name="a1443">
                  <text:list-item>
                    <text:p text:style-name="a1442" text:class-names="" text:cond-style-name=""><text:span text:style-name="a1441" text:class-names="">フォールトベースドテスト</text:span></text:p>
                  </text:list-item>
                </text:list>
              </table:table-cell>
              <table:table-cell table:style-name="a1453">
                <text:p text:style-name="a1452" text:class-names="" text:cond-style-name=""><text:span text:style-name="a1445" text:class-names="">コミュニティの</text:span><text:span text:style-name="a1446" text:class-names="">QA</text:span><text:span text:style-name="a1447" text:class-names="">担当が実施する。ユーザーの通常利用では顕在化しない、かつ、影響度</text:span><text:span text:style-name="a1448" text:class-names="">(</text:span><text:span text:style-name="a1449" text:class-names="">被害額</text:span><text:span text:style-name="a1450" text:class-names="">)</text:span><text:span text:style-name="a1451" text:class-names="">と発生確率が高い事象に対処することが目的。</text:span></text:p>
              </table:table-cell>
            </table:table-row>
            <table:table-row table:style-name="a1454" table:default-cell-style-name="">
              <table:table-cell table:style-name="a1458">
                <text:list text:style-name="a1457">
                  <text:list-item>
                    <text:p text:style-name="a1456" text:class-names="" text:cond-style-name=""><text:span text:style-name="a1455" text:class-names="">ユニットテスト</text:span></text:p>
                  </text:list-item>
                </text:list>
              </table:table-cell>
              <table:table-cell table:style-name="a1461">
                <text:p text:style-name="a1460" text:class-names="" text:cond-style-name=""><text:span text:style-name="a1459" text:class-names="">コミュニティの開発者自身が実施する。コードの品質を最低限担保することが目的。</text:span></text:p>
              </table:table-cell>
            </table:table-row>
          </table:table>
          <draw:image xlink:href="media/image18.png" xlink:type="simple" xlink:show="embed" xlink:actuate="onLoad"/>
          <svg:title/>
          <svg:desc/>
        </draw:frame>
        <draw:frame draw:id="id225" draw:style-name="a1462" draw:name="図 13" svg:x="7.49948in" svg:y="5.8558in" svg:width="2.81671in" svg:height="1.51256in" style:rel-width="scale" style:rel-height="scale">
          <draw:image xlink:href="media/image19.png" xlink:type="simple" xlink:show="embed" xlink:actuate="onLoad"/>
          <svg:title/>
          <svg:desc/>
        </draw:frame>
        <draw:frame draw:id="id226" draw:style-name="a1465" draw:name="テキスト ボックス 14" svg:x="6.39691in" svg:y="7.64067in" svg:width="1.12757in" svg:height="0.2861in">
          <draw:text-box>
            <text:p text:style-name="a1464" text:class-names="" text:cond-style-name=""><text:span text:style-name="a1463" text:class-names="">テスト俯瞰表</text:span></text:p>
          </draw:text-box>
          <svg:title/>
          <svg:desc/>
        </draw:frame>
        <draw:frame draw:id="id227" draw:style-name="a1468" draw:name="テキスト ボックス 38" svg:x="7.72464in" svg:y="5.49607in" svg:width="2.516in" svg:height="0.2861in">
          <draw:text-box>
            <text:p text:style-name="a1467" text:class-names="" text:cond-style-name=""><text:span text:style-name="a1466" text:class-names="">テストタイプ⇔テスト技法対応表</text:span></text:p>
          </draw:text-box>
          <svg:title/>
          <svg:desc/>
        </draw:frame>
        <draw:frame draw:id="id228" draw:style-name="a1471" draw:name="テキスト ボックス 41" svg:x="10.89737in" svg:y="5.35812in" svg:width="2.05319in" svg:height="0.2861in">
          <draw:text-box>
            <text:p text:style-name="a1470" text:class-names="" text:cond-style-name=""><text:span text:style-name="a1469" text:class-names="">フォールトテストの重み表</text:span></text:p>
          </draw:text-box>
          <svg:title/>
          <svg:desc/>
        </draw:frame>
        <draw:custom-shape svg:x="7.51925in" svg:y="4.18462in" svg:width="5.79272in" svg:height="0.62401in" draw:id="id229" draw:style-name="a1474" draw:name="正方形/長方形 20">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custom-shape>
        <draw:frame draw:id="id230" draw:style-name="a1475" draw:name="図 22" svg:x="0.59263in" svg:y="3.445in" svg:width="6.11965in" svg:height="3.62565in" style:rel-width="scale" style:rel-height="scale">
          <draw:image xlink:href="media/image20.emf" xlink:type="simple" xlink:show="embed" xlink:actuate="onLoad"/>
          <svg:title/>
          <svg:desc/>
        </draw:frame>
        <draw:custom-shape svg:x="6.07132in" svg:y="4.74234in" svg:width="1.66202in" svg:height="1.65812in" draw:id="id231" draw:style-name="a1478" draw:name="矢印: 環状 11">
          <svg:title/>
          <svg:desc/>
          <text:p text:style-name="a1477" text:class-names="" text:cond-style-name=""><text:span text:style-name="a1476" text:class-names=""/></text:p>
          <draw:enhanced-geometry xmlns:dr3d="urn:oasis:names:tc:opendocument:xmlns:dr3d:1.0" draw:type="non-primitive" svg:viewBox="0 0 1519752 1516185" draw:enhanced-path="M 1414486 875518 A ?f89 ?f90 ?f91 ?f92 1414486 875518 ?f86 ?f88  W ?f93 ?f94 ?f95 ?f96 1414486 875518 ?f86 ?f88 L 1488373 572102 1330229 758092 1109327 572102 1197293 572102 A ?f136 ?f137 ?f138 ?f139 1197293 572102 ?f133 ?f135  W ?f140 ?f141 ?f142 ?f143 1197293 572102 ?f133 ?f135 Z N" draw:text-areas="?f46 ?f48 ?f47 ?f49" draw:glue-points="?f39 ?f40 ?f41 ?f42 ?f43 ?f44 ?f45 ?f42" draw:glue-point-leaving-directions="-10.1697, -450, -540, -63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1519752"/>
            <draw:equation draw:name="f11" draw:formula="?f6 / 1516185"/>
            <draw:equation draw:name="f12" draw:formula="1330229 - 759876"/>
            <draw:equation draw:name="f13" draw:formula="758092 - 758092"/>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1414486 - 759876"/>
            <draw:equation draw:name="f20" draw:formula="875518 - 758092"/>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1398310 - 759876"/>
            <draw:equation draw:name="f27" draw:formula="572102 - 758092"/>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1109327 - 759876"/>
            <draw:equation draw:name="f34" draw:formula="sqrt(?f33 * ?f33 + ?f27 * ?f27 + 0 * 0)"/>
            <draw:equation draw:name="f35" draw:formula="atan2(?f33, ?f27)"/>
            <draw:equation draw:name="f36" draw:formula="?f35 + ?f1"/>
            <draw:equation draw:name="f37" draw:formula="?f36 * ?f9 / ?f0"/>
            <draw:equation draw:name="f38" draw:formula="0 - ?f37"/>
            <draw:equation draw:name="f39" draw:formula="1321213 / ?f10"/>
            <draw:equation draw:name="f40" draw:formula="858787 / ?f11"/>
            <draw:equation draw:name="f41" draw:formula="1488373 / ?f10"/>
            <draw:equation draw:name="f42" draw:formula="572102 / ?f11"/>
            <draw:equation draw:name="f43" draw:formula="1330229 / ?f10"/>
            <draw:equation draw:name="f44" draw:formula="758092 / ?f11"/>
            <draw:equation draw:name="f45" draw:formula="1109327 / ?f10"/>
            <draw:equation draw:name="f46" draw:formula="289569 / ?f10"/>
            <draw:equation draw:name="f47" draw:formula="1230183 / ?f10"/>
            <draw:equation draw:name="f48" draw:formula="289047 / ?f11"/>
            <draw:equation draw:name="f49" draw:formula="1227138 / ?f11"/>
            <draw:equation draw:name="f50" draw:formula="21550000 - 20015296"/>
            <draw:equation draw:name="f51" draw:formula="if(?f50, 20015296, 21550000)"/>
            <draw:equation draw:name="f52" draw:formula="-21550000 - ?f51"/>
            <draw:equation draw:name="f53" draw:formula="if(?f52, -21550000, ?f51)"/>
            <draw:equation draw:name="f54" draw:formula="610182 + ?f53"/>
            <draw:equation draw:name="f55" draw:formula="610182 + ?f1"/>
            <draw:equation draw:name="f56" draw:formula="?f55 * ?f8 / ?f0"/>
            <draw:equation draw:name="f57" draw:formula="0 - ?f56"/>
            <draw:equation draw:name="f58" draw:formula="cos(?f57)"/>
            <draw:equation draw:name="f59" draw:formula="0 - ?f58"/>
            <draw:equation draw:name="f60" draw:formula="?f59 * 665114"/>
            <draw:equation draw:name="f61" draw:formula="sin(?f57)"/>
            <draw:equation draw:name="f62" draw:formula="0 - ?f61"/>
            <draw:equation draw:name="f63" draw:formula="?f62 * 663331"/>
            <draw:equation draw:name="f64" draw:formula="sqrt(?f60 * ?f60 + ?f63 * ?f63 + 0 * 0)"/>
            <draw:equation draw:name="f65" draw:formula="665114 * 663331 / ?f64"/>
            <draw:equation draw:name="f66" draw:formula="?f62 * ?f65"/>
            <draw:equation draw:name="f67" draw:formula="1414486 - ?f66"/>
            <draw:equation draw:name="f68" draw:formula="?f59 * ?f65"/>
            <draw:equation draw:name="f69" draw:formula="875518 - ?f68"/>
            <draw:equation draw:name="f70" draw:formula="?f67 - 665114"/>
            <draw:equation draw:name="f71" draw:formula="?f69 - 663331"/>
            <draw:equation draw:name="f72" draw:formula="?f67 + 665114"/>
            <draw:equation draw:name="f73" draw:formula="?f69 + 663331"/>
            <draw:equation draw:name="f74" draw:formula="?f54 + ?f1"/>
            <draw:equation draw:name="f75" draw:formula="?f74 * ?f8 / ?f0"/>
            <draw:equation draw:name="f76" draw:formula="0 - ?f75"/>
            <draw:equation draw:name="f77" draw:formula="cos(?f76)"/>
            <draw:equation draw:name="f78" draw:formula="0 - ?f77"/>
            <draw:equation draw:name="f79" draw:formula="?f78 * 665114"/>
            <draw:equation draw:name="f80" draw:formula="sin(?f76)"/>
            <draw:equation draw:name="f81" draw:formula="0 - ?f80"/>
            <draw:equation draw:name="f82" draw:formula="?f81 * 663331"/>
            <draw:equation draw:name="f83" draw:formula="sqrt(?f79 * ?f79 + ?f82 * ?f82 + 0 * 0)"/>
            <draw:equation draw:name="f84" draw:formula="665114 * 663331 / ?f83"/>
            <draw:equation draw:name="f85" draw:formula="?f81 * ?f84"/>
            <draw:equation draw:name="f86" draw:formula="?f67 + ?f85"/>
            <draw:equation draw:name="f87" draw:formula="?f78 * ?f84"/>
            <draw:equation draw:name="f88" draw:formula="?f69 + ?f87"/>
            <draw:equation draw:name="f89" draw:formula="if(?f53, 1414486, ?f70)"/>
            <draw:equation draw:name="f90" draw:formula="if(?f53, 875518, ?f71)"/>
            <draw:equation draw:name="f91" draw:formula="if(?f53, 1414486, ?f72)"/>
            <draw:equation draw:name="f92" draw:formula="if(?f53, 875518, ?f73)"/>
            <draw:equation draw:name="f93" draw:formula="if(?f53, ?f70, ?f86)"/>
            <draw:equation draw:name="f94" draw:formula="if(?f53, ?f71, ?f88)"/>
            <draw:equation draw:name="f95" draw:formula="if(?f53, ?f72, ?f86)"/>
            <draw:equation draw:name="f96" draw:formula="if(?f53, ?f73, ?f88)"/>
            <draw:equation draw:name="f97" draw:formula="21550000 - -19607703"/>
            <draw:equation draw:name="f98" draw:formula="if(?f97, -19607703, 21550000)"/>
            <draw:equation draw:name="f99" draw:formula="-21550000 - ?f98"/>
            <draw:equation draw:name="f100" draw:formula="if(?f99, -21550000, ?f98)"/>
            <draw:equation draw:name="f101" draw:formula="20217885 + ?f100"/>
            <draw:equation draw:name="f102" draw:formula="20217885 + ?f1"/>
            <draw:equation draw:name="f103" draw:formula="?f102 * ?f8 / ?f0"/>
            <draw:equation draw:name="f104" draw:formula="0 - ?f103"/>
            <draw:equation draw:name="f105" draw:formula="cos(?f104)"/>
            <draw:equation draw:name="f106" draw:formula="0 - ?f105"/>
            <draw:equation draw:name="f107" draw:formula="?f106 * 475591"/>
            <draw:equation draw:name="f108" draw:formula="sin(?f104)"/>
            <draw:equation draw:name="f109" draw:formula="0 - ?f108"/>
            <draw:equation draw:name="f110" draw:formula="?f109 * 473808"/>
            <draw:equation draw:name="f111" draw:formula="sqrt(?f107 * ?f107 + ?f110 * ?f110 + 0 * 0)"/>
            <draw:equation draw:name="f112" draw:formula="475591 * 473808 / ?f111"/>
            <draw:equation draw:name="f113" draw:formula="?f109 * ?f112"/>
            <draw:equation draw:name="f114" draw:formula="1197293 - ?f113"/>
            <draw:equation draw:name="f115" draw:formula="?f106 * ?f112"/>
            <draw:equation draw:name="f116" draw:formula="572102 - ?f115"/>
            <draw:equation draw:name="f117" draw:formula="?f114 - 475591"/>
            <draw:equation draw:name="f118" draw:formula="?f116 - 473808"/>
            <draw:equation draw:name="f119" draw:formula="?f114 + 475591"/>
            <draw:equation draw:name="f120" draw:formula="?f116 + 473808"/>
            <draw:equation draw:name="f121" draw:formula="?f101 + ?f1"/>
            <draw:equation draw:name="f122" draw:formula="?f121 * ?f8 / ?f0"/>
            <draw:equation draw:name="f123" draw:formula="0 - ?f122"/>
            <draw:equation draw:name="f124" draw:formula="cos(?f123)"/>
            <draw:equation draw:name="f125" draw:formula="0 - ?f124"/>
            <draw:equation draw:name="f126" draw:formula="?f125 * 475591"/>
            <draw:equation draw:name="f127" draw:formula="sin(?f123)"/>
            <draw:equation draw:name="f128" draw:formula="0 - ?f127"/>
            <draw:equation draw:name="f129" draw:formula="?f128 * 473808"/>
            <draw:equation draw:name="f130" draw:formula="sqrt(?f126 * ?f126 + ?f129 * ?f129 + 0 * 0)"/>
            <draw:equation draw:name="f131" draw:formula="475591 * 473808 / ?f130"/>
            <draw:equation draw:name="f132" draw:formula="?f128 * ?f131"/>
            <draw:equation draw:name="f133" draw:formula="?f114 + ?f132"/>
            <draw:equation draw:name="f134" draw:formula="?f125 * ?f131"/>
            <draw:equation draw:name="f135" draw:formula="?f116 + ?f134"/>
            <draw:equation draw:name="f136" draw:formula="if(?f100, 1197293, ?f117)"/>
            <draw:equation draw:name="f137" draw:formula="if(?f100, 572102, ?f118)"/>
            <draw:equation draw:name="f138" draw:formula="if(?f100, 1197293, ?f119)"/>
            <draw:equation draw:name="f139" draw:formula="if(?f100, 572102, ?f120)"/>
            <draw:equation draw:name="f140" draw:formula="if(?f100, ?f117, ?f133)"/>
            <draw:equation draw:name="f141" draw:formula="if(?f100, ?f118, ?f135)"/>
            <draw:equation draw:name="f142" draw:formula="if(?f100, ?f119, ?f133)"/>
            <draw:equation draw:name="f143" draw:formula="if(?f100, ?f120, ?f135)"/>
          </draw:enhanced-geometry>
        </draw:custom-shape>
        <draw:frame draw:id="id232" draw:style-name="a1481" draw:name="テキスト ボックス 45" svg:x="0.71723in" svg:y="3.13067in" svg:width="1.59038in" svg:height="0.2861in">
          <draw:text-box>
            <text:p text:style-name="a1480" text:class-names="" text:cond-style-name=""><text:span text:style-name="a1479" text:class-names="">フォールトツリー図</text:span></text:p>
          </draw:text-box>
          <svg:title/>
          <svg:desc/>
        </draw:frame>
        <draw:frame draw:id="id233" draw:style-name="a1484" draw:name="テキスト ボックス 46" svg:x="11.64017in" svg:y="7.76564in" svg:width="1.59038in" svg:height="0.2861in">
          <draw:text-box>
            <text:p text:style-name="a1483" text:class-names="" text:cond-style-name=""><text:span text:style-name="a1482" text:class-names="">やばさの傾向グラフ</text:span></text:p>
          </draw:text-box>
          <svg:title/>
          <svg:desc/>
        </draw:frame>
        <presentation:notes draw:style-name="a1506">
          <draw:page-thumbnail draw:page-number="6" svg:x="1.5in" svg:y="1.25in" svg:width="4.5in" svg:height="3.375in" presentation:class="page" draw:id="id238" presentation:style-name="a1500" draw:name="スライド イメージ プレースホルダー 1">
            <svg:title/>
            <svg:desc/>
          </draw:page-thumbnail>
          <draw:frame draw:id="id239" presentation:style-name="a1501" draw:name="ノート プレースホルダー 2" svg:x="0.75in" svg:y="4.8125in" svg:width="6in" svg:height="3.9375in" presentation:class="notes" presentation:placeholder="true">
            <draw:text-box/>
            <svg:title/>
            <svg:desc/>
          </draw:frame>
          <draw:frame draw:id="id240" draw:style-name="a1505" draw:name="スライド番号プレースホルダー 3" svg:x="4.24826in" svg:y="9.49826in" svg:width="3.25in" svg:height="0.50174in">
            <draw:text-box>
              <text:p text:style-name="a1504" text:class-names="" text:cond-style-name=""><text:span text:style-name="a1502" text:class-names=""><text:page-number style:num-format="1" text:fixed="false">6</text:page-number></text:span><text:span text:style-name="a1503" text:class-names=""/></text:p>
            </draw:text-box>
            <svg:title/>
            <svg:desc/>
          </draw:frame>
        </presentation:notes>
      </draw:page>
      <draw:page draw:name="Slide19" draw:style-name="a1507" draw:master-page-name="Master1-Layout4-titleOnly-タイトルのみ" presentation:presentation-page-layout-name="Master1-PPL4" draw:id="Slide-274">
        <draw:custom-shape svg:x="1.71708in" svg:y="3.80676in" svg:width="7.03812in" svg:height="6.19377in" draw:id="id241" draw:style-name="a1510" draw:name="角丸四角形 97">
          <svg:title/>
          <svg:desc/>
          <text:p text:style-name="a1509" text:class-names="" text:cond-style-name=""><text:span text:style-name="a150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50479in" svg:y="3.60412in" svg:width="7.03812in" svg:height="6.19377in" draw:id="id242" draw:style-name="a1513" draw:name="角丸四角形 96">
          <svg:title/>
          <svg:desc/>
          <text:p text:style-name="a1512" text:class-names="" text:cond-style-name=""><text:span text:style-name="a15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33813in" svg:y="3.43746in" svg:width="7.03812in" svg:height="6.19377in" draw:id="id243" draw:style-name="a1516" draw:name="角丸四角形 95">
          <svg:title/>
          <svg:desc/>
          <text:p text:style-name="a1515" text:class-names="" text:cond-style-name=""><text:span text:style-name="a151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44" presentation:style-name="a1524" draw:name="タイトル 1" svg:x="1.26in" svg:y="0.21412in" svg:width="11.55in" svg:height="1.30118in" presentation:class="title" presentation:placeholder="false">
          <draw:text-box>
            <text:p text:style-name="a1523" text:class-names="" text:cond-style-name=""><text:span text:style-name="a1517" text:class-names="">対処する事象</text:span><text:span text:style-name="a1518" text:class-names="">(</text:span><text:span text:style-name="a1519" text:class-names="">フォールト</text:span><text:span text:style-name="a1520" text:class-names="">)</text:span><text:span text:style-name="a1521" text:class-names="">の識</text:span><text:span text:style-name="a1522" text:class-names="">別と評価方法</text:span></text:p>
          </draw:text-box>
          <svg:title/>
          <svg:desc/>
        </draw:frame>
        <draw:frame draw:id="id245" draw:style-name="a1528" draw:name="スライド番号プレースホルダー 2" svg:x="10.8708in" svg:y="9.89031in" svg:width="2.07976in" svg:height="0.55903in">
          <draw:text-box>
            <text:p text:style-name="a1527" text:class-names="" text:cond-style-name=""><text:span text:style-name="a1525" text:class-names=""><text:page-number style:num-format="1" text:fixed="false">7</text:page-number></text:span><text:span text:style-name="a1526" text:class-names=""/></text:p>
          </draw:text-box>
          <svg:title/>
          <svg:desc/>
        </draw:frame>
        <draw:custom-shape svg:x="3.94277in" svg:y="3.96045in" svg:width="0.62092in" svg:height="0.4241in" draw:id="id246" draw:style-name="a1531" draw:name="円/楕円 3">
          <svg:title/>
          <svg:desc/>
          <text:p text:style-name="a1530" text:class-names="" text:cond-style-name=""><text:span text:style-name="a15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84802in" svg:y="5.0544in" svg:width="0.62092in" svg:height="0.4241in" draw:id="id247" draw:style-name="a1534" draw:name="円/楕円 4">
          <svg:title/>
          <svg:desc/>
          <text:p text:style-name="a1533" text:class-names="" text:cond-style-name=""><text:span text:style-name="a15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2992in" svg:y="5.03432in" svg:width="0.62092in" svg:height="0.4241in" draw:id="id248" draw:style-name="a1537" draw:name="円/楕円 5">
          <svg:title/>
          <svg:desc/>
          <text:p text:style-name="a1536" text:class-names="" text:cond-style-name=""><text:span text:style-name="a15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69296in" svg:y="6.13306in" svg:width="0.62092in" svg:height="0.4241in" draw:id="id249" draw:style-name="a1540" draw:name="円/楕円 6">
          <svg:title/>
          <svg:desc/>
          <text:p text:style-name="a1539" text:class-names="" text:cond-style-name=""><text:span text:style-name="a15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82322in" svg:y="6.13712in" svg:width="0.62092in" svg:height="0.4241in" draw:id="id250" draw:style-name="a1543" draw:name="円/楕円 7">
          <svg:title/>
          <svg:desc/>
          <text:p text:style-name="a1542" text:class-names="" text:cond-style-name=""><text:span text:style-name="a15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5075in" svg:y="5.42779in" svg:width="0.39in" svg:height="0.5in" draw:id="id251" draw:style-name="a1547" draw:name="メモ 8">
          <svg:title/>
          <svg:desc/>
          <text:p text:style-name="a1546" text:class-names="" text:cond-style-name=""><text:span text:style-name="a1544" text:class-names="">2</text:span><text:span text:style-name="a1545"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svg:x="10.5075in" svg:y="6.2223in" svg:width="0.39in" svg:height="0.5in" draw:id="id252" draw:style-name="a1551" draw:name="メモ 9">
          <svg:title/>
          <svg:desc/>
          <text:p text:style-name="a1550" text:class-names="" text:cond-style-name=""><text:span text:style-name="a1548" text:class-names="">3</text:span><text:span text:style-name="a1549"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svg:x="10.5075in" svg:y="7.01681in" svg:width="0.39in" svg:height="0.5in" draw:id="id253" draw:style-name="a1555" draw:name="メモ 10">
          <svg:title/>
          <svg:desc/>
          <text:p text:style-name="a1554" text:class-names="" text:cond-style-name=""><text:span text:style-name="a1552" text:class-names="">4</text:span><text:span text:style-name="a1553"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svg:x="10.5075in" svg:y="7.81132in" svg:width="0.39in" svg:height="0.5in" draw:id="id254" draw:style-name="a1559" draw:name="メモ 11">
          <svg:title/>
          <svg:desc/>
          <text:p text:style-name="a1558" text:class-names="" text:cond-style-name=""><text:span text:style-name="a1556" text:class-names="">5</text:span><text:span text:style-name="a1557"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svg:x="10.5075in" svg:y="4.63328in" svg:width="0.39in" svg:height="0.5in" draw:id="id255" draw:style-name="a1563" draw:name="メモ 12">
          <svg:title/>
          <svg:desc/>
          <text:p text:style-name="a1562" text:class-names="" text:cond-style-name=""><text:span text:style-name="a1560" text:class-names="">1</text:span><text:span text:style-name="a1561"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frame draw:id="id256" draw:style-name="a1566" draw:name="テキスト ボックス 13" svg:x="9.9375in" svg:y="4.09086in" svg:width="1.7166in" svg:height="0.40391in">
          <draw:text-box>
            <text:p text:style-name="a1565" text:class-names="" text:cond-style-name=""><text:span text:style-name="a1564" text:class-names="">ソースコード</text:span></text:p>
          </draw:text-box>
          <svg:title/>
          <svg:desc/>
        </draw:frame>
        <draw:g draw:name="グループ化 14" draw:id="id257">
          <svg:title/>
          <svg:desc/>
          <draw:custom-shape svg:x="12.4375in" svg:y="4.73465in" svg:width="0.71in" svg:height="0.27in" draw:id="id259" draw:style-name="a1864" draw:name="正方形/長方形 15">
            <svg:title/>
            <svg:desc/>
            <text:p text:style-name="a1863" text:class-names="" text:cond-style-name=""><text:span text:style-name="a1862" text:class-names=""/></text:p>
            <draw:enhanced-geometry xmlns:dr3d="urn:oasis:names:tc:opendocument:xmlns:dr3d:1.0" draw:type="non-primitive" svg:viewBox="0 0 21600 21600" draw:enhanced-path="M 0 0 L 21600 0 21600 21600 0 21600 Z N"/>
          </draw:custom-shape>
          <draw:custom-shape svg:x="12.60417in" svg:y="4.90132in" svg:width="0.71in" svg:height="0.27in" draw:id="id344" draw:style-name="a1867" draw:name="正方形/長方形 16">
            <svg:title/>
            <svg:desc/>
            <text:p text:style-name="a1866" text:class-names="" text:cond-style-name=""><text:span text:style-name="a1865" text:class-names=""/></text:p>
            <draw:enhanced-geometry xmlns:dr3d="urn:oasis:names:tc:opendocument:xmlns:dr3d:1.0" draw:type="non-primitive" svg:viewBox="0 0 21600 21600" draw:enhanced-path="M 0 0 L 21600 0 21600 21600 0 21600 Z N"/>
          </draw:custom-shape>
          <draw:custom-shape svg:x="12.77083in" svg:y="5.06798in" svg:width="0.71in" svg:height="0.27in" draw:id="id345" draw:style-name="a1870" draw:name="正方形/長方形 17">
            <svg:title/>
            <svg:desc/>
            <text:p text:style-name="a1869" text:class-names="" text:cond-style-name=""><text:span text:style-name="a1868" text:class-names=""/></text:p>
            <draw:enhanced-geometry xmlns:dr3d="urn:oasis:names:tc:opendocument:xmlns:dr3d:1.0" draw:type="non-primitive" svg:viewBox="0 0 21600 21600" draw:enhanced-path="M 0 0 L 21600 0 21600 21600 0 21600 Z N"/>
          </draw:custom-shape>
        </draw:g>
        <draw:frame draw:id="id258" draw:style-name="a1569" draw:name="テキスト ボックス 18" svg:x="12.09064in" svg:y="4.13351in" svg:width="1.7166in" svg:height="0.40391in">
          <draw:text-box>
            <text:p text:style-name="a1568" text:class-names="" text:cond-style-name=""><text:span text:style-name="a1567" text:class-names="">コミットログ</text:span></text:p>
          </draw:text-box>
          <svg:title/>
          <svg:desc/>
        </draw:frame>
        <draw:connector draw:type="line" svg:x1="12.4375in" svg:y1="4.86965in" draw:start-shape="id259" draw:start-glue-point="3" svg:x2="10.8975in" svg:y2="4.88328in" draw:end-shape="id255" draw:end-glue-point="1" draw:id="id260" draw:style-name="a1571" draw:name="直線矢印コネクタ 19">
          <svg:title/>
          <svg:desc/>
        </draw:connector>
        <draw:connector draw:type="line" svg:x1="12.4375in" svg:y1="4.86965in" draw:start-shape="id259" draw:start-glue-point="3" svg:x2="10.8975in" svg:y2="5.67779in" draw:end-shape="id251" draw:end-glue-point="1" draw:id="id261" draw:style-name="a1573" draw:name="直線矢印コネクタ 20">
          <svg:title/>
          <svg:desc/>
        </draw:connector>
        <draw:connector draw:type="line" svg:x1="12.4375in" svg:y1="4.86965in" draw:start-shape="id259" draw:start-glue-point="3" svg:x2="10.8975in" svg:y2="6.4723in" draw:end-shape="id252" draw:end-glue-point="1" draw:id="id262" draw:style-name="a1575" draw:name="直線矢印コネクタ 21">
          <svg:title/>
          <svg:desc/>
        </draw:connector>
        <draw:connector draw:type="line" svg:x1="12.4375in" svg:y1="4.86965in" draw:start-shape="id259" draw:start-glue-point="3" svg:x2="10.8975in" svg:y2="7.26681in" draw:end-shape="id253" draw:end-glue-point="1" draw:id="id263" draw:style-name="a1577" draw:name="直線矢印コネクタ 22">
          <svg:title/>
          <svg:desc/>
        </draw:connector>
        <draw:connector draw:type="line" svg:x1="12.4375in" svg:y1="4.86965in" draw:start-shape="id259" draw:start-glue-point="3" svg:x2="10.8975in" svg:y2="8.06132in" draw:end-shape="id254" draw:end-glue-point="1" draw:id="id264" draw:style-name="a1579" draw:name="直線矢印コネクタ 23">
          <svg:title/>
          <svg:desc/>
        </draw:connector>
        <draw:frame draw:id="id265" draw:style-name="a1582" draw:name="テキスト ボックス 24" svg:x="12.85656in" svg:y="5.50007in" svg:width="0.53854in" svg:height="0.23561in">
          <draw:text-box>
            <text:p text:style-name="a1581" text:class-names="" text:cond-style-name=""><text:span text:style-name="a1580" text:class-names="">・・・</text:span></text:p>
          </draw:text-box>
          <svg:title/>
          <svg:desc/>
        </draw:frame>
        <draw:frame draw:id="id266" draw:style-name="a1586" draw:name="テキスト ボックス 25" svg:x="8.93649in" svg:y="4.6677in" svg:width="0.52101in" svg:height="0.40391in">
          <draw:text-box>
            <text:p text:style-name="a1585" text:class-names="" text:cond-style-name=""><text:span text:style-name="a1583" text:class-names="">0.9</text:span><text:span text:style-name="a1584" text:class-names=""/></text:p>
          </draw:text-box>
          <svg:title/>
          <svg:desc/>
        </draw:frame>
        <draw:frame draw:id="id267" draw:style-name="a1590" draw:name="テキスト ボックス 26" svg:x="8.93649in" svg:y="5.44875in" svg:width="0.52101in" svg:height="0.40391in">
          <draw:text-box>
            <text:p text:style-name="a1589" text:class-names="" text:cond-style-name=""><text:span text:style-name="a1587" text:class-names="">0.8</text:span><text:span text:style-name="a1588" text:class-names=""/></text:p>
          </draw:text-box>
          <svg:title/>
          <svg:desc/>
        </draw:frame>
        <draw:frame draw:id="id268" draw:style-name="a1594" draw:name="テキスト ボックス 27" svg:x="8.93649in" svg:y="6.2223in" svg:width="0.52101in" svg:height="0.40391in">
          <draw:text-box>
            <text:p text:style-name="a1593" text:class-names="" text:cond-style-name=""><text:span text:style-name="a1591" text:class-names="">0.5</text:span><text:span text:style-name="a1592" text:class-names=""/></text:p>
          </draw:text-box>
          <svg:title/>
          <svg:desc/>
        </draw:frame>
        <draw:frame draw:id="id269" draw:style-name="a1598" draw:name="テキスト ボックス 28" svg:x="8.93649in" svg:y="7.06485in" svg:width="0.52101in" svg:height="0.40391in">
          <draw:text-box>
            <text:p text:style-name="a1597" text:class-names="" text:cond-style-name=""><text:span text:style-name="a1595" text:class-names="">0.2</text:span><text:span text:style-name="a1596" text:class-names=""/></text:p>
          </draw:text-box>
          <svg:title/>
          <svg:desc/>
        </draw:frame>
        <draw:frame draw:id="id270" draw:style-name="a1602" draw:name="テキスト ボックス 29" svg:x="8.93649in" svg:y="7.83841in" svg:width="0.52101in" svg:height="0.40391in">
          <draw:text-box>
            <text:p text:style-name="a1601" text:class-names="" text:cond-style-name=""><text:span text:style-name="a1599" text:class-names="">0.1</text:span><text:span text:style-name="a1600" text:class-names=""/></text:p>
          </draw:text-box>
          <svg:title/>
          <svg:desc/>
        </draw:frame>
        <draw:frame draw:id="id271" draw:style-name="a1605" draw:name="テキスト ボックス 30" svg:x="8.59113in" svg:y="4.11084in" svg:width="1.21172in" svg:height="0.40391in">
          <draw:text-box>
            <text:p text:style-name="a1604" text:class-names="" text:cond-style-name=""><text:span text:style-name="a1603" text:class-names="">リスク値</text:span></text:p>
          </draw:text-box>
          <svg:title/>
          <svg:desc/>
        </draw:frame>
        <draw:custom-shape svg:x="3.76661in" svg:y="4.25757in" svg:width="0.96254in" svg:height="0.48588in" draw:id="id272" draw:style-name="a1609" draw:name="角丸四角形 31">
          <svg:title/>
          <svg:desc/>
          <text:p text:style-name="a1607" text:class-names="" text:cond-style-name=""><text:span text:style-name="a1606" text:class-names="">OR</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2.31893in" svg:y="5.22849in" svg:width="0.79549in" svg:height="0.48588in" draw:id="id273" draw:style-name="a1613" draw:name="角丸四角形 32">
          <svg:title/>
          <svg:desc/>
          <text:p text:style-name="a1612" text:class-names="" text:cond-style-name=""><text:span text:style-name="a1610" text:class-names="">AND</text:span><text:span text:style-name="a16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5651in" svg:y="5.22849in" svg:width="0.79549in" svg:height="0.48588in" draw:id="id274" draw:style-name="a1618" draw:name="角丸四角形 33">
          <svg:title/>
          <svg:desc/>
          <text:p text:style-name="a1616" text:class-names="" text:cond-style-name=""><text:span text:style-name="a1614" text:class-names="">OR</text:span><text:span text:style-name="a16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4.24788in" svg:y1="4.74345in" draw:start-shape="id272" draw:start-glue-point="2" svg:x2="2.71668in" svg:y2="5.22849in" draw:end-shape="id273" draw:end-glue-point="0" draw:id="id275" draw:style-name="a1620" draw:name="直線コネクタ 34">
          <svg:title/>
          <svg:desc/>
        </draw:connector>
        <draw:connector draw:type="line" svg:x1="4.24788in" svg:y1="4.74345in" draw:start-shape="id272" draw:start-glue-point="2" svg:x2="5.96284in" svg:y2="5.22849in" draw:end-shape="id274" draw:end-glue-point="0" draw:id="id276" draw:style-name="a1622" draw:name="直線コネクタ 35">
          <svg:title/>
          <svg:desc/>
        </draw:connector>
        <draw:custom-shape svg:x="4.5637in" svg:y="6.30873in" svg:width="0.65743in" svg:height="0.48588in" draw:id="id277" draw:style-name="a1627" draw:name="角丸四角形 36">
          <svg:title/>
          <svg:desc/>
          <text:p text:style-name="a1625" text:class-names="" text:cond-style-name=""><text:span text:style-name="a1623" text:class-names="">OR</text:span><text:span text:style-name="a162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66937in" svg:y="6.30873in" svg:width="0.65743in" svg:height="0.48588in" draw:id="id278" draw:style-name="a1632" draw:name="角丸四角形 37">
          <svg:title/>
          <svg:desc/>
          <text:p text:style-name="a1630" text:class-names="" text:cond-style-name=""><text:span text:style-name="a1628" text:class-names="">OR</text:span><text:span text:style-name="a16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5.96284in" svg:y1="5.71437in" draw:start-shape="id274" draw:start-glue-point="2" svg:x2="4.89241in" svg:y2="6.30873in" draw:end-shape="id277" draw:end-glue-point="0" draw:id="id279" draw:style-name="a1634" draw:name="直線コネクタ 38">
          <svg:title/>
          <svg:desc/>
        </draw:connector>
        <draw:connector draw:type="line" svg:x1="5.96284in" svg:y1="5.71437in" draw:start-shape="id274" draw:start-glue-point="2" svg:x2="5.99808in" svg:y2="6.30873in" draw:end-shape="id278" draw:end-glue-point="0" draw:id="id280" draw:style-name="a1636" draw:name="直線コネクタ 39">
          <svg:title/>
          <svg:desc/>
        </draw:connector>
        <draw:custom-shape svg:x="1.57489in" svg:y="5.97137in" svg:width="0.62092in" svg:height="0.4241in" draw:id="id281" draw:style-name="a1639" draw:name="円/楕円 40">
          <svg:title/>
          <svg:desc/>
          <text:p text:style-name="a1638" text:class-names="" text:cond-style-name=""><text:span text:style-name="a16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2.71668in" svg:y1="5.71437in" draw:start-shape="id273" draw:start-glue-point="2" svg:x2="1.88535in" svg:y2="5.97137in" draw:end-shape="id281" draw:end-glue-point="0" draw:id="id282" draw:style-name="a1640" draw:name="直線コネクタ 41">
          <svg:title/>
          <svg:desc/>
        </draw:connector>
        <draw:custom-shape svg:x="2.45111in" svg:y="5.97137in" svg:width="0.62092in" svg:height="0.4241in" draw:id="id283" draw:style-name="a1643" draw:name="円/楕円 42">
          <svg:title/>
          <svg:desc/>
          <text:p text:style-name="a1642" text:class-names="" text:cond-style-name=""><text:span text:style-name="a16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27803in" svg:y="5.97955in" svg:width="0.62092in" svg:height="0.4241in" draw:id="id284" draw:style-name="a1646" draw:name="円/楕円 43">
          <svg:title/>
          <svg:desc/>
          <text:p text:style-name="a1645" text:class-names="" text:cond-style-name=""><text:span text:style-name="a16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2.71872in" svg:y1="5.71437in" draw:start-shape="id273" draw:start-glue-point="2" svg:x2="2.75953in" svg:y2="5.97137in" draw:end-shape="id283" draw:end-glue-point="0" draw:id="id285" draw:style-name="a1647" draw:name="直線コネクタ 44">
          <svg:title/>
          <svg:desc/>
        </draw:connector>
        <draw:connector draw:type="line" svg:x1="2.71668in" svg:y1="5.71437in" draw:start-shape="id273" draw:start-glue-point="2" svg:x2="3.58849in" svg:y2="5.97955in" draw:end-shape="id284" draw:end-glue-point="0" draw:id="id286" draw:style-name="a1648" draw:name="直線コネクタ 45">
          <svg:title/>
          <svg:desc/>
        </draw:connector>
        <draw:custom-shape svg:x="2.95272in" svg:y="7.46168in" svg:width="0.62092in" svg:height="0.4241in" draw:id="id287" draw:style-name="a1651" draw:name="円/楕円 46">
          <svg:title/>
          <svg:desc/>
          <text:p text:style-name="a1650" text:class-names="" text:cond-style-name=""><text:span text:style-name="a16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84895in" svg:y="7.46168in" svg:width="0.62092in" svg:height="0.4241in" draw:id="id288" draw:style-name="a1654" draw:name="円/楕円 47">
          <svg:title/>
          <svg:desc/>
          <text:p text:style-name="a1653" text:class-names="" text:cond-style-name=""><text:span text:style-name="a16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96697in" svg:y="7.46168in" svg:width="0.62092in" svg:height="0.4241in" draw:id="id289" draw:style-name="a1657" draw:name="円/楕円 48">
          <svg:title/>
          <svg:desc/>
          <text:p text:style-name="a1656" text:class-names="" text:cond-style-name=""><text:span text:style-name="a16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72319in" svg:y="7.46168in" svg:width="0.62092in" svg:height="0.4241in" draw:id="id290" draw:style-name="a1660" draw:name="円/楕円 49">
          <svg:title/>
          <svg:desc/>
          <text:p text:style-name="a1659" text:class-names="" text:cond-style-name=""><text:span text:style-name="a16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89241in" svg:y1="6.7946in" draw:start-shape="id277" draw:start-glue-point="2" svg:x2="3.26319in" svg:y2="7.46168in" draw:end-shape="id287" draw:end-glue-point="0" draw:id="id291" draw:style-name="a1661" draw:name="直線コネクタ 50">
          <svg:title/>
          <svg:desc/>
        </draw:connector>
        <draw:connector draw:type="line" svg:x1="4.89241in" svg:y1="6.7946in" draw:start-shape="id277" draw:start-glue-point="2" svg:x2="4.15941in" svg:y2="7.46168in" draw:end-shape="id288" draw:end-glue-point="0" draw:id="id292" draw:style-name="a1662" draw:name="直線コネクタ 51">
          <svg:title/>
          <svg:desc/>
        </draw:connector>
        <draw:connector draw:type="line" svg:x1="5.99808in" svg:y1="6.7946in" draw:start-shape="id278" draw:start-glue-point="2" svg:x2="5.27743in" svg:y2="7.46168in" draw:end-shape="id289" draw:end-glue-point="0" draw:id="id293" draw:style-name="a1663" draw:name="直線コネクタ 52">
          <svg:title/>
          <svg:desc/>
        </draw:connector>
        <draw:connector draw:type="line" svg:x1="5.9997in" svg:y1="6.7946in" draw:start-shape="id278" draw:start-glue-point="2" svg:x2="6.03204in" svg:y2="7.46168in" draw:end-shape="id290" draw:end-glue-point="0" draw:id="id294" draw:style-name="a1664" draw:name="直線コネクタ 53">
          <svg:title/>
          <svg:desc/>
        </draw:connector>
        <draw:custom-shape svg:x="1.69414in" svg:y="6.19522in" svg:width="0.39in" svg:height="0.5in" draw:id="id295" draw:style-name="a1668" draw:name="メモ 54">
          <svg:title/>
          <svg:desc/>
          <text:p text:style-name="a1667" text:class-names="" text:cond-style-name=""><text:span text:style-name="a1665" text:class-names="">1</text:span><text:span text:style-name="a1666"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svg:x="3.35241in" svg:y="6.17858in" svg:width="0.39in" svg:height="0.5in" draw:id="id296" draw:style-name="a1672" draw:name="メモ 55">
          <svg:title/>
          <svg:desc/>
          <text:p text:style-name="a1671" text:class-names="" text:cond-style-name=""><text:span text:style-name="a1669" text:class-names="">5</text:span><text:span text:style-name="a1670"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svg:x="6.9496in" svg:y="6.32965in" svg:width="0.62092in" svg:height="0.4241in" draw:id="id297" draw:style-name="a1675" draw:name="円/楕円 56">
          <svg:title/>
          <svg:desc/>
          <text:p text:style-name="a1674" text:class-names="" text:cond-style-name=""><text:span text:style-name="a16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5547in" svg:y="6.17858in" svg:width="0.39in" svg:height="0.5in" draw:id="id298" draw:style-name="a1679" draw:name="メモ 57">
          <svg:title/>
          <svg:desc/>
          <text:p text:style-name="a1678" text:class-names="" text:cond-style-name=""><text:span text:style-name="a1676" text:class-names="">4</text:span><text:span text:style-name="a1677"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onnector draw:type="line" svg:x1="5.96284in" svg:y1="5.71437in" draw:start-shape="id274" draw:start-glue-point="2" svg:x2="7.26006in" svg:y2="6.32965in" draw:end-shape="id297" draw:end-glue-point="0" draw:id="id299" draw:style-name="a1681" draw:name="直線コネクタ 58">
          <svg:title/>
          <svg:desc/>
        </draw:connector>
        <draw:custom-shape svg:x="5.88416in" svg:y="7.63735in" svg:width="0.39in" svg:height="0.5in" draw:id="id300" draw:style-name="a1685" draw:name="メモ 59">
          <svg:title/>
          <svg:desc/>
          <text:p text:style-name="a1684" text:class-names="" text:cond-style-name=""><text:span text:style-name="a1682" text:class-names="">5</text:span><text:span text:style-name="a1683"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svg:x="3.03071in" svg:y="7.67373in" svg:width="0.39in" svg:height="0.5in" draw:id="id301" draw:style-name="a1689" draw:name="メモ 60">
          <svg:title/>
          <svg:desc/>
          <text:p text:style-name="a1688" text:class-names="" text:cond-style-name=""><text:span text:style-name="a1686" text:class-names="">5</text:span><text:span text:style-name="a1687"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svg:x="7.07657in" svg:y="6.5266in" svg:width="0.39in" svg:height="0.5in" draw:id="id302" draw:style-name="a1693" draw:name="メモ 61">
          <svg:title/>
          <svg:desc/>
          <text:p text:style-name="a1692" text:class-names="" text:cond-style-name=""><text:span text:style-name="a1690" text:class-names="">3</text:span><text:span text:style-name="a1691"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svg:x="5.07034in" svg:y="7.62484in" svg:width="0.39in" svg:height="0.5in" draw:id="id303" draw:style-name="a1697" draw:name="メモ 62">
          <svg:title/>
          <svg:desc/>
          <text:p text:style-name="a1696" text:class-names="" text:cond-style-name=""><text:span text:style-name="a1694" text:class-names="">2</text:span><text:span text:style-name="a1695"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ustom-shape svg:x="3.95365in" svg:y="7.63578in" svg:width="0.39in" svg:height="0.5in" draw:id="id304" draw:style-name="a1701" draw:name="メモ 63">
          <svg:title/>
          <svg:desc/>
          <text:p text:style-name="a1700" text:class-names="" text:cond-style-name=""><text:span text:style-name="a1698" text:class-names="">2</text:span><text:span text:style-name="a1699" text:class-names=""/></text:p>
          <draw:enhanced-geometry xmlns:dr3d="urn:oasis:names:tc:opendocument:xmlns:dr3d:1.0" draw:path-stretchpoint-x="21600" draw:path-stretchpoint-y="21600" draw:type="non-primitive" svg:viewBox="0 0 21600 21600" draw:enhanced-path="S M ?f0 ?f2 L ?f1 ?f2 ?f1 ?f12 ?f10 ?f3 ?f0 ?f3 Z N S M ?f10 ?f3 L ?f11 ?f13 ?f1 ?f12 Z N F M ?f10 ?f3 L ?f11 ?f13 ?f1 ?f12 ?f10 ?f3 ?f0 ?f3 ?f0 ?f2 ?f1 ?f2 ?f1 ?f12 N" draw:text-areas="?f0 ?f2 ?f1 ?f12" draw:modifiers="1666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8 / 5"/>
            <draw:equation draw:name="f10" draw:formula="?f1 - ?f8"/>
            <draw:equation draw:name="f11" draw:formula="?f10 + ?f9"/>
            <draw:equation draw:name="f12" draw:formula="?f3 - ?f8"/>
            <draw:equation draw:name="f13" draw:formula="?f12 + ?f9"/>
          </draw:enhanced-geometry>
        </draw:custom-shape>
        <draw:connector draw:type="line" svg:x1="4.20848in" svg:y1="4.75312in" svg:x2="5.97647in" svg:y2="5.45841in" draw:id="id305" draw:style-name="a1703" draw:name="直線コネクタ 64">
          <svg:title/>
          <svg:desc/>
        </draw:connector>
        <draw:connector draw:type="line" svg:x1="5.9709in" svg:y1="5.48882in" svg:x2="7.27157in" svg:y2="6.5266in" draw:end-shape="id302" draw:end-glue-point="0" draw:id="id306" draw:style-name="a1705" draw:name="直線コネクタ 65">
          <svg:title/>
          <svg:desc/>
        </draw:connector>
        <draw:frame draw:id="id307" draw:style-name="a1711" draw:name="テキスト ボックス 66" svg:x="1.33813in" svg:y="6.75484in" svg:width="1.41157in" svg:height="0.70684in">
          <draw:text-box>
            <text:p text:style-name="a1707" text:class-names="" text:cond-style-name=""><text:span text:style-name="a1706" text:class-names="">0.9*0.2*0.1</text:span></text:p>
            <text:p text:style-name="a1710" text:class-names="" text:cond-style-name=""><text:span text:style-name="a1708" text:class-names="">=0.018</text:span><text:span text:style-name="a1709" text:class-names=""/></text:p>
          </draw:text-box>
          <svg:title/>
          <svg:desc/>
        </draw:frame>
        <draw:frame draw:id="id308" draw:style-name="a1715" draw:name="テキスト ボックス 67" svg:x="7.55056in" svg:y="6.6262in" svg:width="0.52101in" svg:height="0.40391in">
          <draw:text-box>
            <text:p text:style-name="a1714" text:class-names="" text:cond-style-name=""><text:span text:style-name="a1712" text:class-names="">0.5</text:span><text:span text:style-name="a1713" text:class-names=""/></text:p>
          </draw:text-box>
          <svg:title/>
          <svg:desc/>
        </draw:frame>
        <draw:connector draw:type="line" svg:x1="5.96284in" svg:y1="5.71437in" draw:start-shape="id274" draw:start-glue-point="2" svg:x2="5.27743in" svg:y2="7.46168in" draw:end-shape="id289" draw:end-glue-point="0" draw:id="id309" draw:style-name="a1717" draw:name="直線コネクタ 68">
          <svg:title/>
          <svg:desc/>
        </draw:connector>
        <draw:connector draw:type="line" svg:x1="5.96284in" svg:y1="5.71437in" draw:start-shape="id274" draw:start-glue-point="2" svg:x2="4.15941in" svg:y2="7.46168in" draw:end-shape="id288" draw:end-glue-point="0" draw:id="id310" draw:style-name="a1719" draw:name="直線コネクタ 69">
          <svg:title/>
          <svg:desc/>
        </draw:connector>
        <draw:frame draw:id="id311" draw:style-name="a1723" draw:name="テキスト ボックス 70" svg:x="4.97646in" svg:y="8.2928in" svg:width="0.52101in" svg:height="0.40391in">
          <draw:text-box>
            <text:p text:style-name="a1722" text:class-names="" text:cond-style-name=""><text:span text:style-name="a1720" text:class-names="">0.8</text:span><text:span text:style-name="a1721" text:class-names=""/></text:p>
          </draw:text-box>
          <svg:title/>
          <svg:desc/>
        </draw:frame>
        <draw:frame draw:id="id312" draw:style-name="a1727" draw:name="テキスト ボックス 71" svg:x="3.84895in" svg:y="8.2928in" svg:width="0.52101in" svg:height="0.40391in">
          <draw:text-box>
            <text:p text:style-name="a1726" text:class-names="" text:cond-style-name=""><text:span text:style-name="a1724" text:class-names="">0.8</text:span><text:span text:style-name="a1725" text:class-names=""/></text:p>
          </draw:text-box>
          <svg:title/>
          <svg:desc/>
        </draw:frame>
        <draw:frame draw:id="id313" draw:style-name="a1731" draw:name="テキスト ボックス 72" svg:x="5.84347in" svg:y="8.2928in" svg:width="0.52101in" svg:height="0.40391in">
          <draw:text-box>
            <text:p text:style-name="a1730" text:class-names="" text:cond-style-name=""><text:span text:style-name="a1728" text:class-names="">0.1</text:span><text:span text:style-name="a1729" text:class-names=""/></text:p>
          </draw:text-box>
          <svg:title/>
          <svg:desc/>
        </draw:frame>
        <draw:frame draw:id="id314" draw:style-name="a1735" draw:name="テキスト ボックス 73" svg:x="2.95949in" svg:y="8.2928in" svg:width="0.52101in" svg:height="0.40391in">
          <draw:text-box>
            <text:p text:style-name="a1734" text:class-names="" text:cond-style-name=""><text:span text:style-name="a1732" text:class-names="">0.1</text:span><text:span text:style-name="a1733" text:class-names=""/></text:p>
          </draw:text-box>
          <svg:title/>
          <svg:desc/>
        </draw:frame>
        <draw:frame draw:id="id315" draw:style-name="a1738" draw:name="テキスト ボックス 75" svg:x="3.41638in" svg:y="8.2928in" svg:width="0.45439in" svg:height="0.40391in">
          <draw:text-box>
            <text:p text:style-name="a1737" text:class-names="" text:cond-style-name=""><text:span text:style-name="a1736" text:class-names="">＋</text:span></text:p>
          </draw:text-box>
          <svg:title/>
          <svg:desc/>
        </draw:frame>
        <draw:frame draw:id="id316" draw:style-name="a1741" draw:name="テキスト ボックス 76" svg:x="4.48876in" svg:y="8.26255in" svg:width="0.45439in" svg:height="0.40391in">
          <draw:text-box>
            <text:p text:style-name="a1740" text:class-names="" text:cond-style-name=""><text:span text:style-name="a1739" text:class-names="">＋</text:span></text:p>
          </draw:text-box>
          <svg:title/>
          <svg:desc/>
        </draw:frame>
        <draw:frame draw:id="id317" draw:style-name="a1744" draw:name="テキスト ボックス 77" svg:x="4.02458in" svg:y="4.86603in" svg:width="0.45439in" svg:height="0.40391in">
          <draw:text-box>
            <text:p text:style-name="a1743" text:class-names="" text:cond-style-name=""><text:span text:style-name="a1742" text:class-names="">＋</text:span></text:p>
          </draw:text-box>
          <svg:title/>
          <svg:desc/>
        </draw:frame>
        <draw:frame draw:id="id318" draw:style-name="a1747" draw:name="テキスト ボックス 78" svg:x="6.59839in" svg:y="7.1539in" svg:width="0.45439in" svg:height="0.40391in">
          <draw:text-box>
            <text:p text:style-name="a1746" text:class-names="" text:cond-style-name=""><text:span text:style-name="a1745" text:class-names="">＋</text:span></text:p>
          </draw:text-box>
          <svg:title/>
          <svg:desc/>
        </draw:frame>
        <draw:frame draw:id="id319" draw:style-name="a1751" draw:name="テキスト ボックス 79" svg:x="3.27229in" svg:y="5.37006in" svg:width="0.90318in" svg:height="0.40391in">
          <draw:text-box>
            <text:p text:style-name="a1750" text:class-names="" text:cond-style-name=""><text:span text:style-name="a1748" text:class-names="">=0.018</text:span><text:span text:style-name="a1749" text:class-names=""/></text:p>
          </draw:text-box>
          <svg:title/>
          <svg:desc/>
        </draw:frame>
        <draw:frame draw:id="id320" draw:style-name="a1755" draw:name="テキスト ボックス 80" svg:x="6.52133in" svg:y="5.29881in" svg:width="0.64723in" svg:height="0.40391in">
          <draw:text-box>
            <text:p text:style-name="a1754" text:class-names="" text:cond-style-name=""><text:span text:style-name="a1752" text:class-names="">=2.3</text:span><text:span text:style-name="a1753" text:class-names=""/></text:p>
          </draw:text-box>
          <svg:title/>
          <svg:desc/>
        </draw:frame>
        <draw:frame draw:id="id321" draw:style-name="a1758" draw:name="テキスト ボックス 81" svg:x="5.51953in" svg:y="8.35013in" svg:width="0.45439in" svg:height="0.40391in">
          <draw:text-box>
            <text:p text:style-name="a1757" text:class-names="" text:cond-style-name=""><text:span text:style-name="a1756" text:class-names="">＋</text:span></text:p>
          </draw:text-box>
          <svg:title/>
          <svg:desc/>
        </draw:frame>
        <draw:frame draw:id="id322" draw:style-name="a1767" draw:name="テキスト ボックス 82" svg:x="4.12734in" svg:y="3.43861in" svg:width="3.14184in" svg:height="0.50488in">
          <draw:text-box>
            <text:p text:style-name="a1766" text:class-names="" text:cond-style-name=""><text:span text:style-name="a1759" text:class-names="">×</text:span><text:span text:style-name="a1760" text:class-names="">　　</text:span><text:span text:style-name="a1761" text:class-names="">2.318</text:span><text:span text:style-name="a1762" text:class-names="">　<text:s text:c="1"/></text:span><text:span text:style-name="a1763" text:class-names="">= <text:s text:c="2"/></text:span><text:span text:style-name="a1764" text:class-names="">2318</text:span><text:span text:style-name="a1765" text:class-names=""/></text:p>
          </draw:text-box>
          <svg:title/>
          <svg:desc/>
        </draw:frame>
        <draw:custom-shape svg:x="10.8975in" svg:y="8.83925in" svg:width="0.62092in" svg:height="0.4241in" draw:id="id323" draw:style-name="a1770" draw:name="円/楕円 83">
          <svg:title/>
          <svg:desc/>
          <text:p text:style-name="a1769" text:class-names="" text:cond-style-name=""><text:span text:style-name="a17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24" draw:style-name="a1774" draw:name="テキスト ボックス 84" svg:x="11.55962in" svg:y="8.83925in" svg:width="2.05845in" svg:height="0.45727in">
          <draw:text-box>
            <text:p text:style-name="a1773" text:class-names="" text:cond-style-name=""><text:span text:style-name="a1771" text:class-names="">:</text:span><text:span text:style-name="a1772" text:class-names="">対処する事象</text:span></text:p>
          </draw:text-box>
          <svg:title/>
          <svg:desc/>
        </draw:frame>
        <draw:custom-shape svg:x="3.92086in" svg:y="8.7745in" svg:width="0.41645in" svg:height="0.29726in" draw:id="id325" draw:style-name="a1777" draw:name="下矢印 85">
          <svg:title/>
          <svg:desc/>
          <text:p text:style-name="a1776" text:class-names="" text:cond-style-name=""><text:span text:style-name="a1775"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5.05711in" svg:y="8.7697in" svg:width="0.41645in" svg:height="0.29726in" draw:id="id326" draw:style-name="a1780" draw:name="下矢印 86">
          <svg:title/>
          <svg:desc/>
          <text:p text:style-name="a1779" text:class-names="" text:cond-style-name=""><text:span text:style-name="a1778"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7.62808in" svg:y="7.17804in" svg:width="0.41645in" svg:height="0.29726in" draw:id="id327" draw:style-name="a1783" draw:name="下矢印 87">
          <svg:title/>
          <svg:desc/>
          <text:p text:style-name="a1782" text:class-names="" text:cond-style-name=""><text:span text:style-name="a1781"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328" draw:style-name="a1787" draw:name="テキスト ボックス 88" svg:x="7.48806in" svg:y="7.62322in" svg:width="0.72963in" svg:height="0.45727in">
          <draw:text-box>
            <text:p text:style-name="a1786" text:class-names="" text:cond-style-name=""><text:span text:style-name="a1784" text:class-names="">0.25</text:span><text:span text:style-name="a1785" text:class-names=""/></text:p>
          </draw:text-box>
          <svg:title/>
          <svg:desc/>
        </draw:frame>
        <draw:frame draw:id="id329" draw:style-name="a1791" draw:name="テキスト ボックス 89" svg:x="3.7946in" svg:y="9.14954in" svg:width="0.57886in" svg:height="0.45727in">
          <draw:text-box>
            <text:p text:style-name="a1790" text:class-names="" text:cond-style-name=""><text:span text:style-name="a1788" text:class-names="">0.4</text:span><text:span text:style-name="a1789" text:class-names=""/></text:p>
          </draw:text-box>
          <svg:title/>
          <svg:desc/>
        </draw:frame>
        <draw:frame draw:id="id330" draw:style-name="a1795" draw:name="テキスト ボックス 90" svg:x="4.98131in" svg:y="9.17396in" svg:width="0.57886in" svg:height="0.45727in">
          <draw:text-box>
            <text:p text:style-name="a1794" text:class-names="" text:cond-style-name=""><text:span text:style-name="a1792" text:class-names="">0.4</text:span><text:span text:style-name="a1793" text:class-names=""/></text:p>
          </draw:text-box>
          <svg:title/>
          <svg:desc/>
        </draw:frame>
        <draw:custom-shape svg:x="5.26151in" svg:y="3.93834in" svg:width="0.41645in" svg:height="0.29726in" draw:id="id331" draw:style-name="a1798" draw:name="下矢印 91">
          <svg:title/>
          <svg:desc/>
          <text:p text:style-name="a1797" text:class-names="" text:cond-style-name=""><text:span text:style-name="a1796"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332" draw:style-name="a1805" draw:name="テキスト ボックス 92" svg:x="5.02721in" svg:y="4.32037in" svg:width="2.19344in" svg:height="0.45727in">
          <draw:text-box>
            <text:p text:style-name="a1804" text:class-names="" text:cond-style-name=""><text:span text:style-name="a1799" text:class-names="">1</text:span><text:span text:style-name="a1800" text:class-names="">.268</text:span><text:span text:style-name="a1801" text:class-names="">　<text:s text:c="1"/></text:span><text:span text:style-name="a1802" text:class-names="">= <text:s text:c="2"/></text:span><text:span text:style-name="a1803" text:class-names="">1268</text:span></text:p>
          </draw:text-box>
          <svg:title/>
          <svg:desc/>
        </draw:frame>
        <draw:frame draw:id="id333" draw:style-name="a1827" draw:name="コンテンツ プレースホルダー 1" svg:x="0.79in" svg:y="1.77125in" svg:width="12.46912in" svg:height="1.66621in">
          <draw:text-box>
            <text:list text:style-name="a1810">
              <text:list-item>
                <text:p text:style-name="a1809" text:class-names="" text:cond-style-name=""><text:span text:style-name="a1806" text:class-names="">ToP</text:span><text:span text:style-name="a1807" text:class-names="">事象からフォールトツリー図をそれぞれ作成する</text:span><text:span text:style-name="a1808" text:class-names=""/></text:p>
              </text:list-item>
            </text:list>
            <text:list text:style-name="a1815">
              <text:list-item>
                <text:p text:style-name="a1814" text:class-names="" text:cond-style-name=""><text:span text:style-name="a1811" text:class-names="">Bugspots</text:span><text:span text:style-name="a1812" text:class-names="">というツールを用い、コード変更およびバグ修正から導出されるリスク値をソースコード毎に算出する</text:span><text:span text:style-name="a1813" text:class-names=""/></text:p>
              </text:list-item>
            </text:list>
            <text:list text:style-name="a1819">
              <text:list-item>
                <text:p text:style-name="a1818" text:class-names="" text:cond-style-name=""><text:span text:style-name="a1816" text:class-names="">作成したフォールトツリー図の事象にソースコードを割り当てる</text:span><text:span text:style-name="a1817" text:class-names=""/></text:p>
              </text:list-item>
            </text:list>
            <text:list text:style-name="a1826">
              <text:list-item>
                <text:p text:style-name="a1825" text:class-names="" text:cond-style-name=""><text:span text:style-name="a1820" text:class-names="">被害額</text:span><text:span text:style-name="a1821" text:class-names="">×</text:span><text:span text:style-name="a1822" text:class-names="">リスク値が高い</text:span><text:span text:style-name="a1823" text:class-names="">Top</text:span><text:span text:style-name="a1824" text:class-names="">事象に対して、リスク値を下げるために、テストやそれ以外の対応を検討する</text:span></text:p>
              </text:list-item>
            </text:list>
          </draw:text-box>
          <svg:title/>
          <svg:desc/>
        </draw:frame>
        <draw:frame draw:id="id334" draw:style-name="a1830" draw:name="テキスト ボックス 98" svg:x="8.69353in" svg:y="9.17417in" svg:width="1.09076in" svg:height="0.45727in">
          <draw:text-box>
            <text:p text:style-name="a1829" text:class-names="" text:cond-style-name=""><text:span text:style-name="a1828" text:class-names="">・・・</text:span></text:p>
          </draw:text-box>
          <svg:title/>
          <svg:desc/>
        </draw:frame>
        <draw:frame draw:id="id335" draw:style-name="a1837" draw:name="テキスト ボックス 99" svg:x="1.95192in" svg:y="3.46428in" svg:width="2.24778in" svg:height="0.45727in">
          <draw:text-box>
            <text:p text:style-name="a1836" text:class-names="" text:cond-style-name=""><text:span text:style-name="a1831" text:class-names="">被害額</text:span><text:span text:style-name="a1832" text:class-names="">:1000(</text:span><text:span text:style-name="a1833" text:class-names="">万</text:span><text:span text:style-name="a1834" text:class-names="">)</text:span><text:span text:style-name="a1835" text:class-names=""/></text:p>
          </draw:text-box>
          <svg:title/>
          <svg:desc/>
        </draw:frame>
        <draw:frame draw:id="id336" draw:style-name="a1840" draw:name="テキスト ボックス 100" svg:x="5.63541in" svg:y="3.93709in" svg:width="0.87513in" svg:height="0.37025in">
          <draw:text-box>
            <text:p text:style-name="a1839" text:class-names="" text:cond-style-name=""><text:span text:style-name="a1838" text:class-names="">対処後</text:span></text:p>
          </draw:text-box>
          <svg:title/>
          <svg:desc/>
        </draw:frame>
        <draw:frame draw:id="id337" draw:style-name="a1843" draw:name="テキスト ボックス 101" svg:x="4.29159in" svg:y="8.8063in" svg:width="0.87513in" svg:height="0.37025in">
          <draw:text-box>
            <text:p text:style-name="a1842" text:class-names="" text:cond-style-name=""><text:span text:style-name="a1841" text:class-names="">対処後</text:span></text:p>
          </draw:text-box>
          <svg:title/>
          <svg:desc/>
        </draw:frame>
        <draw:frame draw:id="id338" draw:style-name="a1846" draw:name="テキスト ボックス 102" svg:x="6.82794in" svg:y="7.17574in" svg:width="0.87513in" svg:height="0.37025in">
          <draw:text-box>
            <text:p text:style-name="a1845" text:class-names="" text:cond-style-name=""><text:span text:style-name="a1844" text:class-names="">対処後</text:span></text:p>
          </draw:text-box>
          <svg:title/>
          <svg:desc/>
        </draw:frame>
        <draw:custom-shape svg:x="7.17756in" svg:y="5.58721in" svg:width="0.41645in" svg:height="0.29726in" draw:id="id339" draw:style-name="a1849" draw:name="下矢印 103">
          <svg:title/>
          <svg:desc/>
          <text:p text:style-name="a1848" text:class-names="" text:cond-style-name=""><text:span text:style-name="a1847"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340" draw:style-name="a1854" draw:name="テキスト ボックス 104" svg:x="7.37245in" svg:y="5.85265in" svg:width="0.72963in" svg:height="0.45727in">
          <draw:text-box>
            <text:p text:style-name="a1853" text:class-names="" text:cond-style-name=""><text:span text:style-name="a1850" text:class-names="">1</text:span><text:span text:style-name="a1851" text:class-names="">.25</text:span><text:span text:style-name="a1852" text:class-names=""/></text:p>
          </draw:text-box>
          <svg:title/>
          <svg:desc/>
        </draw:frame>
        <draw:frame draw:id="id341" draw:style-name="a1857" draw:name="テキスト ボックス 105" svg:x="7.58762in" svg:y="5.52987in" svg:width="0.87513in" svg:height="0.37025in">
          <draw:text-box>
            <text:p text:style-name="a1856" text:class-names="" text:cond-style-name=""><text:span text:style-name="a1855" text:class-names="">対処後</text:span></text:p>
          </draw:text-box>
          <svg:title/>
          <svg:desc/>
        </draw:frame>
        <draw:frame draw:id="id342" draw:style-name="a1858" draw:name="図 74" svg:x="0.42692in" svg:y="4.0193in" svg:width="1.55313in" svg:height="1.83654in" style:rel-width="scale" style:rel-height="scale">
          <draw:image xlink:href="media/image21.png" xlink:type="simple" xlink:show="embed" xlink:actuate="onLoad"/>
          <svg:title/>
          <svg:desc/>
        </draw:frame>
        <draw:custom-shape svg:x="0.45479in" svg:y="4.03708in" svg:width="1.5053in" svg:height="0.79104in" draw:id="id343" draw:style-name="a1861" draw:name="正方形/長方形 107">
          <svg:title/>
          <svg:desc/>
          <text:p text:style-name="a1860" text:class-names="" text:cond-style-name=""><text:span text:style-name="a1859" text:class-names=""/></text:p>
          <draw:enhanced-geometry xmlns:dr3d="urn:oasis:names:tc:opendocument:xmlns:dr3d:1.0" draw:type="non-primitive" svg:viewBox="0 0 21600 21600" draw:enhanced-path="M 0 0 L 21600 0 21600 21600 0 21600 Z N"/>
        </draw:custom-shape>
      </draw:page>
      <draw:page draw:name="Slide22" draw:style-name="a1871" draw:master-page-name="Master1-Layout4-titleOnly-タイトルのみ" presentation:presentation-page-layout-name="Master1-PPL4" draw:id="Slide-277">
        <draw:custom-shape svg:x="7.19328in" svg:y="5.04358in" svg:width="6.21008in" svg:height="4.45649in" draw:id="id346" draw:style-name="a1874" draw:name="角丸四角形 4">
          <svg:title/>
          <svg:desc/>
          <text:p text:style-name="a1873" text:class-names="" text:cond-style-name=""><text:span text:style-name="a187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9256in" svg:y="5.05611in" svg:width="6.33711in" svg:height="4.45649in" draw:id="id347" draw:style-name="a1877" draw:name="角丸四角形 4">
          <svg:title/>
          <svg:desc/>
          <text:p text:style-name="a1876" text:class-names="" text:cond-style-name=""><text:span text:style-name="a187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59256in" svg:y="1.73016in" svg:width="12.8108in" svg:height="3.09855in" draw:id="id348" draw:style-name="a1880" draw:name="角丸四角形 4">
          <svg:title/>
          <svg:desc/>
          <text:p text:style-name="a1879" text:class-names="" text:cond-style-name=""><text:span text:style-name="a187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49" presentation:style-name="a1883" draw:name="タイトル 1" svg:x="1.26in" svg:y="0.21412in" svg:width="11.55in" svg:height="1.30118in" presentation:class="title" presentation:placeholder="false">
          <draw:text-box>
            <text:p text:style-name="a1882" text:class-names="" text:cond-style-name=""><text:span text:style-name="a1881" text:class-names="">テスト設計サンプル</text:span></text:p>
          </draw:text-box>
          <svg:title/>
          <svg:desc/>
        </draw:frame>
        <draw:frame draw:id="id350" draw:style-name="a1887" draw:name="スライド番号プレースホルダー 2" svg:x="10.8708in" svg:y="9.89031in" svg:width="2.07976in" svg:height="0.55903in">
          <draw:text-box>
            <text:p text:style-name="a1886" text:class-names="" text:cond-style-name=""><text:span text:style-name="a1884" text:class-names=""><text:page-number style:num-format="1" text:fixed="false">8</text:page-number></text:span><text:span text:style-name="a1885" text:class-names=""/></text:p>
          </draw:text-box>
          <svg:title/>
          <svg:desc/>
        </draw:frame>
        <draw:frame draw:id="id351" draw:style-name="a1890" draw:name="テキスト ボックス 3" svg:x="0.94958in" svg:y="1.81513in" svg:width="3.18216in" svg:height="0.45727in">
          <draw:text-box>
            <text:p text:style-name="a1889" text:class-names="" text:cond-style-name=""><text:span text:style-name="a1888" text:class-names="">①フォールトツリー図</text:span></text:p>
          </draw:text-box>
          <svg:title/>
          <svg:desc/>
        </draw:frame>
        <draw:frame draw:id="id352" draw:style-name="a1893" draw:name="テキスト ボックス 4" svg:x="7.47161in" svg:y="5.18082in" svg:width="3.77821in" svg:height="0.45727in">
          <draw:text-box>
            <text:p text:style-name="a1892" text:class-names="" text:cond-style-name=""><text:span text:style-name="a1891" text:class-names="">③フォールトテストケース</text:span></text:p>
          </draw:text-box>
          <svg:title/>
          <svg:desc/>
        </draw:frame>
        <draw:frame draw:id="id353" draw:style-name="a1897" draw:name="テキスト ボックス 5" svg:x="0.85617in" svg:y="5.18082in" svg:width="2.2881in" svg:height="0.45727in">
          <draw:text-box>
            <text:p text:style-name="a1896" text:class-names="" text:cond-style-name=""><text:span text:style-name="a1894" text:class-names="">②</text:span><text:span text:style-name="a1895" text:class-names="">テスト俯瞰表</text:span></text:p>
          </draw:text-box>
          <svg:title/>
          <svg:desc/>
        </draw:frame>
        <draw:custom-shape svg:x="5.84735in" svg:y="4.57381in" svg:width="0.7479in" svg:height="1.01311in" draw:id="id354" draw:style-name="a1900" draw:name="矢印: 上下 9">
          <svg:title/>
          <svg:desc/>
          <text:p text:style-name="a1899" text:class-names="" text:cond-style-name=""><text:span text:style-name="a1898" text:class-names=""/></text:p>
          <draw:enhanced-geometry xmlns:dr3d="urn:oasis:names:tc:opendocument:xmlns:dr3d:1.0" draw:path-stretchpoint-x="21600" draw:path-stretchpoint-y="21600" draw:type="non-primitive" svg:viewBox="0 0 21600 21600" draw:enhanced-path="M ?f0 ?f13 L ?f9 ?f2 ?f1 ?f13 ?f17 ?f13 ?f17 ?f14 ?f1 ?f14 ?f9 ?f3 ?f0 ?f14 ?f16 ?f14 ?f16 ?f13 Z N" draw:text-areas="?f16 ?f19 ?f17 ?f20" draw:glue-points="?f0 ?f13 ?f16 ?f6 ?f0 ?f14 ?f1 ?f14 ?f17 ?f6 ?f1 ?f13" draw:glue-point-leaving-directions="-270, -270, -270, -90, -90, -90" draw:modifiers="50000 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id="id355" draw:style-name="a1901" draw:name="図 12" svg:x="0.9541in" svg:y="2.71628in" svg:width="12.08771in" svg:height="1.38012in" style:rel-width="scale" style:rel-height="scale">
          <draw:image xlink:href="media/image22.png" xlink:type="simple" xlink:show="embed" xlink:actuate="onLoad"/>
          <svg:title/>
          <svg:desc/>
        </draw:frame>
        <draw:frame draw:id="id356" draw:style-name="a1902" draw:name="図 13" svg:x="7.37047in" svg:y="7.1631in" svg:width="5.86953in" svg:height="1.93321in" style:rel-width="scale" style:rel-height="scale">
          <draw:image xlink:href="media/image23.png" xlink:type="simple" xlink:show="embed" xlink:actuate="onLoad"/>
          <svg:title/>
          <svg:desc/>
        </draw:frame>
        <draw:frame draw:id="id357" draw:style-name="a1903" draw:name="図 14" svg:x="0.85617in" svg:y="6.54224in" svg:width="4.92684in" svg:height="1.8978in" style:rel-width="scale" style:rel-height="scale">
          <draw:image xlink:href="media/image15.png" xlink:type="simple" xlink:show="embed" xlink:actuate="onLoad"/>
          <svg:title/>
          <svg:desc/>
        </draw:frame>
        <draw:frame draw:id="id358" draw:style-name="a1904" draw:name="図 15" svg:x="4.11498in" svg:y="7.4541in" svg:width="2.44464in" svg:height="1.53096in" style:rel-width="scale" style:rel-height="scale">
          <draw:image xlink:href="media/image16.png" xlink:type="simple" xlink:show="embed" xlink:actuate="onLoad"/>
          <svg:title/>
          <svg:desc/>
        </draw:frame>
        <draw:custom-shape svg:x="2.76471in" svg:y="4.34805in" svg:width="10.18585in" svg:height="0.18252in" draw:id="id359" draw:style-name="a1907" draw:name="矢印: 右 11">
          <svg:title/>
          <svg:desc/>
          <text:p text:style-name="a1906" text:class-names="" text:cond-style-name=""><text:span text:style-name="a1905"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2140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360" draw:style-name="a1910" draw:name="テキスト ボックス 16" svg:x="1.18733in" svg:y="2.28042in" svg:width="12.05267in" svg:height="0.45727in">
          <draw:text-box>
            <text:p text:style-name="a1909" text:class-names="" text:cond-style-name=""><text:span text:style-name="a1908" text:class-names="">この図を用いて、リスクアセスメント（リスク特定、リスク分析、リスク評価）を行う。</text:span></text:p>
          </draw:text-box>
          <svg:title/>
          <svg:desc/>
        </draw:frame>
        <draw:frame draw:id="id361" draw:style-name="a1913" draw:name="テキスト ボックス 17" svg:x="7.47161in" svg:y="5.79807in" svg:width="5.76839in" svg:height="1.16986in">
          <draw:text-box>
            <text:p text:style-name="a1912" text:class-names="" text:cond-style-name=""><text:span text:style-name="a1911" text:class-names="">リスクアセスメント（リスク評価）結果から対応する事象のテスト導出モデルを作成し、テストケースを作成する。</text:span></text:p>
          </draw:text-box>
          <svg:title/>
          <svg:desc/>
        </draw:frame>
        <draw:frame draw:id="id362" draw:style-name="a1916" draw:name="テキスト ボックス 18" svg:x="0.93375in" svg:y="5.64592in" svg:width="5.76839in" svg:height="0.81356in">
          <draw:text-box>
            <text:p text:style-name="a1915" text:class-names="" text:cond-style-name=""><text:span text:style-name="a1914" text:class-names="">複数のフォールトツリー図の結果を俯瞰し、優先順位、対応内容などを合意する。</text:span></text:p>
          </draw:text-box>
          <svg:title/>
          <svg:desc/>
        </draw:frame>
        <draw:frame draw:id="id363" draw:style-name="a1919" draw:name="テキスト ボックス 19" svg:x="2.47432in" svg:y="4.2579in" svg:width="1.21056in" svg:height="0.37025in">
          <draw:text-box>
            <text:p text:style-name="a1918" text:class-names="" text:cond-style-name=""><text:span text:style-name="a1917" text:class-names="">実施順位</text:span></text:p>
          </draw:text-box>
          <svg:title/>
          <svg:desc/>
        </draw:frame>
        <draw:custom-shape svg:x="2.73427in" svg:y="4.01949in" svg:width="3.6239in" svg:height="0.22144in" draw:id="id364" draw:style-name="a1922" draw:name="矢印: 五方向 20">
          <svg:title/>
          <svg:desc/>
          <text:p text:style-name="a1921" text:class-names="" text:cond-style-name=""><text:span text:style-name="a1920" text:class-names="">リスク特定</text:span></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x="6.44694in" svg:y="4.01698in" svg:width="2.05294in" svg:height="0.27459in" draw:id="id365" draw:style-name="a1925" draw:name="矢印: 五方向 21">
          <svg:title/>
          <svg:desc/>
          <text:p text:style-name="a1924" text:class-names="" text:cond-style-name=""><text:span text:style-name="a1923" text:class-names="">リスク分析</text:span></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x="8.5829in" svg:y="4.02402in" svg:width="4.38492in" svg:height="0.22144in" draw:id="id366" draw:style-name="a1928" draw:name="矢印: 五方向 22">
          <svg:title/>
          <svg:desc/>
          <text:p text:style-name="a1927" text:class-names="" text:cond-style-name=""><text:span text:style-name="a1926" text:class-names="">リスク評価</text:span></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custom-shape svg:x="12.26305in" svg:y="4.6667in" svg:width="0.6371in" svg:height="0.77419in" draw:id="id367" draw:style-name="a1931" draw:name="矢印: 下 23">
          <svg:title/>
          <svg:desc/>
          <text:p text:style-name="a1930" text:class-names="" text:cond-style-name=""><text:span text:style-name="a1929"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271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タイトル スライド">
      <presentation:placeholder presentation:object="title" svg:x="1.26in" svg:y="1.162in" svg:width="11.55in" svg:height="5.46in"/>
      <presentation:placeholder presentation:object="subtitle" svg:x="7.21412in" svg:y="6.82181in" svg:width="5.59906in" svg:height="1.85369in"/>
      <presentation:placeholder presentation:object="date-time" svg:x="1.26in" svg:y="9.89031in" svg:width="2.83889in" svg:height="0.55903in"/>
      <presentation:placeholder presentation:object="footer" svg:x="4.266in" svg:y="9.30824in" svg:width="5.538in" svg:height="0.55903in"/>
      <presentation:placeholder presentation:object="page-number" svg:x="10.8708in" svg:y="9.89031in" svg:width="2.07976in" svg:height="0.55903in"/>
    </style:presentation-page-layout>
    <style:presentation-page-layout style:name="Master1-PPL2" style:display-name="タイトルとコンテンツ">
      <presentation:placeholder presentation:object="object" svg:x="1.26in" svg:y="1.66399in" svg:width="11.55in" svg:height="7.32194in"/>
      <presentation:placeholder presentation:object="date-time" svg:x="1.26in" svg:y="9.89031in" svg:width="2.83889in" svg:height="0.55903in"/>
      <presentation:placeholder presentation:object="page-number" svg:x="10.8708in" svg:y="9.89031in" svg:width="2.07976in" svg:height="0.55903in"/>
      <presentation:placeholder presentation:object="title" svg:x="1.26in" svg:y="0.21412in" svg:width="11.55in" svg:height="1.30118in"/>
    </style:presentation-page-layout>
    <style:presentation-page-layout style:name="Master1-PPL3" style:display-name="セクション見出し">
      <presentation:placeholder presentation:object="title" svg:x="1.26in" svg:y="1.162in" svg:width="11.55in" svg:height="5.46in"/>
      <presentation:placeholder presentation:object="outline" svg:x="1.26in" svg:y="6.818in" svg:width="11.55in" svg:height="2.702in"/>
      <presentation:placeholder presentation:object="date-time" svg:x="1.26in" svg:y="9.89031in" svg:width="2.83889in" svg:height="0.55903in"/>
      <presentation:placeholder presentation:object="footer" svg:x="4.266in" svg:y="9.88471in" svg:width="5.538in" svg:height="0.55903in"/>
      <presentation:placeholder presentation:object="page-number" svg:x="10.8708in" svg:y="9.89031in" svg:width="2.07976in" svg:height="0.55903in"/>
    </style:presentation-page-layout>
    <style:presentation-page-layout style:name="Master1-PPL4" style:display-name="タイトルのみ">
      <presentation:placeholder presentation:object="title" svg:x="1.26in" svg:y="0.21412in" svg:width="11.55in" svg:height="1.30118in"/>
      <presentation:placeholder presentation:object="date-time" svg:x="1.26in" svg:y="9.89031in" svg:width="2.83889in" svg:height="0.55903in"/>
      <presentation:placeholder presentation:object="footer" svg:x="4.266in" svg:y="9.30824in" svg:width="5.538in" svg:height="0.55903in"/>
      <presentation:placeholder presentation:object="page-number" svg:x="10.8708in" svg:y="9.89031in" svg:width="2.07976in" svg:height="0.55903in"/>
    </style:presentation-page-layout>
    <style:presentation-page-layout style:name="Master1-PPL5" style:display-name="謝辞">
      <presentation:placeholder presentation:object="title" svg:x="1.26in" svg:y="1.65613in" svg:width="11.55in" svg:height="3.60788in"/>
      <presentation:placeholder presentation:object="date-time" svg:x="1.26in" svg:y="9.89031in" svg:width="2.83889in" svg:height="0.55903in"/>
      <presentation:placeholder presentation:object="page-number" svg:x="10.8708in" svg:y="9.89031in" svg:width="2.07976in" svg:height="0.55903in"/>
    </style:presentation-page-layout>
    <style:presentation-page-layout style:name="Master1-PPL6" style:display-name="2 つのコンテンツ">
      <presentation:placeholder presentation:object="title" svg:x="1.26in" svg:y="0.43881in" svg:width="11.55in" svg:height="2.22119in"/>
      <presentation:placeholder presentation:object="object" svg:x="1.26in" svg:y="2.82593in" svg:width="5.67in" svg:height="6.16in"/>
      <presentation:placeholder presentation:object="object" svg:x="7.14in" svg:y="2.82593in" svg:width="5.67in" svg:height="6.16in"/>
      <presentation:placeholder presentation:object="date-time" svg:x="1.26in" svg:y="9.89031in" svg:width="2.83889in" svg:height="0.55903in"/>
      <presentation:placeholder presentation:object="footer" svg:x="4.266in" svg:y="9.30824in" svg:width="5.538in" svg:height="0.55903in"/>
      <presentation:placeholder presentation:object="page-number" svg:x="10.8708in" svg:y="9.89031in" svg:width="2.07976in" svg:height="0.55903in"/>
    </style:presentation-page-layout>
    <style:presentation-page-layout style:name="Master1-PPL7" style:display-name="比較">
      <presentation:placeholder presentation:object="title" svg:x="1.26in" svg:y="0.43881in" svg:width="11.55in" svg:height="2.22119in"/>
      <presentation:placeholder presentation:object="outline" svg:x="1.26in" svg:y="2.82641in" svg:width="5.67in" svg:height="1.12729in"/>
      <presentation:placeholder presentation:object="object" svg:x="1.26in" svg:y="3.95371in" svg:width="5.67in" svg:height="5.17222in"/>
      <presentation:placeholder presentation:object="outline" svg:x="7.14in" svg:y="2.82641in" svg:width="5.67in" svg:height="1.12729in"/>
      <presentation:placeholder presentation:object="object" svg:x="7.14in" svg:y="3.95371in" svg:width="5.67in" svg:height="5.17222in"/>
      <presentation:placeholder presentation:object="date-time" svg:x="1.26in" svg:y="9.89031in" svg:width="2.83889in" svg:height="0.55903in"/>
      <presentation:placeholder presentation:object="footer" svg:x="4.266in" svg:y="9.30824in" svg:width="5.538in" svg:height="0.55903in"/>
      <presentation:placeholder presentation:object="page-number" svg:x="10.8708in" svg:y="9.89031in" svg:width="2.07976in" svg:height="0.55903in"/>
    </style:presentation-page-layout>
    <style:presentation-page-layout style:name="Master1-PPL8" style:display-name="白紙">
      <presentation:placeholder presentation:object="date-time" svg:x="1.26in" svg:y="9.89031in" svg:width="2.83889in" svg:height="0.55903in"/>
      <presentation:placeholder presentation:object="footer" svg:x="4.266in" svg:y="9.81883in" svg:width="5.538in" svg:height="0.55903in"/>
      <presentation:placeholder presentation:object="page-number" svg:x="10.8708in" svg:y="9.89031in" svg:width="2.07976in" svg:height="0.55903in"/>
    </style:presentation-page-layout>
    <style:presentation-page-layout style:name="Master1-PPL9" style:display-name="タイトル付きの&#10;コンテンツ">
      <presentation:placeholder presentation:object="title" svg:x="0.525in" svg:y="0.91in" svg:width="3.675in" svg:height="3.5in"/>
      <presentation:placeholder presentation:object="object" svg:x="5.5125in" svg:y="1.12in" svg:width="7.455in" svg:height="8.05in"/>
      <presentation:placeholder presentation:object="outline" svg:x="0.525in" svg:y="4.48in" svg:width="3.675in" svg:height="5.17364in"/>
      <presentation:placeholder presentation:object="date-time" svg:x="0.53454in" svg:y="9.89031in" svg:width="3.00682in" svg:height="0.55903in"/>
      <presentation:placeholder presentation:object="footer" svg:x="5.5125in" svg:y="9.89031in" svg:width="5.3375in" svg:height="0.55903in"/>
      <presentation:placeholder presentation:object="page-number" svg:x="10.8708in" svg:y="9.89031in" svg:width="2.07976in" svg:height="0.55903in"/>
    </style:presentation-page-layout>
    <style:presentation-page-layout style:name="Master1-PPL10" style:display-name="タイトルと&#10;縦書きテキスト">
      <presentation:placeholder presentation:object="title" svg:x="1.26in" svg:y="0.21412in" svg:width="11.55in" svg:height="1.30118in"/>
      <presentation:placeholder presentation:object="outline" svg:x="1.26in" svg:y="1.66399in" svg:width="11.55in" svg:height="7.32194in"/>
      <presentation:placeholder presentation:object="date-time" svg:x="1.26in" svg:y="9.89031in" svg:width="2.83889in" svg:height="0.55903in"/>
      <presentation:placeholder presentation:object="footer" svg:x="4.266in" svg:y="9.30824in" svg:width="5.538in" svg:height="0.55903in"/>
      <presentation:placeholder presentation:object="page-number" svg:x="10.8708in" svg:y="9.89031in" svg:width="2.07976in" svg:height="0.55903in"/>
    </style:presentation-page-layout>
    <style:presentation-page-layout style:name="Master1-PPL11" style:display-name="縦書きタイトルと&#10;縦書きテキスト">
      <presentation:placeholder presentation:object="title" svg:x="10.01875in" svg:y="0.63505in" svg:width="3.01875in" svg:height="8.81495in"/>
      <presentation:placeholder presentation:object="outline" svg:x="0.9625in" svg:y="0.63505in" svg:width="8.88125in" svg:height="8.81495in"/>
      <presentation:placeholder presentation:object="date-time" svg:x="1.26in" svg:y="9.89031in" svg:width="2.83889in" svg:height="0.55903in"/>
      <presentation:placeholder presentation:object="footer" svg:x="4.266in" svg:y="9.30824in" svg:width="5.538in" svg:height="0.55903in"/>
      <presentation:placeholder presentation:object="page-number" svg:x="10.8708in" svg:y="9.89031in" svg:width="2.07976in" svg:height="0.55903in"/>
    </style:presentation-page-layout>
    <style:style style:family="table-cell" style:name="a1017">
      <style:table-cell-properties fo:background-color="#d2deef"/>
    </style:style>
    <style:style style:family="table-cell" style:name="a1018">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019">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013">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1014">
      <style:table-cell-properties/>
    </style:style>
    <style:style style:family="table-cell" style:name="a1015">
      <style:table-cell-properties fo:background-color="#d2deef"/>
    </style:style>
    <style:style style:family="table-cell" style:name="a1020">
      <style:table-cell-properties fo:background-color="#5b9bd5"/>
      <style:text-properties fo:color="#ffffff" fo:font-family="+mn-lt" style:font-family-asian="+mn-ea" style:font-family-complex="+mn-cs" fo:font-weight="bold" style:font-weight-asian="bold" style:font-weight-complex="bold"/>
    </style:style>
    <style:style style:family="table-cell" style:name="a1016">
      <style:table-cell-properties/>
    </style:style>
    <style:style style:family="table-cell" style:name="a1021">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ffca08" draw:opacity="100%" draw:stroke="solid" svg:stroke-width="0.01736in" svg:stroke-color="#bc9404" svg:stroke-opacity="100%" svg:stroke-linecap="butt"/>
    </style:default-style>
    <draw:gradient draw:name="a1626" draw:style="radial" draw:cx="0%" draw:cy="100%" draw:start-color="#ccb7b7" draw:end-color="#c2a8a8" draw:start-intensity="100%" draw:end-intensity="100%"/>
    <draw:gradient draw:name="a1631" draw:style="radial" draw:cx="0%" draw:cy="100%" draw:start-color="#ccb7b7" draw:end-color="#c2a8a8" draw:start-intensity="100%" draw:end-intensity="100%"/>
    <draw:gradient draw:name="a1617" draw:style="radial" draw:cx="0%" draw:cy="100%" draw:start-color="#ccb7b7" draw:end-color="#c2a8a8" draw:start-intensity="100%" draw:end-intensity="100%"/>
    <draw:gradient draw:name="a1608" draw:style="radial" draw:cx="0%" draw:cy="100%" draw:start-color="#ccb7b7" draw:end-color="#c2a8a8" draw:start-intensity="100%" draw:end-intensity="100%"/>
    <draw:marker draw:name="a1633" svg:viewBox="0 0 20 30" svg:d="m10 0-10 30h20z"/>
    <draw:marker draw:name="a1574" svg:viewBox="0 0 20 30" svg:d="m10 0-10 30h20z"/>
    <draw:marker draw:name="a1635" svg:viewBox="0 0 20 30" svg:d="m10 0-10 30h20z"/>
    <draw:marker draw:name="a1576" svg:viewBox="0 0 20 30" svg:d="m10 0-10 30h20z"/>
    <draw:marker draw:name="a1702" svg:viewBox="0 0 20 30" svg:d="m10 0-10 30h20z"/>
    <draw:marker draw:name="a1578" svg:viewBox="0 0 20 30" svg:d="m10 0-10 30h20z"/>
    <draw:marker draw:name="a1704" svg:viewBox="0 0 20 30" svg:d="m10 0-10 30h20z"/>
    <draw:marker draw:name="a1716" svg:viewBox="0 0 20 30" svg:d="m10 0-10 30h20z"/>
    <draw:marker draw:name="a1718" svg:viewBox="0 0 20 30" svg:d="m10 0-10 30h20z"/>
    <draw:marker draw:name="a1680" svg:viewBox="0 0 20 30" svg:d="m10 0-10 30h20z"/>
    <draw:marker draw:name="a1621" svg:viewBox="0 0 20 30" svg:d="m10 0-10 30h20z"/>
    <draw:marker draw:name="a1570" svg:viewBox="0 0 20 30" svg:d="m10 0-10 30h20z"/>
    <draw:marker draw:name="a1619" svg:viewBox="0 0 20 30" svg:d="m10 0-10 30h20z"/>
    <draw:marker draw:name="a1572" svg:viewBox="0 0 20 30" svg:d="m10 0-10 30h20z"/>
    <draw:stroke-dash draw:name="a1330" draw:display-name="SysDash" draw:style="rect" draw:dots1="1" draw:dots1-length="0.03125in" draw:dots2="0" draw:dots2-length="0in" draw:distance="0.03125in"/>
    <draw:stroke-dash draw:name="a1334" draw:display-name="SysDash" draw:style="rect" draw:dots1="1" draw:dots1-length="0.03125in" draw:dots2="0" draw:dots2-length="0in" draw:distance="0.03125in"/>
    <table:table-template table:name="{5C22544A-7EE6-4342-B048-85BDC9FD1C3A}">
      <table:first-row table:style-name="a1018" table:paragraph-style-name=""/>
      <table:last-row table:style-name="a1019" table:paragraph-style-name=""/>
      <table:first-column table:style-name="a1020" table:paragraph-style-name=""/>
      <table:last-column table:style-name="a1021" table:paragraph-style-name=""/>
      <table:body table:style-name="a1013" table:paragraph-style-name=""/>
      <table:even-rows table:style-name="a1016" table:paragraph-style-name=""/>
      <table:odd-rows table:style-name="a1017" table:paragraph-style-name=""/>
      <table:even-columns table:style-name="a1014" table:paragraph-style-name=""/>
      <table:odd-columns table:style-name="a1015" table:paragraph-style-name=""/>
    </table:table-template>
  </office:styles>
  <office:automatic-styles>
    <style:page-layout style:name="pageLayout1">
      <style:page-layout-properties fo:page-width="14in" fo:page-height="10.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17589in" fo:margin-left="2.351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17589in" fo:margin-left="2.351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17589in" fo:margin-left="1.175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17589in" fo:margin-left="1.7638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30875in" style:font-size-asian="0.30875in" style:font-size-complex="0.308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05in" fo:padding-bottom="0.05in" fo:padding-left="0.1in" fo:padding-right="0.1in" draw:textarea-vertical-align="middle" draw:textarea-horizontal-align="center" draw:fill="solid" draw:fill-color="#ffdf6b" draw:opacity="100%" draw:stroke="none" draw:auto-grow-width="false" draw:auto-grow-height="fals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30875in" style:font-size-asian="0.30875in" style:font-size-complex="0.308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17589in" fo:margin-left="2.351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1in" fo:padding-right="0.1in" draw:textarea-vertical-align="middle" draw:textarea-horizontal-align="center" draw:fill="solid" draw:fill-color="#ffdf6b" draw:opacity="100%" draw:stroke="none" draw:auto-grow-width="false" draw:auto-grow-height="false"/>
      <style:paragraph-properties style:font-independent-line-spacing="true" style:writing-mode="lr-tb"/>
    </style:style>
    <style:style style:family="graphic" style:name="a166">
      <style:graphic-properties draw:fill="solid" draw:fill-color="#fff4ce" draw:opacity="100%" draw:stroke="non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7">
      <style:graphic-properties draw:fill="none" draw:stroke="solid" svg:stroke-width="0.00694in" svg:stroke-color="#7f7f7f" svg:stroke-opacity="100%" svg:stroke-linecap="butt"/>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parent-style-name="Graphics">
      <style:graphic-properties draw:fill="none" draw:stroke="none"/>
    </style:style>
    <style:style style:family="graphic" style:name="a320">
      <style:graphic-properties draw:fill="solid" draw:fill-color="#fff4ce" draw:opacity="100%" draw:stroke="none"/>
    </style:style>
    <style:style style:family="paragraph" style:name="a24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1">
      <style:graphic-properties draw:fill="none" draw:stroke="solid" svg:stroke-width="0.00694in" svg:stroke-color="#7f7f7f" svg:stroke-opacity="100%" svg:stroke-linecap="butt"/>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22" style:parent-style-name="Graphics">
      <style:graphic-properties draw:fill="none" draw:stroke="non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none" draw:stroke="solid" svg:stroke-width="0.00694in" svg:stroke-color="#7f7f7f" svg:stroke-opacity="100%" svg:stroke-linecap="butt"/>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parent-style-name="Graphics">
      <style:graphic-properties draw:fill="none" fo:clip="rect(0in, 0in, 0in, 0in)" draw:stroke="none"/>
    </style:style>
    <style:style style:family="graphic" style:name="a3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parent-style-name="Graphics">
      <style:graphic-properties draw:fill="none" draw:stroke="none"/>
    </style:style>
    <style:style style:family="paragraph" style:name="a40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4" style:parent-style-name="Graphics">
      <style:graphic-properties draw:fill="none" draw:stroke="none"/>
    </style:style>
    <style:style style:family="drawing-page" style:name="a2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9167in" style:font-size-asian="0.29167in" style:font-size-complex="0.291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2">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76">
      <style:paragraph-properties fo:line-height="90%" fo:text-align="left" style:tab-stop-distance="1.05in" fo:margin-left="0.105in" fo:margin-right="0in" fo:text-indent="-0.1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draw:fill="solid" draw:fill-color="#ffdf6b" draw:opacity="100%" draw:stroke="none"/>
    </style:style>
    <style:style style:family="graphic" style:name="a254">
      <style:graphic-properties draw:fill="solid" draw:fill-color="#ffea9c" draw:opacity="100%" draw:stroke="none"/>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262626" style:text-line-through-type="none" style:text-line-through-style="none" style:text-line-through-width="auto" style:text-line-through-color="font-color" style:text-position="0% 100%" fo:font-family="みかちゃん-P" style:font-family-asian="みかちゃん-P" style:font-pitch="variable" style:font-pitch-asian="variable" fo:font-size="1.16667in" style:font-size-asian="1.16667in" style:font-size-complex="1.1666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262626" style:text-line-through-type="none" style:text-line-through-style="none" style:text-line-through-width="auto" style:text-line-through-color="font-color" style:text-position="0% 100%" fo:font-family="みかちゃん-P" style:font-family-asian="みかちゃん-P" style:font-pitch="variable" style:font-pitch-asian="variable" fo:font-size="1.16667in" style:font-size-asian="1.16667in" style:font-size-complex="1.16667in" fo:letter-spacing="-0.00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57">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text-transform="uppercase" fo:color="#39302a" style:text-line-through-type="none" style:text-line-through-style="none" style:text-line-through-width="auto" style:text-line-through-color="font-color" style:text-position="0% 100%" fo:font-family="Calibri Light" style:font-family-asian="みかちゃん" fo:font-size="0.35in" style:font-size-asian="0.35in" style:font-size-complex="0.35in" fo:letter-spacing="0.02917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17589in" fo:margin-left="0.587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05in" fo:margin-left="0.44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05in" fo:margin-left="0in" fo:margin-right="0in" fo:text-indent="0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6">
      <style:paragraph-properties fo:line-height="90%" fo:text-align="left" style:tab-stop-distance="1.05in" fo:margin-left="0.65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17589in" fo:margin-left="1.175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05in" fo:margin-left="0.86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17589in" fo:margin-left="1.7638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05in" fo:margin-left="1.07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05in" fo:margin-left="0.86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みかちゃん" style:font-family-asian="みかちゃん" style:font-pitch="fixed" style:font-pitch-asian="fixed"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90%" fo:text-align="left" style:tab-stop-distance="1.05in" fo:margin-left="1.07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5">
      <style:graphic-properties draw:fill="none" draw:stroke="solid" svg:stroke-width="0.00694in" svg:stroke-color="#7f7f7f" svg:stroke-opacity="100%" svg:stroke-linecap="butt"/>
    </style:style>
    <style:style style:family="presentation" style:name="a19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17589in" fo:margin-left="2.351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17589in" fo:margin-left="0.587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30875in" style:font-size-asian="0.30875in" style:font-size-complex="0.308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center" draw:fill="solid" draw:fill-color="#ffdf6b" draw:opacity="100%" draw:stroke="none" draw:auto-grow-width="false" draw:auto-grow-height="false"/>
      <style:paragraph-properties style:font-independent-line-spacing="true" style:writing-mode="lr-tb"/>
    </style:style>
    <style:style style:family="presentation" style:name="a2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4">
      <style:graphic-properties draw:fill="solid" draw:fill-color="#fff4ce" draw:opacity="100%" draw:stroke="non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17589in" fo:margin-left="1.175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167in" style:font-size-asian="0.29167in" style:font-size-complex="0.291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30875in" style:font-size-asian="0.30875in" style:font-size-complex="0.308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17589in" fo:margin-left="1.7638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46">
      <style:graphic-properties fo:wrap-option="wrap" fo:padding-top="0.05in" fo:padding-bottom="0.05in" fo:padding-left="0.1in" fo:padding-right="0.1in" draw:textarea-vertical-align="middle" draw:textarea-horizontal-align="center" draw:fill="solid" draw:fill-color="#ffdf6b"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7">
      <style:graphic-properties draw:fill="solid" draw:fill-color="#fff4ce" draw:opacity="100%" draw:stroke="none"/>
    </style:style>
    <style:style style:family="paragraph" style:name="a52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draw:fill="none" draw:stroke="solid" svg:stroke-width="0.00694in" svg:stroke-color="#7f7f7f" svg:stroke-opacity="100%" svg:stroke-linecap="butt"/>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9" style:parent-style-name="Graphics">
      <style:graphic-properties draw:fill="none" draw:stroke="none"/>
    </style:style>
    <style:style style:family="text" style:name="a601">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90%" fo:text-align="left" style:tab-stop-distance="1.05in" fo:margin-left="1.07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text-transform="uppercase" fo:color="#39302a" style:text-line-through-type="none" style:text-line-through-style="none" style:text-line-through-width="auto" style:text-line-through-color="font-color" style:text-position="0% 100%" fo:font-family="Calibri" style:font-family-asian="みかちゃん" fo:font-size="0.29167in" style:font-size-asian="0.29167in" style:font-size-complex="0.291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05in" fo:margin-left="0in" fo:margin-right="0in" fo:text-indent="0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17589in" fo:margin-left="0.587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17589in" fo:margin-left="1.175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17589in" fo:margin-left="2.351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378">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455" style:parent-style-name="Graphics">
      <style:graphic-properties draw:fill="none" draw:stroke="non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17589in" fo:margin-left="0.587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167in" style:font-size-asian="0.29167in" style:font-size-complex="0.291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05in" fo:margin-left="0.105in" fo:margin-right="0in" fo:text-indent="-0.1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05in" fo:margin-left="0.44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167in" style:font-size-asian="0.29167in" style:font-size-complex="0.291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1">
      <style:paragraph-properties fo:line-height="90%" fo:text-align="left" style:tab-stop-distance="1.05in" fo:margin-left="0.105in" fo:margin-right="0in" fo:text-indent="-0.1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5">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386">
      <style:graphic-properties draw:fill="solid" draw:fill-color="#ffdf6b" draw:opacity="100%" draw:stroke="none"/>
    </style:style>
    <style:style style:family="text" style:name="a46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draw:fill="solid" draw:fill-color="#ffea9c" draw:opacity="100%" draw:stroke="non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262626" style:text-line-through-type="none" style:text-line-through-style="none" style:text-line-through-width="auto" style:text-line-through-color="font-color" style:text-position="0% 100%" fo:font-family="みかちゃん-PB" style:font-family-asian="みかちゃん-PB" style:font-pitch="variable" style:font-pitch-asian="variable" fo:font-size="1.16667in" style:font-size-asian="1.16667in" style:font-size-complex="1.1666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262626" style:text-line-through-type="none" style:text-line-through-style="none" style:text-line-through-width="auto" style:text-line-through-color="font-color" style:text-position="0% 100%" fo:font-family="みかちゃん-PB" style:font-family-asian="みかちゃん-PB" style:font-pitch="variable" style:font-pitch-asian="variable" fo:font-size="1.16667in" style:font-size-asian="1.16667in" style:font-size-complex="1.16667in" fo:letter-spacing="-0.00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17589in" fo:margin-left="1.175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90%" fo:text-align="left" style:tab-stop-distance="1.05in" fo:margin-left="0.44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17589in" fo:margin-left="1.7638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05in" fo:margin-left="0.65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90%" fo:text-align="left" style:tab-stop-distance="1.05in" fo:margin-left="0.86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draw:fill="solid" draw:fill-color="#fff4ce" draw:opacity="100%" draw:stroke="none"/>
    </style:style>
    <style:style style:family="graphic" style:name="a706" style:parent-style-name="Graphics">
      <style:graphic-properties draw:fill="none" draw:stroke="non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05in" fo:margin-left="0.65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05in" fo:margin-left="0.105in" fo:margin-right="0in" fo:text-indent="-0.1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17589in" fo:margin-left="2.351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90%" fo:text-align="left" style:tab-stop-distance="1.05in" fo:margin-left="0.86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05in" fo:margin-left="0.44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1.05in" fo:margin-left="1.07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05in" fo:margin-left="1.07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167in" style:font-size-asian="0.29167in" style:font-size-complex="0.291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05in" fo:margin-left="0.65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6">
      <style:paragraph-properties fo:line-height="90%" fo:text-align="left" style:tab-stop-distance="1.05in" fo:margin-left="0.105in" fo:margin-right="0in" fo:text-indent="-0.1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30875in" style:font-size-asian="0.30875in" style:font-size-complex="0.308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fo:wrap-option="wrap" fo:padding-top="0.05in" fo:padding-bottom="0.05in" fo:padding-left="0.1in" fo:padding-right="0.1in" draw:textarea-vertical-align="middle" draw:textarea-horizontal-align="center" draw:fill="solid" draw:fill-color="#ffdf6b" draw:opacity="100%" draw:stroke="none" draw:auto-grow-width="false" draw:auto-grow-height="false"/>
      <style:paragraph-properties style:font-independent-line-spacing="true" style:writing-mode="lr-tb"/>
    </style:style>
    <style:style style:family="graphic" style:name="a566">
      <style:graphic-properties draw:fill="solid" draw:fill-color="#fff4ce" draw:opacity="100%" draw:stroke="non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0%" fo:text-align="left" style:tab-stop-distance="1.05in" fo:margin-left="0.86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none" draw:stroke="solid" svg:stroke-width="0.00694in" svg:stroke-color="#7f7f7f" svg:stroke-opacity="100%" svg:stroke-linecap="butt"/>
    </style:style>
    <style:style style:family="paragraph" style:name="a64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parent-style-name="Graphics">
      <style:graphic-properties draw:fill="none" draw:stroke="none"/>
    </style:style>
    <style:style style:family="paragraph" style:name="a721">
      <style:paragraph-properties fo:line-height="100%" fo:text-align="left" style:tab-stop-distance="1.17589in" fo:margin-left="0.587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17589in" fo:margin-left="1.175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17589in" fo:margin-left="0.587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05in" fo:margin-left="0.44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05in" fo:margin-left="0.65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90%" fo:text-align="left" style:tab-stop-distance="1.05in" fo:margin-left="1.07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9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74" style:parent-style-name="Graphics">
      <style:graphic-properties draw:fill="none" draw:stroke="none"/>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31">
      <style:paragraph-properties fo:line-height="100%" fo:text-align="left" style:tab-stop-distance="1.17589in" fo:margin-left="1.7638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text-transform="uppercase" fo:color="#39302a" style:text-line-through-type="none" style:text-line-through-style="none" style:text-line-through-width="auto" style:text-line-through-color="font-color" style:text-position="0% 100%" fo:font-family="Calibri" style:font-family-asian="みかちゃん" fo:font-size="0.29167in" style:font-size-asian="0.29167in" style:font-size-complex="0.291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draw:fill="none" draw:stroke="solid" svg:stroke-width="0.00694in" svg:stroke-color="#7f7f7f" svg:stroke-opacity="100%" svg:stroke-linecap="butt"/>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17589in" fo:margin-left="2.351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4">
      <style:paragraph-properties fo:line-height="100%" fo:text-align="left" style:tab-stop-distance="1.17589in" fo:margin-left="1.175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17589in" fo:margin-left="1.7638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05in" fo:margin-left="0in" fo:margin-right="0in" fo:text-indent="0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parent-style-name="Graphics">
      <style:graphic-properties draw:fill="none" draw:stroke="non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167in" style:font-size-asian="0.29167in" style:font-size-complex="0.291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05in" fo:margin-left="0.105in" fo:margin-right="0in" fo:text-indent="-0.1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8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17589in" fo:margin-left="0.587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parent-style-name="Graphics">
      <style:graphic-properties draw:fill="none" draw:stroke="none"/>
    </style:style>
    <style:style style:family="paragraph" style:name="a74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05in" fo:margin-left="0.44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1.17589in" fo:margin-left="1.175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17589in" fo:margin-left="2.351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draw:fill="solid" draw:fill-color="#ffdf6b" draw:opacity="100%" draw:stroke="non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draw:fill="solid" draw:fill-color="#ffea9c" draw:opacity="100%" draw:stroke="non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3">
      <style:paragraph-properties fo:line-height="100%" fo:text-align="left" style:tab-stop-distance="1.17589in" fo:margin-left="0.587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17589in" fo:margin-left="1.175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17589in" fo:margin-left="2.351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90%" fo:text-align="left" style:tab-stop-distance="1.05in" fo:margin-left="0.65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17589in" fo:margin-left="1.7638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みかちゃん-PB" style:font-family-asian="みかちゃん-PB" style:font-pitch="variable" style:font-pitch-asian="variable" fo:font-size="0.525in" style:font-size-asian="0.525in" style:font-size-complex="0.525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05in" fo:margin-left="0.86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みかちゃん-PB" style:font-family-asian="みかちゃん-PB" style:font-pitch="variable" style:font-pitch-asian="variable" fo:font-size="0.525in" style:font-size-asian="0.525in" style:font-size-complex="0.525in" fo:letter-spacing="-0.00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78">
      <style:paragraph-properties fo:line-height="100%" fo:text-align="left" style:tab-stop-distance="1.17589in" fo:margin-left="2.351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167in" style:font-size-asian="0.29167in" style:font-size-complex="0.291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05in" fo:margin-left="0.105in" fo:margin-right="0in" fo:text-indent="-0.1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30875in" style:font-size-asian="0.30875in" style:font-size-complex="0.308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17589in" fo:margin-left="1.7638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ffdf6b" draw:opacity="100%"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draw:fill="solid" draw:fill-color="#fff4ce" draw:opacity="100%" draw:stroke="non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17589in" fo:margin-left="2.351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17589in" fo:margin-left="0.587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
      <style:paragraph-properties fo:line-height="100%" fo:text-align="left" style:tab-stop-distance="1.17589in" fo:margin-left="1.175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0%" fo:text-align="left" style:tab-stop-distance="1.05in" fo:margin-left="0.44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40">
      <style:graphic-properties draw:fill="none" draw:stroke="solid" svg:stroke-width="0.00694in" svg:stroke-color="#7f7f7f" svg:stroke-opacity="100%" svg:stroke-linecap="butt"/>
    </style:style>
    <style:style style:family="text" style:name="a76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841" style:parent-style-name="Graphics">
      <style:graphic-properties draw:fill="none" draw:stroke="none"/>
    </style:style>
    <style:style style:family="paragraph" style:name="a765">
      <style:paragraph-properties fo:line-height="90%" fo:text-align="left" style:tab-stop-distance="1.05in" fo:margin-left="0.65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みかちゃん-PB" style:font-family-asian="みかちゃん-PB" style:font-pitch="variable" style:font-pitch-asian="variable"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47" style:parent-style-name="Graphics">
      <style:graphic-properties draw:fill="none" draw:stroke="non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17589in" fo:margin-left="1.7638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30875in" style:font-size-asian="0.30875in" style:font-size-complex="0.308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fo:wrap-option="wrap" fo:padding-top="0.05in" fo:padding-bottom="0.05in" fo:padding-left="0.1in" fo:padding-right="0.1in" draw:textarea-vertical-align="middle" draw:textarea-horizontal-align="center" draw:fill="solid" draw:fill-color="#ffdf6b" draw:opacity="100%" draw:stroke="none" draw:auto-grow-width="false" draw:auto-grow-height="false"/>
      <style:paragraph-properties style:font-independent-line-spacing="true" style:writing-mode="lr-tb"/>
    </style:style>
    <style:style style:family="paragraph" style:name="a76">
      <style:paragraph-properties fo:line-height="100%" fo:text-align="left" style:tab-stop-distance="1.17589in" fo:margin-left="2.3517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05in" fo:margin-left="0.86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05in" fo:margin-left="1.07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167in" style:font-size-asian="0.29167in" style:font-size-complex="0.291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05in" fo:margin-left="0.105in" fo:margin-right="0in" fo:text-indent="-0.1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draw:fill="solid" draw:fill-color="#ffdf6b" draw:opacity="100%" draw:stroke="none"/>
    </style:style>
    <style:style style:family="presentation" style:name="a7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31">
      <style:graphic-properties draw:fill="solid" draw:fill-color="#ffea9c" draw:opacity="100%" draw:stroke="none"/>
    </style:style>
    <style:style style:family="text" style:name="a85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21875in" style:font-size-asian="0.21875in" style:font-size-complex="0.218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left" style:tab-stop-distance="1.05in" fo:margin-left="0.44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93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9167in" style:font-size-asian="0.29167in" style:font-size-complex="0.291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05in" fo:margin-left="0.105in" fo:margin-right="0in" fo:text-indent="-0.105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80">
      <style:paragraph-properties fo:line-height="90%" fo:text-align="left" style:tab-stop-distance="1.05in" fo:margin-left="0in" fo:margin-right="0in" fo:text-indent="0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30875in" style:font-size-asian="0.30875in" style:font-size-complex="0.308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90%" fo:text-align="left" style:tab-stop-distance="1.05in" fo:margin-left="0.65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39302a"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625in" style:font-size-asian="0.2625in" style:font-size-complex="0.26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90%" fo:text-align="left" style:tab-stop-distance="1.05in" fo:margin-left="0.44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05in" fo:margin-left="0.86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05in" fo:margin-left="0.65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05in" fo:padding-bottom="0.05in" fo:padding-left="0.1in" fo:padding-right="0.1in" draw:textarea-vertical-align="middle" draw:textarea-horizontal-align="center" draw:fill="solid" draw:fill-color="#ffca08" draw:opacity="100%"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30875in" style:font-size-asian="0.30875in" style:font-size-complex="0.308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05in" fo:padding-bottom="0.05in" fo:padding-left="0.1in" fo:padding-right="0.1in" draw:textarea-vertical-align="middle" draw:textarea-horizontal-align="center" draw:fill="solid" draw:fill-color="#ffca08" draw:opacity="100%"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libri" style:font-family-asian="みかちゃん" fo:font-size="0.30875in" style:font-size-asian="0.30875in" style:font-size-complex="0.3087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middle" draw:textarea-horizontal-align="center" draw:fill="solid" draw:fill-color="#ffdf6b" draw:opacity="100%" draw:stroke="none" draw:auto-grow-width="false" draw:auto-grow-height="false"/>
      <style:paragraph-properties style:font-independent-line-spacing="true" style:writing-mode="lr-tb"/>
    </style:style>
    <style:style style:family="graphic" style:name="a97">
      <style:graphic-properties draw:fill="solid" draw:fill-color="#ffea9c" draw:opacity="100%" draw:stroke="non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262626" style:text-line-through-type="none" style:text-line-through-style="none" style:text-line-through-width="auto" style:text-line-through-color="font-color" style:text-position="0% 100%" fo:font-family="みかちゃん-PB" style:font-family-asian="みかちゃん-PB" style:font-pitch="variable" style:font-pitch-asian="variable" fo:font-size="1.16667in" style:font-size-asian="1.16667in" style:font-size-complex="1.1666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39302a"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262626" style:text-line-through-type="none" style:text-line-through-style="none" style:text-line-through-width="auto" style:text-line-through-color="font-color" style:text-position="0% 100%" fo:font-family="みかちゃん-PB" style:font-family-asian="みかちゃん-PB" style:font-pitch="variable" style:font-pitch-asian="variable" fo:font-size="1.16667in" style:font-size-asian="1.16667in" style:font-size-complex="1.16667in" fo:letter-spacing="-0.0073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39302a"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05in" fo:margin-left="1.07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05in" fo:margin-left="0.86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Calibri" style:font-family-asian="みかちゃん" fo:font-size="0.20417in" style:font-size-asian="0.20417in" style:font-size-complex="0.2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left" style:tab-stop-distance="1.05in" fo:margin-left="1.071in" fo:margin-right="0in" fo:text-indent="-0.21in" fo:margin-top="0.02917in" fo:margin-bottom="0.05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17589in" fo:margin-left="0.587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17589in" fo:margin-left="1.175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17589in" fo:margin-left="1.7638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
      <style:text-properties fo:text-transform="uppercase" fo:color="#39302a" style:text-line-through-type="none" style:text-line-through-style="none" style:text-line-through-width="auto" style:text-line-through-color="font-color" style:text-position="0% 100%" fo:font-family="みかちゃん-PB" style:font-family-asian="みかちゃん-PB" style:font-pitch="variable" style:font-pitch-asian="variable" fo:font-size="0.35in" style:font-size-asian="0.35in" style:font-size-complex="0.35in" fo:letter-spacing="0.02917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text-transform="uppercase" fo:color="#39302a" style:text-line-through-type="none" style:text-line-through-style="none" style:text-line-through-width="auto" style:text-line-through-color="font-color" style:text-position="0% 100%" fo:font-family="みかちゃん-PB" style:font-family-asian="みかちゃん-PB" style:font-pitch="variable" style:font-pitch-asian="variable" fo:font-size="0.35in" style:font-size-asian="0.35in" style:font-size-complex="0.35in" fo:letter-spacing="0.029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05in" fo:margin-left="0in" fo:margin-right="0in" fo:text-indent="0in" fo:margin-top="0.175in" fo:margin-bottom="0.0291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みかちゃん" style:font-family-asian="みかちゃん" style:font-pitch="fixed" style:font-pitch-asian="fixed"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
      <style:graphic-properties draw:fill="none" draw:stroke="solid" svg:stroke-width="0.00694in" svg:stroke-color="#7f7f7f" svg:stroke-opacity="100%" svg:stroke-linecap="butt"/>
    </style:style>
    <style:style style:family="graphic" style:name="a119" style:parent-style-name="Graphics">
      <style:graphic-properties draw:fill="none" draw:stroke="none"/>
    </style:style>
    <style:style style:family="graphic" style:name="a120" style:parent-style-name="Graphics">
      <style:graphic-properties draw:fill="none" draw:stroke="none"/>
    </style:style>
    <style:style style:family="graphic" style:name="a121" style:parent-style-name="Graphics">
      <style:graphic-properties draw:fill="none" draw:stroke="non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style:font-family-asian="みかちゃん" fo:font-size="0.29403in" style:font-size-asian="0.29403in" style:font-size-complex="0.2940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みかちゃん" style:font-family-asian="みかちゃん" style:font-pitch="fixed" style:font-pitch-asian="fixed" fo:font-size="0.46667in" style:font-size-asian="0.46667in" style:font-size-complex="0.4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みかちゃん-PB" style:font-family-asian="みかちゃん-PB" style:font-pitch="variable" style:font-pitch-asian="variable" fo:font-size="0.7in" style:font-size-asian="0.7in" style:font-size-complex="0.7in" fo:letter-spacing="-0.00736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85%" fo:text-align="left" style:tab-stop-distance="1.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17589in" fo:margin-left="0.587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17589in" fo:margin-left="1.175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1758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17589in" fo:margin-left="1.7638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17589in" fo:margin-left="1.7638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17589in" fo:margin-left="0.5879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modern" style:font-pitch-asian="variable" fo:font-size="0.19597in" style:font-size-asian="0.19597in" style:font-size-complex="0.1959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6">
      <text:list-level-style-bullet text:level="1" text:bullet-char=" ">
        <style:list-level-properties text:space-before="0in" text:min-label-width="0.105in"/>
        <style:text-properties fo:color="#ffca08" fo:font-family="Calibri" style:font-family-generic="swiss" style:font-pitch="variable" fo:font-size="100%"/>
      </text:list-level-style-bullet>
      <text:list-level-style-bullet text:level="2" text:bullet-char=" ">
        <style:list-level-properties text:space-before="0.336in" text:min-label-width="0.105in"/>
        <style:text-properties fo:color="#ffca08" fo:font-family="Calibri" style:font-family-generic="swiss" style:font-pitch="variable" fo:font-size="100%"/>
      </text:list-level-style-bullet>
      <text:list-level-style-bullet text:level="3" text:bullet-char=" ">
        <style:list-level-properties text:space-before="0.546in" text:min-label-width="0.105in"/>
        <style:text-properties fo:color="#ffca08" fo:font-family="Calibri" style:font-family-generic="swiss" style:font-pitch="variable" fo:font-size="100%"/>
      </text:list-level-style-bullet>
      <text:list-level-style-bullet text:level="4" text:bullet-char=" ">
        <style:list-level-properties text:space-before="0.756in" text:min-label-width="0.105in"/>
        <style:text-properties fo:color="#ffca08" fo:font-family="Calibri" style:font-family-generic="swiss" style:font-pitch="variable" fo:font-size="100%"/>
      </text:list-level-style-bullet>
      <text:list-level-style-bullet text:level="5" text:bullet-char=" ">
        <style:list-level-properties text:space-before="0.966in" text:min-label-width="0.105in"/>
        <style:text-properties fo:color="#ffca08" fo:font-family="Calibri" style:font-family-generic="swiss" style:font-pitch="variable" fo:font-size="100%"/>
      </text:list-level-style-bullet>
      <text:list-level-style-bullet text:level="6" text:bullet-char=" ">
        <style:list-level-properties text:space-before="1.15812in" text:min-label-width="0.105in"/>
        <style:text-properties fo:color="#ffca08" fo:font-family="Calibri" style:font-family-generic="swiss" style:font-pitch="variable" fo:font-size="100%"/>
      </text:list-level-style-bullet>
      <text:list-level-style-bullet text:level="7" text:bullet-char=" ">
        <style:list-level-properties text:space-before="1.38778in" text:min-label-width="0.105in"/>
        <style:text-properties fo:color="#ffca08" fo:font-family="Calibri" style:font-family-generic="swiss" style:font-pitch="variable" fo:font-size="100%"/>
      </text:list-level-style-bullet>
      <text:list-level-style-bullet text:level="8" text:bullet-char=" ">
        <style:list-level-properties text:space-before="1.61744in" text:min-label-width="0.105in"/>
        <style:text-properties fo:color="#ffca08" fo:font-family="Calibri" style:font-family-generic="swiss" style:font-pitch="variable" fo:font-size="100%"/>
      </text:list-level-style-bullet>
      <text:list-level-style-bullet text:level="9" text:bullet-char=" ">
        <style:list-level-properties text:space-before="1.8471in" text:min-label-width="0.105in"/>
        <style:text-properties fo:color="#ffca08" fo:font-family="Calibri" style:font-family-generic="swiss" style:font-pitch="variable" fo:font-size="100%"/>
      </text:list-level-style-bullet>
    </text:list-style>
    <text:list-style style:name="a943">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537">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472">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502">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948">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21">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477">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914">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508">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192">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26">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854">
      <text:list-level-style-bullet text:level="1" text:bullet-char=" ">
        <style:list-level-properties text:space-before="0in" text:min-label-width="0.105in"/>
        <style:text-properties fo:color="#ffca08" fo:font-family="Calibri" style:font-family-generic="swiss" style:font-pitch="variable" fo:font-size="100%"/>
      </text:list-level-style-bullet>
      <text:list-level-style-bullet text:level="2" text:bullet-char=" ">
        <style:list-level-properties text:space-before="0.336in" text:min-label-width="0.105in"/>
        <style:text-properties fo:color="#ffca08" fo:font-family="Calibri" style:font-family-generic="swiss" style:font-pitch="variable" fo:font-size="100%"/>
      </text:list-level-style-bullet>
      <text:list-level-style-bullet text:level="3" text:bullet-char=" ">
        <style:list-level-properties text:space-before="0.546in" text:min-label-width="0.105in"/>
        <style:text-properties fo:color="#ffca08" fo:font-family="Calibri" style:font-family-generic="swiss" style:font-pitch="variable" fo:font-size="100%"/>
      </text:list-level-style-bullet>
      <text:list-level-style-bullet text:level="4" text:bullet-char=" ">
        <style:list-level-properties text:space-before="0.756in" text:min-label-width="0.105in"/>
        <style:text-properties fo:color="#ffca08" fo:font-family="Calibri" style:font-family-generic="swiss" style:font-pitch="variable" fo:font-size="100%"/>
      </text:list-level-style-bullet>
      <text:list-level-style-bullet text:level="5" text:bullet-char=" ">
        <style:list-level-properties text:space-before="0.966in" text:min-label-width="0.105in"/>
        <style:text-properties fo:color="#ffca08" fo:font-family="Calibri" style:font-family-generic="swiss" style:font-pitch="variable" fo:font-size="100%"/>
      </text:list-level-style-bullet>
      <text:list-level-style-bullet text:level="6" text:bullet-char=" ">
        <style:list-level-properties text:space-before="1.15812in" text:min-label-width="0.105in"/>
        <style:text-properties fo:color="#ffca08" fo:font-family="Calibri" style:font-family-generic="swiss" style:font-pitch="variable" fo:font-size="100%"/>
      </text:list-level-style-bullet>
      <text:list-level-style-bullet text:level="7" text:bullet-char=" ">
        <style:list-level-properties text:space-before="1.38778in" text:min-label-width="0.105in"/>
        <style:text-properties fo:color="#ffca08" fo:font-family="Calibri" style:font-family-generic="swiss" style:font-pitch="variable" fo:font-size="100%"/>
      </text:list-level-style-bullet>
      <text:list-level-style-bullet text:level="8" text:bullet-char=" ">
        <style:list-level-properties text:space-before="1.61744in" text:min-label-width="0.105in"/>
        <style:text-properties fo:color="#ffca08" fo:font-family="Calibri" style:font-family-generic="swiss" style:font-pitch="variable" fo:font-size="100%"/>
      </text:list-level-style-bullet>
      <text:list-level-style-bullet text:level="9" text:bullet-char=" ">
        <style:list-level-properties text:space-before="1.8471in" text:min-label-width="0.105in"/>
        <style:text-properties fo:color="#ffca08" fo:font-family="Calibri" style:font-family-generic="swiss" style:font-pitch="variable" fo:font-size="100%"/>
      </text:list-level-style-bullet>
    </text:list-style>
    <text:list-style style:name="a1003">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198">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820">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635">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859">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600">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418">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761">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606">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988">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766">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137">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953">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62">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547">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483">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67">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261">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959">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737">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32">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487">
      <text:list-level-style-bullet text:level="1" text:bullet-char=" ">
        <style:list-level-properties text:space-before="0in" text:min-label-width="0.105in"/>
        <style:text-properties fo:color="#ffca08" fo:font-family="Calibri" style:font-family-generic="swiss" style:font-pitch="variable" fo:font-size="100%"/>
      </text:list-level-style-bullet>
      <text:list-level-style-bullet text:level="2" text:bullet-char=" ">
        <style:list-level-properties text:space-before="0.336in" text:min-label-width="0.105in"/>
        <style:text-properties fo:color="#ffca08" fo:font-family="Calibri" style:font-family-generic="swiss" style:font-pitch="variable" fo:font-size="100%"/>
      </text:list-level-style-bullet>
      <text:list-level-style-bullet text:level="3" text:bullet-char=" ">
        <style:list-level-properties text:space-before="0.546in" text:min-label-width="0.105in"/>
        <style:text-properties fo:color="#ffca08" fo:font-family="Calibri" style:font-family-generic="swiss" style:font-pitch="variable" fo:font-size="100%"/>
      </text:list-level-style-bullet>
      <text:list-level-style-bullet text:level="4" text:bullet-char=" ">
        <style:list-level-properties text:space-before="0.756in" text:min-label-width="0.105in"/>
        <style:text-properties fo:color="#ffca08" fo:font-family="Calibri" style:font-family-generic="swiss" style:font-pitch="variable" fo:font-size="100%"/>
      </text:list-level-style-bullet>
      <text:list-level-style-bullet text:level="5" text:bullet-char=" ">
        <style:list-level-properties text:space-before="0.966in" text:min-label-width="0.105in"/>
        <style:text-properties fo:color="#ffca08" fo:font-family="Calibri" style:font-family-generic="swiss" style:font-pitch="variable" fo:font-size="100%"/>
      </text:list-level-style-bullet>
      <text:list-level-style-bullet text:level="6" text:bullet-char=" ">
        <style:list-level-properties text:space-before="1.15812in" text:min-label-width="0.105in"/>
        <style:text-properties fo:color="#ffca08" fo:font-family="Calibri" style:font-family-generic="swiss" style:font-pitch="variable" fo:font-size="100%"/>
      </text:list-level-style-bullet>
      <text:list-level-style-bullet text:level="7" text:bullet-char=" ">
        <style:list-level-properties text:space-before="1.38778in" text:min-label-width="0.105in"/>
        <style:text-properties fo:color="#ffca08" fo:font-family="Calibri" style:font-family-generic="swiss" style:font-pitch="variable" fo:font-size="100%"/>
      </text:list-level-style-bullet>
      <text:list-level-style-bullet text:level="8" text:bullet-char=" ">
        <style:list-level-properties text:space-before="1.61744in" text:min-label-width="0.105in"/>
        <style:text-properties fo:color="#ffca08" fo:font-family="Calibri" style:font-family-generic="swiss" style:font-pitch="variable" fo:font-size="100%"/>
      </text:list-level-style-bullet>
      <text:list-level-style-bullet text:level="9" text:bullet-char=" ">
        <style:list-level-properties text:space-before="1.8471in" text:min-label-width="0.105in"/>
        <style:text-properties fo:color="#ffca08" fo:font-family="Calibri" style:font-family-generic="swiss" style:font-pitch="variable" fo:font-size="100%"/>
      </text:list-level-style-bullet>
    </text:list-style>
    <text:list-style style:name="a674">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679">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864">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869">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993">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177">
      <text:list-level-style-bullet text:level="1" text:bullet-char=" ">
        <style:list-level-properties text:space-before="0in" text:min-label-width="0.105in"/>
        <style:text-properties fo:color="#ffca08" fo:font-family="Calibri" style:font-family-generic="swiss" style:font-pitch="variable" fo:font-size="100%"/>
      </text:list-level-style-bullet>
      <text:list-level-style-bullet text:level="2" text:bullet-char=" ">
        <style:list-level-properties text:space-before="0.336in" text:min-label-width="0.105in"/>
        <style:text-properties fo:color="#ffca08" fo:font-family="Calibri" style:font-family-generic="swiss" style:font-pitch="variable" fo:font-size="100%"/>
      </text:list-level-style-bullet>
      <text:list-level-style-bullet text:level="3" text:bullet-char=" ">
        <style:list-level-properties text:space-before="0.546in" text:min-label-width="0.105in"/>
        <style:text-properties fo:color="#ffca08" fo:font-family="Calibri" style:font-family-generic="swiss" style:font-pitch="variable" fo:font-size="100%"/>
      </text:list-level-style-bullet>
      <text:list-level-style-bullet text:level="4" text:bullet-char=" ">
        <style:list-level-properties text:space-before="0.756in" text:min-label-width="0.105in"/>
        <style:text-properties fo:color="#ffca08" fo:font-family="Calibri" style:font-family-generic="swiss" style:font-pitch="variable" fo:font-size="100%"/>
      </text:list-level-style-bullet>
      <text:list-level-style-bullet text:level="5" text:bullet-char=" ">
        <style:list-level-properties text:space-before="0.966in" text:min-label-width="0.105in"/>
        <style:text-properties fo:color="#ffca08" fo:font-family="Calibri" style:font-family-generic="swiss" style:font-pitch="variable" fo:font-size="100%"/>
      </text:list-level-style-bullet>
      <text:list-level-style-bullet text:level="6" text:bullet-char=" ">
        <style:list-level-properties text:space-before="1.15812in" text:min-label-width="0.105in"/>
        <style:text-properties fo:color="#ffca08" fo:font-family="Calibri" style:font-family-generic="swiss" style:font-pitch="variable" fo:font-size="100%"/>
      </text:list-level-style-bullet>
      <text:list-level-style-bullet text:level="7" text:bullet-char=" ">
        <style:list-level-properties text:space-before="1.38778in" text:min-label-width="0.105in"/>
        <style:text-properties fo:color="#ffca08" fo:font-family="Calibri" style:font-family-generic="swiss" style:font-pitch="variable" fo:font-size="100%"/>
      </text:list-level-style-bullet>
      <text:list-level-style-bullet text:level="8" text:bullet-char=" ">
        <style:list-level-properties text:space-before="1.61744in" text:min-label-width="0.105in"/>
        <style:text-properties fo:color="#ffca08" fo:font-family="Calibri" style:font-family-generic="swiss" style:font-pitch="variable" fo:font-size="100%"/>
      </text:list-level-style-bullet>
      <text:list-level-style-bullet text:level="9" text:bullet-char=" ">
        <style:list-level-properties text:space-before="1.8471in" text:min-label-width="0.105in"/>
        <style:text-properties fo:color="#ffca08" fo:font-family="Calibri" style:font-family-generic="swiss" style:font-pitch="variable" fo:font-size="100%"/>
      </text:list-level-style-bullet>
    </text:list-style>
    <text:list-style style:name="a585">
      <text:list-level-style-bullet text:level="1" text:bullet-char=" ">
        <style:list-level-properties text:space-before="0in" text:min-label-width="0.105in"/>
        <style:text-properties fo:color="#ffca08" fo:font-family="Calibri" style:font-family-generic="swiss" style:font-pitch="variable" fo:font-size="100%"/>
      </text:list-level-style-bullet>
      <text:list-level-style-bullet text:level="2" text:bullet-char=" ">
        <style:list-level-properties text:space-before="0.336in" text:min-label-width="0.105in"/>
        <style:text-properties fo:color="#ffca08" fo:font-family="Calibri" style:font-family-generic="swiss" style:font-pitch="variable" fo:font-size="100%"/>
      </text:list-level-style-bullet>
      <text:list-level-style-bullet text:level="3" text:bullet-char=" ">
        <style:list-level-properties text:space-before="0.546in" text:min-label-width="0.105in"/>
        <style:text-properties fo:color="#ffca08" fo:font-family="Calibri" style:font-family-generic="swiss" style:font-pitch="variable" fo:font-size="100%"/>
      </text:list-level-style-bullet>
      <text:list-level-style-bullet text:level="4" text:bullet-char=" ">
        <style:list-level-properties text:space-before="0.756in" text:min-label-width="0.105in"/>
        <style:text-properties fo:color="#ffca08" fo:font-family="Calibri" style:font-family-generic="swiss" style:font-pitch="variable" fo:font-size="100%"/>
      </text:list-level-style-bullet>
      <text:list-level-style-bullet text:level="5" text:bullet-char=" ">
        <style:list-level-properties text:space-before="0.966in" text:min-label-width="0.105in"/>
        <style:text-properties fo:color="#ffca08" fo:font-family="Calibri" style:font-family-generic="swiss" style:font-pitch="variable" fo:font-size="100%"/>
      </text:list-level-style-bullet>
      <text:list-level-style-bullet text:level="6" text:bullet-char=" ">
        <style:list-level-properties text:space-before="1.15812in" text:min-label-width="0.105in"/>
        <style:text-properties fo:color="#ffca08" fo:font-family="Calibri" style:font-family-generic="swiss" style:font-pitch="variable" fo:font-size="100%"/>
      </text:list-level-style-bullet>
      <text:list-level-style-bullet text:level="7" text:bullet-char=" ">
        <style:list-level-properties text:space-before="1.38778in" text:min-label-width="0.105in"/>
        <style:text-properties fo:color="#ffca08" fo:font-family="Calibri" style:font-family-generic="swiss" style:font-pitch="variable" fo:font-size="100%"/>
      </text:list-level-style-bullet>
      <text:list-level-style-bullet text:level="8" text:bullet-char=" ">
        <style:list-level-properties text:space-before="1.61744in" text:min-label-width="0.105in"/>
        <style:text-properties fo:color="#ffca08" fo:font-family="Calibri" style:font-family-generic="swiss" style:font-pitch="variable" fo:font-size="100%"/>
      </text:list-level-style-bullet>
      <text:list-level-style-bullet text:level="9" text:bullet-char=" ">
        <style:list-level-properties text:space-before="1.8471in" text:min-label-width="0.105in"/>
        <style:text-properties fo:color="#ffca08" fo:font-family="Calibri" style:font-family-generic="swiss" style:font-pitch="variable" fo:font-size="100%"/>
      </text:list-level-style-bullet>
    </text:list-style>
    <text:list-style style:name="a614">
      <text:list-level-style-bullet text:level="1" text:bullet-char=" ">
        <style:list-level-properties text:space-before="0in" text:min-label-width="0.105in"/>
        <style:text-properties fo:color="#ffca08" fo:font-family="Calibri" style:font-family-generic="swiss" style:font-pitch="variable" fo:font-size="100%"/>
      </text:list-level-style-bullet>
      <text:list-level-style-bullet text:level="2" text:bullet-char=" ">
        <style:list-level-properties text:space-before="0.336in" text:min-label-width="0.105in"/>
        <style:text-properties fo:color="#ffca08" fo:font-family="Calibri" style:font-family-generic="swiss" style:font-pitch="variable" fo:font-size="100%"/>
      </text:list-level-style-bullet>
      <text:list-level-style-bullet text:level="3" text:bullet-char=" ">
        <style:list-level-properties text:space-before="0.546in" text:min-label-width="0.105in"/>
        <style:text-properties fo:color="#ffca08" fo:font-family="Calibri" style:font-family-generic="swiss" style:font-pitch="variable" fo:font-size="100%"/>
      </text:list-level-style-bullet>
      <text:list-level-style-bullet text:level="4" text:bullet-char=" ">
        <style:list-level-properties text:space-before="0.756in" text:min-label-width="0.105in"/>
        <style:text-properties fo:color="#ffca08" fo:font-family="Calibri" style:font-family-generic="swiss" style:font-pitch="variable" fo:font-size="100%"/>
      </text:list-level-style-bullet>
      <text:list-level-style-bullet text:level="5" text:bullet-char=" ">
        <style:list-level-properties text:space-before="0.966in" text:min-label-width="0.105in"/>
        <style:text-properties fo:color="#ffca08" fo:font-family="Calibri" style:font-family-generic="swiss" style:font-pitch="variable" fo:font-size="100%"/>
      </text:list-level-style-bullet>
      <text:list-level-style-bullet text:level="6" text:bullet-char=" ">
        <style:list-level-properties text:space-before="1.15812in" text:min-label-width="0.105in"/>
        <style:text-properties fo:color="#ffca08" fo:font-family="Calibri" style:font-family-generic="swiss" style:font-pitch="variable" fo:font-size="100%"/>
      </text:list-level-style-bullet>
      <text:list-level-style-bullet text:level="7" text:bullet-char=" ">
        <style:list-level-properties text:space-before="1.38778in" text:min-label-width="0.105in"/>
        <style:text-properties fo:color="#ffca08" fo:font-family="Calibri" style:font-family-generic="swiss" style:font-pitch="variable" fo:font-size="100%"/>
      </text:list-level-style-bullet>
      <text:list-level-style-bullet text:level="8" text:bullet-char=" ">
        <style:list-level-properties text:space-before="1.61744in" text:min-label-width="0.105in"/>
        <style:text-properties fo:color="#ffca08" fo:font-family="Calibri" style:font-family-generic="swiss" style:font-pitch="variable" fo:font-size="100%"/>
      </text:list-level-style-bullet>
      <text:list-level-style-bullet text:level="9" text:bullet-char=" ">
        <style:list-level-properties text:space-before="1.8471in" text:min-label-width="0.105in"/>
        <style:text-properties fo:color="#ffca08" fo:font-family="Calibri" style:font-family-generic="swiss" style:font-pitch="variable" fo:font-size="100%"/>
      </text:list-level-style-bullet>
    </text:list-style>
    <text:list-style style:name="a771">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365">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142">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998">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619">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777">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72">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147">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492">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77">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497">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462">
      <text:list-level-style-bullet text:level="1" text:bullet-char=" ">
        <style:list-level-properties text:space-before="0in" text:min-label-width="0.105in"/>
        <style:text-properties fo:color="#ffca08" fo:font-family="Calibri" style:font-family-generic="swiss" style:font-pitch="variable" fo:font-size="100%"/>
      </text:list-level-style-bullet>
      <text:list-level-style-bullet text:level="2" text:bullet-char=" ">
        <style:list-level-properties text:space-before="0.336in" text:min-label-width="0.105in"/>
        <style:text-properties fo:color="#ffca08" fo:font-family="Calibri" style:font-family-generic="swiss" style:font-pitch="variable" fo:font-size="100%"/>
      </text:list-level-style-bullet>
      <text:list-level-style-bullet text:level="3" text:bullet-char=" ">
        <style:list-level-properties text:space-before="0.546in" text:min-label-width="0.105in"/>
        <style:text-properties fo:color="#ffca08" fo:font-family="Calibri" style:font-family-generic="swiss" style:font-pitch="variable" fo:font-size="100%"/>
      </text:list-level-style-bullet>
      <text:list-level-style-bullet text:level="4" text:bullet-char=" ">
        <style:list-level-properties text:space-before="0.756in" text:min-label-width="0.105in"/>
        <style:text-properties fo:color="#ffca08" fo:font-family="Calibri" style:font-family-generic="swiss" style:font-pitch="variable" fo:font-size="100%"/>
      </text:list-level-style-bullet>
      <text:list-level-style-bullet text:level="5" text:bullet-char=" ">
        <style:list-level-properties text:space-before="0.966in" text:min-label-width="0.105in"/>
        <style:text-properties fo:color="#ffca08" fo:font-family="Calibri" style:font-family-generic="swiss" style:font-pitch="variable" fo:font-size="100%"/>
      </text:list-level-style-bullet>
      <text:list-level-style-bullet text:level="6" text:bullet-char=" ">
        <style:list-level-properties text:space-before="1.15812in" text:min-label-width="0.105in"/>
        <style:text-properties fo:color="#ffca08" fo:font-family="Calibri" style:font-family-generic="swiss" style:font-pitch="variable" fo:font-size="100%"/>
      </text:list-level-style-bullet>
      <text:list-level-style-bullet text:level="7" text:bullet-char=" ">
        <style:list-level-properties text:space-before="1.38778in" text:min-label-width="0.105in"/>
        <style:text-properties fo:color="#ffca08" fo:font-family="Calibri" style:font-family-generic="swiss" style:font-pitch="variable" fo:font-size="100%"/>
      </text:list-level-style-bullet>
      <text:list-level-style-bullet text:level="8" text:bullet-char=" ">
        <style:list-level-properties text:space-before="1.61744in" text:min-label-width="0.105in"/>
        <style:text-properties fo:color="#ffca08" fo:font-family="Calibri" style:font-family-generic="swiss" style:font-pitch="variable" fo:font-size="100%"/>
      </text:list-level-style-bullet>
      <text:list-level-style-bullet text:level="9" text:bullet-char=" ">
        <style:list-level-properties text:space-before="1.8471in" text:min-label-width="0.105in"/>
        <style:text-properties fo:color="#ffca08" fo:font-family="Calibri"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938">
      <text:list-level-style-bullet text:level="1" text:bullet-char=" ">
        <style:list-level-properties text:space-before="0in" text:min-label-width="0.105in"/>
        <style:text-properties fo:color="#ffca08" fo:font-family="Calibri" style:font-family-generic="swiss" style:font-pitch="variable" fo:font-size="100%"/>
      </text:list-level-style-bullet>
      <text:list-level-style-bullet text:level="2" text:bullet-char=" ">
        <style:list-level-properties text:space-before="0.336in" text:min-label-width="0.105in"/>
        <style:text-properties fo:color="#ffca08" fo:font-family="Calibri" style:font-family-generic="swiss" style:font-pitch="variable" fo:font-size="100%"/>
      </text:list-level-style-bullet>
      <text:list-level-style-bullet text:level="3" text:bullet-char=" ">
        <style:list-level-properties text:space-before="0.546in" text:min-label-width="0.105in"/>
        <style:text-properties fo:color="#ffca08" fo:font-family="Calibri" style:font-family-generic="swiss" style:font-pitch="variable" fo:font-size="100%"/>
      </text:list-level-style-bullet>
      <text:list-level-style-bullet text:level="4" text:bullet-char=" ">
        <style:list-level-properties text:space-before="0.756in" text:min-label-width="0.105in"/>
        <style:text-properties fo:color="#ffca08" fo:font-family="Calibri" style:font-family-generic="swiss" style:font-pitch="variable" fo:font-size="100%"/>
      </text:list-level-style-bullet>
      <text:list-level-style-bullet text:level="5" text:bullet-char=" ">
        <style:list-level-properties text:space-before="0.966in" text:min-label-width="0.105in"/>
        <style:text-properties fo:color="#ffca08" fo:font-family="Calibri" style:font-family-generic="swiss" style:font-pitch="variable" fo:font-size="100%"/>
      </text:list-level-style-bullet>
      <text:list-level-style-bullet text:level="6" text:bullet-char=" ">
        <style:list-level-properties text:space-before="1.15812in" text:min-label-width="0.105in"/>
        <style:text-properties fo:color="#ffca08" fo:font-family="Calibri" style:font-family-generic="swiss" style:font-pitch="variable" fo:font-size="100%"/>
      </text:list-level-style-bullet>
      <text:list-level-style-bullet text:level="7" text:bullet-char=" ">
        <style:list-level-properties text:space-before="1.38778in" text:min-label-width="0.105in"/>
        <style:text-properties fo:color="#ffca08" fo:font-family="Calibri" style:font-family-generic="swiss" style:font-pitch="variable" fo:font-size="100%"/>
      </text:list-level-style-bullet>
      <text:list-level-style-bullet text:level="8" text:bullet-char=" ">
        <style:list-level-properties text:space-before="1.61744in" text:min-label-width="0.105in"/>
        <style:text-properties fo:color="#ffca08" fo:font-family="Calibri" style:font-family-generic="swiss" style:font-pitch="variable" fo:font-size="100%"/>
      </text:list-level-style-bullet>
      <text:list-level-style-bullet text:level="9" text:bullet-char=" ">
        <style:list-level-properties text:space-before="1.8471in" text:min-label-width="0.105in"/>
        <style:text-properties fo:color="#ffca08" fo:font-family="Calibri"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11">
      <text:list-level-style-bullet text:level="1" text:bullet-char=" ">
        <style:list-level-properties text:space-before="0in" text:min-label-width="0.105in"/>
        <style:text-properties fo:color="#ffca08" fo:font-family="Calibri" style:font-family-generic="swiss" style:font-pitch="variable" fo:font-size="100%"/>
      </text:list-level-style-bullet>
      <text:list-level-style-bullet text:level="2" text:bullet-char=" ">
        <style:list-level-properties text:space-before="0.336in" text:min-label-width="0.105in"/>
        <style:text-properties fo:color="#ffca08" fo:font-family="Calibri" style:font-family-generic="swiss" style:font-pitch="variable" fo:font-size="100%"/>
      </text:list-level-style-bullet>
      <text:list-level-style-bullet text:level="3" text:bullet-char=" ">
        <style:list-level-properties text:space-before="0.546in" text:min-label-width="0.105in"/>
        <style:text-properties fo:color="#ffca08" fo:font-family="Calibri" style:font-family-generic="swiss" style:font-pitch="variable" fo:font-size="100%"/>
      </text:list-level-style-bullet>
      <text:list-level-style-bullet text:level="4" text:bullet-char=" ">
        <style:list-level-properties text:space-before="0.756in" text:min-label-width="0.105in"/>
        <style:text-properties fo:color="#ffca08" fo:font-family="Calibri" style:font-family-generic="swiss" style:font-pitch="variable" fo:font-size="100%"/>
      </text:list-level-style-bullet>
      <text:list-level-style-bullet text:level="5" text:bullet-char=" ">
        <style:list-level-properties text:space-before="0.966in" text:min-label-width="0.105in"/>
        <style:text-properties fo:color="#ffca08" fo:font-family="Calibri" style:font-family-generic="swiss" style:font-pitch="variable" fo:font-size="100%"/>
      </text:list-level-style-bullet>
      <text:list-level-style-bullet text:level="6" text:bullet-char=" ">
        <style:list-level-properties text:space-before="1.15812in" text:min-label-width="0.105in"/>
        <style:text-properties fo:color="#ffca08" fo:font-family="Calibri" style:font-family-generic="swiss" style:font-pitch="variable" fo:font-size="100%"/>
      </text:list-level-style-bullet>
      <text:list-level-style-bullet text:level="7" text:bullet-char=" ">
        <style:list-level-properties text:space-before="1.38778in" text:min-label-width="0.105in"/>
        <style:text-properties fo:color="#ffca08" fo:font-family="Calibri" style:font-family-generic="swiss" style:font-pitch="variable" fo:font-size="100%"/>
      </text:list-level-style-bullet>
      <text:list-level-style-bullet text:level="8" text:bullet-char=" ">
        <style:list-level-properties text:space-before="1.61744in" text:min-label-width="0.105in"/>
        <style:text-properties fo:color="#ffca08" fo:font-family="Calibri" style:font-family-generic="swiss" style:font-pitch="variable" fo:font-size="100%"/>
      </text:list-level-style-bullet>
      <text:list-level-style-bullet text:level="9" text:bullet-char=" ">
        <style:list-level-properties text:space-before="1.8471in" text:min-label-width="0.105in"/>
        <style:text-properties fo:color="#ffca08" fo:font-family="Calibri" style:font-family-generic="swiss" style:font-pitch="variable" fo:font-size="100%"/>
      </text:list-level-style-bullet>
    </text:list-style>
    <text:list-style style:name="a467">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875">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904">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16">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182">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590">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909">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595">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187">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624">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781">
      <text:list-level-style-number text:level="1" style:num-format="">
        <style:list-level-properties text:space-before="0in"/>
      </text:list-level-style-number>
      <text:list-level-style-number text:level="2" style:num-format="">
        <style:list-level-properties text:space-before="0.525in"/>
      </text:list-level-style-number>
      <text:list-level-style-number text:level="3" style:num-format="">
        <style:list-level-properties text:space-before="1.05in"/>
      </text:list-level-style-number>
      <text:list-level-style-number text:level="4" style:num-format="">
        <style:list-level-properties text:space-before="1.575in"/>
      </text:list-level-style-number>
      <text:list-level-style-number text:level="5" style:num-format="">
        <style:list-level-properties text:space-before="2.1in"/>
      </text:list-level-style-number>
      <text:list-level-style-number text:level="6" style:num-format="">
        <style:list-level-properties text:space-before="2.625in"/>
      </text:list-level-style-number>
      <text:list-level-style-number text:level="7" style:num-format="">
        <style:list-level-properties text:space-before="3.15in"/>
      </text:list-level-style-number>
      <text:list-level-style-number text:level="8" style:num-format="">
        <style:list-level-properties text:space-before="3.675in"/>
      </text:list-level-style-number>
      <text:list-level-style-number text:level="9" style:num-format="">
        <style:list-level-properties text:space-before="4.2in"/>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text:list-style style:name="a629">
      <text:list-level-style-bullet text:level="1" text:bullet-char="◦">
        <style:list-level-properties text:space-before="0in" text:min-label-width="0.21in"/>
        <style:text-properties fo:color="#ffca08" fo:font-family="Calibri" style:font-family-generic="swiss" style:font-pitch="variable" fo:font-size="100%"/>
      </text:list-level-style-bullet>
      <text:list-level-style-bullet text:level="2" text:bullet-char="◦">
        <style:list-level-properties text:space-before="0.231in" text:min-label-width="0.21in"/>
        <style:text-properties fo:color="#ffca08" fo:font-family="Calibri" style:font-family-generic="swiss" style:font-pitch="variable" fo:font-size="100%"/>
      </text:list-level-style-bullet>
      <text:list-level-style-bullet text:level="3" text:bullet-char="◦">
        <style:list-level-properties text:space-before="0.441in" text:min-label-width="0.21in"/>
        <style:text-properties fo:color="#ffca08" fo:font-family="Calibri" style:font-family-generic="swiss" style:font-pitch="variable" fo:font-size="100%"/>
      </text:list-level-style-bullet>
      <text:list-level-style-bullet text:level="4" text:bullet-char="◦">
        <style:list-level-properties text:space-before="0.651in" text:min-label-width="0.21in"/>
        <style:text-properties fo:color="#ffca08" fo:font-family="Calibri" style:font-family-generic="swiss" style:font-pitch="variable" fo:font-size="100%"/>
      </text:list-level-style-bullet>
      <text:list-level-style-bullet text:level="5" text:bullet-char="◦">
        <style:list-level-properties text:space-before="0.861in" text:min-label-width="0.21in"/>
        <style:text-properties fo:color="#ffca08" fo:font-family="Calibri" style:font-family-generic="swiss" style:font-pitch="variable" fo:font-size="100%"/>
      </text:list-level-style-bullet>
      <text:list-level-style-bullet text:level="6" text:bullet-char="◦">
        <style:list-level-properties text:space-before="1.05312in" text:min-label-width="0.21in"/>
        <style:text-properties fo:color="#ffca08" fo:font-family="Calibri" style:font-family-generic="swiss" style:font-pitch="variable" fo:font-size="100%"/>
      </text:list-level-style-bullet>
      <text:list-level-style-bullet text:level="7" text:bullet-char="◦">
        <style:list-level-properties text:space-before="1.28278in" text:min-label-width="0.21in"/>
        <style:text-properties fo:color="#ffca08" fo:font-family="Calibri" style:font-family-generic="swiss" style:font-pitch="variable" fo:font-size="100%"/>
      </text:list-level-style-bullet>
      <text:list-level-style-bullet text:level="8" text:bullet-char="◦">
        <style:list-level-properties text:space-before="1.51244in" text:min-label-width="0.21in"/>
        <style:text-properties fo:color="#ffca08" fo:font-family="Calibri" style:font-family-generic="swiss" style:font-pitch="variable" fo:font-size="100%"/>
      </text:list-level-style-bullet>
      <text:list-level-style-bullet text:level="9" text:bullet-char="◦">
        <style:list-level-properties text:space-before="1.7421in" text:min-label-width="0.21in"/>
        <style:text-properties fo:color="#ffca08" fo:font-family="Calibri" style:font-family-generic="swiss" style:font-pitch="variable" fo:font-size="10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58794in"/>
      </text:list-level-style-number>
      <text:list-level-style-number text:level="3" style:num-format="">
        <style:list-level-properties text:space-before="1.17589in"/>
      </text:list-level-style-number>
      <text:list-level-style-number text:level="4" style:num-format="">
        <style:list-level-properties text:space-before="1.76383in"/>
      </text:list-level-style-number>
      <text:list-level-style-number text:level="5" style:num-format="">
        <style:list-level-properties text:space-before="2.35178in"/>
      </text:list-level-style-number>
      <text:list-level-style-number text:level="6" style:num-format="">
        <style:list-level-properties text:space-before="2.93972in"/>
      </text:list-level-style-number>
      <text:list-level-style-number text:level="7" style:num-format="">
        <style:list-level-properties text:space-before="3.52767in"/>
      </text:list-level-style-number>
      <text:list-level-style-number text:level="8" style:num-format="">
        <style:list-level-properties text:space-before="4.11561in"/>
      </text:list-level-style-number>
      <text:list-level-style-number text:level="9" style:num-format="">
        <style:list-level-properties text:space-before="4.70356in"/>
      </text:list-level-style-number>
    </text:list-style>
    <number:date-style xmlns:number="urn:oasis:names:tc:opendocument:xmlns:datastyle:1.0" style:name="a349"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526"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6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3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799"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511"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63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0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97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0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78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16"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9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96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51"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01"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8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65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9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69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26"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711"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78" number:transliteration-format="" number:transliteration-style="long">
      <number:year number:style="long" number:calendar="gregorian"/>
      <number:text>/</number:text>
      <number:month number:calendar="gregorian"/>
      <number:text>/</number:text>
      <number:day number:calendar="gregorian"/>
    </number:date-style>
  </office:automatic-styles>
  <office:master-styles>
    <draw:layer-set>
      <draw:layer draw:name="Master1-bg" draw:protected="true"/>
    </draw:layer-set>
    <style:master-page style:name="Master1-1_レトロスペクト" style:page-layout-name="pageLayout1" draw:style-name="a0">
      <draw:custom-shape svg:x="0in" svg:y="9.67586in" svg:width="14in" svg:height="0.84187in" draw:id="id0" draw:style-name="a3" draw:name="正方形/長方形 14">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9.66387in" svg:width="14in" svg:height="0.10105in" draw:id="id1" draw:style-name="a4" draw:name="Rectangle 8">
        <svg:title/>
        <svg:desc/>
        <draw:enhanced-geometry xmlns:dr3d="urn:oasis:names:tc:opendocument:xmlns:dr3d:1.0" draw:type="non-primitive" svg:viewBox="0 0 21600 21600" draw:enhanced-path="M 0 0 L 21600 0 21600 21600 0 21600 Z N"/>
      </draw:custom-shape>
      <draw:frame draw:id="id2" presentation:style-name="a8" draw:name="Title Placeholder 1" svg:x="1.26in" svg:y="0.21412in" svg:width="11.55in" svg:height="1.30118in" presentation:class="title" presentation:placeholder="false">
        <draw:text-box>
          <text:p text:style-name="a7" text:class-names="" text:cond-style-name=""><text:span text:style-name="a5" text:class-names="">マスター タイトルの書式設定</text:span><text:span text:style-name="a6" text:class-names=""/></text:p>
        </draw:text-box>
        <svg:title/>
        <svg:desc/>
      </draw:frame>
      <draw:frame draw:id="id3" presentation:style-name="a33" draw:name="Text Placeholder 2" svg:x="1.26in" svg:y="1.66399in" svg:width="11.55in" svg:height="7.32194in" presentation:class="outline" presentation:placeholder="false">
        <draw:text-box>
          <text:list text:style-name="a11">
            <text:list-item>
              <text:p text:style-name="a10" text:class-names="" text:cond-style-name=""><text:span text:style-name="a9" text:class-names="">マスター テキストの書式設定</text:span></text:p>
            </text:list-item>
          </text:list>
          <text:list text:style-name="a16">
            <text:list-item>
              <text:list text:style-name="a16">
                <text:list-item>
                  <text:p text:style-name="a15" text:class-names="" text:cond-style-name=""><text:span text:style-name="a12" text:class-names="">第<text:s text:c="1"/></text:span><text:span text:style-name="a13" text:class-names="">2<text:s text:c="1"/></text:span><text:span text:style-name="a14" text:class-names="">レベル</text:span></text:p>
                </text:list-item>
              </text:list>
            </text:list-item>
          </text:list>
          <text:list text:style-name="a21">
            <text:list-item>
              <text:list text:style-name="a21">
                <text:list-item>
                  <text:list text:style-name="a21">
                    <text:list-item>
                      <text:p text:style-name="a20" text:class-names="" text:cond-style-name=""><text:span text:style-name="a17" text:class-names="">第<text:s text:c="1"/></text:span><text:span text:style-name="a18" text:class-names="">3<text:s text:c="1"/></text:span><text:span text:style-name="a19" text:class-names="">レベル</text:span></text:p>
                    </text:list-item>
                  </text:list>
                </text:list-item>
              </text:list>
            </text:list-item>
          </text:list>
          <text:list text:style-name="a26">
            <text:list-item>
              <text:list text:style-name="a26">
                <text:list-item>
                  <text:list text:style-name="a26">
                    <text:list-item>
                      <text:list text:style-name="a26">
                        <text:list-item>
                          <text:p text:style-name="a25" text:class-names="" text:cond-style-name=""><text:span text:style-name="a22" text:class-names="">第<text:s text:c="1"/></text:span><text:span text:style-name="a23" text:class-names="">4<text:s text:c="1"/></text:span><text:span text:style-name="a24" text:class-names="">レベル</text:span></text:p>
                        </text:list-item>
                      </text:list>
                    </text:list-item>
                  </text:list>
                </text:list-item>
              </text:list>
            </text:list-item>
          </text:list>
          <text:list text:style-name="a32">
            <text:list-item>
              <text:list text:style-name="a32">
                <text:list-item>
                  <text:list text:style-name="a32">
                    <text:list-item>
                      <text:list text:style-name="a32">
                        <text:list-item>
                          <text:list text:style-name="a32">
                            <text:list-item>
                              <text:p text:style-name="a31" text:class-names="" text:cond-style-name=""><text:span text:style-name="a27" text:class-names="">第<text:s text:c="1"/></text:span><text:span text:style-name="a28" text:class-names="">5<text:s text:c="1"/></text:span><text:span text:style-name="a29" text:class-names="">レベル</text:span><text:span text:style-name="a30" text:class-names=""/></text:p>
                            </text:list-item>
                          </text:list>
                        </text:list-item>
                      </text:list>
                    </text:list-item>
                  </text:list>
                </text:list-item>
              </text:list>
            </text:list-item>
          </text:list>
        </draw:text-box>
        <svg:title/>
        <svg:desc/>
      </draw:frame>
      <draw:frame draw:id="id4" presentation:style-name="a38" draw:name="Slide Number Placeholder 5" svg:x="10.8708in" svg:y="9.89031in" svg:width="2.07976in" svg:height="0.55903in" presentation:class="page-number" presentation:placeholder="false">
        <draw:text-box>
          <text:p text:style-name="a37" text:class-names="" text:cond-style-name=""><text:span text:style-name="a34" text:class-names=""><text:page-number style:num-format="1" text:fixed="false">‹#›</text:page-number></text:span><text:span text:style-name="a35" text:class-names="">/30</text:span><text:span text:style-name="a36" text:class-names=""/></text:p>
        </draw:text-box>
        <svg:title/>
        <svg:desc/>
      </draw:frame>
      <draw:connector draw:type="line" svg:x1="1.37053in" svg:y1="1.57368in" svg:x2="12.81553in" svg:y2="1.57368in" draw:id="id5" draw:style-name="a39" draw:name="Straight Connector 9">
        <svg:title/>
        <svg:desc/>
      </draw:connector>
      <draw:frame draw:id="id6" draw:style-name="a40" draw:name="図 10" svg:x="11.8318in" svg:y="0.33495in" svg:width="2.08685in" svg:height="1.1601in" style:rel-width="scale" style:rel-height="scale">
        <draw:image xlink:href="media/image24.png" xlink:type="simple" xlink:show="embed" xlink:actuate="onLoad"/>
        <svg:title/>
        <svg:desc/>
      </draw:frame>
      <draw:custom-shape svg:x="5.12054in" svg:y="9.85269in" svg:width="3.75892in" svg:height="0.45727in" draw:id="id7" draw:style-name="a45" draw:name="正方形/長方形 3">
        <svg:title/>
        <svg:desc/>
        <text:p text:style-name="a44" text:class-names="" text:cond-style-name=""><text:span text:style-name="a41" text:class-names="">テスト設計コンテスト’</text:span><text:span text:style-name="a42" text:class-names="">18</text:span><text:span text:style-name="a43" text:class-names=""/></text:p>
        <draw:enhanced-geometry xmlns:dr3d="urn:oasis:names:tc:opendocument:xmlns:dr3d:1.0" draw:type="non-primitive" svg:viewBox="0 0 21600 21600" draw:enhanced-path="M 0 0 L 21600 0 21600 21600 0 21600 Z N"/>
      </draw:custom-shape>
      <draw:frame draw:id="id8" draw:style-name="a46" draw:name="図 12" svg:x="0.05198in" svg:y="9.85587in" svg:width="1.4271in" svg:height="0.65904in" style:rel-width="scale" style:rel-height="scale">
        <draw:image xlink:href="media/image1.png" xlink:type="simple" xlink:show="embed" xlink:actuate="onLoad"/>
        <svg:title/>
        <svg:desc/>
      </draw:frame>
      <presentation:notes style:page-layout-name="pageLayout2" draw:style-name="a86">
        <draw:frame draw:id="id9" presentation:style-name="a49" draw:name="ヘッダー プレースホルダー 1" svg:x="0in" svg:y="0in" svg:width="3.25in" svg:height="0.50174in" presentation:class="header" presentation:placeholder="false">
          <draw:text-box>
            <text:p text:style-name="a48" text:class-names="" text:cond-style-name=""><text:span text:style-name="a47" text:class-names=""/></text:p>
          </draw:text-box>
          <svg:title/>
          <svg:desc/>
        </draw:frame>
        <draw:frame draw:id="id10" presentation:style-name="a54" draw:name="日付プレースホルダー 2" svg:x="4.24826in" svg:y="0in" svg:width="3.25in" svg:height="0.50174in" presentation:class="date-time" presentation:placeholder="false">
          <draw:text-box>
            <text:p text:style-name="a53" text:class-names="" text:cond-style-name=""><text:span text:style-name="a50" text:class-names=""><text:date text:fixed="false" style:data-style-name="a51">2018/1/28</text:date></text:span><text:span text:style-name="a52" text:class-names=""/></text:p>
          </draw:text-box>
          <svg:title/>
          <svg:desc/>
        </draw:frame>
        <draw:page-thumbnail svg:x="1.5in" svg:y="1.25in" svg:width="4.5in" svg:height="3.375in" presentation:class="page" draw:id="id11" presentation:style-name="a55" draw:name="スライド イメージ プレースホルダー 3">
          <svg:title/>
          <svg:desc/>
        </draw:page-thumbnail>
        <draw:frame draw:id="id12" presentation:style-name="a78" draw:name="ノート プレースホルダー 4" svg:x="0.75in" svg:y="4.8125in" svg:width="6in" svg:height="3.9375in" presentation:class="notes" presentation:placeholder="false">
          <draw:text-box>
            <text:p text:style-name="a57" text:class-names="" text:cond-style-name=""><text:span text:style-name="a56" text:class-names="">マスター テキストの書式設定</text:span></text:p>
            <text:list text:style-name="a62">
              <text:list-item>
                <text:list text:style-name="a62">
                  <text:list-item>
                    <text:p text:style-name="a61" text:class-names="" text:cond-style-name=""><text:span text:style-name="a58" text:class-names="">第<text:s text:c="1"/></text:span><text:span text:style-name="a59" text:class-names="">2<text:s text:c="1"/></text:span><text:span text:style-name="a60" text:class-names="">レベル</text:span></text:p>
                  </text:list-item>
                </text:list>
              </text:list-item>
            </text:list>
            <text:list text:style-name="a67">
              <text:list-item>
                <text:list text:style-name="a67">
                  <text:list-item>
                    <text:list text:style-name="a67">
                      <text:list-item>
                        <text:p text:style-name="a66" text:class-names="" text:cond-style-name=""><text:span text:style-name="a63" text:class-names="">第<text:s text:c="1"/></text:span><text:span text:style-name="a64" text:class-names="">3<text:s text:c="1"/></text:span><text:span text:style-name="a65" text:class-names="">レベル</text:span></text:p>
                      </text:list-item>
                    </text:list>
                  </text:list-item>
                </text:list>
              </text:list-item>
            </text:list>
            <text:list text:style-name="a72">
              <text:list-item>
                <text:list text:style-name="a72">
                  <text:list-item>
                    <text:list text:style-name="a72">
                      <text:list-item>
                        <text:list text:style-name="a72">
                          <text:list-item>
                            <text:p text:style-name="a71" text:class-names="" text:cond-style-name=""><text:span text:style-name="a68" text:class-names="">第<text:s text:c="1"/></text:span><text:span text:style-name="a69" text:class-names="">4<text:s text:c="1"/></text:span><text:span text:style-name="a70" text:class-names="">レベル</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3" text:class-names="">第<text:s text:c="1"/></text:span><text:span text:style-name="a74" text:class-names="">5<text:s text:c="1"/></text:span><text:span text:style-name="a75" text:class-names="">レベル</text:span></text:p>
                              </text:list-item>
                            </text:list>
                          </text:list-item>
                        </text:list>
                      </text:list-item>
                    </text:list>
                  </text:list-item>
                </text:list>
              </text:list-item>
            </text:list>
          </draw:text-box>
          <svg:title/>
          <svg:desc/>
        </draw:frame>
        <draw:frame draw:id="id13" presentation:style-name="a81" draw:name="フッター プレースホルダー 5" svg:x="0in" svg:y="9.49826in" svg:width="3.25in" svg:height="0.50174in" presentation:class="footer" presentation:placeholder="false">
          <draw:text-box>
            <text:p text:style-name="a80" text:class-names="" text:cond-style-name=""><text:span text:style-name="a79" text:class-names=""/></text:p>
          </draw:text-box>
          <svg:title/>
          <svg:desc/>
        </draw:frame>
        <draw:frame draw:id="id14" presentation:style-name="a85" draw:name="スライド番号プレースホルダー 6" svg:x="4.24826in" svg:y="9.49826in" svg:width="3.25in" svg:height="0.50174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presentation:notes>
    </style:master-page>
    <style:master-page style:name="Master1-Layout1-title-タイトル-スライド" style:page-layout-name="pageLayout1" draw:style-name="a87">
      <draw:custom-shape svg:width="2.0599in" svg:height="2.65526in" draw:id="id15" draw:style-name="a90" draw:transform="translate(-1.02995in -1.32763in) rotate(-3.14159) translate(12.81in 1.4859in)" draw:name="直角三角形 12">
        <svg:title/>
        <svg:desc/>
        <text:p text:style-name="a89" text:class-names="" text:cond-style-name=""><text:span text:style-name="a88"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width="2.49685in" svg:height="1.99144in" draw:id="id16" draw:style-name="a93" draw:transform="translate(-1.24842in -0.99572in) rotate(-1.5708) translate(1.16117in 1.4067in)" draw:name="直角三角形 9">
        <svg:title/>
        <svg:desc/>
        <text:p text:style-name="a92" text:class-names="" text:cond-style-name=""><text:span text:style-name="a91"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x="0in" svg:y="9.75657in" svg:width="14in" svg:height="0.78686in" draw:id="id17" draw:style-name="a96" draw:name="正方形/長方形 11">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custom-shape svg:x="0.00002in" svg:y="9.69821in" svg:width="13.99635in" svg:height="0.098in" draw:id="id18" draw:style-name="a97" draw:name="Rectangle 7">
        <svg:title/>
        <svg:desc/>
        <draw:enhanced-geometry xmlns:dr3d="urn:oasis:names:tc:opendocument:xmlns:dr3d:1.0" draw:type="non-primitive" svg:viewBox="0 0 21600 21600" draw:enhanced-path="M 0 0 L 21600 0 21600 21600 0 21600 Z N"/>
      </draw:custom-shape>
      <draw:frame draw:id="id19" presentation:style-name="a101" draw:name="Title 1" svg:x="1.26in" svg:y="1.162in" svg:width="11.55in" svg:height="5.46in" presentation:class="title" presentation:placeholder="false">
        <draw:text-box>
          <text:p text:style-name="a100" text:class-names="" text:cond-style-name=""><text:span text:style-name="a98" text:class-names="">マスター タイトルの書式設定</text:span><text:span text:style-name="a99" text:class-names=""/></text:p>
        </draw:text-box>
        <svg:title/>
        <svg:desc/>
      </draw:frame>
      <draw:frame draw:id="id20" presentation:style-name="a105" draw:name="Subtitle 2" svg:x="7.21412in" svg:y="6.82181in" svg:width="5.59906in" svg:height="1.85369in" presentation:class="subtitle" presentation:placeholder="false">
        <draw:text-box>
          <text:p text:style-name="a104" text:class-names="" text:cond-style-name=""><text:span text:style-name="a102" text:class-names="">マスター サブタイトルの書式設定</text:span><text:span text:style-name="a103" text:class-names=""/></text:p>
        </draw:text-box>
        <svg:title/>
        <svg:desc/>
      </draw:frame>
      <draw:frame draw:id="id21" presentation:style-name="a110" draw:name="Date Placeholder 3" svg:x="1.26in" svg:y="9.89031in" svg:width="2.83889in" svg:height="0.55903in" presentation:class="date-time" presentation:placeholder="false">
        <draw:text-box>
          <text:p text:style-name="a109" text:class-names="" text:cond-style-name=""><text:span text:style-name="a106" text:class-names=""><text:date text:fixed="false" style:data-style-name="a107">2018/1/28</text:date></text:span><text:span text:style-name="a108" text:class-names=""/></text:p>
        </draw:text-box>
        <svg:title/>
        <svg:desc/>
      </draw:frame>
      <draw:frame draw:id="id22" presentation:style-name="a113" draw:name="Footer Placeholder 4" svg:x="4.266in" svg:y="9.30824in" svg:width="5.538in" svg:height="0.55903in" presentation:class="footer" presentation:placeholder="false">
        <draw:text-box>
          <text:p text:style-name="a112" text:class-names="" text:cond-style-name=""><text:span text:style-name="a111" text:class-names=""/></text:p>
        </draw:text-box>
        <svg:title/>
        <svg:desc/>
      </draw:frame>
      <draw:frame draw:id="id23" presentation:style-name="a117" draw:name="Slide Number Placeholder 5" svg:x="10.8708in" svg:y="9.89031in" svg:width="2.07976in" svg:height="0.55903in" presentation:class="page-number" presentation:placeholder="false">
        <draw:text-box>
          <text:p text:style-name="a116" text:class-names="" text:cond-style-name=""><text:span text:style-name="a114" text:class-names=""><text:page-number style:num-format="1" text:fixed="false">‹#›</text:page-number></text:span><text:span text:style-name="a115" text:class-names=""/></text:p>
        </draw:text-box>
        <svg:title/>
        <svg:desc/>
      </draw:frame>
      <draw:connector draw:type="line" svg:x1="1.38675in" svg:y1="6.65in" svg:x2="12.72675in" svg:y2="6.65in" draw:id="id24" draw:style-name="a118" draw:name="Straight Connector 8">
        <svg:title/>
        <svg:desc/>
      </draw:connector>
      <draw:frame draw:id="id25" draw:style-name="a119" draw:name="図 16" svg:x="0.33962in" svg:y="0.37686in" svg:width="1.64312in" svg:height="2.05968in" style:rel-width="scale" style:rel-height="scale">
        <draw:image xlink:href="media/image25.png" xlink:type="simple" xlink:show="embed" xlink:actuate="onLoad"/>
        <svg:title/>
        <svg:desc/>
      </draw:frame>
      <draw:frame draw:id="id26" draw:style-name="a120" draw:name="図 18" svg:x="11.94803in" svg:y="0.41289in" svg:width="1.69924in" svg:height="2.19777in" style:rel-width="scale" style:rel-height="scale">
        <draw:image xlink:href="media/image26.png" xlink:type="simple" xlink:show="embed" xlink:actuate="onLoad"/>
        <svg:title/>
        <svg:desc/>
      </draw:frame>
      <draw:frame draw:id="id27" draw:style-name="a121" draw:name="図 14" svg:x="0.73078in" svg:y="6.80175in" svg:width="6.19836in" svg:height="2.86241in" style:rel-width="scale" style:rel-height="scale">
        <draw:image xlink:href="media/image1.png" xlink:type="simple" xlink:show="embed" xlink:actuate="onLoad"/>
        <svg:title/>
        <svg:desc/>
      </draw:frame>
      <presentation:notes style:page-layout-name="pageLayout2" draw:style-name="a161">
        <draw:frame draw:id="id9" presentation:style-name="a124" draw:name="ヘッダー プレースホルダー 1" svg:x="0in" svg:y="0in" svg:width="3.25in" svg:height="0.50174in" presentation:class="header" presentation:placeholder="false">
          <draw:text-box>
            <text:p text:style-name="a123" text:class-names="" text:cond-style-name=""><text:span text:style-name="a122" text:class-names=""/></text:p>
          </draw:text-box>
          <svg:title/>
          <svg:desc/>
        </draw:frame>
        <draw:frame draw:id="id10" presentation:style-name="a129" draw:name="日付プレースホルダー 2" svg:x="4.24826in" svg:y="0in" svg:width="3.25in" svg:height="0.50174in" presentation:class="date-time" presentation:placeholder="false">
          <draw:text-box>
            <text:p text:style-name="a128" text:class-names="" text:cond-style-name=""><text:span text:style-name="a125" text:class-names=""><text:date text:fixed="false" style:data-style-name="a126">2018/1/28</text:date></text:span><text:span text:style-name="a127" text:class-names=""/></text:p>
          </draw:text-box>
          <svg:title/>
          <svg:desc/>
        </draw:frame>
        <draw:page-thumbnail svg:x="1.5in" svg:y="1.25in" svg:width="4.5in" svg:height="3.375in" presentation:class="page" draw:id="id11" presentation:style-name="a130" draw:name="スライド イメージ プレースホルダー 3">
          <svg:title/>
          <svg:desc/>
        </draw:page-thumbnail>
        <draw:frame draw:id="id12" presentation:style-name="a153" draw:name="ノート プレースホルダー 4" svg:x="0.75in" svg:y="4.8125in" svg:width="6in" svg:height="3.9375in" presentation:class="notes" presentation:placeholder="false">
          <draw:text-box>
            <text:p text:style-name="a132" text:class-names="" text:cond-style-name=""><text:span text:style-name="a131" text:class-names="">マスター テキストの書式設定</text:span></text:p>
            <text:list text:style-name="a137">
              <text:list-item>
                <text:list text:style-name="a137">
                  <text:list-item>
                    <text:p text:style-name="a136" text:class-names="" text:cond-style-name=""><text:span text:style-name="a133" text:class-names="">第<text:s text:c="1"/></text:span><text:span text:style-name="a134" text:class-names="">2<text:s text:c="1"/></text:span><text:span text:style-name="a135" text:class-names="">レベル</text:span></text:p>
                  </text:list-item>
                </text:list>
              </text:list-item>
            </text:list>
            <text:list text:style-name="a142">
              <text:list-item>
                <text:list text:style-name="a142">
                  <text:list-item>
                    <text:list text:style-name="a142">
                      <text:list-item>
                        <text:p text:style-name="a141" text:class-names="" text:cond-style-name=""><text:span text:style-name="a138" text:class-names="">第<text:s text:c="1"/></text:span><text:span text:style-name="a139" text:class-names="">3<text:s text:c="1"/></text:span><text:span text:style-name="a140" text:class-names="">レベル</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3" text:class-names="">第<text:s text:c="1"/></text:span><text:span text:style-name="a144" text:class-names="">4<text:s text:c="1"/></text:span><text:span text:style-name="a145" text:class-names="">レベル</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8" text:class-names="">第<text:s text:c="1"/></text:span><text:span text:style-name="a149" text:class-names="">5<text:s text:c="1"/></text:span><text:span text:style-name="a150" text:class-names="">レベル</text:span></text:p>
                              </text:list-item>
                            </text:list>
                          </text:list-item>
                        </text:list>
                      </text:list-item>
                    </text:list>
                  </text:list-item>
                </text:list>
              </text:list-item>
            </text:list>
          </draw:text-box>
          <svg:title/>
          <svg:desc/>
        </draw:frame>
        <draw:frame draw:id="id13" presentation:style-name="a156" draw:name="フッター プレースホルダー 5" svg:x="0in" svg:y="9.49826in" svg:width="3.25in" svg:height="0.50174in" presentation:class="footer" presentation:placeholder="false">
          <draw:text-box>
            <text:p text:style-name="a155" text:class-names="" text:cond-style-name=""><text:span text:style-name="a154" text:class-names=""/></text:p>
          </draw:text-box>
          <svg:title/>
          <svg:desc/>
        </draw:frame>
        <draw:frame draw:id="id14" presentation:style-name="a160" draw:name="スライド番号プレースホルダー 6" svg:x="4.24826in" svg:y="9.49826in" svg:width="3.25in" svg:height="0.50174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presentation:notes>
    </style:master-page>
    <style:master-page style:name="Master1-Layout2-cust-タイトルとコンテンツ" style:page-layout-name="pageLayout1" draw:style-name="a162">
      <draw:custom-shape svg:x="0in" svg:y="9.67586in" svg:width="14in" svg:height="0.84187in" draw:id="id28" draw:layer="Master1-bg" draw:style-name="a165" draw:name="正方形/長方形 5">
        <svg:title/>
        <svg:desc/>
        <text:p text:style-name="a164" text:class-names="" text:cond-style-name=""><text:span text:style-name="a163" text:class-names=""/></text:p>
        <draw:enhanced-geometry xmlns:dr3d="urn:oasis:names:tc:opendocument:xmlns:dr3d:1.0" draw:type="non-primitive" svg:viewBox="0 0 21600 21600" draw:enhanced-path="M 0 0 L 21600 0 21600 21600 0 21600 Z N"/>
      </draw:custom-shape>
      <draw:custom-shape svg:x="0in" svg:y="9.66387in" svg:width="14in" svg:height="0.10105in" draw:id="id29" draw:layer="Master1-bg" draw:style-name="a166" draw:name="Rectangle 8">
        <svg:title/>
        <svg:desc/>
        <draw:enhanced-geometry xmlns:dr3d="urn:oasis:names:tc:opendocument:xmlns:dr3d:1.0" draw:type="non-primitive" svg:viewBox="0 0 21600 21600" draw:enhanced-path="M 0 0 L 21600 0 21600 21600 0 21600 Z N"/>
      </draw:custom-shape>
      <draw:connector draw:type="line" svg:x1="1.37053in" svg:y1="1.57368in" svg:x2="12.81553in" svg:y2="1.57368in" draw:id="id30" draw:layer="Master1-bg" draw:style-name="a167" draw:name="Straight Connector 9">
        <svg:title/>
        <svg:desc/>
      </draw:connector>
      <draw:frame draw:id="id31" draw:layer="Master1-bg" draw:style-name="a168" draw:name="図 11" svg:x="11.8318in" svg:y="0.33495in" svg:width="2.08685in" svg:height="1.1601in" style:rel-width="scale" style:rel-height="scale">
        <draw:image xlink:href="media/image24.png" xlink:type="simple" xlink:show="embed" xlink:actuate="onLoad"/>
        <svg:title/>
        <svg:desc/>
      </draw:frame>
      <draw:custom-shape svg:x="5.12054in" svg:y="9.85269in" svg:width="3.75892in" svg:height="0.45727in" draw:id="id32" draw:layer="Master1-bg" draw:style-name="a173" draw:name="正方形/長方形 12">
        <svg:title/>
        <svg:desc/>
        <text:p text:style-name="a172" text:class-names="" text:cond-style-name=""><text:span text:style-name="a169" text:class-names="">テスト設計コンテスト’</text:span><text:span text:style-name="a170" text:class-names="">18</text:span><text:span text:style-name="a171" text:class-names=""/></text:p>
        <draw:enhanced-geometry xmlns:dr3d="urn:oasis:names:tc:opendocument:xmlns:dr3d:1.0" draw:type="non-primitive" svg:viewBox="0 0 21600 21600" draw:enhanced-path="M 0 0 L 21600 0 21600 21600 0 21600 Z N"/>
      </draw:custom-shape>
      <draw:frame draw:id="id33" draw:layer="Master1-bg" draw:style-name="a174" draw:name="図 13" svg:x="0.05198in" svg:y="9.85587in" svg:width="1.4271in" svg:height="0.65904in" style:rel-width="scale" style:rel-height="scale">
        <draw:image xlink:href="media/image1.png" xlink:type="simple" xlink:show="embed" xlink:actuate="onLoad"/>
        <svg:title/>
        <svg:desc/>
      </draw:frame>
      <draw:frame draw:id="id34" presentation:style-name="a199" draw:name="Content Placeholder 2" svg:x="1.26in" svg:y="1.66399in" svg:width="11.55in" svg:height="7.32194in" presentation:class="object" presentation:placeholder="false">
        <draw:text-box>
          <text:list text:style-name="a177">
            <text:list-item>
              <text:p text:style-name="a176" text:class-names="" text:cond-style-name=""><text:span text:style-name="a175" text:class-names="">マスター テキストの書式設定</text:span></text:p>
            </text:list-item>
          </text:list>
          <text:list text:style-name="a182">
            <text:list-item>
              <text:list text:style-name="a182">
                <text:list-item>
                  <text:p text:style-name="a181" text:class-names="" text:cond-style-name=""><text:span text:style-name="a178" text:class-names="">第<text:s text:c="1"/></text:span><text:span text:style-name="a179" text:class-names="">2<text:s text:c="1"/></text:span><text:span text:style-name="a180" text:class-names="">レベル</text:span></text:p>
                </text:list-item>
              </text:list>
            </text:list-item>
          </text:list>
          <text:list text:style-name="a187">
            <text:list-item>
              <text:list text:style-name="a187">
                <text:list-item>
                  <text:list text:style-name="a187">
                    <text:list-item>
                      <text:p text:style-name="a186" text:class-names="" text:cond-style-name=""><text:span text:style-name="a183" text:class-names="">第<text:s text:c="1"/></text:span><text:span text:style-name="a184" text:class-names="">3<text:s text:c="1"/></text:span><text:span text:style-name="a185" text:class-names="">レベル</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88" text:class-names="">第<text:s text:c="1"/></text:span><text:span text:style-name="a189" text:class-names="">4<text:s text:c="1"/></text:span><text:span text:style-name="a190" text:class-names="">レベル</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3" text:class-names="">第<text:s text:c="1"/></text:span><text:span text:style-name="a194" text:class-names="">5<text:s text:c="1"/></text:span><text:span text:style-name="a195" text:class-names="">レベル</text:span><text:span text:style-name="a196" text:class-names=""/></text:p>
                            </text:list-item>
                          </text:list>
                        </text:list-item>
                      </text:list>
                    </text:list-item>
                  </text:list>
                </text:list-item>
              </text:list>
            </text:list-item>
          </text:list>
        </draw:text-box>
        <svg:title/>
        <svg:desc/>
      </draw:frame>
      <draw:frame draw:id="id35" presentation:style-name="a204" draw:name="日付プレースホルダー 7" svg:x="1.26in" svg:y="9.89031in" svg:width="2.83889in" svg:height="0.55903in" presentation:class="date-time" presentation:placeholder="false">
        <draw:text-box>
          <text:p text:style-name="a203" text:class-names="" text:cond-style-name=""><text:span text:style-name="a200" text:class-names=""><text:date text:fixed="false" style:data-style-name="a201">2018/1/28</text:date></text:span><text:span text:style-name="a202" text:class-names=""/></text:p>
        </draw:text-box>
        <svg:title/>
        <svg:desc/>
      </draw:frame>
      <draw:frame draw:id="id36" presentation:style-name="a208" draw:name="スライド番号プレースホルダー 8" svg:x="10.8708in" svg:y="9.89031in" svg:width="2.07976in" svg:height="0.55903in" presentation:class="page-number" presentation:placeholder="false">
        <draw:text-box>
          <text:p text:style-name="a207" text:class-names="" text:cond-style-name=""><text:span text:style-name="a205" text:class-names=""><text:page-number style:num-format="1" text:fixed="false">‹#›</text:page-number></text:span><text:span text:style-name="a206" text:class-names=""/></text:p>
        </draw:text-box>
        <svg:title/>
        <svg:desc/>
      </draw:frame>
      <draw:frame draw:id="id37" presentation:style-name="a211" draw:name="タイトル 9" svg:x="1.26in" svg:y="0.21412in" svg:width="11.55in" svg:height="1.30118in" presentation:class="title" presentation:placeholder="false">
        <draw:text-box>
          <text:p text:style-name="a210" text:class-names="" text:cond-style-name=""><text:span text:style-name="a209" text:class-names="">マスター タイトルの書式設定</text:span></text:p>
        </draw:text-box>
        <svg:title/>
        <svg:desc/>
      </draw:frame>
      <presentation:notes style:page-layout-name="pageLayout2" draw:style-name="a251">
        <draw:frame draw:id="id9" presentation:style-name="a214" draw:name="ヘッダー プレースホルダー 1" svg:x="0in" svg:y="0in" svg:width="3.25in" svg:height="0.50174in" presentation:class="header" presentation:placeholder="false">
          <draw:text-box>
            <text:p text:style-name="a213" text:class-names="" text:cond-style-name=""><text:span text:style-name="a212" text:class-names=""/></text:p>
          </draw:text-box>
          <svg:title/>
          <svg:desc/>
        </draw:frame>
        <draw:frame draw:id="id10" presentation:style-name="a219" draw:name="日付プレースホルダー 2" svg:x="4.24826in" svg:y="0in" svg:width="3.25in" svg:height="0.50174in" presentation:class="date-time" presentation:placeholder="false">
          <draw:text-box>
            <text:p text:style-name="a218" text:class-names="" text:cond-style-name=""><text:span text:style-name="a215" text:class-names=""><text:date text:fixed="false" style:data-style-name="a216">2018/1/28</text:date></text:span><text:span text:style-name="a217" text:class-names=""/></text:p>
          </draw:text-box>
          <svg:title/>
          <svg:desc/>
        </draw:frame>
        <draw:page-thumbnail svg:x="1.5in" svg:y="1.25in" svg:width="4.5in" svg:height="3.375in" presentation:class="page" draw:id="id11" presentation:style-name="a220" draw:name="スライド イメージ プレースホルダー 3">
          <svg:title/>
          <svg:desc/>
        </draw:page-thumbnail>
        <draw:frame draw:id="id12" presentation:style-name="a243" draw:name="ノート プレースホルダー 4" svg:x="0.75in" svg:y="4.8125in" svg:width="6in" svg:height="3.9375in" presentation:class="notes" presentation:placeholder="false">
          <draw:text-box>
            <text:p text:style-name="a222" text:class-names="" text:cond-style-name=""><text:span text:style-name="a221" text:class-names="">マスター テキストの書式設定</text:span></text:p>
            <text:list text:style-name="a227">
              <text:list-item>
                <text:list text:style-name="a227">
                  <text:list-item>
                    <text:p text:style-name="a226" text:class-names="" text:cond-style-name=""><text:span text:style-name="a223" text:class-names="">第<text:s text:c="1"/></text:span><text:span text:style-name="a224" text:class-names="">2<text:s text:c="1"/></text:span><text:span text:style-name="a225" text:class-names="">レベル</text:span></text:p>
                  </text:list-item>
                </text:list>
              </text:list-item>
            </text:list>
            <text:list text:style-name="a232">
              <text:list-item>
                <text:list text:style-name="a232">
                  <text:list-item>
                    <text:list text:style-name="a232">
                      <text:list-item>
                        <text:p text:style-name="a231" text:class-names="" text:cond-style-name=""><text:span text:style-name="a228" text:class-names="">第<text:s text:c="1"/></text:span><text:span text:style-name="a229" text:class-names="">3<text:s text:c="1"/></text:span><text:span text:style-name="a230" text:class-names="">レベル</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3" text:class-names="">第<text:s text:c="1"/></text:span><text:span text:style-name="a234" text:class-names="">4<text:s text:c="1"/></text:span><text:span text:style-name="a235" text:class-names="">レベル</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8" text:class-names="">第<text:s text:c="1"/></text:span><text:span text:style-name="a239" text:class-names="">5<text:s text:c="1"/></text:span><text:span text:style-name="a240" text:class-names="">レベル</text:span></text:p>
                              </text:list-item>
                            </text:list>
                          </text:list-item>
                        </text:list>
                      </text:list-item>
                    </text:list>
                  </text:list-item>
                </text:list>
              </text:list-item>
            </text:list>
          </draw:text-box>
          <svg:title/>
          <svg:desc/>
        </draw:frame>
        <draw:frame draw:id="id13" presentation:style-name="a246" draw:name="フッター プレースホルダー 5" svg:x="0in" svg:y="9.49826in" svg:width="3.25in" svg:height="0.50174in" presentation:class="footer" presentation:placeholder="false">
          <draw:text-box>
            <text:p text:style-name="a245" text:class-names="" text:cond-style-name=""><text:span text:style-name="a244" text:class-names=""/></text:p>
          </draw:text-box>
          <svg:title/>
          <svg:desc/>
        </draw:frame>
        <draw:frame draw:id="id14" presentation:style-name="a250" draw:name="スライド番号プレースホルダー 6" svg:x="4.24826in" svg:y="9.49826in" svg:width="3.25in" svg:height="0.50174in" presentation:class="page-number" presentation:placeholder="false">
          <draw:text-box>
            <text:p text:style-name="a249" text:class-names="" text:cond-style-name=""><text:span text:style-name="a247" text:class-names=""><text:page-number style:num-format="1" text:fixed="false">‹#›</text:page-number></text:span><text:span text:style-name="a248" text:class-names=""/></text:p>
          </draw:text-box>
          <svg:title/>
          <svg:desc/>
        </draw:frame>
      </presentation:notes>
    </style:master-page>
    <style:master-page style:name="Master1-Layout3-secHead-セクション見出し" style:page-layout-name="pageLayout1" draw:style-name="a252">
      <draw:custom-shape svg:x="0.00365in" svg:y="9.8in" svg:width="13.99635in" svg:height="0.7in" draw:id="id38" draw:style-name="a253" draw:name="Rectangle 6">
        <svg:title/>
        <svg:desc/>
        <draw:enhanced-geometry xmlns:dr3d="urn:oasis:names:tc:opendocument:xmlns:dr3d:1.0" draw:type="non-primitive" svg:viewBox="0 0 21600 21600" draw:enhanced-path="M 0 0 L 21600 0 21600 21600 0 21600 Z N"/>
      </draw:custom-shape>
      <draw:custom-shape svg:x="0.00002in" svg:y="9.69821in" svg:width="13.99635in" svg:height="0.098in" draw:id="id39" draw:style-name="a254" draw:name="Rectangle 7">
        <svg:title/>
        <svg:desc/>
        <draw:enhanced-geometry xmlns:dr3d="urn:oasis:names:tc:opendocument:xmlns:dr3d:1.0" draw:type="non-primitive" svg:viewBox="0 0 21600 21600" draw:enhanced-path="M 0 0 L 21600 0 21600 21600 0 21600 Z N"/>
      </draw:custom-shape>
      <draw:frame draw:id="id40" presentation:style-name="a258" draw:name="Title 1" svg:x="1.26in" svg:y="1.162in" svg:width="11.55in" svg:height="5.46in" presentation:class="title" presentation:placeholder="false">
        <draw:text-box>
          <text:p text:style-name="a257" text:class-names="" text:cond-style-name=""><text:span text:style-name="a255" text:class-names="">マスター タイトルの書式設定</text:span><text:span text:style-name="a256" text:class-names=""/></text:p>
        </draw:text-box>
        <svg:title/>
        <svg:desc/>
      </draw:frame>
      <draw:frame draw:id="id41" presentation:style-name="a262" draw:name="Text Placeholder 2" svg:x="1.26in" svg:y="6.818in" svg:width="11.55in" svg:height="2.702in" presentation:class="outline" presentation:placeholder="false">
        <draw:text-box>
          <text:list text:style-name="a261">
            <text:list-item>
              <text:p text:style-name="a260" text:class-names="" text:cond-style-name=""><text:span text:style-name="a259" text:class-names="">マスター テキストの書式設定</text:span></text:p>
            </text:list-item>
          </text:list>
        </draw:text-box>
        <svg:title/>
        <svg:desc/>
      </draw:frame>
      <draw:frame draw:id="id42" presentation:style-name="a267" draw:name="Date Placeholder 3" svg:x="1.26in" svg:y="9.89031in" svg:width="2.83889in" svg:height="0.55903in" presentation:class="date-time" presentation:placeholder="false">
        <draw:text-box>
          <text:p text:style-name="a266" text:class-names="" text:cond-style-name=""><text:span text:style-name="a263" text:class-names=""><text:date text:fixed="false" style:data-style-name="a264">2018/1/28</text:date></text:span><text:span text:style-name="a265" text:class-names=""/></text:p>
        </draw:text-box>
        <svg:title/>
        <svg:desc/>
      </draw:frame>
      <draw:frame draw:id="id43" presentation:style-name="a270" draw:name="Footer Placeholder 4" svg:x="4.266in" svg:y="9.88471in" svg:width="5.538in" svg:height="0.55903in" presentation:class="footer" presentation:placeholder="false">
        <draw:text-box>
          <text:p text:style-name="a269" text:class-names="" text:cond-style-name=""><text:span text:style-name="a268" text:class-names=""/></text:p>
        </draw:text-box>
        <svg:title/>
        <svg:desc/>
      </draw:frame>
      <draw:frame draw:id="id44" presentation:style-name="a274" draw:name="Slide Number Placeholder 5" svg:x="10.8708in" svg:y="9.89031in" svg:width="2.07976in" svg:height="0.55903in" presentation:class="page-number" presentation:placeholder="false">
        <draw:text-box>
          <text:p text:style-name="a273" text:class-names="" text:cond-style-name=""><text:span text:style-name="a271" text:class-names=""><text:page-number style:num-format="1" text:fixed="false">‹#›</text:page-number></text:span><text:span text:style-name="a272" text:class-names=""/></text:p>
        </draw:text-box>
        <svg:title/>
        <svg:desc/>
      </draw:frame>
      <draw:connector draw:type="line" svg:x1="1.38675in" svg:y1="6.65in" svg:x2="12.72675in" svg:y2="6.65in" draw:id="id45" draw:style-name="a275" draw:name="Straight Connector 8">
        <svg:title/>
        <svg:desc/>
      </draw:connector>
      <presentation:notes style:page-layout-name="pageLayout2" draw:style-name="a315">
        <draw:frame draw:id="id9" presentation:style-name="a278" draw:name="ヘッダー プレースホルダー 1" svg:x="0in" svg:y="0in" svg:width="3.25in" svg:height="0.50174in" presentation:class="header" presentation:placeholder="false">
          <draw:text-box>
            <text:p text:style-name="a277" text:class-names="" text:cond-style-name=""><text:span text:style-name="a276" text:class-names=""/></text:p>
          </draw:text-box>
          <svg:title/>
          <svg:desc/>
        </draw:frame>
        <draw:frame draw:id="id10" presentation:style-name="a283" draw:name="日付プレースホルダー 2" svg:x="4.24826in" svg:y="0in" svg:width="3.25in" svg:height="0.50174in" presentation:class="date-time" presentation:placeholder="false">
          <draw:text-box>
            <text:p text:style-name="a282" text:class-names="" text:cond-style-name=""><text:span text:style-name="a279" text:class-names=""><text:date text:fixed="false" style:data-style-name="a280">2018/1/28</text:date></text:span><text:span text:style-name="a281" text:class-names=""/></text:p>
          </draw:text-box>
          <svg:title/>
          <svg:desc/>
        </draw:frame>
        <draw:page-thumbnail svg:x="1.5in" svg:y="1.25in" svg:width="4.5in" svg:height="3.375in" presentation:class="page" draw:id="id11" presentation:style-name="a284" draw:name="スライド イメージ プレースホルダー 3">
          <svg:title/>
          <svg:desc/>
        </draw:page-thumbnail>
        <draw:frame draw:id="id12" presentation:style-name="a307" draw:name="ノート プレースホルダー 4" svg:x="0.75in" svg:y="4.8125in" svg:width="6in" svg:height="3.9375in" presentation:class="notes" presentation:placeholder="false">
          <draw:text-box>
            <text:p text:style-name="a286" text:class-names="" text:cond-style-name=""><text:span text:style-name="a285" text:class-names="">マスター テキストの書式設定</text:span></text:p>
            <text:list text:style-name="a291">
              <text:list-item>
                <text:list text:style-name="a291">
                  <text:list-item>
                    <text:p text:style-name="a290" text:class-names="" text:cond-style-name=""><text:span text:style-name="a287" text:class-names="">第<text:s text:c="1"/></text:span><text:span text:style-name="a288" text:class-names="">2<text:s text:c="1"/></text:span><text:span text:style-name="a289" text:class-names="">レベル</text:span></text:p>
                  </text:list-item>
                </text:list>
              </text:list-item>
            </text:list>
            <text:list text:style-name="a296">
              <text:list-item>
                <text:list text:style-name="a296">
                  <text:list-item>
                    <text:list text:style-name="a296">
                      <text:list-item>
                        <text:p text:style-name="a295" text:class-names="" text:cond-style-name=""><text:span text:style-name="a292" text:class-names="">第<text:s text:c="1"/></text:span><text:span text:style-name="a293" text:class-names="">3<text:s text:c="1"/></text:span><text:span text:style-name="a294" text:class-names="">レベル</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7" text:class-names="">第<text:s text:c="1"/></text:span><text:span text:style-name="a298" text:class-names="">4<text:s text:c="1"/></text:span><text:span text:style-name="a299" text:class-names="">レベル</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2" text:class-names="">第<text:s text:c="1"/></text:span><text:span text:style-name="a303" text:class-names="">5<text:s text:c="1"/></text:span><text:span text:style-name="a304" text:class-names="">レベル</text:span></text:p>
                              </text:list-item>
                            </text:list>
                          </text:list-item>
                        </text:list>
                      </text:list-item>
                    </text:list>
                  </text:list-item>
                </text:list>
              </text:list-item>
            </text:list>
          </draw:text-box>
          <svg:title/>
          <svg:desc/>
        </draw:frame>
        <draw:frame draw:id="id13" presentation:style-name="a310" draw:name="フッター プレースホルダー 5" svg:x="0in" svg:y="9.49826in" svg:width="3.25in" svg:height="0.50174in" presentation:class="footer" presentation:placeholder="false">
          <draw:text-box>
            <text:p text:style-name="a309" text:class-names="" text:cond-style-name=""><text:span text:style-name="a308" text:class-names=""/></text:p>
          </draw:text-box>
          <svg:title/>
          <svg:desc/>
        </draw:frame>
        <draw:frame draw:id="id14" presentation:style-name="a314" draw:name="スライド番号プレースホルダー 6" svg:x="4.24826in" svg:y="9.49826in" svg:width="3.25in" svg:height="0.50174in" presentation:class="page-number" presentation:placeholder="false">
          <draw:text-box>
            <text:p text:style-name="a313" text:class-names="" text:cond-style-name=""><text:span text:style-name="a311" text:class-names=""><text:page-number style:num-format="1" text:fixed="false">‹#›</text:page-number></text:span><text:span text:style-name="a312" text:class-names=""/></text:p>
          </draw:text-box>
          <svg:title/>
          <svg:desc/>
        </draw:frame>
      </presentation:notes>
    </style:master-page>
    <style:master-page style:name="Master1-Layout4-titleOnly-タイトルのみ" style:page-layout-name="pageLayout1" draw:style-name="a316">
      <draw:custom-shape svg:x="0in" svg:y="9.67586in" svg:width="14in" svg:height="0.84187in" draw:id="id46" draw:layer="Master1-bg" draw:style-name="a319" draw:name="正方形/長方形 5">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custom-shape svg:x="0in" svg:y="9.66387in" svg:width="14in" svg:height="0.10105in" draw:id="id47" draw:layer="Master1-bg" draw:style-name="a320" draw:name="Rectangle 8">
        <svg:title/>
        <svg:desc/>
        <draw:enhanced-geometry xmlns:dr3d="urn:oasis:names:tc:opendocument:xmlns:dr3d:1.0" draw:type="non-primitive" svg:viewBox="0 0 21600 21600" draw:enhanced-path="M 0 0 L 21600 0 21600 21600 0 21600 Z N"/>
      </draw:custom-shape>
      <draw:connector draw:type="line" svg:x1="1.37053in" svg:y1="1.57368in" svg:x2="12.81553in" svg:y2="1.57368in" draw:id="id48" draw:layer="Master1-bg" draw:style-name="a321" draw:name="Straight Connector 9">
        <svg:title/>
        <svg:desc/>
      </draw:connector>
      <draw:frame draw:id="id49" draw:layer="Master1-bg" draw:style-name="a322" draw:name="図 8" svg:x="11.8318in" svg:y="0.33495in" svg:width="2.08685in" svg:height="1.1601in" style:rel-width="scale" style:rel-height="scale">
        <draw:image xlink:href="media/image24.png" xlink:type="simple" xlink:show="embed" xlink:actuate="onLoad"/>
        <svg:title/>
        <svg:desc/>
      </draw:frame>
      <draw:custom-shape svg:x="5.12054in" svg:y="9.85269in" svg:width="3.75892in" svg:height="0.45727in" draw:id="id50" draw:layer="Master1-bg" draw:style-name="a327" draw:name="正方形/長方形 9">
        <svg:title/>
        <svg:desc/>
        <text:p text:style-name="a326" text:class-names="" text:cond-style-name=""><text:span text:style-name="a323" text:class-names="">テスト設計コンテスト’</text:span><text:span text:style-name="a324" text:class-names="">18</text:span><text:span text:style-name="a325" text:class-names=""/></text:p>
        <draw:enhanced-geometry xmlns:dr3d="urn:oasis:names:tc:opendocument:xmlns:dr3d:1.0" draw:type="non-primitive" svg:viewBox="0 0 21600 21600" draw:enhanced-path="M 0 0 L 21600 0 21600 21600 0 21600 Z N"/>
      </draw:custom-shape>
      <draw:frame draw:id="id51" draw:layer="Master1-bg" draw:style-name="a328" draw:name="図 10" svg:x="0.05198in" svg:y="9.85587in" svg:width="1.4271in" svg:height="0.65904in" style:rel-width="scale" style:rel-height="scale">
        <draw:image xlink:href="media/image1.png" xlink:type="simple" xlink:show="embed" xlink:actuate="onLoad"/>
        <svg:title/>
        <svg:desc/>
      </draw:frame>
      <draw:frame draw:id="id52" presentation:style-name="a332" draw:name="Title 1" svg:x="1.26in" svg:y="0.21412in" svg:width="11.55in" svg:height="1.30118in" presentation:class="title" presentation:placeholder="false">
        <draw:text-box>
          <text:p text:style-name="a331" text:class-names="" text:cond-style-name=""><text:span text:style-name="a329" text:class-names="">マスター タイトルの書式設定</text:span><text:span text:style-name="a330" text:class-names=""/></text:p>
        </draw:text-box>
        <svg:title/>
        <svg:desc/>
      </draw:frame>
      <draw:frame draw:id="id53" presentation:style-name="a337" draw:name="Date Placeholder 2" svg:x="1.26in" svg:y="9.89031in" svg:width="2.83889in" svg:height="0.55903in" presentation:class="date-time" presentation:placeholder="false">
        <draw:text-box>
          <text:p text:style-name="a336" text:class-names="" text:cond-style-name=""><text:span text:style-name="a333" text:class-names=""><text:date text:fixed="false" style:data-style-name="a334">2018/1/28</text:date></text:span><text:span text:style-name="a335" text:class-names=""/></text:p>
        </draw:text-box>
        <svg:title/>
        <svg:desc/>
      </draw:frame>
      <draw:frame draw:id="id54" presentation:style-name="a340" draw:name="Footer Placeholder 3" svg:x="4.266in" svg:y="9.30824in" svg:width="5.538in" svg:height="0.55903in" presentation:class="footer" presentation:placeholder="false">
        <draw:text-box>
          <text:p text:style-name="a339" text:class-names="" text:cond-style-name=""><text:span text:style-name="a338" text:class-names=""/></text:p>
        </draw:text-box>
        <svg:title/>
        <svg:desc/>
      </draw:frame>
      <draw:frame draw:id="id55" presentation:style-name="a344" draw:name="Slide Number Placeholder 4" svg:x="10.8708in" svg:y="9.89031in" svg:width="2.07976in" svg:height="0.55903in" presentation:class="page-number" presentation:placeholder="false">
        <draw:text-box>
          <text:p text:style-name="a343" text:class-names="" text:cond-style-name=""><text:span text:style-name="a341" text:class-names=""><text:page-number style:num-format="1" text:fixed="false">‹#›</text:page-number></text:span><text:span text:style-name="a342" text:class-names=""/></text:p>
        </draw:text-box>
        <svg:title/>
        <svg:desc/>
      </draw:frame>
      <presentation:notes style:page-layout-name="pageLayout2" draw:style-name="a384">
        <draw:frame draw:id="id9" presentation:style-name="a347" draw:name="ヘッダー プレースホルダー 1" svg:x="0in" svg:y="0in" svg:width="3.25in" svg:height="0.50174in" presentation:class="header" presentation:placeholder="false">
          <draw:text-box>
            <text:p text:style-name="a346" text:class-names="" text:cond-style-name=""><text:span text:style-name="a345" text:class-names=""/></text:p>
          </draw:text-box>
          <svg:title/>
          <svg:desc/>
        </draw:frame>
        <draw:frame draw:id="id10" presentation:style-name="a352" draw:name="日付プレースホルダー 2" svg:x="4.24826in" svg:y="0in" svg:width="3.25in" svg:height="0.50174in" presentation:class="date-time" presentation:placeholder="false">
          <draw:text-box>
            <text:p text:style-name="a351" text:class-names="" text:cond-style-name=""><text:span text:style-name="a348" text:class-names=""><text:date text:fixed="false" style:data-style-name="a349">2018/1/28</text:date></text:span><text:span text:style-name="a350" text:class-names=""/></text:p>
          </draw:text-box>
          <svg:title/>
          <svg:desc/>
        </draw:frame>
        <draw:page-thumbnail svg:x="1.5in" svg:y="1.25in" svg:width="4.5in" svg:height="3.375in" presentation:class="page" draw:id="id11" presentation:style-name="a353" draw:name="スライド イメージ プレースホルダー 3">
          <svg:title/>
          <svg:desc/>
        </draw:page-thumbnail>
        <draw:frame draw:id="id12" presentation:style-name="a376" draw:name="ノート プレースホルダー 4" svg:x="0.75in" svg:y="4.8125in" svg:width="6in" svg:height="3.9375in" presentation:class="notes" presentation:placeholder="false">
          <draw:text-box>
            <text:p text:style-name="a355" text:class-names="" text:cond-style-name=""><text:span text:style-name="a354" text:class-names="">マスター テキストの書式設定</text:span></text:p>
            <text:list text:style-name="a360">
              <text:list-item>
                <text:list text:style-name="a360">
                  <text:list-item>
                    <text:p text:style-name="a359" text:class-names="" text:cond-style-name=""><text:span text:style-name="a356" text:class-names="">第<text:s text:c="1"/></text:span><text:span text:style-name="a357" text:class-names="">2<text:s text:c="1"/></text:span><text:span text:style-name="a358" text:class-names="">レベル</text:span></text:p>
                  </text:list-item>
                </text:list>
              </text:list-item>
            </text:list>
            <text:list text:style-name="a365">
              <text:list-item>
                <text:list text:style-name="a365">
                  <text:list-item>
                    <text:list text:style-name="a365">
                      <text:list-item>
                        <text:p text:style-name="a364" text:class-names="" text:cond-style-name=""><text:span text:style-name="a361" text:class-names="">第<text:s text:c="1"/></text:span><text:span text:style-name="a362" text:class-names="">3<text:s text:c="1"/></text:span><text:span text:style-name="a363" text:class-names="">レベル</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6" text:class-names="">第<text:s text:c="1"/></text:span><text:span text:style-name="a367" text:class-names="">4<text:s text:c="1"/></text:span><text:span text:style-name="a368" text:class-names="">レベル</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1" text:class-names="">第<text:s text:c="1"/></text:span><text:span text:style-name="a372" text:class-names="">5<text:s text:c="1"/></text:span><text:span text:style-name="a373" text:class-names="">レベル</text:span></text:p>
                              </text:list-item>
                            </text:list>
                          </text:list-item>
                        </text:list>
                      </text:list-item>
                    </text:list>
                  </text:list-item>
                </text:list>
              </text:list-item>
            </text:list>
          </draw:text-box>
          <svg:title/>
          <svg:desc/>
        </draw:frame>
        <draw:frame draw:id="id13" presentation:style-name="a379" draw:name="フッター プレースホルダー 5" svg:x="0in" svg:y="9.49826in" svg:width="3.25in" svg:height="0.50174in" presentation:class="footer" presentation:placeholder="false">
          <draw:text-box>
            <text:p text:style-name="a378" text:class-names="" text:cond-style-name=""><text:span text:style-name="a377" text:class-names=""/></text:p>
          </draw:text-box>
          <svg:title/>
          <svg:desc/>
        </draw:frame>
        <draw:frame draw:id="id14" presentation:style-name="a383" draw:name="スライド番号プレースホルダー 6" svg:x="4.24826in" svg:y="9.49826in" svg:width="3.25in" svg:height="0.50174in" presentation:class="page-number" presentation:placeholder="false">
          <draw:text-box>
            <text:p text:style-name="a382" text:class-names="" text:cond-style-name=""><text:span text:style-name="a380" text:class-names=""><text:page-number style:num-format="1" text:fixed="false">‹#›</text:page-number></text:span><text:span text:style-name="a381" text:class-names=""/></text:p>
          </draw:text-box>
          <svg:title/>
          <svg:desc/>
        </draw:frame>
      </presentation:notes>
    </style:master-page>
    <style:master-page style:name="Master1-Layout5-cust-謝辞" style:page-layout-name="pageLayout1" draw:style-name="a385">
      <draw:custom-shape svg:x="0.00365in" svg:y="9.8in" svg:width="13.99635in" svg:height="0.7in" draw:id="id56" draw:style-name="a386" draw:name="Rectangle 6">
        <svg:title/>
        <svg:desc/>
        <draw:enhanced-geometry xmlns:dr3d="urn:oasis:names:tc:opendocument:xmlns:dr3d:1.0" draw:type="non-primitive" svg:viewBox="0 0 21600 21600" draw:enhanced-path="M 0 0 L 21600 0 21600 21600 0 21600 Z N"/>
      </draw:custom-shape>
      <draw:custom-shape svg:x="0.00002in" svg:y="9.69821in" svg:width="13.99635in" svg:height="0.098in" draw:id="id57" draw:style-name="a387" draw:name="Rectangle 7">
        <svg:title/>
        <svg:desc/>
        <draw:enhanced-geometry xmlns:dr3d="urn:oasis:names:tc:opendocument:xmlns:dr3d:1.0" draw:type="non-primitive" svg:viewBox="0 0 21600 21600" draw:enhanced-path="M 0 0 L 21600 0 21600 21600 0 21600 Z N"/>
      </draw:custom-shape>
      <draw:frame draw:id="id58" presentation:style-name="a391" draw:name="Title 1" svg:x="1.26in" svg:y="1.65613in" svg:width="11.55in" svg:height="3.60788in" presentation:class="title" presentation:placeholder="false">
        <draw:text-box>
          <text:p text:style-name="a390" text:class-names="" text:cond-style-name=""><text:span text:style-name="a388" text:class-names="">マスター タイトルの書式設定</text:span><text:span text:style-name="a389" text:class-names=""/></text:p>
        </draw:text-box>
        <svg:title/>
        <svg:desc/>
      </draw:frame>
      <draw:frame draw:id="id59" presentation:style-name="a396" draw:name="Date Placeholder 3" svg:x="1.26in" svg:y="9.89031in" svg:width="2.83889in" svg:height="0.55903in" presentation:class="date-time" presentation:placeholder="false">
        <draw:text-box>
          <text:p text:style-name="a395" text:class-names="" text:cond-style-name=""><text:span text:style-name="a392" text:class-names=""><text:date text:fixed="false" style:data-style-name="a393">2018/1/28</text:date></text:span><text:span text:style-name="a394" text:class-names=""/></text:p>
        </draw:text-box>
        <svg:title/>
        <svg:desc/>
      </draw:frame>
      <draw:frame draw:id="id60" presentation:style-name="a400" draw:name="Slide Number Placeholder 5" svg:x="10.8708in" svg:y="9.89031in" svg:width="2.07976in" svg:height="0.55903in" presentation:class="page-number" presentation:placeholder="false">
        <draw:text-box>
          <text:p text:style-name="a399" text:class-names="" text:cond-style-name=""><text:span text:style-name="a397" text:class-names=""><text:page-number style:num-format="1" text:fixed="false">‹#›</text:page-number></text:span><text:span text:style-name="a398" text:class-names=""/></text:p>
        </draw:text-box>
        <svg:title/>
        <svg:desc/>
      </draw:frame>
      <draw:connector draw:type="line" svg:x1="1.38675in" svg:y1="5.28294in" svg:x2="12.72675in" svg:y2="5.28294in" draw:id="id61" draw:style-name="a401" draw:name="Straight Connector 8">
        <svg:title/>
        <svg:desc/>
      </draw:connector>
      <draw:frame draw:id="id62" draw:style-name="a402" draw:name="Picture 2" svg:x="5.82124in" svg:y="5.26401in" svg:width="2.73935in" svg:height="4.36115in" style:rel-width="scale" style:rel-height="scale">
        <draw:image xlink:href="media/image27.png" xlink:type="simple" xlink:show="embed" xlink:actuate="onLoad"/>
        <svg:title/>
        <svg:desc>お辞儀をしている猫のイラスト</svg:desc>
      </draw:frame>
      <presentation:notes style:page-layout-name="pageLayout2" draw:style-name="a442">
        <draw:frame draw:id="id9" presentation:style-name="a405" draw:name="ヘッダー プレースホルダー 1" svg:x="0in" svg:y="0in" svg:width="3.25in" svg:height="0.50174in" presentation:class="header" presentation:placeholder="false">
          <draw:text-box>
            <text:p text:style-name="a404" text:class-names="" text:cond-style-name=""><text:span text:style-name="a403" text:class-names=""/></text:p>
          </draw:text-box>
          <svg:title/>
          <svg:desc/>
        </draw:frame>
        <draw:frame draw:id="id10" presentation:style-name="a410" draw:name="日付プレースホルダー 2" svg:x="4.24826in" svg:y="0in" svg:width="3.25in" svg:height="0.50174in" presentation:class="date-time" presentation:placeholder="false">
          <draw:text-box>
            <text:p text:style-name="a409" text:class-names="" text:cond-style-name=""><text:span text:style-name="a406" text:class-names=""><text:date text:fixed="false" style:data-style-name="a407">2018/1/28</text:date></text:span><text:span text:style-name="a408" text:class-names=""/></text:p>
          </draw:text-box>
          <svg:title/>
          <svg:desc/>
        </draw:frame>
        <draw:page-thumbnail svg:x="1.5in" svg:y="1.25in" svg:width="4.5in" svg:height="3.375in" presentation:class="page" draw:id="id11" presentation:style-name="a411" draw:name="スライド イメージ プレースホルダー 3">
          <svg:title/>
          <svg:desc/>
        </draw:page-thumbnail>
        <draw:frame draw:id="id12" presentation:style-name="a434" draw:name="ノート プレースホルダー 4" svg:x="0.75in" svg:y="4.8125in" svg:width="6in" svg:height="3.9375in" presentation:class="notes" presentation:placeholder="false">
          <draw:text-box>
            <text:p text:style-name="a413" text:class-names="" text:cond-style-name=""><text:span text:style-name="a412" text:class-names="">マスター テキストの書式設定</text:span></text:p>
            <text:list text:style-name="a418">
              <text:list-item>
                <text:list text:style-name="a418">
                  <text:list-item>
                    <text:p text:style-name="a417" text:class-names="" text:cond-style-name=""><text:span text:style-name="a414" text:class-names="">第<text:s text:c="1"/></text:span><text:span text:style-name="a415" text:class-names="">2<text:s text:c="1"/></text:span><text:span text:style-name="a416" text:class-names="">レベル</text:span></text:p>
                  </text:list-item>
                </text:list>
              </text:list-item>
            </text:list>
            <text:list text:style-name="a423">
              <text:list-item>
                <text:list text:style-name="a423">
                  <text:list-item>
                    <text:list text:style-name="a423">
                      <text:list-item>
                        <text:p text:style-name="a422" text:class-names="" text:cond-style-name=""><text:span text:style-name="a419" text:class-names="">第<text:s text:c="1"/></text:span><text:span text:style-name="a420" text:class-names="">3<text:s text:c="1"/></text:span><text:span text:style-name="a421" text:class-names="">レベル</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4" text:class-names="">第<text:s text:c="1"/></text:span><text:span text:style-name="a425" text:class-names="">4<text:s text:c="1"/></text:span><text:span text:style-name="a426" text:class-names="">レベル</text:span></text:p>
                          </text:list-item>
                        </text:list>
                      </text:list-item>
                    </text:list>
                  </text:list-item>
                </text:list>
              </text:list-item>
            </text:list>
            <text:list text:style-name="a433">
              <text:list-item>
                <text:list text:style-name="a433">
                  <text:list-item>
                    <text:list text:style-name="a433">
                      <text:list-item>
                        <text:list text:style-name="a433">
                          <text:list-item>
                            <text:list text:style-name="a433">
                              <text:list-item>
                                <text:p text:style-name="a432" text:class-names="" text:cond-style-name=""><text:span text:style-name="a429" text:class-names="">第<text:s text:c="1"/></text:span><text:span text:style-name="a430" text:class-names="">5<text:s text:c="1"/></text:span><text:span text:style-name="a431" text:class-names="">レベル</text:span></text:p>
                              </text:list-item>
                            </text:list>
                          </text:list-item>
                        </text:list>
                      </text:list-item>
                    </text:list>
                  </text:list-item>
                </text:list>
              </text:list-item>
            </text:list>
          </draw:text-box>
          <svg:title/>
          <svg:desc/>
        </draw:frame>
        <draw:frame draw:id="id13" presentation:style-name="a437" draw:name="フッター プレースホルダー 5" svg:x="0in" svg:y="9.49826in" svg:width="3.25in" svg:height="0.50174in" presentation:class="footer" presentation:placeholder="false">
          <draw:text-box>
            <text:p text:style-name="a436" text:class-names="" text:cond-style-name=""><text:span text:style-name="a435" text:class-names=""/></text:p>
          </draw:text-box>
          <svg:title/>
          <svg:desc/>
        </draw:frame>
        <draw:frame draw:id="id14" presentation:style-name="a441" draw:name="スライド番号プレースホルダー 6" svg:x="4.24826in" svg:y="9.49826in" svg:width="3.25in" svg:height="0.50174in" presentation:class="page-number" presentation:placeholder="false">
          <draw:text-box>
            <text:p text:style-name="a440" text:class-names="" text:cond-style-name=""><text:span text:style-name="a438" text:class-names=""><text:page-number style:num-format="1" text:fixed="false">‹#›</text:page-number></text:span><text:span text:style-name="a439" text:class-names=""/></text:p>
          </draw:text-box>
          <svg:title/>
          <svg:desc/>
        </draw:frame>
      </presentation:notes>
    </style:master-page>
    <style:master-page style:name="Master1-Layout6-twoObj-2-つのコンテンツ" style:page-layout-name="pageLayout1" draw:style-name="a443">
      <draw:custom-shape svg:x="0in" svg:y="9.67586in" svg:width="14in" svg:height="0.84187in" draw:id="id63" draw:layer="Master1-bg" draw:style-name="a446" draw:name="正方形/長方形 8">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custom-shape svg:x="0in" svg:y="9.66387in" svg:width="14in" svg:height="0.10105in" draw:id="id64" draw:layer="Master1-bg" draw:style-name="a447" draw:name="Rectangle 8">
        <svg:title/>
        <svg:desc/>
        <draw:enhanced-geometry xmlns:dr3d="urn:oasis:names:tc:opendocument:xmlns:dr3d:1.0" draw:type="non-primitive" svg:viewBox="0 0 21600 21600" draw:enhanced-path="M 0 0 L 21600 0 21600 21600 0 21600 Z N"/>
      </draw:custom-shape>
      <draw:connector draw:type="line" svg:x1="1.37053in" svg:y1="1.57368in" svg:x2="12.81553in" svg:y2="1.57368in" draw:id="id65" draw:layer="Master1-bg" draw:style-name="a448" draw:name="Straight Connector 9">
        <svg:title/>
        <svg:desc/>
      </draw:connector>
      <draw:frame draw:id="id66" draw:layer="Master1-bg" draw:style-name="a449" draw:name="図 11" svg:x="11.8318in" svg:y="0.33495in" svg:width="2.08685in" svg:height="1.1601in" style:rel-width="scale" style:rel-height="scale">
        <draw:image xlink:href="media/image24.png" xlink:type="simple" xlink:show="embed" xlink:actuate="onLoad"/>
        <svg:title/>
        <svg:desc/>
      </draw:frame>
      <draw:custom-shape svg:x="5.12054in" svg:y="9.85269in" svg:width="3.75892in" svg:height="0.45727in" draw:id="id67" draw:layer="Master1-bg" draw:style-name="a454" draw:name="正方形/長方形 12">
        <svg:title/>
        <svg:desc/>
        <text:p text:style-name="a453" text:class-names="" text:cond-style-name=""><text:span text:style-name="a450" text:class-names="">テスト設計コンテスト’</text:span><text:span text:style-name="a451" text:class-names="">18</text:span><text:span text:style-name="a452" text:class-names=""/></text:p>
        <draw:enhanced-geometry xmlns:dr3d="urn:oasis:names:tc:opendocument:xmlns:dr3d:1.0" draw:type="non-primitive" svg:viewBox="0 0 21600 21600" draw:enhanced-path="M 0 0 L 21600 0 21600 21600 0 21600 Z N"/>
      </draw:custom-shape>
      <draw:frame draw:id="id68" draw:layer="Master1-bg" draw:style-name="a455" draw:name="図 13" svg:x="0.05198in" svg:y="9.85587in" svg:width="1.4271in" svg:height="0.65904in" style:rel-width="scale" style:rel-height="scale">
        <draw:image xlink:href="media/image1.png" xlink:type="simple" xlink:show="embed" xlink:actuate="onLoad"/>
        <svg:title/>
        <svg:desc/>
      </draw:frame>
      <draw:frame draw:id="id69" presentation:style-name="a459" draw:name="Title 7" svg:x="1.26in" svg:y="0.43881in" svg:width="11.55in" svg:height="2.22119in" presentation:class="title" presentation:placeholder="false">
        <draw:text-box>
          <text:p text:style-name="a458" text:class-names="" text:cond-style-name=""><text:span text:style-name="a456" text:class-names="">マスター タイトルの書式設定</text:span><text:span text:style-name="a457" text:class-names=""/></text:p>
        </draw:text-box>
        <svg:title/>
        <svg:desc/>
      </draw:frame>
      <draw:frame draw:id="id70" presentation:style-name="a484" draw:name="Content Placeholder 2" svg:x="1.26in" svg:y="2.82593in" svg:width="5.67in" svg:height="6.16in" presentation:class="object" presentation:placeholder="false">
        <draw:text-box>
          <text:list text:style-name="a462">
            <text:list-item>
              <text:p text:style-name="a461" text:class-names="" text:cond-style-name=""><text:span text:style-name="a460" text:class-names="">マスター テキストの書式設定</text:span></text:p>
            </text:list-item>
          </text:list>
          <text:list text:style-name="a467">
            <text:list-item>
              <text:list text:style-name="a467">
                <text:list-item>
                  <text:p text:style-name="a466" text:class-names="" text:cond-style-name=""><text:span text:style-name="a463" text:class-names="">第<text:s text:c="1"/></text:span><text:span text:style-name="a464" text:class-names="">2<text:s text:c="1"/></text:span><text:span text:style-name="a465" text:class-names="">レベル</text:span></text:p>
                </text:list-item>
              </text:list>
            </text:list-item>
          </text:list>
          <text:list text:style-name="a472">
            <text:list-item>
              <text:list text:style-name="a472">
                <text:list-item>
                  <text:list text:style-name="a472">
                    <text:list-item>
                      <text:p text:style-name="a471" text:class-names="" text:cond-style-name=""><text:span text:style-name="a468" text:class-names="">第<text:s text:c="1"/></text:span><text:span text:style-name="a469" text:class-names="">3<text:s text:c="1"/></text:span><text:span text:style-name="a470" text:class-names="">レベル</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3" text:class-names="">第<text:s text:c="1"/></text:span><text:span text:style-name="a474" text:class-names="">4<text:s text:c="1"/></text:span><text:span text:style-name="a475" text:class-names="">レベル</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78" text:class-names="">第<text:s text:c="1"/></text:span><text:span text:style-name="a479" text:class-names="">5<text:s text:c="1"/></text:span><text:span text:style-name="a480" text:class-names="">レベル</text:span><text:span text:style-name="a481" text:class-names=""/></text:p>
                            </text:list-item>
                          </text:list>
                        </text:list-item>
                      </text:list>
                    </text:list-item>
                  </text:list>
                </text:list-item>
              </text:list>
            </text:list-item>
          </text:list>
        </draw:text-box>
        <svg:title/>
        <svg:desc/>
      </draw:frame>
      <draw:frame draw:id="id71" presentation:style-name="a509" draw:name="Content Placeholder 3" svg:x="7.14in" svg:y="2.82593in" svg:width="5.67in" svg:height="6.16in" presentation:class="object" presentation:placeholder="false">
        <draw:text-box>
          <text:list text:style-name="a487">
            <text:list-item>
              <text:p text:style-name="a486" text:class-names="" text:cond-style-name=""><text:span text:style-name="a485" text:class-names="">マスター テキストの書式設定</text:span></text:p>
            </text:list-item>
          </text:list>
          <text:list text:style-name="a492">
            <text:list-item>
              <text:list text:style-name="a492">
                <text:list-item>
                  <text:p text:style-name="a491" text:class-names="" text:cond-style-name=""><text:span text:style-name="a488" text:class-names="">第<text:s text:c="1"/></text:span><text:span text:style-name="a489" text:class-names="">2<text:s text:c="1"/></text:span><text:span text:style-name="a490" text:class-names="">レベル</text:span></text:p>
                </text:list-item>
              </text:list>
            </text:list-item>
          </text:list>
          <text:list text:style-name="a497">
            <text:list-item>
              <text:list text:style-name="a497">
                <text:list-item>
                  <text:list text:style-name="a497">
                    <text:list-item>
                      <text:p text:style-name="a496" text:class-names="" text:cond-style-name=""><text:span text:style-name="a493" text:class-names="">第<text:s text:c="1"/></text:span><text:span text:style-name="a494" text:class-names="">3<text:s text:c="1"/></text:span><text:span text:style-name="a495" text:class-names="">レベル</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498" text:class-names="">第<text:s text:c="1"/></text:span><text:span text:style-name="a499" text:class-names="">4<text:s text:c="1"/></text:span><text:span text:style-name="a500" text:class-names="">レベル</text:span></text:p>
                        </text:list-item>
                      </text:list>
                    </text:list-item>
                  </text:list>
                </text:list-item>
              </text:list>
            </text:list-item>
          </text:list>
          <text:list text:style-name="a508">
            <text:list-item>
              <text:list text:style-name="a508">
                <text:list-item>
                  <text:list text:style-name="a508">
                    <text:list-item>
                      <text:list text:style-name="a508">
                        <text:list-item>
                          <text:list text:style-name="a508">
                            <text:list-item>
                              <text:p text:style-name="a507" text:class-names="" text:cond-style-name=""><text:span text:style-name="a503" text:class-names="">第<text:s text:c="1"/></text:span><text:span text:style-name="a504" text:class-names="">5<text:s text:c="1"/></text:span><text:span text:style-name="a505" text:class-names="">レベル</text:span><text:span text:style-name="a506" text:class-names=""/></text:p>
                            </text:list-item>
                          </text:list>
                        </text:list-item>
                      </text:list>
                    </text:list-item>
                  </text:list>
                </text:list-item>
              </text:list>
            </text:list-item>
          </text:list>
        </draw:text-box>
        <svg:title/>
        <svg:desc/>
      </draw:frame>
      <draw:frame draw:id="id72" presentation:style-name="a514" draw:name="Date Placeholder 4" svg:x="1.26in" svg:y="9.89031in" svg:width="2.83889in" svg:height="0.55903in" presentation:class="date-time" presentation:placeholder="false">
        <draw:text-box>
          <text:p text:style-name="a513" text:class-names="" text:cond-style-name=""><text:span text:style-name="a510" text:class-names=""><text:date text:fixed="false" style:data-style-name="a511">2018/1/28</text:date></text:span><text:span text:style-name="a512" text:class-names=""/></text:p>
        </draw:text-box>
        <svg:title/>
        <svg:desc/>
      </draw:frame>
      <draw:frame draw:id="id73" presentation:style-name="a517" draw:name="Footer Placeholder 5" svg:x="4.266in" svg:y="9.30824in" svg:width="5.538in" svg:height="0.55903in" presentation:class="footer" presentation:placeholder="false">
        <draw:text-box>
          <text:p text:style-name="a516" text:class-names="" text:cond-style-name=""><text:span text:style-name="a515" text:class-names=""/></text:p>
        </draw:text-box>
        <svg:title/>
        <svg:desc/>
      </draw:frame>
      <draw:frame draw:id="id74" presentation:style-name="a521" draw:name="Slide Number Placeholder 6" svg:x="10.8708in" svg:y="9.89031in" svg:width="2.07976in" svg:height="0.55903in" presentation:class="page-number" presentation:placeholder="false">
        <draw:text-box>
          <text:p text:style-name="a520" text:class-names="" text:cond-style-name=""><text:span text:style-name="a518" text:class-names=""><text:page-number style:num-format="1" text:fixed="false">‹#›</text:page-number></text:span><text:span text:style-name="a519" text:class-names=""/></text:p>
        </draw:text-box>
        <svg:title/>
        <svg:desc/>
      </draw:frame>
      <presentation:notes style:page-layout-name="pageLayout2" draw:style-name="a561">
        <draw:frame draw:id="id9" presentation:style-name="a524" draw:name="ヘッダー プレースホルダー 1" svg:x="0in" svg:y="0in" svg:width="3.25in" svg:height="0.50174in" presentation:class="header" presentation:placeholder="false">
          <draw:text-box>
            <text:p text:style-name="a523" text:class-names="" text:cond-style-name=""><text:span text:style-name="a522" text:class-names=""/></text:p>
          </draw:text-box>
          <svg:title/>
          <svg:desc/>
        </draw:frame>
        <draw:frame draw:id="id10" presentation:style-name="a529" draw:name="日付プレースホルダー 2" svg:x="4.24826in" svg:y="0in" svg:width="3.25in" svg:height="0.50174in" presentation:class="date-time" presentation:placeholder="false">
          <draw:text-box>
            <text:p text:style-name="a528" text:class-names="" text:cond-style-name=""><text:span text:style-name="a525" text:class-names=""><text:date text:fixed="false" style:data-style-name="a526">2018/1/28</text:date></text:span><text:span text:style-name="a527" text:class-names=""/></text:p>
          </draw:text-box>
          <svg:title/>
          <svg:desc/>
        </draw:frame>
        <draw:page-thumbnail svg:x="1.5in" svg:y="1.25in" svg:width="4.5in" svg:height="3.375in" presentation:class="page" draw:id="id11" presentation:style-name="a530" draw:name="スライド イメージ プレースホルダー 3">
          <svg:title/>
          <svg:desc/>
        </draw:page-thumbnail>
        <draw:frame draw:id="id12" presentation:style-name="a553" draw:name="ノート プレースホルダー 4" svg:x="0.75in" svg:y="4.8125in" svg:width="6in" svg:height="3.9375in" presentation:class="notes" presentation:placeholder="false">
          <draw:text-box>
            <text:p text:style-name="a532" text:class-names="" text:cond-style-name=""><text:span text:style-name="a531" text:class-names="">マスター テキストの書式設定</text:span></text:p>
            <text:list text:style-name="a537">
              <text:list-item>
                <text:list text:style-name="a537">
                  <text:list-item>
                    <text:p text:style-name="a536" text:class-names="" text:cond-style-name=""><text:span text:style-name="a533" text:class-names="">第<text:s text:c="1"/></text:span><text:span text:style-name="a534" text:class-names="">2<text:s text:c="1"/></text:span><text:span text:style-name="a535" text:class-names="">レベル</text:span></text:p>
                  </text:list-item>
                </text:list>
              </text:list-item>
            </text:list>
            <text:list text:style-name="a542">
              <text:list-item>
                <text:list text:style-name="a542">
                  <text:list-item>
                    <text:list text:style-name="a542">
                      <text:list-item>
                        <text:p text:style-name="a541" text:class-names="" text:cond-style-name=""><text:span text:style-name="a538" text:class-names="">第<text:s text:c="1"/></text:span><text:span text:style-name="a539" text:class-names="">3<text:s text:c="1"/></text:span><text:span text:style-name="a540" text:class-names="">レベル</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3" text:class-names="">第<text:s text:c="1"/></text:span><text:span text:style-name="a544" text:class-names="">4<text:s text:c="1"/></text:span><text:span text:style-name="a545" text:class-names="">レベル</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48" text:class-names="">第<text:s text:c="1"/></text:span><text:span text:style-name="a549" text:class-names="">5<text:s text:c="1"/></text:span><text:span text:style-name="a550" text:class-names="">レベル</text:span></text:p>
                              </text:list-item>
                            </text:list>
                          </text:list-item>
                        </text:list>
                      </text:list-item>
                    </text:list>
                  </text:list-item>
                </text:list>
              </text:list-item>
            </text:list>
          </draw:text-box>
          <svg:title/>
          <svg:desc/>
        </draw:frame>
        <draw:frame draw:id="id13" presentation:style-name="a556" draw:name="フッター プレースホルダー 5" svg:x="0in" svg:y="9.49826in" svg:width="3.25in" svg:height="0.50174in" presentation:class="footer" presentation:placeholder="false">
          <draw:text-box>
            <text:p text:style-name="a555" text:class-names="" text:cond-style-name=""><text:span text:style-name="a554" text:class-names=""/></text:p>
          </draw:text-box>
          <svg:title/>
          <svg:desc/>
        </draw:frame>
        <draw:frame draw:id="id14" presentation:style-name="a560" draw:name="スライド番号プレースホルダー 6" svg:x="4.24826in" svg:y="9.49826in" svg:width="3.25in" svg:height="0.50174in" presentation:class="page-number" presentation:placeholder="false">
          <draw:text-box>
            <text:p text:style-name="a559" text:class-names="" text:cond-style-name=""><text:span text:style-name="a557" text:class-names=""><text:page-number style:num-format="1" text:fixed="false">‹#›</text:page-number></text:span><text:span text:style-name="a558" text:class-names=""/></text:p>
          </draw:text-box>
          <svg:title/>
          <svg:desc/>
        </draw:frame>
      </presentation:notes>
    </style:master-page>
    <style:master-page style:name="Master1-Layout7-twoTxTwoObj-比較" style:page-layout-name="pageLayout1" draw:style-name="a562">
      <draw:custom-shape svg:x="0in" svg:y="9.67586in" svg:width="14in" svg:height="0.84187in" draw:id="id75" draw:layer="Master1-bg" draw:style-name="a565" draw:name="正方形/長方形 10">
        <svg:title/>
        <svg:desc/>
        <text:p text:style-name="a564" text:class-names="" text:cond-style-name=""><text:span text:style-name="a563" text:class-names=""/></text:p>
        <draw:enhanced-geometry xmlns:dr3d="urn:oasis:names:tc:opendocument:xmlns:dr3d:1.0" draw:type="non-primitive" svg:viewBox="0 0 21600 21600" draw:enhanced-path="M 0 0 L 21600 0 21600 21600 0 21600 Z N"/>
      </draw:custom-shape>
      <draw:custom-shape svg:x="0in" svg:y="9.66387in" svg:width="14in" svg:height="0.10105in" draw:id="id76" draw:layer="Master1-bg" draw:style-name="a566" draw:name="Rectangle 8">
        <svg:title/>
        <svg:desc/>
        <draw:enhanced-geometry xmlns:dr3d="urn:oasis:names:tc:opendocument:xmlns:dr3d:1.0" draw:type="non-primitive" svg:viewBox="0 0 21600 21600" draw:enhanced-path="M 0 0 L 21600 0 21600 21600 0 21600 Z N"/>
      </draw:custom-shape>
      <draw:connector draw:type="line" svg:x1="1.37053in" svg:y1="1.57368in" svg:x2="12.81553in" svg:y2="1.57368in" draw:id="id77" draw:layer="Master1-bg" draw:style-name="a567" draw:name="Straight Connector 9">
        <svg:title/>
        <svg:desc/>
      </draw:connector>
      <draw:frame draw:id="id78" draw:layer="Master1-bg" draw:style-name="a568" draw:name="図 13" svg:x="11.8318in" svg:y="0.33495in" svg:width="2.08685in" svg:height="1.1601in" style:rel-width="scale" style:rel-height="scale">
        <draw:image xlink:href="media/image24.png" xlink:type="simple" xlink:show="embed" xlink:actuate="onLoad"/>
        <svg:title/>
        <svg:desc/>
      </draw:frame>
      <draw:custom-shape svg:x="5.12054in" svg:y="9.85269in" svg:width="3.75892in" svg:height="0.45727in" draw:id="id79" draw:layer="Master1-bg" draw:style-name="a573" draw:name="正方形/長方形 14">
        <svg:title/>
        <svg:desc/>
        <text:p text:style-name="a572" text:class-names="" text:cond-style-name=""><text:span text:style-name="a569" text:class-names="">テスト設計コンテスト’</text:span><text:span text:style-name="a570" text:class-names="">18</text:span><text:span text:style-name="a571" text:class-names=""/></text:p>
        <draw:enhanced-geometry xmlns:dr3d="urn:oasis:names:tc:opendocument:xmlns:dr3d:1.0" draw:type="non-primitive" svg:viewBox="0 0 21600 21600" draw:enhanced-path="M 0 0 L 21600 0 21600 21600 0 21600 Z N"/>
      </draw:custom-shape>
      <draw:frame draw:id="id80" draw:layer="Master1-bg" draw:style-name="a574" draw:name="図 15" svg:x="0.05198in" svg:y="9.85587in" svg:width="1.4271in" svg:height="0.65904in" style:rel-width="scale" style:rel-height="scale">
        <draw:image xlink:href="media/image1.png" xlink:type="simple" xlink:show="embed" xlink:actuate="onLoad"/>
        <svg:title/>
        <svg:desc/>
      </draw:frame>
      <draw:frame draw:id="id81" presentation:style-name="a578" draw:name="Title 9" svg:x="1.26in" svg:y="0.43881in" svg:width="11.55in" svg:height="2.22119in" presentation:class="title" presentation:placeholder="false">
        <draw:text-box>
          <text:p text:style-name="a577" text:class-names="" text:cond-style-name=""><text:span text:style-name="a575" text:class-names="">マスター タイトルの書式設定</text:span><text:span text:style-name="a576" text:class-names=""/></text:p>
        </draw:text-box>
        <svg:title/>
        <svg:desc/>
      </draw:frame>
      <draw:frame draw:id="id82" presentation:style-name="a582" draw:name="Text Placeholder 2" svg:x="1.26in" svg:y="2.82641in" svg:width="5.67in" svg:height="1.12729in" presentation:class="outline" presentation:placeholder="false">
        <draw:text-box>
          <text:list text:style-name="a581">
            <text:list-item>
              <text:p text:style-name="a580" text:class-names="" text:cond-style-name=""><text:span text:style-name="a579" text:class-names="">マスター テキストの書式設定</text:span></text:p>
            </text:list-item>
          </text:list>
        </draw:text-box>
        <svg:title/>
        <svg:desc/>
      </draw:frame>
      <draw:frame draw:id="id83" presentation:style-name="a607" draw:name="Content Placeholder 3" svg:x="1.26in" svg:y="3.95371in" svg:width="5.67in" svg:height="5.17222in" presentation:class="object" presentation:placeholder="false">
        <draw:text-box>
          <text:list text:style-name="a585">
            <text:list-item>
              <text:p text:style-name="a584" text:class-names="" text:cond-style-name=""><text:span text:style-name="a583" text:class-names="">マスター テキストの書式設定</text:span></text:p>
            </text:list-item>
          </text:list>
          <text:list text:style-name="a590">
            <text:list-item>
              <text:list text:style-name="a590">
                <text:list-item>
                  <text:p text:style-name="a589" text:class-names="" text:cond-style-name=""><text:span text:style-name="a586" text:class-names="">第<text:s text:c="1"/></text:span><text:span text:style-name="a587" text:class-names="">2<text:s text:c="1"/></text:span><text:span text:style-name="a588" text:class-names="">レベル</text:span></text:p>
                </text:list-item>
              </text:list>
            </text:list-item>
          </text:list>
          <text:list text:style-name="a595">
            <text:list-item>
              <text:list text:style-name="a595">
                <text:list-item>
                  <text:list text:style-name="a595">
                    <text:list-item>
                      <text:p text:style-name="a594" text:class-names="" text:cond-style-name=""><text:span text:style-name="a591" text:class-names="">第<text:s text:c="1"/></text:span><text:span text:style-name="a592" text:class-names="">3<text:s text:c="1"/></text:span><text:span text:style-name="a593" text:class-names="">レベル</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6" text:class-names="">第<text:s text:c="1"/></text:span><text:span text:style-name="a597" text:class-names="">4<text:s text:c="1"/></text:span><text:span text:style-name="a598" text:class-names="">レベル</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1" text:class-names="">第<text:s text:c="1"/></text:span><text:span text:style-name="a602" text:class-names="">5<text:s text:c="1"/></text:span><text:span text:style-name="a603" text:class-names="">レベル</text:span><text:span text:style-name="a604" text:class-names=""/></text:p>
                            </text:list-item>
                          </text:list>
                        </text:list-item>
                      </text:list>
                    </text:list-item>
                  </text:list>
                </text:list-item>
              </text:list>
            </text:list-item>
          </text:list>
        </draw:text-box>
        <svg:title/>
        <svg:desc/>
      </draw:frame>
      <draw:frame draw:id="id84" presentation:style-name="a611" draw:name="Text Placeholder 4" svg:x="7.14in" svg:y="2.82641in" svg:width="5.67in" svg:height="1.12729in" presentation:class="outline" presentation:placeholder="false">
        <draw:text-box>
          <text:list text:style-name="a610">
            <text:list-item>
              <text:p text:style-name="a609" text:class-names="" text:cond-style-name=""><text:span text:style-name="a608" text:class-names="">マスター テキストの書式設定</text:span></text:p>
            </text:list-item>
          </text:list>
        </draw:text-box>
        <svg:title/>
        <svg:desc/>
      </draw:frame>
      <draw:frame draw:id="id85" presentation:style-name="a636" draw:name="Content Placeholder 5" svg:x="7.14in" svg:y="3.95371in" svg:width="5.67in" svg:height="5.17222in" presentation:class="object" presentation:placeholder="false">
        <draw:text-box>
          <text:list text:style-name="a614">
            <text:list-item>
              <text:p text:style-name="a613" text:class-names="" text:cond-style-name=""><text:span text:style-name="a612" text:class-names="">マスター テキストの書式設定</text:span></text:p>
            </text:list-item>
          </text:list>
          <text:list text:style-name="a619">
            <text:list-item>
              <text:list text:style-name="a619">
                <text:list-item>
                  <text:p text:style-name="a618" text:class-names="" text:cond-style-name=""><text:span text:style-name="a615" text:class-names="">第<text:s text:c="1"/></text:span><text:span text:style-name="a616" text:class-names="">2<text:s text:c="1"/></text:span><text:span text:style-name="a617" text:class-names="">レベル</text:span></text:p>
                </text:list-item>
              </text:list>
            </text:list-item>
          </text:list>
          <text:list text:style-name="a624">
            <text:list-item>
              <text:list text:style-name="a624">
                <text:list-item>
                  <text:list text:style-name="a624">
                    <text:list-item>
                      <text:p text:style-name="a623" text:class-names="" text:cond-style-name=""><text:span text:style-name="a620" text:class-names="">第<text:s text:c="1"/></text:span><text:span text:style-name="a621" text:class-names="">3<text:s text:c="1"/></text:span><text:span text:style-name="a622" text:class-names="">レベル</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5" text:class-names="">第<text:s text:c="1"/></text:span><text:span text:style-name="a626" text:class-names="">4<text:s text:c="1"/></text:span><text:span text:style-name="a627" text:class-names="">レベル</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0" text:class-names="">第<text:s text:c="1"/></text:span><text:span text:style-name="a631" text:class-names="">5<text:s text:c="1"/></text:span><text:span text:style-name="a632" text:class-names="">レベル</text:span><text:span text:style-name="a633" text:class-names=""/></text:p>
                            </text:list-item>
                          </text:list>
                        </text:list-item>
                      </text:list>
                    </text:list-item>
                  </text:list>
                </text:list-item>
              </text:list>
            </text:list-item>
          </text:list>
        </draw:text-box>
        <svg:title/>
        <svg:desc/>
      </draw:frame>
      <draw:frame draw:id="id86" presentation:style-name="a641" draw:name="Date Placeholder 6" svg:x="1.26in" svg:y="9.89031in" svg:width="2.83889in" svg:height="0.55903in" presentation:class="date-time" presentation:placeholder="false">
        <draw:text-box>
          <text:p text:style-name="a640" text:class-names="" text:cond-style-name=""><text:span text:style-name="a637" text:class-names=""><text:date text:fixed="false" style:data-style-name="a638">2018/1/28</text:date></text:span><text:span text:style-name="a639" text:class-names=""/></text:p>
        </draw:text-box>
        <svg:title/>
        <svg:desc/>
      </draw:frame>
      <draw:frame draw:id="id87" presentation:style-name="a644" draw:name="Footer Placeholder 7" svg:x="4.266in" svg:y="9.30824in" svg:width="5.538in" svg:height="0.55903in" presentation:class="footer" presentation:placeholder="false">
        <draw:text-box>
          <text:p text:style-name="a643" text:class-names="" text:cond-style-name=""><text:span text:style-name="a642" text:class-names=""/></text:p>
        </draw:text-box>
        <svg:title/>
        <svg:desc/>
      </draw:frame>
      <draw:frame draw:id="id88" presentation:style-name="a648" draw:name="Slide Number Placeholder 8" svg:x="10.8708in" svg:y="9.89031in" svg:width="2.07976in" svg:height="0.55903in" presentation:class="page-number" presentation:placeholder="false">
        <draw:text-box>
          <text:p text:style-name="a647" text:class-names="" text:cond-style-name=""><text:span text:style-name="a645" text:class-names=""><text:page-number style:num-format="1" text:fixed="false">‹#›</text:page-number></text:span><text:span text:style-name="a646" text:class-names=""/></text:p>
        </draw:text-box>
        <svg:title/>
        <svg:desc/>
      </draw:frame>
      <presentation:notes style:page-layout-name="pageLayout2" draw:style-name="a688">
        <draw:frame draw:id="id9" presentation:style-name="a651" draw:name="ヘッダー プレースホルダー 1" svg:x="0in" svg:y="0in" svg:width="3.25in" svg:height="0.50174in" presentation:class="header" presentation:placeholder="false">
          <draw:text-box>
            <text:p text:style-name="a650" text:class-names="" text:cond-style-name=""><text:span text:style-name="a649" text:class-names=""/></text:p>
          </draw:text-box>
          <svg:title/>
          <svg:desc/>
        </draw:frame>
        <draw:frame draw:id="id10" presentation:style-name="a656" draw:name="日付プレースホルダー 2" svg:x="4.24826in" svg:y="0in" svg:width="3.25in" svg:height="0.50174in" presentation:class="date-time" presentation:placeholder="false">
          <draw:text-box>
            <text:p text:style-name="a655" text:class-names="" text:cond-style-name=""><text:span text:style-name="a652" text:class-names=""><text:date text:fixed="false" style:data-style-name="a653">2018/1/28</text:date></text:span><text:span text:style-name="a654" text:class-names=""/></text:p>
          </draw:text-box>
          <svg:title/>
          <svg:desc/>
        </draw:frame>
        <draw:page-thumbnail svg:x="1.5in" svg:y="1.25in" svg:width="4.5in" svg:height="3.375in" presentation:class="page" draw:id="id11" presentation:style-name="a657" draw:name="スライド イメージ プレースホルダー 3">
          <svg:title/>
          <svg:desc/>
        </draw:page-thumbnail>
        <draw:frame draw:id="id12" presentation:style-name="a680" draw:name="ノート プレースホルダー 4" svg:x="0.75in" svg:y="4.8125in" svg:width="6in" svg:height="3.9375in" presentation:class="notes" presentation:placeholder="false">
          <draw:text-box>
            <text:p text:style-name="a659" text:class-names="" text:cond-style-name=""><text:span text:style-name="a658" text:class-names="">マスター テキストの書式設定</text:span></text:p>
            <text:list text:style-name="a664">
              <text:list-item>
                <text:list text:style-name="a664">
                  <text:list-item>
                    <text:p text:style-name="a663" text:class-names="" text:cond-style-name=""><text:span text:style-name="a660" text:class-names="">第<text:s text:c="1"/></text:span><text:span text:style-name="a661" text:class-names="">2<text:s text:c="1"/></text:span><text:span text:style-name="a662" text:class-names="">レベル</text:span></text:p>
                  </text:list-item>
                </text:list>
              </text:list-item>
            </text:list>
            <text:list text:style-name="a669">
              <text:list-item>
                <text:list text:style-name="a669">
                  <text:list-item>
                    <text:list text:style-name="a669">
                      <text:list-item>
                        <text:p text:style-name="a668" text:class-names="" text:cond-style-name=""><text:span text:style-name="a665" text:class-names="">第<text:s text:c="1"/></text:span><text:span text:style-name="a666" text:class-names="">3<text:s text:c="1"/></text:span><text:span text:style-name="a667" text:class-names="">レベル</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0" text:class-names="">第<text:s text:c="1"/></text:span><text:span text:style-name="a671" text:class-names="">4<text:s text:c="1"/></text:span><text:span text:style-name="a672" text:class-names="">レベル</text:span></text:p>
                          </text:list-item>
                        </text:list>
                      </text:list-item>
                    </text:list>
                  </text:list-item>
                </text:list>
              </text:list-item>
            </text:list>
            <text:list text:style-name="a679">
              <text:list-item>
                <text:list text:style-name="a679">
                  <text:list-item>
                    <text:list text:style-name="a679">
                      <text:list-item>
                        <text:list text:style-name="a679">
                          <text:list-item>
                            <text:list text:style-name="a679">
                              <text:list-item>
                                <text:p text:style-name="a678" text:class-names="" text:cond-style-name=""><text:span text:style-name="a675" text:class-names="">第<text:s text:c="1"/></text:span><text:span text:style-name="a676" text:class-names="">5<text:s text:c="1"/></text:span><text:span text:style-name="a677" text:class-names="">レベル</text:span></text:p>
                              </text:list-item>
                            </text:list>
                          </text:list-item>
                        </text:list>
                      </text:list-item>
                    </text:list>
                  </text:list-item>
                </text:list>
              </text:list-item>
            </text:list>
          </draw:text-box>
          <svg:title/>
          <svg:desc/>
        </draw:frame>
        <draw:frame draw:id="id13" presentation:style-name="a683" draw:name="フッター プレースホルダー 5" svg:x="0in" svg:y="9.49826in" svg:width="3.25in" svg:height="0.50174in" presentation:class="footer" presentation:placeholder="false">
          <draw:text-box>
            <text:p text:style-name="a682" text:class-names="" text:cond-style-name=""><text:span text:style-name="a681" text:class-names=""/></text:p>
          </draw:text-box>
          <svg:title/>
          <svg:desc/>
        </draw:frame>
        <draw:frame draw:id="id14" presentation:style-name="a687" draw:name="スライド番号プレースホルダー 6" svg:x="4.24826in" svg:y="9.49826in" svg:width="3.25in" svg:height="0.50174in" presentation:class="page-number" presentation:placeholder="false">
          <draw:text-box>
            <text:p text:style-name="a686" text:class-names="" text:cond-style-name=""><text:span text:style-name="a684" text:class-names=""><text:page-number style:num-format="1" text:fixed="false">‹#›</text:page-number></text:span><text:span text:style-name="a685" text:class-names=""/></text:p>
          </draw:text-box>
          <svg:title/>
          <svg:desc/>
        </draw:frame>
      </presentation:notes>
    </style:master-page>
    <style:master-page style:name="Master1-Layout8-blank-白紙" style:page-layout-name="pageLayout1" draw:style-name="a689">
      <draw:custom-shape svg:x="0in" svg:y="9.37956in" svg:width="14in" svg:height="1.16387in" draw:id="id89" draw:style-name="a692" draw:name="正方形/長方形 12">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frame draw:id="id90" presentation:style-name="a697" draw:name="Date Placeholder 6" svg:x="1.26in" svg:y="9.89031in" svg:width="2.83889in" svg:height="0.55903in" presentation:class="date-time" presentation:placeholder="false">
        <draw:text-box>
          <text:p text:style-name="a696" text:class-names="" text:cond-style-name=""><text:span text:style-name="a693" text:class-names=""><text:date text:fixed="false" style:data-style-name="a694">2018/1/28</text:date></text:span><text:span text:style-name="a695" text:class-names=""/></text:p>
        </draw:text-box>
        <svg:title/>
        <svg:desc/>
      </draw:frame>
      <draw:frame draw:id="id91" presentation:style-name="a700" draw:name="Footer Placeholder 7" svg:x="4.266in" svg:y="9.81883in" svg:width="5.538in" svg:height="0.55903in" presentation:class="footer" presentation:placeholder="false">
        <draw:text-box>
          <text:p text:style-name="a699" text:class-names="" text:cond-style-name=""><text:span text:style-name="a698" text:class-names=""/></text:p>
        </draw:text-box>
        <svg:title/>
        <svg:desc/>
      </draw:frame>
      <draw:frame draw:id="id92" presentation:style-name="a704" draw:name="Slide Number Placeholder 8" svg:x="10.8708in" svg:y="9.89031in" svg:width="2.07976in" svg:height="0.55903in" presentation:class="page-number" presentation:placeholder="false">
        <draw:text-box>
          <text:p text:style-name="a703" text:class-names="" text:cond-style-name=""><text:span text:style-name="a701" text:class-names=""><text:page-number style:num-format="1" text:fixed="false">‹#›</text:page-number></text:span><text:span text:style-name="a702" text:class-names=""/></text:p>
        </draw:text-box>
        <svg:title/>
        <svg:desc/>
      </draw:frame>
      <draw:custom-shape svg:x="0in" svg:y="9.36879in" svg:width="14in" svg:height="0.10105in" draw:id="id93" draw:style-name="a705" draw:name="Rectangle 8">
        <svg:title/>
        <svg:desc/>
        <draw:enhanced-geometry xmlns:dr3d="urn:oasis:names:tc:opendocument:xmlns:dr3d:1.0" draw:type="non-primitive" svg:viewBox="0 0 21600 21600" draw:enhanced-path="M 0 0 L 21600 0 21600 21600 0 21600 Z N"/>
      </draw:custom-shape>
      <draw:frame draw:id="id94" draw:style-name="a706" draw:name="図 11" svg:x="0.02015in" svg:y="9.57735in" svg:width="1.49846in" svg:height="0.92265in" style:rel-width="scale" style:rel-height="scale">
        <draw:image xlink:href="media/image1.png" xlink:type="simple" xlink:show="embed" xlink:actuate="onLoad"/>
        <svg:title/>
        <svg:desc/>
      </draw:frame>
      <presentation:notes style:page-layout-name="pageLayout2" draw:style-name="a746">
        <draw:frame draw:id="id9" presentation:style-name="a709" draw:name="ヘッダー プレースホルダー 1" svg:x="0in" svg:y="0in" svg:width="3.25in" svg:height="0.50174in" presentation:class="header" presentation:placeholder="false">
          <draw:text-box>
            <text:p text:style-name="a708" text:class-names="" text:cond-style-name=""><text:span text:style-name="a707" text:class-names=""/></text:p>
          </draw:text-box>
          <svg:title/>
          <svg:desc/>
        </draw:frame>
        <draw:frame draw:id="id10" presentation:style-name="a714" draw:name="日付プレースホルダー 2" svg:x="4.24826in" svg:y="0in" svg:width="3.25in" svg:height="0.50174in" presentation:class="date-time" presentation:placeholder="false">
          <draw:text-box>
            <text:p text:style-name="a713" text:class-names="" text:cond-style-name=""><text:span text:style-name="a710" text:class-names=""><text:date text:fixed="false" style:data-style-name="a711">2018/1/28</text:date></text:span><text:span text:style-name="a712" text:class-names=""/></text:p>
          </draw:text-box>
          <svg:title/>
          <svg:desc/>
        </draw:frame>
        <draw:page-thumbnail svg:x="1.5in" svg:y="1.25in" svg:width="4.5in" svg:height="3.375in" presentation:class="page" draw:id="id11" presentation:style-name="a715" draw:name="スライド イメージ プレースホルダー 3">
          <svg:title/>
          <svg:desc/>
        </draw:page-thumbnail>
        <draw:frame draw:id="id12" presentation:style-name="a738" draw:name="ノート プレースホルダー 4" svg:x="0.75in" svg:y="4.8125in" svg:width="6in" svg:height="3.9375in" presentation:class="notes" presentation:placeholder="false">
          <draw:text-box>
            <text:p text:style-name="a717" text:class-names="" text:cond-style-name=""><text:span text:style-name="a716" text:class-names="">マスター テキストの書式設定</text:span></text:p>
            <text:list text:style-name="a722">
              <text:list-item>
                <text:list text:style-name="a722">
                  <text:list-item>
                    <text:p text:style-name="a721" text:class-names="" text:cond-style-name=""><text:span text:style-name="a718" text:class-names="">第<text:s text:c="1"/></text:span><text:span text:style-name="a719" text:class-names="">2<text:s text:c="1"/></text:span><text:span text:style-name="a720" text:class-names="">レベル</text:span></text:p>
                  </text:list-item>
                </text:list>
              </text:list-item>
            </text:list>
            <text:list text:style-name="a727">
              <text:list-item>
                <text:list text:style-name="a727">
                  <text:list-item>
                    <text:list text:style-name="a727">
                      <text:list-item>
                        <text:p text:style-name="a726" text:class-names="" text:cond-style-name=""><text:span text:style-name="a723" text:class-names="">第<text:s text:c="1"/></text:span><text:span text:style-name="a724" text:class-names="">3<text:s text:c="1"/></text:span><text:span text:style-name="a725" text:class-names="">レベル</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28" text:class-names="">第<text:s text:c="1"/></text:span><text:span text:style-name="a729" text:class-names="">4<text:s text:c="1"/></text:span><text:span text:style-name="a730" text:class-names="">レベル</text:span></text:p>
                          </text:list-item>
                        </text:list>
                      </text:list-item>
                    </text:list>
                  </text:list-item>
                </text:list>
              </text:list-item>
            </text:list>
            <text:list text:style-name="a737">
              <text:list-item>
                <text:list text:style-name="a737">
                  <text:list-item>
                    <text:list text:style-name="a737">
                      <text:list-item>
                        <text:list text:style-name="a737">
                          <text:list-item>
                            <text:list text:style-name="a737">
                              <text:list-item>
                                <text:p text:style-name="a736" text:class-names="" text:cond-style-name=""><text:span text:style-name="a733" text:class-names="">第<text:s text:c="1"/></text:span><text:span text:style-name="a734" text:class-names="">5<text:s text:c="1"/></text:span><text:span text:style-name="a735" text:class-names="">レベル</text:span></text:p>
                              </text:list-item>
                            </text:list>
                          </text:list-item>
                        </text:list>
                      </text:list-item>
                    </text:list>
                  </text:list-item>
                </text:list>
              </text:list-item>
            </text:list>
          </draw:text-box>
          <svg:title/>
          <svg:desc/>
        </draw:frame>
        <draw:frame draw:id="id13" presentation:style-name="a741" draw:name="フッター プレースホルダー 5" svg:x="0in" svg:y="9.49826in" svg:width="3.25in" svg:height="0.50174in" presentation:class="footer" presentation:placeholder="false">
          <draw:text-box>
            <text:p text:style-name="a740" text:class-names="" text:cond-style-name=""><text:span text:style-name="a739" text:class-names=""/></text:p>
          </draw:text-box>
          <svg:title/>
          <svg:desc/>
        </draw:frame>
        <draw:frame draw:id="id14" presentation:style-name="a745" draw:name="スライド番号プレースホルダー 6" svg:x="4.24826in" svg:y="9.49826in" svg:width="3.25in" svg:height="0.50174in" presentation:class="page-number" presentation:placeholder="false">
          <draw:text-box>
            <text:p text:style-name="a744" text:class-names="" text:cond-style-name=""><text:span text:style-name="a742" text:class-names=""><text:page-number style:num-format="1" text:fixed="false">‹#›</text:page-number></text:span><text:span text:style-name="a743" text:class-names=""/></text:p>
          </draw:text-box>
          <svg:title/>
          <svg:desc/>
        </draw:frame>
      </presentation:notes>
    </style:master-page>
    <style:master-page style:name="Master1-Layout9-objTx-タイトル付きの&#10;コンテンツ" style:page-layout-name="pageLayout1" draw:style-name="a747">
      <draw:custom-shape svg:x="0.00002in" svg:y="0in" svg:width="4.6515in" svg:height="10.5in" draw:id="id95" draw:style-name="a748" draw:name="Rectangle 7">
        <svg:title/>
        <svg:desc/>
        <draw:enhanced-geometry xmlns:dr3d="urn:oasis:names:tc:opendocument:xmlns:dr3d:1.0" draw:type="non-primitive" svg:viewBox="0 0 21600 21600" draw:enhanced-path="M 0 0 L 21600 0 21600 21600 0 21600 Z N"/>
      </draw:custom-shape>
      <draw:custom-shape svg:x="4.63919in" svg:y="0in" svg:width="0.0735in" svg:height="10.5in" draw:id="id96" draw:style-name="a749" draw:name="Rectangle 8">
        <svg:title/>
        <svg:desc/>
        <draw:enhanced-geometry xmlns:dr3d="urn:oasis:names:tc:opendocument:xmlns:dr3d:1.0" draw:type="non-primitive" svg:viewBox="0 0 21600 21600" draw:enhanced-path="M 0 0 L 21600 0 21600 21600 0 21600 Z N"/>
      </draw:custom-shape>
      <draw:frame draw:id="id97" presentation:style-name="a753" draw:name="Title 1" svg:x="0.525in" svg:y="0.91in" svg:width="3.675in" svg:height="3.5in" presentation:class="title" presentation:placeholder="false">
        <draw:text-box>
          <text:p text:style-name="a752" text:class-names="" text:cond-style-name=""><text:span text:style-name="a750" text:class-names="">マスター タイトルの書式設定</text:span><text:span text:style-name="a751" text:class-names=""/></text:p>
        </draw:text-box>
        <svg:title/>
        <svg:desc/>
      </draw:frame>
      <draw:frame draw:id="id98" presentation:style-name="a778" draw:name="Content Placeholder 2" svg:x="5.5125in" svg:y="1.12in" svg:width="7.455in" svg:height="8.05in" presentation:class="object" presentation:placeholder="false">
        <draw:text-box>
          <text:list text:style-name="a756">
            <text:list-item>
              <text:p text:style-name="a755" text:class-names="" text:cond-style-name=""><text:span text:style-name="a754" text:class-names="">マスター テキストの書式設定</text:span></text:p>
            </text:list-item>
          </text:list>
          <text:list text:style-name="a761">
            <text:list-item>
              <text:list text:style-name="a761">
                <text:list-item>
                  <text:p text:style-name="a760" text:class-names="" text:cond-style-name=""><text:span text:style-name="a757" text:class-names="">第<text:s text:c="1"/></text:span><text:span text:style-name="a758" text:class-names="">2<text:s text:c="1"/></text:span><text:span text:style-name="a759" text:class-names="">レベル</text:span></text:p>
                </text:list-item>
              </text:list>
            </text:list-item>
          </text:list>
          <text:list text:style-name="a766">
            <text:list-item>
              <text:list text:style-name="a766">
                <text:list-item>
                  <text:list text:style-name="a766">
                    <text:list-item>
                      <text:p text:style-name="a765" text:class-names="" text:cond-style-name=""><text:span text:style-name="a762" text:class-names="">第<text:s text:c="1"/></text:span><text:span text:style-name="a763" text:class-names="">3<text:s text:c="1"/></text:span><text:span text:style-name="a764" text:class-names="">レベル</text:span></text:p>
                    </text:list-item>
                  </text:list>
                </text:list-item>
              </text:list>
            </text:list-item>
          </text:list>
          <text:list text:style-name="a771">
            <text:list-item>
              <text:list text:style-name="a771">
                <text:list-item>
                  <text:list text:style-name="a771">
                    <text:list-item>
                      <text:list text:style-name="a771">
                        <text:list-item>
                          <text:p text:style-name="a770" text:class-names="" text:cond-style-name=""><text:span text:style-name="a767" text:class-names="">第<text:s text:c="1"/></text:span><text:span text:style-name="a768" text:class-names="">4<text:s text:c="1"/></text:span><text:span text:style-name="a769" text:class-names="">レベル</text:span></text:p>
                        </text:list-item>
                      </text:list>
                    </text:list-item>
                  </text:list>
                </text:list-item>
              </text:list>
            </text:list-item>
          </text:list>
          <text:list text:style-name="a777">
            <text:list-item>
              <text:list text:style-name="a777">
                <text:list-item>
                  <text:list text:style-name="a777">
                    <text:list-item>
                      <text:list text:style-name="a777">
                        <text:list-item>
                          <text:list text:style-name="a777">
                            <text:list-item>
                              <text:p text:style-name="a776" text:class-names="" text:cond-style-name=""><text:span text:style-name="a772" text:class-names="">第<text:s text:c="1"/></text:span><text:span text:style-name="a773" text:class-names="">5<text:s text:c="1"/></text:span><text:span text:style-name="a774" text:class-names="">レベル</text:span><text:span text:style-name="a775" text:class-names=""/></text:p>
                            </text:list-item>
                          </text:list>
                        </text:list-item>
                      </text:list>
                    </text:list-item>
                  </text:list>
                </text:list-item>
              </text:list>
            </text:list-item>
          </text:list>
        </draw:text-box>
        <svg:title/>
        <svg:desc/>
      </draw:frame>
      <draw:frame draw:id="id99" presentation:style-name="a782" draw:name="Text Placeholder 3" svg:x="0.525in" svg:y="4.48in" svg:width="3.675in" svg:height="5.17364in" presentation:class="outline" presentation:placeholder="false">
        <draw:text-box>
          <text:list text:style-name="a781">
            <text:list-item>
              <text:p text:style-name="a780" text:class-names="" text:cond-style-name=""><text:span text:style-name="a779" text:class-names="">マスター テキストの書式設定</text:span></text:p>
            </text:list-item>
          </text:list>
        </draw:text-box>
        <svg:title/>
        <svg:desc/>
      </draw:frame>
      <draw:frame draw:id="id100" presentation:style-name="a787" draw:name="Date Placeholder 4" svg:x="0.53454in" svg:y="9.89031in" svg:width="3.00682in" svg:height="0.55903in" presentation:class="date-time" presentation:placeholder="false">
        <draw:text-box>
          <text:p text:style-name="a786" text:class-names="" text:cond-style-name=""><text:span text:style-name="a783" text:class-names=""><text:date text:fixed="false" style:data-style-name="a784">2018/1/28</text:date></text:span><text:span text:style-name="a785" text:class-names=""/></text:p>
        </draw:text-box>
        <svg:title/>
        <svg:desc/>
      </draw:frame>
      <draw:frame draw:id="id101" presentation:style-name="a790" draw:name="Footer Placeholder 5" svg:x="5.5125in" svg:y="9.89031in" svg:width="5.3375in" svg:height="0.55903in" presentation:class="footer" presentation:placeholder="false">
        <draw:text-box>
          <text:p text:style-name="a789" text:class-names="" text:cond-style-name=""><text:span text:style-name="a788" text:class-names=""/></text:p>
        </draw:text-box>
        <svg:title/>
        <svg:desc/>
      </draw:frame>
      <draw:frame draw:id="id102" presentation:style-name="a794" draw:name="Slide Number Placeholder 6" svg:x="10.8708in" svg:y="9.89031in" svg:width="2.07976in" svg:height="0.55903in" presentation:class="page-number" presentation:placeholder="false">
        <draw:text-box>
          <text:p text:style-name="a793" text:class-names="" text:cond-style-name=""><text:span text:style-name="a791" text:class-names=""><text:page-number style:num-format="1" text:fixed="false">‹#›</text:page-number></text:span><text:span text:style-name="a792" text:class-names=""/></text:p>
        </draw:text-box>
        <svg:title/>
        <svg:desc/>
      </draw:frame>
      <presentation:notes style:page-layout-name="pageLayout2" draw:style-name="a834">
        <draw:frame draw:id="id9" presentation:style-name="a797" draw:name="ヘッダー プレースホルダー 1" svg:x="0in" svg:y="0in" svg:width="3.25in" svg:height="0.50174in" presentation:class="header" presentation:placeholder="false">
          <draw:text-box>
            <text:p text:style-name="a796" text:class-names="" text:cond-style-name=""><text:span text:style-name="a795" text:class-names=""/></text:p>
          </draw:text-box>
          <svg:title/>
          <svg:desc/>
        </draw:frame>
        <draw:frame draw:id="id10" presentation:style-name="a802" draw:name="日付プレースホルダー 2" svg:x="4.24826in" svg:y="0in" svg:width="3.25in" svg:height="0.50174in" presentation:class="date-time" presentation:placeholder="false">
          <draw:text-box>
            <text:p text:style-name="a801" text:class-names="" text:cond-style-name=""><text:span text:style-name="a798" text:class-names=""><text:date text:fixed="false" style:data-style-name="a799">2018/1/28</text:date></text:span><text:span text:style-name="a800" text:class-names=""/></text:p>
          </draw:text-box>
          <svg:title/>
          <svg:desc/>
        </draw:frame>
        <draw:page-thumbnail svg:x="1.5in" svg:y="1.25in" svg:width="4.5in" svg:height="3.375in" presentation:class="page" draw:id="id11" presentation:style-name="a803" draw:name="スライド イメージ プレースホルダー 3">
          <svg:title/>
          <svg:desc/>
        </draw:page-thumbnail>
        <draw:frame draw:id="id12" presentation:style-name="a826" draw:name="ノート プレースホルダー 4" svg:x="0.75in" svg:y="4.8125in" svg:width="6in" svg:height="3.9375in" presentation:class="notes" presentation:placeholder="false">
          <draw:text-box>
            <text:p text:style-name="a805" text:class-names="" text:cond-style-name=""><text:span text:style-name="a804" text:class-names="">マスター テキストの書式設定</text:span></text:p>
            <text:list text:style-name="a810">
              <text:list-item>
                <text:list text:style-name="a810">
                  <text:list-item>
                    <text:p text:style-name="a809" text:class-names="" text:cond-style-name=""><text:span text:style-name="a806" text:class-names="">第<text:s text:c="1"/></text:span><text:span text:style-name="a807" text:class-names="">2<text:s text:c="1"/></text:span><text:span text:style-name="a808" text:class-names="">レベル</text:span></text:p>
                  </text:list-item>
                </text:list>
              </text:list-item>
            </text:list>
            <text:list text:style-name="a815">
              <text:list-item>
                <text:list text:style-name="a815">
                  <text:list-item>
                    <text:list text:style-name="a815">
                      <text:list-item>
                        <text:p text:style-name="a814" text:class-names="" text:cond-style-name=""><text:span text:style-name="a811" text:class-names="">第<text:s text:c="1"/></text:span><text:span text:style-name="a812" text:class-names="">3<text:s text:c="1"/></text:span><text:span text:style-name="a813" text:class-names="">レベル</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6" text:class-names="">第<text:s text:c="1"/></text:span><text:span text:style-name="a817" text:class-names="">4<text:s text:c="1"/></text:span><text:span text:style-name="a818" text:class-names="">レベル</text:span></text:p>
                          </text:list-item>
                        </text:list>
                      </text:list-item>
                    </text:list>
                  </text:list-item>
                </text:list>
              </text:list-item>
            </text:list>
            <text:list text:style-name="a825">
              <text:list-item>
                <text:list text:style-name="a825">
                  <text:list-item>
                    <text:list text:style-name="a825">
                      <text:list-item>
                        <text:list text:style-name="a825">
                          <text:list-item>
                            <text:list text:style-name="a825">
                              <text:list-item>
                                <text:p text:style-name="a824" text:class-names="" text:cond-style-name=""><text:span text:style-name="a821" text:class-names="">第<text:s text:c="1"/></text:span><text:span text:style-name="a822" text:class-names="">5<text:s text:c="1"/></text:span><text:span text:style-name="a823" text:class-names="">レベル</text:span></text:p>
                              </text:list-item>
                            </text:list>
                          </text:list-item>
                        </text:list>
                      </text:list-item>
                    </text:list>
                  </text:list-item>
                </text:list>
              </text:list-item>
            </text:list>
          </draw:text-box>
          <svg:title/>
          <svg:desc/>
        </draw:frame>
        <draw:frame draw:id="id13" presentation:style-name="a829" draw:name="フッター プレースホルダー 5" svg:x="0in" svg:y="9.49826in" svg:width="3.25in" svg:height="0.50174in" presentation:class="footer" presentation:placeholder="false">
          <draw:text-box>
            <text:p text:style-name="a828" text:class-names="" text:cond-style-name=""><text:span text:style-name="a827" text:class-names=""/></text:p>
          </draw:text-box>
          <svg:title/>
          <svg:desc/>
        </draw:frame>
        <draw:frame draw:id="id14" presentation:style-name="a833" draw:name="スライド番号プレースホルダー 6" svg:x="4.24826in" svg:y="9.49826in" svg:width="3.25in" svg:height="0.50174in" presentation:class="page-number" presentation:placeholder="false">
          <draw:text-box>
            <text:p text:style-name="a832" text:class-names="" text:cond-style-name=""><text:span text:style-name="a830" text:class-names=""><text:page-number style:num-format="1" text:fixed="false">‹#›</text:page-number></text:span><text:span text:style-name="a831" text:class-names=""/></text:p>
          </draw:text-box>
          <svg:title/>
          <svg:desc/>
        </draw:frame>
      </presentation:notes>
    </style:master-page>
    <style:master-page style:name="Master1-Layout10-vertTx-タイトルと&#10;縦書きテキスト" style:page-layout-name="pageLayout1" draw:style-name="a835">
      <draw:custom-shape svg:x="0in" svg:y="9.67586in" svg:width="14in" svg:height="0.84187in" draw:id="id103" draw:layer="Master1-bg" draw:style-name="a838" draw:name="正方形/長方形 6">
        <svg:title/>
        <svg:desc/>
        <text:p text:style-name="a837" text:class-names="" text:cond-style-name=""><text:span text:style-name="a836" text:class-names=""/></text:p>
        <draw:enhanced-geometry xmlns:dr3d="urn:oasis:names:tc:opendocument:xmlns:dr3d:1.0" draw:type="non-primitive" svg:viewBox="0 0 21600 21600" draw:enhanced-path="M 0 0 L 21600 0 21600 21600 0 21600 Z N"/>
      </draw:custom-shape>
      <draw:custom-shape svg:x="0in" svg:y="9.66387in" svg:width="14in" svg:height="0.10105in" draw:id="id104" draw:layer="Master1-bg" draw:style-name="a839" draw:name="Rectangle 8">
        <svg:title/>
        <svg:desc/>
        <draw:enhanced-geometry xmlns:dr3d="urn:oasis:names:tc:opendocument:xmlns:dr3d:1.0" draw:type="non-primitive" svg:viewBox="0 0 21600 21600" draw:enhanced-path="M 0 0 L 21600 0 21600 21600 0 21600 Z N"/>
      </draw:custom-shape>
      <draw:connector draw:type="line" svg:x1="1.37053in" svg:y1="1.57368in" svg:x2="12.81553in" svg:y2="1.57368in" draw:id="id105" draw:layer="Master1-bg" draw:style-name="a840" draw:name="Straight Connector 9">
        <svg:title/>
        <svg:desc/>
      </draw:connector>
      <draw:frame draw:id="id106" draw:layer="Master1-bg" draw:style-name="a841" draw:name="図 9" svg:x="11.8318in" svg:y="0.33495in" svg:width="2.08685in" svg:height="1.1601in" style:rel-width="scale" style:rel-height="scale">
        <draw:image xlink:href="media/image24.png" xlink:type="simple" xlink:show="embed" xlink:actuate="onLoad"/>
        <svg:title/>
        <svg:desc/>
      </draw:frame>
      <draw:custom-shape svg:x="5.12054in" svg:y="9.85269in" svg:width="3.75892in" svg:height="0.45727in" draw:id="id107" draw:layer="Master1-bg" draw:style-name="a846" draw:name="正方形/長方形 10">
        <svg:title/>
        <svg:desc/>
        <text:p text:style-name="a845" text:class-names="" text:cond-style-name=""><text:span text:style-name="a842" text:class-names="">テスト設計コンテスト’</text:span><text:span text:style-name="a843" text:class-names="">18</text:span><text:span text:style-name="a844" text:class-names=""/></text:p>
        <draw:enhanced-geometry xmlns:dr3d="urn:oasis:names:tc:opendocument:xmlns:dr3d:1.0" draw:type="non-primitive" svg:viewBox="0 0 21600 21600" draw:enhanced-path="M 0 0 L 21600 0 21600 21600 0 21600 Z N"/>
      </draw:custom-shape>
      <draw:frame draw:id="id108" draw:layer="Master1-bg" draw:style-name="a847" draw:name="図 11" svg:x="0.05198in" svg:y="9.85587in" svg:width="1.4271in" svg:height="0.65904in" style:rel-width="scale" style:rel-height="scale">
        <draw:image xlink:href="media/image1.png" xlink:type="simple" xlink:show="embed" xlink:actuate="onLoad"/>
        <svg:title/>
        <svg:desc/>
      </draw:frame>
      <draw:frame draw:id="id109" presentation:style-name="a851" draw:name="Title 1" svg:x="1.26in" svg:y="0.21412in" svg:width="11.55in" svg:height="1.30118in" presentation:class="title" presentation:placeholder="false">
        <draw:text-box>
          <text:p text:style-name="a850" text:class-names="" text:cond-style-name=""><text:span text:style-name="a848" text:class-names="">マスター タイトルの書式設定</text:span><text:span text:style-name="a849" text:class-names=""/></text:p>
        </draw:text-box>
        <svg:title/>
        <svg:desc/>
      </draw:frame>
      <draw:frame draw:id="id110" presentation:style-name="a876" draw:name="Vertical Text Placeholder 2" svg:x="1.26in" svg:y="1.66399in" svg:width="11.55in" svg:height="7.32194in" presentation:class="outline" presentation:placeholder="false">
        <draw:text-box>
          <text:list text:style-name="a854">
            <text:list-item>
              <text:p text:style-name="a853" text:class-names="" text:cond-style-name=""><text:span text:style-name="a852" text:class-names="">マスター テキストの書式設定</text:span></text:p>
            </text:list-item>
          </text:list>
          <text:list text:style-name="a859">
            <text:list-item>
              <text:list text:style-name="a859">
                <text:list-item>
                  <text:p text:style-name="a858" text:class-names="" text:cond-style-name=""><text:span text:style-name="a855" text:class-names="">第<text:s text:c="1"/></text:span><text:span text:style-name="a856" text:class-names="">2<text:s text:c="1"/></text:span><text:span text:style-name="a857" text:class-names="">レベル</text:span></text:p>
                </text:list-item>
              </text:list>
            </text:list-item>
          </text:list>
          <text:list text:style-name="a864">
            <text:list-item>
              <text:list text:style-name="a864">
                <text:list-item>
                  <text:list text:style-name="a864">
                    <text:list-item>
                      <text:p text:style-name="a863" text:class-names="" text:cond-style-name=""><text:span text:style-name="a860" text:class-names="">第<text:s text:c="1"/></text:span><text:span text:style-name="a861" text:class-names="">3<text:s text:c="1"/></text:span><text:span text:style-name="a862" text:class-names="">レベル</text:span></text:p>
                    </text:list-item>
                  </text:list>
                </text:list-item>
              </text:list>
            </text:list-item>
          </text:list>
          <text:list text:style-name="a869">
            <text:list-item>
              <text:list text:style-name="a869">
                <text:list-item>
                  <text:list text:style-name="a869">
                    <text:list-item>
                      <text:list text:style-name="a869">
                        <text:list-item>
                          <text:p text:style-name="a868" text:class-names="" text:cond-style-name=""><text:span text:style-name="a865" text:class-names="">第<text:s text:c="1"/></text:span><text:span text:style-name="a866" text:class-names="">4<text:s text:c="1"/></text:span><text:span text:style-name="a867" text:class-names="">レベル</text:span></text:p>
                        </text:list-item>
                      </text:list>
                    </text:list-item>
                  </text:list>
                </text:list-item>
              </text:list>
            </text:list-item>
          </text:list>
          <text:list text:style-name="a875">
            <text:list-item>
              <text:list text:style-name="a875">
                <text:list-item>
                  <text:list text:style-name="a875">
                    <text:list-item>
                      <text:list text:style-name="a875">
                        <text:list-item>
                          <text:list text:style-name="a875">
                            <text:list-item>
                              <text:p text:style-name="a874" text:class-names="" text:cond-style-name=""><text:span text:style-name="a870" text:class-names="">第<text:s text:c="1"/></text:span><text:span text:style-name="a871" text:class-names="">5<text:s text:c="1"/></text:span><text:span text:style-name="a872" text:class-names="">レベル</text:span><text:span text:style-name="a873" text:class-names=""/></text:p>
                            </text:list-item>
                          </text:list>
                        </text:list-item>
                      </text:list>
                    </text:list-item>
                  </text:list>
                </text:list-item>
              </text:list>
            </text:list-item>
          </text:list>
        </draw:text-box>
        <svg:title/>
        <svg:desc/>
      </draw:frame>
      <draw:frame draw:id="id111" presentation:style-name="a881" draw:name="Date Placeholder 3" svg:x="1.26in" svg:y="9.89031in" svg:width="2.83889in" svg:height="0.55903in" presentation:class="date-time" presentation:placeholder="false">
        <draw:text-box>
          <text:p text:style-name="a880" text:class-names="" text:cond-style-name=""><text:span text:style-name="a877" text:class-names=""><text:date text:fixed="false" style:data-style-name="a878">2018/1/28</text:date></text:span><text:span text:style-name="a879" text:class-names=""/></text:p>
        </draw:text-box>
        <svg:title/>
        <svg:desc/>
      </draw:frame>
      <draw:frame draw:id="id112" presentation:style-name="a884" draw:name="Footer Placeholder 4" svg:x="4.266in" svg:y="9.30824in" svg:width="5.538in" svg:height="0.55903in" presentation:class="footer" presentation:placeholder="false">
        <draw:text-box>
          <text:p text:style-name="a883" text:class-names="" text:cond-style-name=""><text:span text:style-name="a882" text:class-names=""/></text:p>
        </draw:text-box>
        <svg:title/>
        <svg:desc/>
      </draw:frame>
      <draw:frame draw:id="id113" presentation:style-name="a888" draw:name="Slide Number Placeholder 5" svg:x="10.8708in" svg:y="9.89031in" svg:width="2.07976in" svg:height="0.55903in" presentation:class="page-number" presentation:placeholder="false">
        <draw:text-box>
          <text:p text:style-name="a887" text:class-names="" text:cond-style-name=""><text:span text:style-name="a885" text:class-names=""><text:page-number style:num-format="1" text:fixed="false">‹#›</text:page-number></text:span><text:span text:style-name="a886" text:class-names=""/></text:p>
        </draw:text-box>
        <svg:title/>
        <svg:desc/>
      </draw:frame>
      <presentation:notes style:page-layout-name="pageLayout2" draw:style-name="a928">
        <draw:frame draw:id="id9" presentation:style-name="a891" draw:name="ヘッダー プレースホルダー 1" svg:x="0in" svg:y="0in" svg:width="3.25in" svg:height="0.50174in" presentation:class="header" presentation:placeholder="false">
          <draw:text-box>
            <text:p text:style-name="a890" text:class-names="" text:cond-style-name=""><text:span text:style-name="a889" text:class-names=""/></text:p>
          </draw:text-box>
          <svg:title/>
          <svg:desc/>
        </draw:frame>
        <draw:frame draw:id="id10" presentation:style-name="a896" draw:name="日付プレースホルダー 2" svg:x="4.24826in" svg:y="0in" svg:width="3.25in" svg:height="0.50174in" presentation:class="date-time" presentation:placeholder="false">
          <draw:text-box>
            <text:p text:style-name="a895" text:class-names="" text:cond-style-name=""><text:span text:style-name="a892" text:class-names=""><text:date text:fixed="false" style:data-style-name="a893">2018/1/28</text:date></text:span><text:span text:style-name="a894" text:class-names=""/></text:p>
          </draw:text-box>
          <svg:title/>
          <svg:desc/>
        </draw:frame>
        <draw:page-thumbnail svg:x="1.5in" svg:y="1.25in" svg:width="4.5in" svg:height="3.375in" presentation:class="page" draw:id="id11" presentation:style-name="a897" draw:name="スライド イメージ プレースホルダー 3">
          <svg:title/>
          <svg:desc/>
        </draw:page-thumbnail>
        <draw:frame draw:id="id12" presentation:style-name="a920" draw:name="ノート プレースホルダー 4" svg:x="0.75in" svg:y="4.8125in" svg:width="6in" svg:height="3.9375in" presentation:class="notes" presentation:placeholder="false">
          <draw:text-box>
            <text:p text:style-name="a899" text:class-names="" text:cond-style-name=""><text:span text:style-name="a898" text:class-names="">マスター テキストの書式設定</text:span></text:p>
            <text:list text:style-name="a904">
              <text:list-item>
                <text:list text:style-name="a904">
                  <text:list-item>
                    <text:p text:style-name="a903" text:class-names="" text:cond-style-name=""><text:span text:style-name="a900" text:class-names="">第<text:s text:c="1"/></text:span><text:span text:style-name="a901" text:class-names="">2<text:s text:c="1"/></text:span><text:span text:style-name="a902" text:class-names="">レベル</text:span></text:p>
                  </text:list-item>
                </text:list>
              </text:list-item>
            </text:list>
            <text:list text:style-name="a909">
              <text:list-item>
                <text:list text:style-name="a909">
                  <text:list-item>
                    <text:list text:style-name="a909">
                      <text:list-item>
                        <text:p text:style-name="a908" text:class-names="" text:cond-style-name=""><text:span text:style-name="a905" text:class-names="">第<text:s text:c="1"/></text:span><text:span text:style-name="a906" text:class-names="">3<text:s text:c="1"/></text:span><text:span text:style-name="a907" text:class-names="">レベル</text:span></text:p>
                      </text:list-item>
                    </text:list>
                  </text:list-item>
                </text:list>
              </text:list-item>
            </text:list>
            <text:list text:style-name="a914">
              <text:list-item>
                <text:list text:style-name="a914">
                  <text:list-item>
                    <text:list text:style-name="a914">
                      <text:list-item>
                        <text:list text:style-name="a914">
                          <text:list-item>
                            <text:p text:style-name="a913" text:class-names="" text:cond-style-name=""><text:span text:style-name="a910" text:class-names="">第<text:s text:c="1"/></text:span><text:span text:style-name="a911" text:class-names="">4<text:s text:c="1"/></text:span><text:span text:style-name="a912" text:class-names="">レベル</text:span></text:p>
                          </text:list-item>
                        </text:list>
                      </text:list-item>
                    </text:list>
                  </text:list-item>
                </text:list>
              </text:list-item>
            </text:list>
            <text:list text:style-name="a919">
              <text:list-item>
                <text:list text:style-name="a919">
                  <text:list-item>
                    <text:list text:style-name="a919">
                      <text:list-item>
                        <text:list text:style-name="a919">
                          <text:list-item>
                            <text:list text:style-name="a919">
                              <text:list-item>
                                <text:p text:style-name="a918" text:class-names="" text:cond-style-name=""><text:span text:style-name="a915" text:class-names="">第<text:s text:c="1"/></text:span><text:span text:style-name="a916" text:class-names="">5<text:s text:c="1"/></text:span><text:span text:style-name="a917" text:class-names="">レベル</text:span></text:p>
                              </text:list-item>
                            </text:list>
                          </text:list-item>
                        </text:list>
                      </text:list-item>
                    </text:list>
                  </text:list-item>
                </text:list>
              </text:list-item>
            </text:list>
          </draw:text-box>
          <svg:title/>
          <svg:desc/>
        </draw:frame>
        <draw:frame draw:id="id13" presentation:style-name="a923" draw:name="フッター プレースホルダー 5" svg:x="0in" svg:y="9.49826in" svg:width="3.25in" svg:height="0.50174in" presentation:class="footer" presentation:placeholder="false">
          <draw:text-box>
            <text:p text:style-name="a922" text:class-names="" text:cond-style-name=""><text:span text:style-name="a921" text:class-names=""/></text:p>
          </draw:text-box>
          <svg:title/>
          <svg:desc/>
        </draw:frame>
        <draw:frame draw:id="id14" presentation:style-name="a927" draw:name="スライド番号プレースホルダー 6" svg:x="4.24826in" svg:y="9.49826in" svg:width="3.25in" svg:height="0.50174in" presentation:class="page-number" presentation:placeholder="false">
          <draw:text-box>
            <text:p text:style-name="a926" text:class-names="" text:cond-style-name=""><text:span text:style-name="a924" text:class-names=""><text:page-number style:num-format="1" text:fixed="false">‹#›</text:page-number></text:span><text:span text:style-name="a925" text:class-names=""/></text:p>
          </draw:text-box>
          <svg:title/>
          <svg:desc/>
        </draw:frame>
      </presentation:notes>
    </style:master-page>
    <style:master-page style:name="Master1-Layout11-vertTitleAndTx-縦書きタイトルと&#10;縦書きテキスト" style:page-layout-name="pageLayout1" draw:style-name="a929">
      <draw:custom-shape svg:x="0.00365in" svg:y="9.8in" svg:width="13.99635in" svg:height="0.7in" draw:id="id114" draw:style-name="a930" draw:name="Rectangle 6">
        <svg:title/>
        <svg:desc/>
        <draw:enhanced-geometry xmlns:dr3d="urn:oasis:names:tc:opendocument:xmlns:dr3d:1.0" draw:type="non-primitive" svg:viewBox="0 0 21600 21600" draw:enhanced-path="M 0 0 L 21600 0 21600 21600 0 21600 Z N"/>
      </draw:custom-shape>
      <draw:custom-shape svg:x="0.00002in" svg:y="9.69821in" svg:width="13.99635in" svg:height="0.098in" draw:id="id115" draw:style-name="a931" draw:name="Rectangle 7">
        <svg:title/>
        <svg:desc/>
        <draw:enhanced-geometry xmlns:dr3d="urn:oasis:names:tc:opendocument:xmlns:dr3d:1.0" draw:type="non-primitive" svg:viewBox="0 0 21600 21600" draw:enhanced-path="M 0 0 L 21600 0 21600 21600 0 21600 Z N"/>
      </draw:custom-shape>
      <draw:frame draw:id="id116" presentation:style-name="a935" draw:name="Vertical Title 1" svg:x="10.01875in" svg:y="0.63505in" svg:width="3.01875in" svg:height="8.81495in" presentation:class="title" presentation:placeholder="false">
        <draw:text-box>
          <text:p text:style-name="a934" text:class-names="" text:cond-style-name=""><text:span text:style-name="a932" text:class-names="">マスター タイトルの書式設定</text:span><text:span text:style-name="a933" text:class-names=""/></text:p>
        </draw:text-box>
        <svg:title/>
        <svg:desc/>
      </draw:frame>
      <draw:frame draw:id="id117" presentation:style-name="a960" draw:name="Vertical Text Placeholder 2" svg:x="0.9625in" svg:y="0.63505in" svg:width="8.88125in" svg:height="8.81495in" presentation:class="outline" presentation:placeholder="false">
        <draw:text-box>
          <text:list text:style-name="a938">
            <text:list-item>
              <text:p text:style-name="a937" text:class-names="" text:cond-style-name=""><text:span text:style-name="a936" text:class-names="">マスター テキストの書式設定</text:span></text:p>
            </text:list-item>
          </text:list>
          <text:list text:style-name="a943">
            <text:list-item>
              <text:list text:style-name="a943">
                <text:list-item>
                  <text:p text:style-name="a942" text:class-names="" text:cond-style-name=""><text:span text:style-name="a939" text:class-names="">第<text:s text:c="1"/></text:span><text:span text:style-name="a940" text:class-names="">2<text:s text:c="1"/></text:span><text:span text:style-name="a941" text:class-names="">レベル</text:span></text:p>
                </text:list-item>
              </text:list>
            </text:list-item>
          </text:list>
          <text:list text:style-name="a948">
            <text:list-item>
              <text:list text:style-name="a948">
                <text:list-item>
                  <text:list text:style-name="a948">
                    <text:list-item>
                      <text:p text:style-name="a947" text:class-names="" text:cond-style-name=""><text:span text:style-name="a944" text:class-names="">第<text:s text:c="1"/></text:span><text:span text:style-name="a945" text:class-names="">3<text:s text:c="1"/></text:span><text:span text:style-name="a946" text:class-names="">レベル</text:span></text:p>
                    </text:list-item>
                  </text:list>
                </text:list-item>
              </text:list>
            </text:list-item>
          </text:list>
          <text:list text:style-name="a953">
            <text:list-item>
              <text:list text:style-name="a953">
                <text:list-item>
                  <text:list text:style-name="a953">
                    <text:list-item>
                      <text:list text:style-name="a953">
                        <text:list-item>
                          <text:p text:style-name="a952" text:class-names="" text:cond-style-name=""><text:span text:style-name="a949" text:class-names="">第<text:s text:c="1"/></text:span><text:span text:style-name="a950" text:class-names="">4<text:s text:c="1"/></text:span><text:span text:style-name="a951" text:class-names="">レベル</text:span></text:p>
                        </text:list-item>
                      </text:list>
                    </text:list-item>
                  </text:list>
                </text:list-item>
              </text:list>
            </text:list-item>
          </text:list>
          <text:list text:style-name="a959">
            <text:list-item>
              <text:list text:style-name="a959">
                <text:list-item>
                  <text:list text:style-name="a959">
                    <text:list-item>
                      <text:list text:style-name="a959">
                        <text:list-item>
                          <text:list text:style-name="a959">
                            <text:list-item>
                              <text:p text:style-name="a958" text:class-names="" text:cond-style-name=""><text:span text:style-name="a954" text:class-names="">第<text:s text:c="1"/></text:span><text:span text:style-name="a955" text:class-names="">5<text:s text:c="1"/></text:span><text:span text:style-name="a956" text:class-names="">レベル</text:span><text:span text:style-name="a957" text:class-names=""/></text:p>
                            </text:list-item>
                          </text:list>
                        </text:list-item>
                      </text:list>
                    </text:list-item>
                  </text:list>
                </text:list-item>
              </text:list>
            </text:list-item>
          </text:list>
        </draw:text-box>
        <svg:title/>
        <svg:desc/>
      </draw:frame>
      <draw:frame draw:id="id118" presentation:style-name="a965" draw:name="Date Placeholder 3" svg:x="1.26in" svg:y="9.89031in" svg:width="2.83889in" svg:height="0.55903in" presentation:class="date-time" presentation:placeholder="false">
        <draw:text-box>
          <text:p text:style-name="a964" text:class-names="" text:cond-style-name=""><text:span text:style-name="a961" text:class-names=""><text:date text:fixed="false" style:data-style-name="a962">2018/1/28</text:date></text:span><text:span text:style-name="a963" text:class-names=""/></text:p>
        </draw:text-box>
        <svg:title/>
        <svg:desc/>
      </draw:frame>
      <draw:frame draw:id="id119" presentation:style-name="a968" draw:name="Footer Placeholder 4" svg:x="4.266in" svg:y="9.30824in" svg:width="5.538in" svg:height="0.55903in" presentation:class="footer" presentation:placeholder="false">
        <draw:text-box>
          <text:p text:style-name="a967" text:class-names="" text:cond-style-name=""><text:span text:style-name="a966" text:class-names=""/></text:p>
        </draw:text-box>
        <svg:title/>
        <svg:desc/>
      </draw:frame>
      <draw:frame draw:id="id120" presentation:style-name="a972" draw:name="Slide Number Placeholder 5" svg:x="10.8708in" svg:y="9.89031in" svg:width="2.07976in" svg:height="0.55903in" presentation:class="page-number" presentation:placeholder="false">
        <draw:text-box>
          <text:p text:style-name="a971" text:class-names="" text:cond-style-name=""><text:span text:style-name="a969" text:class-names=""><text:page-number style:num-format="1" text:fixed="false">‹#›</text:page-number></text:span><text:span text:style-name="a970" text:class-names=""/></text:p>
        </draw:text-box>
        <svg:title/>
        <svg:desc/>
      </draw:frame>
      <presentation:notes style:page-layout-name="pageLayout2" draw:style-name="a1012">
        <draw:frame draw:id="id9" presentation:style-name="a975" draw:name="ヘッダー プレースホルダー 1" svg:x="0in" svg:y="0in" svg:width="3.25in" svg:height="0.50174in" presentation:class="header" presentation:placeholder="false">
          <draw:text-box>
            <text:p text:style-name="a974" text:class-names="" text:cond-style-name=""><text:span text:style-name="a973" text:class-names=""/></text:p>
          </draw:text-box>
          <svg:title/>
          <svg:desc/>
        </draw:frame>
        <draw:frame draw:id="id10" presentation:style-name="a980" draw:name="日付プレースホルダー 2" svg:x="4.24826in" svg:y="0in" svg:width="3.25in" svg:height="0.50174in" presentation:class="date-time" presentation:placeholder="false">
          <draw:text-box>
            <text:p text:style-name="a979" text:class-names="" text:cond-style-name=""><text:span text:style-name="a976" text:class-names=""><text:date text:fixed="false" style:data-style-name="a977">2018/1/28</text:date></text:span><text:span text:style-name="a978" text:class-names=""/></text:p>
          </draw:text-box>
          <svg:title/>
          <svg:desc/>
        </draw:frame>
        <draw:page-thumbnail svg:x="1.5in" svg:y="1.25in" svg:width="4.5in" svg:height="3.375in" presentation:class="page" draw:id="id11" presentation:style-name="a981" draw:name="スライド イメージ プレースホルダー 3">
          <svg:title/>
          <svg:desc/>
        </draw:page-thumbnail>
        <draw:frame draw:id="id12" presentation:style-name="a1004" draw:name="ノート プレースホルダー 4" svg:x="0.75in" svg:y="4.8125in" svg:width="6in" svg:height="3.9375in" presentation:class="notes" presentation:placeholder="false">
          <draw:text-box>
            <text:p text:style-name="a983" text:class-names="" text:cond-style-name=""><text:span text:style-name="a982" text:class-names="">マスター テキストの書式設定</text:span></text:p>
            <text:list text:style-name="a988">
              <text:list-item>
                <text:list text:style-name="a988">
                  <text:list-item>
                    <text:p text:style-name="a987" text:class-names="" text:cond-style-name=""><text:span text:style-name="a984" text:class-names="">第<text:s text:c="1"/></text:span><text:span text:style-name="a985" text:class-names="">2<text:s text:c="1"/></text:span><text:span text:style-name="a986" text:class-names="">レベル</text:span></text:p>
                  </text:list-item>
                </text:list>
              </text:list-item>
            </text:list>
            <text:list text:style-name="a993">
              <text:list-item>
                <text:list text:style-name="a993">
                  <text:list-item>
                    <text:list text:style-name="a993">
                      <text:list-item>
                        <text:p text:style-name="a992" text:class-names="" text:cond-style-name=""><text:span text:style-name="a989" text:class-names="">第<text:s text:c="1"/></text:span><text:span text:style-name="a990" text:class-names="">3<text:s text:c="1"/></text:span><text:span text:style-name="a991" text:class-names="">レベル</text:span></text:p>
                      </text:list-item>
                    </text:list>
                  </text:list-item>
                </text:list>
              </text:list-item>
            </text:list>
            <text:list text:style-name="a998">
              <text:list-item>
                <text:list text:style-name="a998">
                  <text:list-item>
                    <text:list text:style-name="a998">
                      <text:list-item>
                        <text:list text:style-name="a998">
                          <text:list-item>
                            <text:p text:style-name="a997" text:class-names="" text:cond-style-name=""><text:span text:style-name="a994" text:class-names="">第<text:s text:c="1"/></text:span><text:span text:style-name="a995" text:class-names="">4<text:s text:c="1"/></text:span><text:span text:style-name="a996" text:class-names="">レベル</text:span></text:p>
                          </text:list-item>
                        </text:list>
                      </text:list-item>
                    </text:list>
                  </text:list-item>
                </text:list>
              </text:list-item>
            </text:list>
            <text:list text:style-name="a1003">
              <text:list-item>
                <text:list text:style-name="a1003">
                  <text:list-item>
                    <text:list text:style-name="a1003">
                      <text:list-item>
                        <text:list text:style-name="a1003">
                          <text:list-item>
                            <text:list text:style-name="a1003">
                              <text:list-item>
                                <text:p text:style-name="a1002" text:class-names="" text:cond-style-name=""><text:span text:style-name="a999" text:class-names="">第<text:s text:c="1"/></text:span><text:span text:style-name="a1000" text:class-names="">5<text:s text:c="1"/></text:span><text:span text:style-name="a1001" text:class-names="">レベル</text:span></text:p>
                              </text:list-item>
                            </text:list>
                          </text:list-item>
                        </text:list>
                      </text:list-item>
                    </text:list>
                  </text:list-item>
                </text:list>
              </text:list-item>
            </text:list>
          </draw:text-box>
          <svg:title/>
          <svg:desc/>
        </draw:frame>
        <draw:frame draw:id="id13" presentation:style-name="a1007" draw:name="フッター プレースホルダー 5" svg:x="0in" svg:y="9.49826in" svg:width="3.25in" svg:height="0.50174in" presentation:class="footer" presentation:placeholder="false">
          <draw:text-box>
            <text:p text:style-name="a1006" text:class-names="" text:cond-style-name=""><text:span text:style-name="a1005" text:class-names=""/></text:p>
          </draw:text-box>
          <svg:title/>
          <svg:desc/>
        </draw:frame>
        <draw:frame draw:id="id14" presentation:style-name="a1011" draw:name="スライド番号プレースホルダー 6" svg:x="4.24826in" svg:y="9.49826in" svg:width="3.25in" svg:height="0.50174in" presentation:class="page-number" presentation:placeholder="false">
          <draw:text-box>
            <text:p text:style-name="a1010" text:class-names="" text:cond-style-name=""><text:span text:style-name="a1008" text:class-names=""><text:page-number style:num-format="1" text:fixed="false">‹#›</text:page-number></text:span><text:span text:style-name="a100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テスト設計コンテスト’16発表資料</dc:title>
    <meta:initial-creator>てすにゃんV3</meta:initial-creator>
    <dc:creator>Odan Tomohiro</dc:creator>
    <meta:creation-date>2015-08-30T12:58:51Z</meta:creation-date>
    <dc:date>2018-02-01T11:19:58Z</dc:date>
    <meta:print-date>2018-02-01T11:19:10Z</meta:print-date>
    <meta:template xlink:href="Retrospect" xlink:type="simple"/>
    <meta:editing-cycles>298</meta:editing-cycles>
    <meta:editing-duration>PT800688S</meta:editing-duration>
    <meta:document-statistic meta:paragraph-count="158" meta:word-count="876"/>
  </office:meta>
</office:document-meta>
</file>